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ettings.xml"/>
  <manifest:file-entry manifest:media-type="text/xml" manifest:full-path="Basic/script-lc.xml"/>
  <manifest:file-entry manifest:media-type="text/xml" manifest:full-path="Basic/Standard/Module1.xml"/>
  <manifest:file-entry manifest:media-type="text/xml" manifest:full-path="Basic/Standard/Sheet2.xml"/>
  <manifest:file-entry manifest:media-type="text/xml" manifest:full-path="Basic/Standard/Sheet3.xml"/>
  <manifest:file-entry manifest:media-type="text/xml" manifest:full-path="Basic/Standard/ThisWorkbook.xml"/>
  <manifest:file-entry manifest:media-type="text/xml" manifest:full-path="Basic/Standard/Sheet5.xml"/>
  <manifest:file-entry manifest:media-type="text/xml" manifest:full-path="Basic/Standard/Sheet1.xml"/>
  <manifest:file-entry manifest:media-type="text/xml" manifest:full-path="Basic/Standard/script-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9508in"/>
    </style:style>
    <style:style style:name="co2" style:family="table-column">
      <style:table-column-properties fo:break-before="auto" style:column-width="0.8945in"/>
    </style:style>
    <style:style style:name="co3" style:family="table-column">
      <style:table-column-properties fo:break-before="auto" style:column-width="0.7311in"/>
    </style:style>
    <style:style style:name="co4" style:family="table-column">
      <style:table-column-properties fo:break-before="auto" style:column-width="0.7138in"/>
    </style:style>
    <style:style style:name="co5" style:family="table-column">
      <style:table-column-properties fo:break-before="auto" style:column-width="0.7201in"/>
    </style:style>
    <style:style style:name="co6" style:family="table-column">
      <style:table-column-properties fo:break-before="auto" style:column-width="0.6429in"/>
    </style:style>
    <style:style style:name="co7" style:family="table-column">
      <style:table-column-properties fo:break-before="auto" style:column-width="0.9583in"/>
    </style:style>
    <style:style style:name="co8" style:family="table-column">
      <style:table-column-properties fo:break-before="auto" style:column-width="1.0791in"/>
    </style:style>
    <style:style style:name="co9" style:family="table-column">
      <style:table-column-properties fo:break-before="auto" style:column-width="0.8457in"/>
    </style:style>
    <style:style style:name="co10" style:family="table-column">
      <style:table-column-properties fo:break-before="auto" style:column-width="0.7453in"/>
    </style:style>
    <style:style style:name="co11" style:family="table-column">
      <style:table-column-properties fo:break-before="auto" style:column-width="0.7362in"/>
    </style:style>
    <style:style style:name="co12" style:family="table-column">
      <style:table-column-properties fo:break-before="auto" style:column-width="0.5783in"/>
    </style:style>
    <style:style style:name="co13" style:family="table-column">
      <style:table-column-properties fo:break-before="auto" style:column-width="0.6866in"/>
    </style:style>
    <style:style style:name="co14" style:family="table-column">
      <style:table-column-properties fo:break-before="auto" style:column-width="0.7063in"/>
    </style:style>
    <style:style style:name="co15" style:family="table-column">
      <style:table-column-properties fo:break-before="auto" style:column-width="0.7965in"/>
    </style:style>
    <style:style style:name="co16" style:family="table-column">
      <style:table-column-properties fo:break-before="auto" style:column-width="0.7161in"/>
    </style:style>
    <style:style style:name="co17" style:family="table-column">
      <style:table-column-properties fo:break-before="auto" style:column-width="0.6547in"/>
    </style:style>
    <style:style style:name="co18" style:family="table-column">
      <style:table-column-properties fo:break-before="auto" style:column-width="0.7035in"/>
    </style:style>
    <style:style style:name="co19" style:family="table-column">
      <style:table-column-properties fo:break-before="auto" style:column-width="1.8118in"/>
    </style:style>
    <style:style style:name="co20" style:family="table-column">
      <style:table-column-properties fo:break-before="auto" style:column-width="0.6291in"/>
    </style:style>
    <style:style style:name="co21" style:family="table-column">
      <style:table-column-properties fo:break-before="auto" style:column-width="0.7839in"/>
    </style:style>
    <style:style style:name="co22" style:family="table-column">
      <style:table-column-properties fo:break-before="auto" style:column-width="0.7563in"/>
    </style:style>
    <style:style style:name="co23" style:family="table-column">
      <style:table-column-properties fo:break-before="auto" style:column-width="0.6917in"/>
    </style:style>
    <style:style style:name="co24" style:family="table-column">
      <style:table-column-properties fo:break-before="auto" style:column-width="0.8925in"/>
    </style:style>
    <style:style style:name="co25" style:family="table-column">
      <style:table-column-properties fo:break-before="auto" style:column-width="1.0256in"/>
    </style:style>
    <style:style style:name="co26" style:family="table-column">
      <style:table-column-properties fo:break-before="auto" style:column-width="0.6874in"/>
    </style:style>
    <style:style style:name="co27" style:family="table-column">
      <style:table-column-properties fo:break-before="auto" style:column-width="0.789in"/>
    </style:style>
    <style:style style:name="co28" style:family="table-column">
      <style:table-column-properties fo:break-before="auto" style:column-width="0.7764in"/>
    </style:style>
    <style:style style:name="co29" style:family="table-column">
      <style:table-column-properties fo:break-before="auto" style:column-width="1.9in"/>
    </style:style>
    <style:style style:name="co30" style:family="table-column">
      <style:table-column-properties fo:break-before="auto" style:column-width="1.0543in"/>
    </style:style>
    <style:style style:name="ro1" style:family="table-row">
      <style:table-row-properties style:row-height="0.1953in" fo:break-before="auto" style:use-optimal-row-height="true"/>
    </style:style>
    <style:style style:name="ro2" style:family="table-row">
      <style:table-row-properties style:row-height="0.1618in" fo:break-before="auto" style:use-optimal-row-height="true"/>
    </style:style>
    <style:style style:name="ro3" style:family="table-row">
      <style:table-row-properties style:row-height="0.1764in" fo:break-before="auto" style:use-optimal-row-height="true"/>
    </style:style>
    <style:style style:name="ro4" style:family="table-row">
      <style:table-row-properties style:row-height="0.1799in" fo:break-before="auto" style:use-optimal-row-height="false"/>
    </style:style>
    <style:style style:name="ta1" style:family="table" style:master-page-name="PageStyle_5f_To_20_BFL">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number:time-style style:name="N46" number:truncate-on-overflow="false">
      <number:hours number:style="long"/>
      <number:text>:</number:text>
      <number:minutes number:style="long"/>
      <number:text>:</number:text>
      <number:seconds number:style="long" number:decimal-places="2"/>
    </number:time-style>
    <number:text-style style:name="N100">
      <number:text-content/>
    </number:text-style>
    <style:style style:name="ce1"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text-align-source="fix" style:repeat-content="false"/>
      <style:paragraph-properties fo:text-align="end" fo:margin-left="0in"/>
      <style:text-properties style:font-name="Arial" fo:font-size="10pt" style:font-size-asian="10pt" style:font-size-complex="10pt"/>
    </style:style>
    <style:style style:name="ce4" style:family="table-cell" style:parent-style-name="Default">
      <style:table-cell-properties style:text-align-source="fix" style:repeat-content="false"/>
      <style:paragraph-properties fo:text-align="end" fo:margin-left="0in"/>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 style:family="table-cell" style:parent-style-name="Default">
      <style:table-cell-properties style:glyph-orientation-vertical="0" fo:background-color="#e6e6e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font-weight="bold"/>
    </style:style>
    <style:style style:name="ce7"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8" style:family="table-cell" style:parent-style-name="Default">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9" style:family="table-cell" style:parent-style-name="Default">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10" style:family="table-cell" style:parent-style-name="Default">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11" style:family="table-cell" style:parent-style-name="Default">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12"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13" style:family="table-cell" style:parent-style-name="Default">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008in solid #000000" style:vertical-align="automatic"/>
      <style:paragraph-properties fo:text-align="center" fo:margin-left="0in" style:writing-mode="page"/>
    </style:style>
    <style:style style:name="ce14"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fo:font-weight="normal" style:font-weight-asian="normal" style:font-weight-complex="normal"/>
    </style:style>
    <style:style style:name="ce15" style:family="table-cell" style:parent-style-name="Default">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fo:font-weight="bold" style:font-weight-asian="bold" style:font-weight-complex="bold"/>
    </style:style>
    <style:style style:name="ce16"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fo:font-weight="bold" style:font-weight-asian="bold" style:font-weight-complex="bold"/>
    </style:style>
    <style:style style:name="ce17" style:family="table-cell" style:parent-style-name="Default">
      <style:table-cell-properties style:glyph-orientation-vertical="0" fo:border-bottom="none" fo:background-color="#ffffcc"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Default">
      <style:table-cell-properties style:glyph-orientation-vertical="0" fo:border-bottom="0.0138in solid #000000"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19"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008in solid #000000" style:vertical-align="automatic"/>
      <style:paragraph-properties fo:text-align="center" fo:margin-left="0in" style:writing-mode="page"/>
    </style:style>
    <style:style style:name="ce20" style:family="table-cell" style:parent-style-name="Default">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fo:font-weight="bold"/>
    </style:style>
    <style:style style:name="ce21" style:family="table-cell" style:parent-style-name="Default">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fo:font-weight="bold" style:font-weight-asian="bold" style:font-weight-complex="bold"/>
    </style:style>
    <style:style style:name="ce22" style:family="table-cell" style:parent-style-name="Default">
      <style:table-cell-properties style:glyph-orientation-vertical="0" fo:border-bottom="none"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23" style:family="table-cell" style:parent-style-name="Default" style:data-style-name="N41">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fo:font-weight="bold" style:font-weight-asian="bold" style:font-weight-complex="bold"/>
    </style:style>
    <style:style style:name="ce24" style:family="table-cell" style:parent-style-name="Default">
      <style:table-cell-properties style:glyph-orientation-vertical="0" fo:border-bottom="none"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fo:font-weight="bold" style:font-weight-asian="bold" style:font-weight-complex="bold"/>
    </style:style>
    <style:style style:name="ce25" style:family="table-cell" style:parent-style-name="Default">
      <style:table-cell-properties fo:border-bottom="none" fo:background-color="#ffffff" style:text-align-source="fix" style:repeat-content="false" fo:border-left="0.0008in solid #000000" fo:border-right="0.0008in solid #000000" fo:border-top="0.0008in solid #000000"/>
      <style:paragraph-properties fo:text-align="center" fo:margin-left="0in"/>
    </style:style>
    <style:style style:name="ce26" style:family="table-cell" style:parent-style-name="Default" style:data-style-name="N41">
      <style:table-cell-properties style:glyph-orientation-vertical="0" fo:border-bottom="0.0008in solid #000000" fo:background-color="#ffffff"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style>
    <style:style style:name="ce27" style:family="table-cell" style:parent-style-name="Default">
      <style:table-cell-properties style:glyph-orientation-vertical="0" fo:border-bottom="none" fo:background-color="#ffffcc"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8" style:family="table-cell" style:parent-style-name="Default">
      <style:table-cell-properties style:glyph-orientation-vertical="0" fo:border-bottom="0.0008in solid #000000" fo:background-color="#ffffcc"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fo:font-weight="bold" style:font-weight-asian="bold" style:font-weight-complex="bold"/>
    </style:style>
    <style:style style:name="ce29" style:family="table-cell" style:parent-style-name="Default">
      <style:table-cell-properties style:glyph-orientation-vertical="0" fo:border-bottom="0.0008in solid #000000" fo:background-color="#ffffff"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fo:font-weight="normal" style:font-weight-asian="normal" style:font-weight-complex="normal"/>
    </style:style>
    <style:style style:name="ce30" style:family="table-cell" style:parent-style-name="Default">
      <style:table-cell-properties style:glyph-orientation-vertical="0" fo:border-bottom="0.0008in solid #000000" fo:background-color="#ffffcc"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fo:font-weight="normal" style:font-weight-asian="normal" style:font-weight-complex="normal"/>
    </style:style>
    <style:style style:name="ce31" style:family="table-cell" style:parent-style-name="Default">
      <style:table-cell-properties style:glyph-orientation-vertical="0" fo:border-bottom="0.0008in solid #000000" fo:background-color="#ccffff"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fo:font-weight="normal" style:font-weight-asian="normal" style:font-weight-complex="normal"/>
    </style:style>
    <style:style style:name="ce32" style:family="table-cell" style:parent-style-name="Default">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33" style:family="table-cell" style:parent-style-name="Default" style:data-style-name="N41">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4"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35" style:family="table-cell" style:parent-style-name="Default">
      <style:table-cell-properties fo:background-color="transparent"/>
    </style:style>
    <style:style style:name="ce36" style:family="table-cell" style:parent-style-name="Default">
      <style:table-cell-properties fo:background-color="#ffffff" style:text-align-source="fix" style:repeat-content="false"/>
      <style:paragraph-properties fo:text-align="center" fo:margin-left="0in"/>
      <style:text-properties style:font-name="Arial" fo:font-size="10pt" fo:font-weight="normal" style:font-size-asian="10pt" style:font-weight-asian="normal" style:font-size-complex="10pt" style:font-weight-complex="normal"/>
    </style:style>
    <style:style style:name="ce37" style:family="table-cell" style:parent-style-name="Default">
      <style:table-cell-properties fo:background-color="transparent"/>
      <style:text-properties fo:color="#ff0000" style:font-name="Arial" fo:font-size="10pt" fo:font-weight="bold" style:font-size-asian="10pt" style:font-weight-asian="bold" style:font-size-complex="10pt" style:font-weight-complex="bold"/>
    </style:style>
    <style:style style:name="ce38" style:family="table-cell" style:parent-style-name="Default" style:data-style-name="N2">
      <style:table-cell-properties fo:background-color="transparent"/>
      <style:text-properties fo:color="#ff0000" style:font-name="Arial" fo:font-size="10pt" fo:font-weight="bold" style:font-size-asian="10pt" style:font-weight-asian="bold" style:font-size-complex="10pt" style:font-weight-complex="bold"/>
    </style:style>
    <style:style style:name="ce39" style:family="table-cell" style:parent-style-name="Default">
      <style:table-cell-properties fo:background-color="transparent"/>
      <style:text-properties fo:font-weight="bold" style:font-weight-asian="bold" style:font-weight-complex="bold"/>
    </style:style>
    <style:style style:name="ce40" style:family="table-cell" style:parent-style-name="Default">
      <style:table-cell-properties fo:background-color="#e6e6e6"/>
    </style:style>
    <style:style style:name="ce41" style:family="table-cell" style:parent-style-name="Default" style:data-style-name="N100">
      <style:table-cell-properties style:glyph-orientation-vertical="0" fo:border-bottom="0.0138in solid #000000"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2" style:family="table-cell" style:parent-style-name="Default" style:data-style-name="N0">
      <style:table-cell-properties style:glyph-orientation-vertical="0" fo:border-bottom="0.0138in solid #000000"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3" style:family="table-cell" style:parent-style-name="Default" style:data-style-name="N100">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4" style:family="table-cell" style:parent-style-name="Default" style:data-style-name="N100">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5" style:family="table-cell" style:parent-style-name="Default" style:data-style-name="N1">
      <style:table-cell-properties style:glyph-orientation-vertical="0" fo:border-bottom="0.0138in solid #000000"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6" style:family="table-cell" style:parent-style-name="Default" style:data-style-name="N0">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7" style:family="table-cell" style:parent-style-name="Default" style:data-style-name="N1"/>
    <style:style style:name="ce48" style:family="table-cell" style:parent-style-name="Default" style:data-style-name="N44">
      <style:table-cell-properties fo:background-color="transparent"/>
      <style:text-properties fo:font-weight="bold" style:font-weight-asian="bold" style:font-weight-complex="bold"/>
    </style:style>
    <style:style style:name="ce49" style:family="table-cell" style:parent-style-name="Default" style:data-style-name="N100">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50" style:family="table-cell" style:parent-style-name="Default" style:data-style-name="N100">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51" style:family="table-cell" style:parent-style-name="Default">
      <style:table-cell-properties fo:background-color="#ffffff" style:text-align-source="fix" style:repeat-content="false"/>
      <style:paragraph-properties fo:text-align="center" fo:margin-left="0in"/>
    </style:style>
    <style:style style:name="ce52" style:family="table-cell" style:parent-style-name="Default">
      <style:table-cell-properties fo:background-color="#ffffff"/>
    </style:style>
    <style:style style:name="ce53" style:family="table-cell" style:parent-style-name="Default">
      <style:table-cell-properties fo:background-color="transparent"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54" style:family="table-cell" style:parent-style-name="Default" style:data-style-name="N100">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55" style:family="table-cell" style:parent-style-name="Default" style:data-style-name="N100">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56" style:family="table-cell" style:parent-style-name="Default" style:data-style-name="N100">
      <style:table-cell-properties style:glyph-orientation-vertical="0" fo:border-bottom="none"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57" style:family="table-cell" style:parent-style-name="Default" style:data-style-name="N100">
      <style:table-cell-properties style:glyph-orientation-vertical="0" fo:background-color="#cc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58" style:family="table-cell" style:parent-style-name="Default" style:data-style-name="N100">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59" style:family="table-cell" style:parent-style-name="Default" style:data-style-name="N2"/>
    <style:style style:name="ce60" style:family="table-cell" style:parent-style-name="Default" style:data-style-name="N100">
      <style:table-cell-properties style:glyph-orientation-vertical="0" fo:border-bottom="none"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61" style:family="table-cell" style:parent-style-name="Default" style:data-style-name="N144"/>
    <style:style style:name="ce62"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data-style-name="N100">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64" style:family="table-cell" style:parent-style-name="Default" style:data-style-name="N100">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65" style:family="table-cell" style:parent-style-name="Default" style:data-style-name="N1">
      <style:table-cell-properties style:glyph-orientation-vertical="0" fo:background-color="#ffff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66" style:family="table-cell" style:parent-style-name="Default" style:data-style-name="N1">
      <style:table-cell-properties style:glyph-orientation-vertical="0" fo:border-bottom="0.0138in solid #000000"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67" style:family="table-cell" style:parent-style-name="Default" style:data-style-name="N148"/>
    <style:style style:name="ce68" style:family="table-cell" style:parent-style-name="Default" style:data-style-name="N148">
      <style:table-cell-properties fo:background-color="transparent"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69" style:family="table-cell" style:parent-style-name="Default">
      <style:table-cell-properties fo:background-color="#ff00ff"/>
    </style:style>
    <style:style style:name="ce70" style:family="table-cell" style:parent-style-name="Default" style:data-style-name="N144">
      <style:table-cell-properties fo:border-bottom="none" fo:background-color="#ffffff" style:diagonal-bl-tr="none" style:diagonal-tl-br="none" fo:border-left="0.0138in solid #000000" fo:border-right="0.0138in solid #000000" fo:border-top="0.0138in solid #000000" style:vertical-align="middle"/>
    </style:style>
    <style:style style:name="ce71" style:family="table-cell" style:parent-style-name="Default" style:data-style-name="N144">
      <style:table-cell-properties fo:border-bottom="0.0138in solid #000000" fo:background-color="#ffffff" style:diagonal-bl-tr="none" style:diagonal-tl-br="none" fo:border-left="0.0138in solid #000000" fo:border-right="0.0138in solid #000000" fo:border-top="none" style:vertical-align="middle"/>
    </style:style>
    <style:style style:name="ce72" style:family="table-cell" style:parent-style-name="Default" style:data-style-name="N144">
      <style:table-cell-properties fo:border-bottom="none" fo:background-color="#ccffff" style:diagonal-bl-tr="none" style:diagonal-tl-br="none" fo:border-left="0.0138in solid #000000" fo:border-right="0.0138in solid #000000" fo:border-top="0.0138in solid #000000" style:vertical-align="middle"/>
    </style:style>
    <style:style style:name="ce73" style:family="table-cell" style:parent-style-name="Default" style:data-style-name="N144">
      <style:table-cell-properties fo:border-bottom="0.0138in solid #000000" fo:background-color="#ccffff" style:diagonal-bl-tr="none" style:diagonal-tl-br="none" fo:border-left="0.0138in solid #000000" fo:border-right="0.0138in solid #000000" fo:border-top="none" style:vertical-align="middle"/>
    </style:style>
    <style:style style:name="ce74" style:family="table-cell" style:parent-style-name="Default" style:data-style-name="N144">
      <style:table-cell-properties fo:border-bottom="none" fo:background-color="#ffffcc" style:diagonal-bl-tr="none" style:diagonal-tl-br="none" fo:border-left="0.0138in solid #000000" fo:border-right="0.0138in solid #000000" fo:border-top="0.0138in solid #000000" style:vertical-align="middle"/>
    </style:style>
    <style:style style:name="ce75" style:family="table-cell" style:parent-style-name="Default" style:data-style-name="N144">
      <style:table-cell-properties fo:border-bottom="0.0138in solid #000000" fo:background-color="#ffffcc" style:diagonal-bl-tr="none" style:diagonal-tl-br="none" fo:border-left="0.0138in solid #000000" fo:border-right="0.0138in solid #000000" fo:border-top="none" style:vertical-align="middle"/>
    </style:style>
    <style:style style:name="ce76" style:family="table-cell" style:parent-style-name="Default" style:data-style-name="N144">
      <style:table-cell-properties fo:background-color="#ccffff" style:diagonal-bl-tr="none" style:diagonal-tl-br="none" fo:border="0.0138in solid #000000" style:vertical-align="middle"/>
    </style:style>
    <style:style style:name="ce77" style:family="table-cell" style:parent-style-name="Default" style:data-style-name="N144">
      <style:table-cell-properties fo:background-color="#ffffff" style:diagonal-bl-tr="none" style:diagonal-tl-br="none" fo:border="0.0138in solid #000000" style:vertical-align="middle"/>
    </style:style>
    <style:style style:name="ce78" style:family="table-cell" style:parent-style-name="Default" style:data-style-name="N144">
      <style:table-cell-properties fo:background-color="transparent"/>
    </style:style>
    <style:style style:name="ce79" style:family="table-cell" style:parent-style-name="Default">
      <style:table-cell-properties fo:background-color="#ffffcc" style:text-align-source="fix" style:repeat-content="false"/>
      <style:paragraph-properties fo:text-align="center" fo:margin-left="0in"/>
    </style:style>
    <style:style style:name="ce80" style:family="table-cell" style:parent-style-name="Default" style:data-style-name="N2">
      <style:table-cell-properties fo:background-color="#ffffcc"/>
    </style:style>
    <style:style style:name="ce81" style:family="table-cell" style:parent-style-name="Default" style:data-style-name="N149"/>
    <style:style style:name="ce82" style:family="table-cell" style:parent-style-name="Default" style:data-style-name="N2">
      <style:table-cell-properties fo:background-color="transparent"/>
    </style:style>
    <style:style style:name="ce83" style:family="table-cell" style:parent-style-name="Default">
      <style:table-cell-properties fo:background-color="transparent"/>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 style:family="table-cell" style:parent-style-name="Default" style:data-style-name="N1">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85" style:family="table-cell" style:parent-style-name="Default" style:data-style-name="N1">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86" style:family="table-cell" style:parent-style-name="Default" style:data-style-name="N1">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87" style:family="table-cell" style:parent-style-name="Default" style:data-style-name="N1">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88" style:family="table-cell" style:parent-style-name="Default" style:data-style-name="N1">
      <style:table-cell-properties style:glyph-orientation-vertical="0" fo:background-color="#ffffcc"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89" style:family="table-cell" style:parent-style-name="Default" style:data-style-name="N2">
      <style:table-cell-properties style:glyph-orientation-vertical="0" fo:border-bottom="none"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90" style:family="table-cell" style:parent-style-name="Default" style:data-style-name="N2">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91" style:family="table-cell" style:parent-style-name="Default" style:data-style-name="N2">
      <style:table-cell-properties style:glyph-orientation-vertical="0" fo:border-bottom="none" fo:background-color="#cc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92" style:family="table-cell" style:parent-style-name="Default" style:data-style-name="N2">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9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Narrow" fo:font-size="10pt" fo:font-style="italic" fo:text-shadow="none" style:text-underline-style="none" fo:font-weight="bold" style:font-size-asian="10pt" style:font-style-asian="normal" style:font-weight-asian="bold" style:font-name-complex="Arial2" style:font-size-complex="10pt" style:font-style-complex="normal" style:font-weight-complex="bold"/>
    </style:style>
    <style:style style:name="ce94" style:family="table-cell" style:parent-style-name="Default" style:data-style-name="N1">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5" style:family="table-cell" style:parent-style-name="Default" style:data-style-name="N1">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6" style:family="table-cell" style:parent-style-name="Default" style:data-style-name="N1">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7" style:family="table-cell" style:parent-style-name="Default" style:data-style-name="N1">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8" style:family="table-cell" style:parent-style-name="Default" style:data-style-name="N1">
      <style:table-cell-properties style:glyph-orientation-vertical="0" fo:background-color="#cc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99" style:family="table-cell" style:parent-style-name="Default" style:data-style-name="N1">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100" style:family="table-cell" style:parent-style-name="Default" style:data-style-name="N11"/>
    <style:style style:name="ce101"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2" style:family="table-cell" style:parent-style-name="Default">
      <style:table-cell-properties fo:background-color="transparent"/>
      <style:text-properties fo:color="#ff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data-style-name="N2">
      <style:table-cell-properties fo:background-color="transparent"/>
      <style:text-properties fo:color="#ff0000" fo:font-size="10pt" fo:font-weight="bold" style:font-size-asian="10pt" style:font-weight-asian="bold" style:font-size-complex="10pt" style:font-weight-complex="bold"/>
    </style:style>
    <style:style style:name="ce104" style:family="table-cell" style:parent-style-name="Default" style:data-style-name="N144">
      <style:table-cell-properties fo:border-bottom="0.0138in solid #000000" fo:background-color="#e6e6e6" style:diagonal-bl-tr="none" style:diagonal-tl-br="none" fo:border-left="0.0138in solid #000000" fo:border-right="0.0138in solid #000000" fo:border-top="none"/>
    </style:style>
    <style:style style:name="ce105" style:family="table-cell" style:parent-style-name="Default" style:data-style-name="N144">
      <style:table-cell-properties fo:border-bottom="none" fo:background-color="#ffffff" style:diagonal-bl-tr="none" style:diagonal-tl-br="none" fo:border-left="0.0138in solid #000000" fo:border-right="0.0138in solid #000000" fo:border-top="0.0138in solid #000000"/>
    </style:style>
    <style:style style:name="ce106" style:family="table-cell" style:parent-style-name="Default" style:data-style-name="N144">
      <style:table-cell-properties fo:border-bottom="0.0138in solid #000000" fo:background-color="#ffffff" style:diagonal-bl-tr="none" style:diagonal-tl-br="none" fo:border-left="0.0138in solid #000000" fo:border-right="0.0138in solid #000000" fo:border-top="none"/>
    </style:style>
    <style:style style:name="ce107" style:family="table-cell" style:parent-style-name="Default" style:data-style-name="N144">
      <style:table-cell-properties fo:border-bottom="none" fo:background-color="#ccffff" style:diagonal-bl-tr="none" style:diagonal-tl-br="none" fo:border-left="0.0138in solid #000000" fo:border-right="0.0138in solid #000000" fo:border-top="0.0138in solid #000000"/>
    </style:style>
    <style:style style:name="ce108" style:family="table-cell" style:parent-style-name="Default" style:data-style-name="N144">
      <style:table-cell-properties fo:border-bottom="0.0138in solid #000000" fo:background-color="#ccffff" style:diagonal-bl-tr="none" style:diagonal-tl-br="none" fo:border-left="0.0138in solid #000000" fo:border-right="0.0138in solid #000000" fo:border-top="none"/>
    </style:style>
    <style:style style:name="ce109" style:family="table-cell" style:parent-style-name="Default" style:data-style-name="N144">
      <style:table-cell-properties fo:border-bottom="none" fo:background-color="#ffffcc" style:diagonal-bl-tr="none" style:diagonal-tl-br="none" fo:border-left="0.0138in solid #000000" fo:border-right="0.0138in solid #000000" fo:border-top="0.0138in solid #000000"/>
    </style:style>
    <style:style style:name="ce110" style:family="table-cell" style:parent-style-name="Default" style:data-style-name="N144">
      <style:table-cell-properties fo:border-bottom="0.0138in solid #000000" fo:background-color="#ffffcc" style:diagonal-bl-tr="none" style:diagonal-tl-br="none" fo:border-left="0.0138in solid #000000" fo:border-right="0.0138in solid #000000" fo:border-top="none"/>
    </style:style>
    <style:style style:name="ce111" style:family="table-cell" style:parent-style-name="Default" style:data-style-name="N2">
      <style:table-cell-properties fo:border-bottom="none" fo:background-color="#ffffff" style:diagonal-bl-tr="none" style:diagonal-tl-br="none" fo:border-left="0.0138in solid #000000" fo:border-right="0.0138in solid #000000" fo:border-top="0.0138in solid #000000"/>
    </style:style>
    <style:style style:name="ce112" style:family="table-cell" style:parent-style-name="Default" style:data-style-name="N2">
      <style:table-cell-properties fo:border-bottom="none" fo:background-color="#ccffff" style:diagonal-bl-tr="none" style:diagonal-tl-br="none" fo:border-left="0.0138in solid #000000" fo:border-right="0.0138in solid #000000" fo:border-top="0.0138in solid #000000"/>
    </style:style>
    <style:style style:name="ce113" style:family="table-cell" style:parent-style-name="Default" style:data-style-name="N144">
      <style:table-cell-properties fo:background-color="transparent" fo:border="0.0138in solid #000000"/>
    </style:style>
    <style:style style:name="ce114" style:family="table-cell" style:parent-style-name="Default">
      <style:text-properties fo:font-weight="bold" style:font-weight-asian="bold" style:font-weight-complex="bold"/>
    </style:style>
    <style:style style:name="ce115" style:family="table-cell" style:parent-style-name="Default" style:data-style-name="N44">
      <style:text-properties fo:font-weight="bold" style:font-weight-asian="bold" style:font-weight-complex="bold"/>
    </style:style>
    <style:style style:name="ce116" style:family="table-cell" style:parent-style-name="Default" style:data-style-name="N11">
      <style:text-properties fo:font-weight="bold" style:font-weight-asian="bold" style:font-weight-complex="bold"/>
    </style:style>
    <style:style style:name="ce117" style:family="table-cell" style:parent-style-name="Default">
      <style:table-cell-properties fo:background-color="#ffcc99" style:text-align-source="fix" style:repeat-content="false"/>
      <style:paragraph-properties fo:text-align="end" fo:margin-left="0in"/>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8" style:family="table-cell" style:parent-style-name="Default">
      <style:table-cell-properties fo:background-color="#ffcc99" style:text-align-source="fix" style:repeat-content="false"/>
      <style:paragraph-properties fo:text-align="end" fo:margin-left="0in"/>
      <style:text-properties fo:font-size="12pt" fo:font-weight="bold" style:font-size-asian="12pt" style:font-weight-asian="bold" style:font-size-complex="12pt" style:font-weight-complex="bold"/>
    </style:style>
    <style:style style:name="ce11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0" style:family="table-cell" style:parent-style-name="Default" style:data-style-name="N8124">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21" style:family="table-cell" style:parent-style-name="Default" style:data-style-name="N8124">
      <style:table-cell-properties style:glyph-orientation-vertical="0" fo:background-color="#ffcc99"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22" style:family="table-cell" style:parent-style-name="Default">
      <style:table-cell-properties fo:background-color="#ffcc99"/>
    </style:style>
    <style:style style:name="ce123" style:family="table-cell" style:parent-style-name="Default" style:data-style-name="N2">
      <style:table-cell-properties fo:border-bottom="none" fo:background-color="#ffffff" style:diagonal-bl-tr="none" style:diagonal-tl-br="none" fo:border-left="0.0138in solid #000000" fo:border-right="0.0138in solid #000000" fo:border-top="0.0138in solid #000000" style:vertical-align="middle"/>
    </style:style>
    <style:style style:name="ce124" style:family="table-cell" style:parent-style-name="Default" style:data-style-name="N2">
      <style:table-cell-properties fo:border-bottom="0.0138in solid #000000" fo:background-color="#ffffff" style:diagonal-bl-tr="none" style:diagonal-tl-br="none" fo:border-left="0.0138in solid #000000" fo:border-right="0.0138in solid #000000" fo:border-top="none" style:vertical-align="middle"/>
    </style:style>
    <style:style style:name="ce125" style:family="table-cell" style:parent-style-name="Default" style:data-style-name="N2">
      <style:table-cell-properties fo:border-bottom="none" fo:background-color="#ccffff" style:diagonal-bl-tr="none" style:diagonal-tl-br="none" fo:border-left="0.0138in solid #000000" fo:border-right="0.0138in solid #000000" fo:border-top="0.0138in solid #000000" style:vertical-align="middle"/>
    </style:style>
    <style:style style:name="ce126" style:family="table-cell" style:parent-style-name="Default" style:data-style-name="N2">
      <style:table-cell-properties fo:border-bottom="0.0138in solid #000000" fo:background-color="#ccffff" style:diagonal-bl-tr="none" style:diagonal-tl-br="none" fo:border-left="0.0138in solid #000000" fo:border-right="0.0138in solid #000000" fo:border-top="none" style:vertical-align="middle"/>
    </style:style>
    <style:style style:name="ce127" style:family="table-cell" style:parent-style-name="Default" style:data-style-name="N2">
      <style:table-cell-properties fo:border-bottom="none" fo:background-color="#ffffcc" style:diagonal-bl-tr="none" style:diagonal-tl-br="none" fo:border-left="0.0138in solid #000000" fo:border-right="0.0138in solid #000000" fo:border-top="0.0138in solid #000000" style:vertical-align="middle"/>
    </style:style>
    <style:style style:name="ce128" style:family="table-cell" style:parent-style-name="Default" style:data-style-name="N2">
      <style:table-cell-properties fo:border-bottom="0.0138in solid #000000" fo:background-color="#ffffcc" style:diagonal-bl-tr="none" style:diagonal-tl-br="none" fo:border-left="0.0138in solid #000000" fo:border-right="0.0138in solid #000000" fo:border-top="none" style:vertical-align="middle"/>
    </style:style>
    <style:style style:name="ce129" style:family="table-cell" style:parent-style-name="Default" style:data-style-name="N2">
      <style:table-cell-properties fo:background-color="#ccffff" style:diagonal-bl-tr="none" style:diagonal-tl-br="none" fo:border="0.0138in solid #000000" style:vertical-align="middle"/>
    </style:style>
    <style:style style:name="ce130" style:family="table-cell" style:parent-style-name="Default" style:data-style-name="N2">
      <style:table-cell-properties fo:background-color="#ffffff" style:diagonal-bl-tr="none" style:diagonal-tl-br="none" fo:border="0.0138in solid #000000" style:vertical-align="middle"/>
    </style:style>
    <style:style style:name="ce131" style:family="table-cell" style:parent-style-name="Default">
      <style:table-cell-properties style:text-align-source="fix" style:repeat-content="false" fo:background-color="transparent"/>
      <style:paragraph-properties fo:text-align="end" fo:margin-left="0in"/>
    </style:style>
    <style:style style:name="ce13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33" style:family="table-cell" style:parent-style-name="Default" style:data-style-name="N44">
      <style:table-cell-properties style:glyph-orientation-vertical="0" fo:background-color="#ffcc99"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4" style:family="table-cell" style:parent-style-name="Default" style:data-style-name="N44">
      <style:table-cell-properties fo:background-color="#ffcc99"/>
      <style:text-properties fo:font-weight="bold"/>
    </style:style>
    <style:style style:name="ce135" style:family="table-cell" style:parent-style-name="Default" style:data-style-name="N144">
      <style:table-cell-properties fo:border-bottom="none" fo:background-color="#e6e6e6" style:diagonal-bl-tr="none" style:diagonal-tl-br="none" fo:border-left="0.0138in solid #000000" fo:border-right="0.0138in solid #000000" fo:border-top="0.0138in solid #000000"/>
    </style:style>
    <style:style style:name="ce136" style:family="table-cell" style:parent-style-name="Default" style:data-style-name="N2">
      <style:table-cell-properties fo:border-bottom="0.0138in solid #000000" fo:background-color="#e6e6e6" style:diagonal-bl-tr="none" style:diagonal-tl-br="none" fo:border-left="0.0138in solid #000000" fo:border-right="0.0138in solid #000000" fo:border-top="none"/>
    </style:style>
    <style:style style:name="ce137" style:family="table-cell" style:parent-style-name="Default" style:data-style-name="N2">
      <style:table-cell-properties fo:border-bottom="0.0138in solid #000000" fo:background-color="#ffffff" style:diagonal-bl-tr="none" style:diagonal-tl-br="none" fo:border-left="0.0138in solid #000000" fo:border-right="0.0138in solid #000000" fo:border-top="none"/>
    </style:style>
    <style:style style:name="ce138" style:family="table-cell" style:parent-style-name="Default" style:data-style-name="N2">
      <style:table-cell-properties fo:border-bottom="0.0138in solid #000000" fo:background-color="#ccffff" style:diagonal-bl-tr="none" style:diagonal-tl-br="none" fo:border-left="0.0138in solid #000000" fo:border-right="0.0138in solid #000000" fo:border-top="none"/>
    </style:style>
    <style:style style:name="ce139" style:family="table-cell" style:parent-style-name="Default" style:data-style-name="N2">
      <style:table-cell-properties fo:border-bottom="none" fo:background-color="#ffffcc" style:diagonal-bl-tr="none" style:diagonal-tl-br="none" fo:border-left="0.0138in solid #000000" fo:border-right="0.0138in solid #000000" fo:border-top="0.0138in solid #000000"/>
    </style:style>
    <style:style style:name="ce140" style:family="table-cell" style:parent-style-name="Default" style:data-style-name="N2">
      <style:table-cell-properties fo:border-bottom="0.0138in solid #000000" fo:background-color="#ffffcc" style:diagonal-bl-tr="none" style:diagonal-tl-br="none" fo:border-left="0.0138in solid #000000" fo:border-right="0.0138in solid #000000" fo:border-top="none"/>
    </style:style>
    <style:style style:name="ce141" style:family="table-cell" style:parent-style-name="Default" style:data-style-name="N147">
      <style:table-cell-properties fo:border-bottom="0.0138in solid #000000" fo:background-color="#ffffff" style:diagonal-bl-tr="none" style:diagonal-tl-br="none" fo:border-left="0.0138in solid #000000" fo:border-right="0.0138in solid #000000" fo:border-top="none"/>
    </style:style>
    <style:style style:name="ce142" style:family="table-cell" style:parent-style-name="Default" style:data-style-name="N2">
      <style:table-cell-properties fo:border-bottom="none" style:diagonal-bl-tr="none" style:diagonal-tl-br="none" fo:background-color="transparent" fo:border-left="0.0138in solid #000000" fo:border-right="0.0138in solid #000000" fo:border-top="0.0138in solid #000000"/>
    </style:style>
    <style:style style:name="ce143" style:family="table-cell" style:parent-style-name="Default" style:data-style-name="N2">
      <style:table-cell-properties fo:border-bottom="0.0138in solid #000000" style:diagonal-bl-tr="none" style:diagonal-tl-br="none" fo:border-left="0.0138in solid #000000" fo:border-right="0.0138in solid #000000" fo:border-top="none"/>
    </style:style>
    <style:style style:name="ce144" style:family="table-cell" style:parent-style-name="Default" style:data-style-name="N140">
      <style:table-cell-properties fo:background-color="#ffcc99"/>
      <style:text-properties fo:font-weight="bold"/>
    </style:style>
    <style:style style:name="ce145" style:family="table-cell" style:parent-style-name="Default">
      <style:table-cell-properties fo:background-color="#ffcc99"/>
      <style:text-properties fo:font-weight="bold"/>
    </style:style>
    <style:style style:name="ce146" style:family="table-cell" style:parent-style-name="Default" style:data-style-name="N41">
      <style:table-cell-properties fo:border-bottom="none" fo:background-color="#e6e6e6" style:diagonal-bl-tr="none" style:diagonal-tl-br="none" fo:border-left="0.0138in solid #000000" fo:border-right="0.0138in solid #000000" fo:border-top="0.0138in solid #000000"/>
    </style:style>
    <style:style style:name="ce147" style:family="table-cell" style:parent-style-name="Default" style:data-style-name="N41">
      <style:table-cell-properties fo:border-bottom="0.0138in solid #000000" fo:background-color="#e6e6e6" style:diagonal-bl-tr="none" style:diagonal-tl-br="none" fo:border-left="0.0138in solid #000000" fo:border-right="0.0138in solid #000000" fo:border-top="none"/>
    </style:style>
    <style:style style:name="ce148" style:family="table-cell" style:parent-style-name="Default" style:data-style-name="N41">
      <style:table-cell-properties fo:border-bottom="none" fo:background-color="#ffffff" style:diagonal-bl-tr="none" style:diagonal-tl-br="none" fo:border-left="0.0138in solid #000000" fo:border-right="0.0138in solid #000000" fo:border-top="0.0138in solid #000000"/>
    </style:style>
    <style:style style:name="ce149" style:family="table-cell" style:parent-style-name="Default" style:data-style-name="N41">
      <style:table-cell-properties fo:border-bottom="0.0138in solid #000000" fo:background-color="#ffffff" style:diagonal-bl-tr="none" style:diagonal-tl-br="none" fo:border-left="0.0138in solid #000000" fo:border-right="0.0138in solid #000000" fo:border-top="none"/>
    </style:style>
    <style:style style:name="ce150" style:family="table-cell" style:parent-style-name="Default" style:data-style-name="N41">
      <style:table-cell-properties fo:border-bottom="none" fo:background-color="#ccffff" style:diagonal-bl-tr="none" style:diagonal-tl-br="none" fo:border-left="0.0138in solid #000000" fo:border-right="0.0138in solid #000000" fo:border-top="0.0138in solid #000000"/>
    </style:style>
    <style:style style:name="ce151" style:family="table-cell" style:parent-style-name="Default" style:data-style-name="N41">
      <style:table-cell-properties fo:border-bottom="0.0138in solid #000000" fo:background-color="#ccffff" style:diagonal-bl-tr="none" style:diagonal-tl-br="none" fo:border-left="0.0138in solid #000000" fo:border-right="0.0138in solid #000000" fo:border-top="none"/>
    </style:style>
    <style:style style:name="ce152" style:family="table-cell" style:parent-style-name="Default" style:data-style-name="N41">
      <style:table-cell-properties fo:border-bottom="none" fo:background-color="#ffffcc" style:diagonal-bl-tr="none" style:diagonal-tl-br="none" fo:border-left="0.0138in solid #000000" fo:border-right="0.0138in solid #000000" fo:border-top="0.0138in solid #000000"/>
    </style:style>
    <style:style style:name="ce153" style:family="table-cell" style:parent-style-name="Default" style:data-style-name="N41">
      <style:table-cell-properties fo:border-bottom="0.0138in solid #000000" fo:background-color="#ffffcc" style:diagonal-bl-tr="none" style:diagonal-tl-br="none" fo:border-left="0.0138in solid #000000" fo:border-right="0.0138in solid #000000" fo:border-top="none"/>
    </style:style>
    <style:style style:name="ce154" style:family="table-cell" style:parent-style-name="Default" style:data-style-name="N8124">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5" style:family="table-cell" style:parent-style-name="Default" style:data-style-name="N139">
      <style:table-cell-properties fo:background-color="#ffcc99"/>
      <style:text-properties fo:font-weight="bold" style:font-weight-asian="bold" style:font-weight-complex="bold"/>
    </style:style>
    <style:style style:name="ce156" style:family="table-cell" style:parent-style-name="Default" style:data-style-name="N146">
      <style:table-cell-properties fo:border-bottom="none" fo:background-color="#ffffff" style:diagonal-bl-tr="none" style:diagonal-tl-br="none" fo:border-left="0.0138in solid #000000" fo:border-right="0.0138in solid #000000" fo:border-top="0.0138in solid #000000"/>
    </style:style>
    <style:style style:name="ce157" style:family="table-cell" style:parent-style-name="Default" style:data-style-name="N146">
      <style:table-cell-properties fo:border-bottom="none" fo:background-color="#ffffff" style:diagonal-bl-tr="none" style:diagonal-tl-br="none" fo:border-left="0.0138in solid #000000" fo:border-right="0.0138in solid #000000" fo:border-top="none"/>
    </style:style>
    <style:style style:name="ce158" style:family="table-cell" style:parent-style-name="Default" style:data-style-name="N146">
      <style:table-cell-properties fo:border-bottom="none" fo:background-color="#ccffff" style:diagonal-bl-tr="none" style:diagonal-tl-br="none" fo:border-left="0.0138in solid #000000" fo:border-right="0.0138in solid #000000" fo:border-top="0.0138in solid #000000"/>
    </style:style>
    <style:style style:name="ce159" style:family="table-cell" style:parent-style-name="Default" style:data-style-name="N146">
      <style:table-cell-properties fo:border-bottom="none" fo:background-color="#ccffff" style:diagonal-bl-tr="none" style:diagonal-tl-br="none" fo:border-left="0.0138in solid #000000" fo:border-right="0.0138in solid #000000" fo:border-top="none"/>
    </style:style>
    <style:style style:name="ce160" style:family="table-cell" style:parent-style-name="Default" style:data-style-name="N146">
      <style:table-cell-properties fo:border-bottom="none" fo:background-color="#ffffcc" style:diagonal-bl-tr="none" style:diagonal-tl-br="none" fo:border-left="0.0138in solid #000000" fo:border-right="0.0138in solid #000000" fo:border-top="0.0138in solid #000000"/>
    </style:style>
    <style:style style:name="ce161" style:family="table-cell" style:parent-style-name="Default" style:data-style-name="N146">
      <style:table-cell-properties fo:border-bottom="none" fo:background-color="#ffffcc" style:diagonal-bl-tr="none" style:diagonal-tl-br="none" fo:border-left="0.0138in solid #000000" fo:border-right="0.0138in solid #000000" fo:border-top="none"/>
    </style:style>
    <style:style style:name="ce162" style:family="table-cell" style:parent-style-name="Default" style:data-style-name="N146">
      <style:table-cell-properties fo:border-bottom="none" fo:background-color="transparent" fo:border-left="0.0138in solid #000000" fo:border-right="0.0138in solid #000000" fo:border-top="0.0138in solid #000000"/>
    </style:style>
    <style:style style:name="ce163" style:family="table-cell" style:parent-style-name="Default" style:data-style-name="N146">
      <style:table-cell-properties fo:border-bottom="0.0138in solid #000000" fo:background-color="transparent" fo:border-left="0.0138in solid #000000" fo:border-right="0.0138in solid #000000" fo:border-top="none"/>
    </style:style>
    <style:style style:name="ce164" style:family="table-cell" style:parent-style-name="Default" style:data-style-name="N2">
      <style:table-cell-properties fo:background-color="#ffffff" style:diagonal-bl-tr="none" style:diagonal-tl-br="none" fo:border="none"/>
    </style:style>
    <style:style style:name="ce16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66" style:family="table-cell" style:parent-style-name="Default" style:data-style-name="N8122"/>
    <style:style style:name="ce167" style:family="table-cell" style:parent-style-name="Default">
      <style:table-cell-properties style:glyph-orientation-vertical="0" fo:background-color="#e6e6e6"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e6e6e6"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8" style:family="table-cell" style:parent-style-name="Default" style:data-style-name="N146">
      <style:table-cell-properties fo:border-bottom="none" fo:background-color="#ffffff" style:diagonal-bl-tr="none" style:diagonal-tl-br="none" style:text-align-source="fix" style:repeat-content="false" fo:border-left="0.0138in solid #000000" fo:border-right="0.0138in solid #000000" fo:border-top="0.0138in solid #000000"/>
      <style:paragraph-properties fo:text-align="center" fo:margin-left="0in"/>
    </style:style>
    <style:style style:name="ce169" style:family="table-cell" style:parent-style-name="Default" style:data-style-name="N146">
      <style:table-cell-properties fo:border-bottom="none" fo:background-color="#ccffff" style:diagonal-bl-tr="none" style:diagonal-tl-br="none" style:text-align-source="fix" style:repeat-content="false" fo:border-left="0.0138in solid #000000" fo:border-right="0.0138in solid #000000" fo:border-top="0.0138in solid #000000"/>
      <style:paragraph-properties fo:text-align="center" fo:margin-left="0in"/>
    </style:style>
    <style:style style:name="ce170" style:family="table-cell" style:parent-style-name="Default" style:data-style-name="N146">
      <style:table-cell-properties fo:border-bottom="none" fo:background-color="#ffffff" style:diagonal-bl-tr="none" style:diagonal-tl-br="none" style:text-align-source="fix" style:repeat-content="false" fo:border-left="0.0138in solid #000000" fo:border-right="0.0138in solid #000000" fo:border-top="0.0138in solid #000000"/>
      <style:paragraph-properties fo:text-align="end" fo:margin-left="0in"/>
    </style:style>
    <style:style style:name="ce171" style:family="table-cell" style:parent-style-name="Default" style:data-style-name="N146">
      <style:table-cell-properties fo:border-bottom="0.0138in solid #000000" fo:background-color="#ccffff" style:diagonal-bl-tr="none" style:diagonal-tl-br="none" fo:border-left="0.0138in solid #000000" fo:border-right="0.0138in solid #000000" fo:border-top="none"/>
    </style:style>
    <style:style style:name="ce172" style:family="table-cell" style:parent-style-name="Default" style:data-style-name="N146">
      <style:table-cell-properties fo:border-bottom="0.0138in solid #000000" fo:background-color="#ffffff" style:diagonal-bl-tr="none" style:diagonal-tl-br="none" fo:border-left="0.0138in solid #000000" fo:border-right="0.0138in solid #000000" fo:border-top="none"/>
    </style:style>
    <style:style style:name="ce173" style:family="table-cell" style:parent-style-name="Default" style:data-style-name="N146">
      <style:table-cell-properties fo:border-bottom="0.0138in solid #000000" fo:background-color="#ffffcc" style:diagonal-bl-tr="none" style:diagonal-tl-br="none" fo:border-left="0.0138in solid #000000" fo:border-right="0.0138in solid #000000" fo:border-top="none"/>
    </style:style>
    <style:style style:name="ce174" style:family="table-cell" style:parent-style-name="Default" style:data-style-name="N41">
      <style:table-cell-properties fo:border-bottom="none" fo:background-color="#ffffff" style:diagonal-bl-tr="none" style:diagonal-tl-br="none" style:text-align-source="fix" style:repeat-content="false" fo:border-left="0.0138in solid #000000" fo:border-right="0.0138in solid #000000" fo:border-top="0.0138in solid #000000"/>
      <style:paragraph-properties fo:text-align="center" fo:margin-left="0in"/>
    </style:style>
    <style:style style:name="ce175" style:family="table-cell" style:parent-style-name="Default" style:data-style-name="N41">
      <style:table-cell-properties fo:border-bottom="none" fo:background-color="#ffffff" style:diagonal-bl-tr="none" style:diagonal-tl-br="none" fo:border-left="0.0138in solid #000000" fo:border-right="0.0138in solid #000000" fo:border-top="none"/>
    </style:style>
    <style:style style:name="ce176" style:family="table-cell" style:parent-style-name="Default" style:data-style-name="N41">
      <style:table-cell-properties fo:border-bottom="none" fo:background-color="#ccffff" style:diagonal-bl-tr="none" style:diagonal-tl-br="none" fo:border-left="0.0138in solid #000000" fo:border-right="0.0138in solid #000000" fo:border-top="none"/>
    </style:style>
    <style:style style:name="ce177" style:family="table-cell" style:parent-style-name="Default" style:data-style-name="N41">
      <style:table-cell-properties fo:border-bottom="none" fo:background-color="#ffffcc" style:diagonal-bl-tr="none" style:diagonal-tl-br="none" fo:border-left="0.0138in solid #000000" fo:border-right="0.0138in solid #000000" fo:border-top="none"/>
    </style:style>
    <style:style style:name="ce178" style:family="table-cell" style:parent-style-name="Default" style:data-style-name="N44">
      <style:table-cell-properties fo:border-bottom="none" fo:background-color="#ccffff" style:diagonal-bl-tr="none" style:diagonal-tl-br="none" fo:border-left="0.0138in solid #000000" fo:border-right="0.0138in solid #000000" fo:border-top="none"/>
    </style:style>
    <style:style style:name="ce179" style:family="table-cell" style:parent-style-name="Default" style:data-style-name="N41">
      <style:table-cell-properties fo:background-color="#ffffff" style:diagonal-bl-tr="none" style:diagonal-tl-br="none" fo:border="none"/>
    </style:style>
    <style:style style:name="ce180" style:family="table-cell" style:parent-style-name="Default">
      <style:table-cell-properties fo:background-color="#e6e6e6" fo:border="none"/>
    </style:style>
    <style:style style:name="ce181" style:family="table-cell" style:parent-style-name="Default">
      <style:table-cell-properties fo:border-bottom="0.0008in solid #000000" fo:background-color="#e6e6e6" style:text-align-source="fix" style:repeat-content="false" fo:border-left="none" fo:border-right="none" fo:border-top="none"/>
      <style:paragraph-properties fo:text-align="center" fo:margin-left="0in"/>
    </style:style>
    <style:style style:name="ce182" style:family="table-cell" style:parent-style-name="Default">
      <style:table-cell-properties fo:border-bottom="none" fo:background-color="#ffffff" style:text-align-source="fix" style:repeat-content="false" fo:border-left="0.0008in solid #000000" fo:border-right="none" fo:border-top="0.0008in solid #000000"/>
      <style:paragraph-properties fo:text-align="center" fo:margin-left="0in"/>
    </style:style>
    <style:style style:name="ce183" style:family="table-cell" style:parent-style-name="Default">
      <style:table-cell-properties fo:border-bottom="none" fo:background-color="#ccffff" style:text-align-source="fix" style:repeat-content="false" fo:border-left="0.0008in solid #000000" fo:border-right="none" fo:border-top="0.0008in solid #000000"/>
      <style:paragraph-properties fo:text-align="center" fo:margin-left="0in"/>
    </style:style>
    <style:style style:name="ce184" style:family="table-cell" style:parent-style-name="Default">
      <style:table-cell-properties fo:border-bottom="none" fo:background-color="#ccffff" style:text-align-source="fix" style:repeat-content="false" fo:border-left="0.0138in solid #000000" fo:border-right="0.0138in solid #000000" fo:border-top="none"/>
      <style:paragraph-properties fo:text-align="center" fo:margin-left="0in"/>
    </style:style>
    <style:style style:name="ce185" style:family="table-cell" style:parent-style-name="Default">
      <style:table-cell-properties fo:border-bottom="0.0008in solid #000000" fo:background-color="#ffffff" style:text-align-source="fix" style:repeat-content="false" fo:border-left="0.0008in solid #000000" fo:border-right="none" fo:border-top="none"/>
      <style:paragraph-properties fo:text-align="center" fo:margin-left="0in"/>
    </style:style>
    <style:style style:name="ce186" style:family="table-cell" style:parent-style-name="Default">
      <style:table-cell-properties fo:border-bottom="0.0008in solid #000000" fo:background-color="#ccffff" style:text-align-source="fix" style:repeat-content="false" fo:border-left="0.0008in solid #000000" fo:border-right="none" fo:border-top="none"/>
      <style:paragraph-properties fo:text-align="center" fo:margin-left="0in"/>
    </style:style>
    <style:style style:name="ce187" style:family="table-cell" style:parent-style-name="Default">
      <style:table-cell-properties fo:border-bottom="0.0008in solid #000000" fo:background-color="#ffffcc" style:text-align-source="fix" style:repeat-content="false" fo:border-left="0.0008in solid #000000" fo:border-right="none" fo:border-top="none"/>
      <style:paragraph-properties fo:text-align="center" fo:margin-left="0in"/>
    </style:style>
    <style:style style:name="ce188" style:family="table-cell" style:parent-style-name="Default">
      <style:table-cell-properties fo:border-bottom="none" fo:background-color="#ffffcc" style:text-align-source="fix" style:repeat-content="false" fo:border-left="0.0008in solid #000000" fo:border-right="none" fo:border-top="0.0008in solid #000000"/>
      <style:paragraph-properties fo:text-align="center" fo:margin-left="0in"/>
    </style:style>
    <style:style style:name="ce189" style:family="table-cell" style:parent-style-name="Default">
      <style:table-cell-properties fo:background-color="#ccffff"/>
    </style:style>
    <style:style style:name="ce190" style:family="table-cell" style:parent-style-name="Default">
      <style:table-cell-properties fo:background-color="#ffffcc"/>
    </style:style>
    <style:style style:name="ce191" style:family="table-cell" style:parent-style-name="Default">
      <style:table-cell-properties fo:border-bottom="none" fo:background-color="#ccffff" style:text-align-source="fix" style:repeat-content="false" fo:border-left="0.0008in solid #000000" fo:border-right="none" fo:border-top="0.0008in solid #000000"/>
      <style:paragraph-properties fo:text-align="end" fo:margin-left="0in"/>
    </style:style>
    <style:style style:name="ce192" style:family="table-cell" style:parent-style-name="Default">
      <style:table-cell-properties fo:border-bottom="0.0008in solid #000000" fo:background-color="#ccffff" style:text-align-source="fix" style:repeat-content="false" fo:border-left="0.0008in solid #000000" fo:border-right="none" fo:border-top="none"/>
      <style:paragraph-properties fo:text-align="end" fo:margin-left="0in"/>
    </style:style>
    <style:style style:name="ce193" style:family="table-cell" style:parent-style-name="Default">
      <style:table-cell-properties fo:border-bottom="none" fo:background-color="#ffffff" style:text-align-source="fix" style:repeat-content="false" fo:border-left="0.0008in solid #000000" fo:border-right="none" fo:border-top="0.0008in solid #000000"/>
      <style:paragraph-properties fo:text-align="end" fo:margin-left="0in"/>
    </style:style>
    <style:style style:name="ce194" style:family="table-cell" style:parent-style-name="Default">
      <style:table-cell-properties fo:border-bottom="0.0008in solid #000000" fo:background-color="#ffffff" style:text-align-source="fix" style:repeat-content="false" fo:border-left="0.0008in solid #000000" fo:border-right="none" fo:border-top="none"/>
      <style:paragraph-properties fo:text-align="end" fo:margin-left="0in"/>
    </style:style>
    <style:style style:name="ce195" style:family="table-cell" style:parent-style-name="Default">
      <style:table-cell-properties fo:border-bottom="0.0008in solid #000000" fo:background-color="#ccffff" style:text-align-source="fix" style:repeat-content="false" fo:border-left="0.0008in solid #000000" fo:border-right="none" fo:border-top="none"/>
      <style:paragraph-properties fo:text-align="end" fo:margin-left="0in"/>
      <style:text-properties style:font-name="Arial2" fo:font-size="10pt" fo:language="en" fo:country="US" style:font-name-asian="Arial2" style:font-size-asian="10pt" style:language-asian="en" style:country-asian="US" style:font-name-complex="Arial2" style:font-size-complex="10pt" style:language-complex="en" style:country-complex="US"/>
    </style:style>
    <style:style style:name="ce196" style:family="table-cell" style:parent-style-name="Default">
      <style:table-cell-properties fo:border-bottom="none" fo:background-color="#ffffff" style:text-align-source="fix" style:repeat-content="false" fo:border-left="0.0008in solid #000000" fo:border-right="none" fo:border-top="0.0008in solid #000000"/>
      <style:paragraph-properties fo:text-align="end" fo:margin-left="0in"/>
      <style:text-properties style:font-name="Arial" fo:language="en" fo:country="US" style:language-asian="en" style:country-asian="US" style:language-complex="en" style:country-complex="US"/>
    </style:style>
    <style:style style:name="ce197" style:family="table-cell" style:parent-style-name="Default">
      <style:table-cell-properties fo:background-color="#ccffff" style:text-align-source="fix" style:repeat-content="false" fo:border="none"/>
      <style:paragraph-properties fo:text-align="center" fo:margin-left="0in"/>
    </style:style>
    <style:style style:name="ce198" style:family="table-cell" style:parent-style-name="Default" style:data-style-name="N146">
      <style:table-cell-properties fo:background-color="#ffffff" style:diagonal-bl-tr="none" style:diagonal-tl-br="none" fo:border="none"/>
    </style:style>
    <style:style style:name="ce199" style:family="table-cell" style:parent-style-name="Default">
      <style:table-cell-properties fo:border-bottom="0.0008in solid #000000" fo:background-color="#e6e6e6" fo:border-left="none" fo:border-right="none" fo:border-top="none"/>
    </style:style>
    <style:style style:name="ce200" style:family="table-cell" style:parent-style-name="Default">
      <style:table-cell-properties fo:border-bottom="none" fo:background-color="#ccffff" style:text-align-source="fix" style:repeat-content="false" fo:border-left="0.0138in solid #000000" fo:border-right="none" fo:border-top="none"/>
      <style:paragraph-properties fo:text-align="center" fo:margin-left="0in"/>
    </style:style>
    <style:style style:name="ce201" style:family="table-cell" style:parent-style-name="Default" style:data-style-name="N144">
      <style:table-cell-properties fo:border-bottom="none" fo:background-color="#ccffff" style:text-align-source="fix" style:repeat-content="false" fo:border-left="0.0008in solid #000000" fo:border-right="none" fo:border-top="0.0008in solid #000000"/>
      <style:paragraph-properties fo:text-align="start" fo:margin-left="0in"/>
    </style:style>
    <style:style style:name="ce202" style:family="table-cell" style:parent-style-name="Default" style:data-style-name="N144">
      <style:table-cell-properties fo:border-bottom="0.0008in solid #000000" fo:background-color="#ccffff" style:text-align-source="fix" style:repeat-content="false" fo:border-left="0.0008in solid #000000" fo:border-right="none" fo:border-top="none"/>
      <style:paragraph-properties fo:text-align="start" fo:margin-left="0in"/>
    </style:style>
    <style:style style:name="ce203" style:family="table-cell" style:parent-style-name="Default" style:data-style-name="N144">
      <style:table-cell-properties fo:border-bottom="none" fo:background-color="#ffffff" style:text-align-source="fix" style:repeat-content="false" fo:border-left="0.0008in solid #000000" fo:border-right="none" fo:border-top="0.0008in solid #000000"/>
      <style:paragraph-properties fo:text-align="start" fo:margin-left="0in"/>
    </style:style>
    <style:style style:name="ce204" style:family="table-cell" style:parent-style-name="Default" style:data-style-name="N144">
      <style:table-cell-properties fo:border-bottom="0.0008in solid #000000" fo:background-color="#ffffff" style:text-align-source="fix" style:repeat-content="false" fo:border-left="0.0008in solid #000000" fo:border-right="none" fo:border-top="none"/>
      <style:paragraph-properties fo:text-align="start" fo:margin-left="0in"/>
    </style:style>
    <style:style style:name="ce205" style:family="table-cell" style:parent-style-name="Default">
      <style:table-cell-properties fo:border-bottom="0.0008in solid #000000" fo:background-color="#ccffff" fo:border-left="0.0008in solid #000000" fo:border-right="none" fo:border-top="none"/>
    </style:style>
    <style:style style:name="ce206" style:family="table-cell" style:parent-style-name="Default" style:data-style-name="N140"/>
    <style:style style:name="ce207" style:family="table-cell" style:parent-style-name="Default" style:data-style-name="N146">
      <style:table-cell-properties fo:border-bottom="none" fo:background-color="#ff8080" style:diagonal-bl-tr="none" style:diagonal-tl-br="none" fo:border-left="0.0138in solid #000000" fo:border-right="0.0138in solid #000000" fo:border-top="0.0138in solid #000000"/>
      <style:text-properties fo:font-weight="bold" style:font-weight-asian="bold" style:font-weight-complex="bold"/>
    </style:style>
    <style:style style:name="ce208" style:family="table-cell" style:parent-style-name="Default">
      <style:table-cell-properties style:text-align-source="fix" style:repeat-content="false"/>
      <style:paragraph-properties fo:text-align="start" fo:margin-left="0in"/>
    </style:style>
    <style:style style:name="ce209" style:family="table-cell" style:parent-style-name="Default" style:data-style-name="N41"/>
    <style:style style:name="ce210" style:family="table-cell" style:parent-style-name="Default">
      <style:text-properties fo:color="#ff00ff" fo:font-style="italic" style:font-style-asian="italic" style:font-style-complex="italic"/>
    </style:style>
    <style:style style:name="ce211" style:family="table-cell" style:parent-style-name="Default" style:data-style-name="N2">
      <style:text-properties fo:color="#ff00ff" fo:font-style="italic" style:font-style-asian="italic" style:font-style-complex="italic"/>
    </style:style>
    <style:style style:name="ce212"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fo:font-weight="bold"/>
    </style:style>
    <style:style style:name="ce213" style:family="table-cell" style:parent-style-name="Default" style:data-style-name="N41">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214" style:family="table-cell" style:parent-style-name="Default">
      <style:table-cell-properties fo:background-color="#ccffff" style:text-align-source="fix" style:repeat-content="false"/>
      <style:paragraph-properties fo:text-align="center" fo:margin-left="0in"/>
    </style:style>
    <style:style style:name="ce215" style:family="table-cell" style:parent-style-name="Default">
      <style:text-properties fo:font-weight="bold"/>
    </style:style>
    <style:style style:name="ce216" style:family="table-cell" style:parent-style-name="Default" style:data-style-name="N139"/>
    <style:style style:name="ce217" style:family="table-cell" style:parent-style-name="Default" style:data-style-name="N44">
      <style:table-cell-properties fo:border-bottom="none" fo:background-color="#ffffff" style:diagonal-bl-tr="none" style:diagonal-tl-br="none" fo:border-left="0.0138in solid #000000" fo:border-right="0.0138in solid #000000" fo:border-top="none"/>
    </style:style>
    <style:style style:name="ce218" style:family="table-cell" style:parent-style-name="Default">
      <style:table-cell-properties fo:background-color="#ffffff" style:text-align-source="fix" style:repeat-content="false" fo:border="none"/>
      <style:paragraph-properties fo:text-align="center" fo:margin-left="0in"/>
    </style:style>
    <style:style style:name="ce219" style:family="table-cell" style:parent-style-name="Default">
      <style:table-cell-properties fo:border-bottom="none" fo:background-color="#ccffff" style:text-align-source="fix" style:repeat-content="false" fo:border-left="none" fo:border-right="0.0008in solid #000000" fo:border-top="none"/>
      <style:paragraph-properties fo:text-align="center" fo:margin-left="0in"/>
    </style:style>
    <style:style style:name="ce220" style:family="table-cell" style:parent-style-name="Default" style:data-style-name="N1">
      <style:table-cell-properties fo:border-bottom="none" fo:background-color="#ffffff" style:text-align-source="fix" style:repeat-content="false" fo:border-left="0.0008in solid #000000" fo:border-right="none" fo:border-top="0.0008in solid #000000"/>
      <style:paragraph-properties fo:text-align="start" fo:margin-left="0in"/>
    </style:style>
    <style:style style:name="ce221" style:family="table-cell" style:parent-style-name="Default" style:data-style-name="N1">
      <style:table-cell-properties fo:border-bottom="0.0008in solid #000000" fo:background-color="#ffffff" style:text-align-source="fix" style:repeat-content="false" fo:border-left="0.0008in solid #000000" fo:border-right="none" fo:border-top="none"/>
      <style:paragraph-properties fo:text-align="center" fo:margin-left="0in"/>
    </style:style>
    <style:style style:name="ce222" style:family="table-cell" style:parent-style-name="Default" style:data-style-name="N46">
      <style:table-cell-properties fo:border-bottom="0.0008in solid #000000" fo:background-color="#ffffcc" style:text-align-source="fix" style:repeat-content="false" fo:border-left="0.0008in solid #000000" fo:border-right="none" fo:border-top="none"/>
      <style:paragraph-properties fo:text-align="center" fo:margin-left="0in"/>
    </style:style>
    <style:style style:name="ce223" style:family="table-cell" style:parent-style-name="Default" style:data-style-name="N1">
      <style:table-cell-properties fo:border-bottom="0.0008in solid #000000" fo:background-color="#ffffff" style:text-align-source="fix" style:repeat-content="false" fo:border-left="0.0008in solid #000000" fo:border-right="none" fo:border-top="none"/>
      <style:paragraph-properties fo:text-align="start" fo:margin-left="0in"/>
    </style:style>
    <style:style style:name="ce224" style:family="table-cell" style:parent-style-name="Default" style:data-style-name="N1">
      <style:table-cell-properties fo:border-bottom="none" fo:background-color="#ccffff" style:text-align-source="fix" style:repeat-content="false" fo:border-left="0.0008in solid #000000" fo:border-right="none" fo:border-top="0.0008in solid #000000"/>
      <style:paragraph-properties fo:text-align="start" fo:margin-left="0in"/>
    </style:style>
    <style:style style:name="ce225" style:family="table-cell" style:parent-style-name="Default" style:data-style-name="N1">
      <style:table-cell-properties fo:border-bottom="0.0008in solid #000000" fo:background-color="#ccffff" style:text-align-source="fix" style:repeat-content="false" fo:border-left="0.0008in solid #000000" fo:border-right="none" fo:border-top="none"/>
      <style:paragraph-properties fo:text-align="center" fo:margin-left="0in"/>
    </style:style>
    <style:style style:name="ce226" style:family="table-cell" style:parent-style-name="Default" style:data-style-name="N41">
      <style:table-cell-properties fo:background-color="transparent"/>
    </style:style>
    <style:style style:name="ce227" style:family="table-cell" style:parent-style-name="Default" style:data-style-name="N0"/>
    <style:style style:name="ce228" style:family="table-cell" style:parent-style-name="Default">
      <style:table-cell-properties style:text-align-source="fix" style:repeat-content="false" fo:background-color="transparent"/>
      <style:paragraph-properties fo:text-align="center" fo:margin-left="0in"/>
    </style:style>
    <style:style style:name="ce229" style:family="table-cell" style:parent-style-name="Default">
      <style:table-cell-properties style:text-align-source="fix" style:repeat-content="false"/>
      <style:paragraph-properties fo:text-align="center" fo:margin-left="0in"/>
    </style:style>
    <style:style style:name="gr1" style:family="graphic">
      <style:graphic-properties fo:background-color="#0047ff"/>
    </style:style>
    <style:style style:name="gr2" style:family="graphic">
      <style:graphic-properties fo:background-color="#ffff00"/>
    </style:style>
    <style:style style:name="gr3" style:family="graphic">
      <style:graphic-properties fo:background-color="#00ff00"/>
    </style:style>
    <style:style style:name="gr4" style:family="graphic">
      <style:graphic-properties fo:background-color="#ff0000"/>
    </style:style>
    <style:style style:name="P1" style:family="paragraph">
      <style:paragraph-properties fo:text-align="center"/>
      <style:text-properties fo:color="#ffffff" fo:font-family="'Arial Rounded MT Bold'" style:font-style-name="Regular" style:font-family-generic="swiss" fo:font-size="10pt"/>
    </style:style>
    <style:style style:name="P2" style:family="paragraph">
      <style:paragraph-properties fo:text-align="center"/>
      <style:text-properties fo:font-family="'Arial Rounded MT Bold'" style:font-style-name="Regular" style:font-family-generic="swiss" fo:font-size="10pt"/>
    </style:style>
    <style:style style:name="T1" style:family="text">
      <style:text-properties style:text-outline="false" style:text-line-through-style="none" style:font-name="Arial"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2" style:family="text">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table table:name="HWD Mystery 6CA6 Challenge RDD" table:style-name="ta1" table:print-ranges="'HWD Mystery 6CA6 Challenge RDD'.A1:'HWD Mystery 6CA6 Challenge RDD'.V87">
        <office:forms form:automatic-focus="true" form:apply-design-mode="tru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Start"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Start Timing"/>
              </form:properties>
              <office:event-listeners>
                <script:event-listener script:language="ooo:script" script:event-name="dom:mouseup" xlink:href="vnd.sun.star.script:Standard.Module1.StartButton?language=Basic&amp;location=document" xlink:type="simple"/>
              </office:event-listeners>
            </form:button>
            <form:button form:name="PushButton1" form:control-implementation="ooo:com.sun.star.form.component.CommandButton" xml:id="control2" form:id="control2" form:label="Mark"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MarkButton?language=Basic&amp;location=document" xlink:type="simple"/>
              </office:event-listeners>
            </form:button>
            <form:button form:name="PushButton2" form:control-implementation="ooo:com.sun.star.form.component.CommandButton" xml:id="control3" form:id="control3" form:label="Prev"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PrevButton?language=Basic&amp;location=document" xlink:type="simple"/>
              </office:event-listeners>
            </form:button>
            <form:button form:name="PushButton2" form:control-implementation="ooo:com.sun.star.form.component.CommandButton" xml:id="control4" form:id="control4" form:label="N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NextButton?language=Basic&amp;location=document" xlink:type="simple"/>
              </office:event-listeners>
            </form:button>
            <form:button form:name="PushButton2" form:control-implementation="ooo:com.sun.star.form.component.CommandButton" xml:id="control5" form:id="control5" form:label="Do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DoneButton?language=Basic&amp;location=document" xlink:type="simple"/>
              </office:event-listeners>
            </form:button>
          </form:form>
        </office:forms>
        <table:shapes>
          <draw:control draw:z-index="0" draw:style-name="gr1" draw:text-style-name="P1" svg:width="0.7535in" svg:height="0.4378in" svg:x="9.3016in" svg:y="0.1402in" draw:control="control1"/>
        </table:shapes>
        <table:table-column table:style-name="co1" table:default-cell-style-name="Default"/>
        <table:table-column table:style-name="co2" table:default-cell-style-name="ce7"/>
        <table:table-column table:style-name="co2" table:default-cell-style-name="ce44"/>
        <table:table-column table:style-name="co3" table:default-cell-style-name="ce44"/>
        <table:table-column table:style-name="co4" table:default-cell-style-name="ce49"/>
        <table:table-column table:style-name="co5" table:default-cell-style-name="ce54"/>
        <table:table-column table:style-name="co6" table:default-cell-style-name="ce71"/>
        <table:table-column table:style-name="co7" table:default-cell-style-name="ce84"/>
        <table:table-column table:style-name="co8" table:default-cell-style-name="ce89"/>
        <table:table-column table:style-name="co9" table:default-cell-style-name="ce95"/>
        <table:table-column table:style-name="co10" table:default-cell-style-name="ce106"/>
        <table:table-column table:style-name="co11" table:default-cell-style-name="ce71"/>
        <table:table-column table:style-name="co12" table:default-cell-style-name="ce124"/>
        <table:table-column table:style-name="co13" table:default-cell-style-name="ce111"/>
        <table:table-column table:style-name="co14" table:default-cell-style-name="ce111"/>
        <table:table-column table:style-name="co15" table:default-cell-style-name="ce148"/>
        <table:table-column table:style-name="co16" table:default-cell-style-name="ce156"/>
        <table:table-column table:style-name="co17" table:default-cell-style-name="ce156"/>
        <table:table-column table:style-name="co18" table:default-cell-style-name="ce175"/>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33" table:default-cell-style-name="Default"/>
        <table:table-row table:style-name="ro1">
          <table:table-cell table:style-name="ce1" office:value-type="string">
            <text:p>HWD -&gt; Mystery -&gt; 6CA6 -&gt; Challenge -&gt; RDD</text:p>
          </table:table-cell>
          <table:table-cell table:style-name="ce1" table:number-columns-repeated="5"/>
          <table:table-cell table:style-name="Default" table:number-columns-repeated="2"/>
          <table:table-cell table:style-name="ce1"/>
          <table:table-cell table:style-name="ce1" office:value-type="string">
            <text:p>Wind</text:p>
          </table:table-cell>
          <table:table-cell table:style-name="ce1" office:value-type="string">
            <text:p>AOPA @ 12:00Z</text:p>
          </table:table-cell>
          <table:table-cell table:style-name="ce1"/>
          <table:table-cell table:style-name="ce120" office:value-type="string" table:number-columns-spanned="2" table:number-rows-spanned="1">
            <text:p>Printed:</text:p>
          </table:table-cell>
          <table:covered-table-cell table:style-name="ce132">
            <draw:control table:end-cell-address="'HWD Mystery 6CA6 Challenge RDD'.O4" table:end-x="0.5413in" table:end-y="0.0047in" draw:z-index="1" draw:style-name="gr2" draw:text-style-name="P2" svg:width="0.5795in" svg:height="0.3941in" svg:x="0.6461in" svg:y="0.1937in" draw:control="control2"/>
          </table:covered-table-cell>
          <table:table-cell table:style-name="ce132">
            <draw:control table:end-cell-address="'HWD Mystery 6CA6 Challenge RDD'.Q3" table:end-x="0.6594in" table:end-y="0.1866in" draw:z-index="3" draw:style-name="gr3" draw:text-style-name="P2" svg:width="1.4862in" svg:height="0.3913in" svg:x="0.6705in" svg:y="0.1839in" draw:control="control4"/>
          </table:table-cell>
          <table:table-cell table:style-name="ce132"/>
          <table:table-cell table:style-name="ce154" table:formula="of:=NOW()" office:value-type="date" office:date-value="2016-06-04T10:14:04" table:number-columns-spanned="2" table:number-rows-spanned="1">
            <text:p>6/4/2016 10:14</text:p>
          </table:table-cell>
          <table:covered-table-cell table:style-name="ce165">
            <draw:control table:end-cell-address="'HWD Mystery 6CA6 Challenge RDD'.S4" table:end-x="0.1008in" table:end-y="0.0051in" draw:z-index="4" draw:style-name="gr4" draw:text-style-name="P2" svg:width="0.7346in" svg:height="0.3945in" svg:x="0.0185in" svg:y="0.1937in" draw:control="control5"/>
          </table:covered-table-cell>
          <table:table-cell table:style-name="ce165"/>
          <table:table-cell office:value-type="string">
            <text:p>ATIS 126.7</text:p>
          </table:table-cell>
          <table:table-cell table:number-columns-repeated="236"/>
        </table:table-row>
        <table:table-row table:style-name="ro1">
          <table:table-cell/>
          <table:table-cell table:style-name="ce4" office:value-type="string">
            <text:p>Base Temp</text:p>
          </table:table-cell>
          <table:table-cell table:style-name="ce47" office:value-type="float" office:value="68">
            <text:p>68</text:p>
          </table:table-cell>
          <table:table-cell table:style-name="ce4" office:value-type="string">
            <text:p>Base FF</text:p>
          </table:table-cell>
          <table:table-cell table:style-name="ce59" office:value-type="float" office:value="14.1">
            <text:p>14.10</text:p>
          </table:table-cell>
          <table:table-cell table:style-name="ce4" office:value-type="string">
            <text:p>Fuel Temp</text:p>
          </table:table-cell>
          <table:table-cell table:style-name="ce69" office:value-type="float" office:value="68">
            <text:p>68</text:p>
          </table:table-cell>
          <table:table-cell table:style-name="ce82" office:value-type="float" office:value="14.1">
            <text:p>14.10</text:p>
          </table:table-cell>
          <table:table-cell table:style-name="Default"/>
          <table:table-cell table:style-name="Default" office:value-type="string">
            <text:p>FF</text:p>
          </table:table-cell>
          <table:table-cell table:style-name="Default"/>
          <table:table-cell table:style-name="ce1"/>
          <table:table-cell table:style-name="ce120">
            <draw:control table:end-cell-address="'HWD Mystery 6CA6 Challenge RDD'.N4" table:end-x="0.5736in" table:end-y="0.0055in" draw:z-index="2" draw:style-name="gr3" draw:text-style-name="P2" svg:width="0.7425in" svg:height="0.3945in" svg:x="0.4075in" svg:y="0in" draw:control="control3"/>
          </table:table-cell>
          <table:table-cell table:style-name="ce132" table:number-columns-repeated="3"/>
          <table:table-cell table:style-name="ce154"/>
          <table:table-cell table:style-name="ce165" table:number-columns-repeated="2"/>
          <table:table-cell office:value-type="string">
            <text:p>Ground 121.4</text:p>
          </table:table-cell>
          <table:table-cell table:number-columns-repeated="236"/>
        </table:table-row>
        <table:table-row table:style-name="ro1">
          <table:table-cell table:style-name="ce1"/>
          <table:table-cell table:style-name="ce36" office:value-type="string">
            <text:p>Cold Taxi</text:p>
          </table:table-cell>
          <table:table-cell table:style-name="ce36" office:value-type="string">
            <text:p>Warm Taxi</text:p>
          </table:table-cell>
          <table:table-cell table:style-name="ce36" office:value-type="string">
            <text:p>Runup</text:p>
          </table:table-cell>
          <table:table-cell table:style-name="ce51" office:value-type="string">
            <text:p>TO</text:p>
          </table:table-cell>
          <table:table-cell table:style-name="ce62" office:value-type="string">
            <text:p>Climb</text:p>
          </table:table-cell>
          <table:table-cell table:style-name="ce62" office:value-type="string">
            <text:p>Hi Cruise</text:p>
          </table:table-cell>
          <table:table-cell table:style-name="ce62" office:value-type="string">
            <text:p>Descent</text:p>
          </table:table-cell>
          <table:table-cell table:style-name="ce62" office:value-type="string">
            <text:p>Low Cruise</text:p>
          </table:table-cell>
          <table:table-cell table:style-name="ce62" office:value-type="string">
            <text:p>Lo Cruise</text:p>
          </table:table-cell>
          <table:table-cell table:style-name="ce101" office:value-type="string">
            <text:p>Pattern</text:p>
          </table:table-cell>
          <table:table-cell table:style-name="ce1"/>
          <table:table-cell table:style-name="ce120"/>
          <table:table-cell table:style-name="ce132" table:number-columns-repeated="3"/>
          <table:table-cell table:style-name="ce154"/>
          <table:table-cell table:style-name="ce165" table:number-columns-repeated="2"/>
          <table:table-cell office:value-type="string">
            <text:p>Tower 120.2</text:p>
          </table:table-cell>
          <table:table-cell table:number-columns-repeated="236"/>
        </table:table-row>
        <table:table-row table:style-name="ro1">
          <table:table-cell table:style-name="ce2" office:value-type="string">
            <text:p>TAS</text:p>
          </table:table-cell>
          <table:table-cell table:number-columns-repeated="4" table:style-name="ce37" office:value-type="float" office:value="0">
            <text:p>0</text:p>
          </table:table-cell>
          <table:table-cell table:style-name="ce37" office:value-type="float" office:value="129">
            <text:p>129</text:p>
          </table:table-cell>
          <table:table-cell table:style-name="ce37" office:value-type="float" office:value="142">
            <text:p>142</text:p>
          </table:table-cell>
          <table:table-cell table:style-name="ce83" office:value-type="float" office:value="142">
            <text:p>142</text:p>
          </table:table-cell>
          <table:table-cell table:style-name="ce37" office:value-type="float" office:value="132">
            <text:p>132</text:p>
          </table:table-cell>
          <table:table-cell table:style-name="ce37" office:value-type="float" office:value="130">
            <text:p>130</text:p>
          </table:table-cell>
          <table:table-cell table:style-name="ce102" office:value-type="float" office:value="95">
            <text:p>95</text:p>
          </table:table-cell>
          <table:table-cell table:style-name="ce117" office:value-type="string" table:number-columns-spanned="2" table:number-rows-spanned="1">
            <text:p>Time to WPT</text:p>
          </table:table-cell>
          <table:covered-table-cell table:style-name="ce121"/>
          <table:table-cell table:style-name="ce133" office:value-type="time" office:time-value="PT00H01M19S">
            <text:p>00:01:19</text:p>
          </table:table-cell>
          <table:table-cell table:style-name="ce132" office:value-type="float" office:value="33">
            <text:p>33</text:p>
          </table:table-cell>
          <table:table-cell table:style-name="ce132"/>
          <table:table-cell table:style-name="ce154"/>
          <table:table-cell table:style-name="ce165" table:number-columns-repeated="2"/>
          <table:table-cell office:value-type="string">
            <text:p>Transponder 1203</text:p>
          </table:table-cell>
          <table:table-cell table:number-columns-repeated="236"/>
        </table:table-row>
        <table:table-row table:style-name="ro1">
          <table:table-cell table:style-name="ce3" office:value-type="string">
            <text:p>FF</text:p>
          </table:table-cell>
          <table:table-cell table:style-name="ce38" office:value-type="float" office:value="2.1">
            <text:p>2.10</text:p>
          </table:table-cell>
          <table:table-cell table:style-name="ce38" office:value-type="float" office:value="1.85">
            <text:p>1.85</text:p>
          </table:table-cell>
          <table:table-cell table:style-name="ce38" office:value-type="float" office:value="5.79">
            <text:p>5.79</text:p>
          </table:table-cell>
          <table:table-cell table:style-name="ce38" office:value-type="float" office:value="26.09">
            <text:p>26.09</text:p>
          </table:table-cell>
          <table:table-cell table:style-name="ce38" office:value-type="float" office:value="19.15">
            <text:p>19.15</text:p>
          </table:table-cell>
          <table:table-cell table:style-name="ce38" table:formula="of:=[.$H$2]" office:value-type="float" office:value="14.1">
            <text:p>14.10</text:p>
          </table:table-cell>
          <table:table-cell table:style-name="ce38" table:formula="of:=[.$H$2]" office:value-type="float" office:value="14.1">
            <text:p>14.10</text:p>
          </table:table-cell>
          <table:table-cell table:style-name="ce38" office:value-type="float" office:value="14.23">
            <text:p>14.23</text:p>
          </table:table-cell>
          <table:table-cell table:style-name="ce38" table:formula="of:=[.$H$2]" office:value-type="float" office:value="14.1">
            <text:p>14.10</text:p>
          </table:table-cell>
          <table:table-cell table:style-name="ce103" office:value-type="float" office:value="7.8">
            <text:p>7.80</text:p>
          </table:table-cell>
          <table:table-cell table:style-name="ce118" office:value-type="string" table:number-columns-spanned="2" table:number-rows-spanned="1">
            <text:p>Time to Gate</text:p>
          </table:table-cell>
          <table:covered-table-cell table:style-name="ce122"/>
          <table:table-cell table:style-name="ce134" table:formula="of:=[.S70]" office:value-type="time" office:time-value="-PT00H01M30.10844S">
            <text:p>-00:01:30</text:p>
          </table:table-cell>
          <table:table-cell table:style-name="ce144" table:formula="of:=[.R73]-[.R74]" office:value-type="time" office:time-value="-PT00H01M07.469782S">
            <text:p>-0:01:07</text:p>
          </table:table-cell>
          <table:table-cell table:style-name="ce145"/>
          <table:table-cell table:style-name="ce155" office:value-type="string" table:number-columns-spanned="2" table:number-rows-spanned="1">
            <text:p>Time Ahead / Behind</text:p>
          </table:table-cell>
          <table:covered-table-cell table:style-name="ce122"/>
          <table:table-cell table:style-name="Default" office:value-type="float" office:value="2">
            <text:p>2</text:p>
          </table:table-cell>
          <table:table-cell office:value-type="string">
            <text:p>Air to Air <text:s/>122.75</text:p>
          </table:table-cell>
          <table:table-cell table:number-columns-repeated="236"/>
        </table:table-row>
        <table:table-row table:style-name="ro2">
          <table:table-cell table:style-name="ce4"/>
          <table:table-cell table:style-name="ce39" office:value-type="string">
            <text:p>Pre TO Taxi</text:p>
          </table:table-cell>
          <table:table-cell table:style-name="ce48" office:value-type="time" office:time-value="PT00H06M00S">
            <text:p>00:06:00</text:p>
          </table:table-cell>
          <table:table-cell table:style-name="ce39" office:value-type="string">
            <text:p>Total Taxi</text:p>
          </table:table-cell>
          <table:table-cell table:style-name="ce48" office:value-type="time" office:time-value="PT00H11M00S">
            <text:p>00:11:00</text:p>
          </table:table-cell>
          <table:table-cell table:style-name="Default"/>
          <table:table-cell table:style-name="ce5"/>
          <table:table-cell table:style-name="ce5" office:value-type="string">
            <text:p>Wind</text:p>
          </table:table-cell>
          <table:table-cell table:style-name="Default"/>
          <table:table-cell table:style-name="ce5" office:value-type="string">
            <text:p>Heading</text:p>
          </table:table-cell>
          <table:table-cell table:style-name="ce5" office:value-type="string">
            <text:p>Distance</text:p>
          </table:table-cell>
          <table:table-cell table:style-name="ce119" office:value-type="string">
            <text:p>GS</text:p>
          </table:table-cell>
          <table:table-cell table:style-name="Default"/>
          <table:table-cell table:style-name="ce5" office:value-type="string">
            <text:p>Est Fuel</text:p>
          </table:table-cell>
          <table:table-cell table:style-name="ce5" office:value-type="string">
            <text:p>Calc Fuel</text:p>
          </table:table-cell>
          <table:table-cell table:style-name="ce5" office:value-type="string">
            <text:p>Real Time</text:p>
          </table:table-cell>
          <table:table-cell table:style-name="ce5"/>
          <table:table-cell table:style-name="ce166" table:number-columns-repeated="2"/>
          <table:table-cell table:number-columns-repeated="237"/>
        </table:table-row>
        <table:table-row table:style-name="ro2">
          <table:table-cell table:style-name="ce5" office:value-type="string">
            <text:p>Waypoint</text:p>
          </table:table-cell>
          <table:table-cell table:style-name="ce5" office:value-type="string">
            <text:p>Ident</text:p>
          </table:table-cell>
          <table:table-cell table:style-name="ce5" office:value-type="string">
            <text:p>Cross</text:p>
          </table:table-cell>
          <table:table-cell table:style-name="ce5" office:value-type="string">
            <text:p>MP</text:p>
          </table:table-cell>
          <table:table-cell table:style-name="ce5" office:value-type="string">
            <text:p>Altitude</text:p>
          </table:table-cell>
          <table:table-cell table:style-name="ce5" office:value-type="string">
            <text:p>Mag</text:p>
          </table:table-cell>
          <table:table-cell table:style-name="ce5" office:value-type="string">
            <text:p>TAS</text:p>
          </table:table-cell>
          <table:table-cell table:style-name="ce5" office:value-type="string">
            <text:p>Dir</text:p>
          </table:table-cell>
          <table:table-cell table:style-name="ce5" office:value-type="string">
            <text:p>Wind</text:p>
          </table:table-cell>
          <table:table-cell table:style-name="ce93" office:value-type="string">
            <text:p>Deg Left</text:p>
          </table:table-cell>
          <table:table-cell table:style-name="ce5" office:value-type="string">
            <text:p>Leg</text:p>
          </table:table-cell>
          <table:table-cell table:style-name="ce5" office:value-type="string">
            <text:p>Est</text:p>
          </table:table-cell>
          <table:table-cell table:style-name="ce5" office:value-type="string">
            <text:p>Fuel</text:p>
          </table:table-cell>
          <table:table-cell table:number-columns-repeated="2" table:style-name="ce5" office:value-type="string">
            <text:p>Leg</text:p>
          </table:table-cell>
          <table:table-cell table:style-name="ce5" office:value-type="string">
            <text:p>Start</text:p>
          </table:table-cell>
          <table:table-cell table:style-name="ce5" office:value-type="string">
            <text:p>ETE</text:p>
          </table:table-cell>
          <table:table-cell table:style-name="ce5" office:value-type="string">
            <text:p>ECT</text:p>
          </table:table-cell>
          <table:table-cell table:style-name="ce5" office:value-type="string">
            <text:p>ETR</text:p>
          </table:table-cell>
          <table:table-cell table:number-columns-repeated="237"/>
        </table:table-row>
        <table:table-row table:style-name="ro2">
          <table:table-cell table:style-name="ce5"/>
          <table:table-cell table:style-name="ce5" office:value-type="string">
            <text:p>Freq</text:p>
          </table:table-cell>
          <table:table-cell table:style-name="ce5" office:value-type="string">
            <text:p>Fix</text:p>
          </table:table-cell>
          <table:table-cell table:style-name="ce5" office:value-type="string">
            <text:p>RPM</text:p>
          </table:table-cell>
          <table:table-cell table:style-name="ce5"/>
          <table:table-cell table:style-name="ce5" office:value-type="string">
            <text:p>Course</text:p>
          </table:table-cell>
          <table:table-cell table:style-name="ce5"/>
          <table:table-cell table:style-name="ce5" office:value-type="string">
            <text:p>Speed</text:p>
          </table:table-cell>
          <table:table-cell table:style-name="ce5" office:value-type="string">
            <text:p>Correction</text:p>
          </table:table-cell>
          <table:table-cell table:style-name="ce93" office:value-type="string">
            <text:p>Sec Turning</text:p>
          </table:table-cell>
          <table:table-cell table:style-name="ce5" office:value-type="string">
            <text:p>Remaining</text:p>
          </table:table-cell>
          <table:table-cell table:style-name="ce5" office:value-type="string">
            <text:p>Act</text:p>
          </table:table-cell>
          <table:table-cell table:style-name="ce5" office:value-type="string">
            <text:p>Flow</text:p>
          </table:table-cell>
          <table:table-cell table:number-columns-repeated="2" table:style-name="ce5" office:value-type="string">
            <text:p>Cum</text:p>
          </table:table-cell>
          <table:table-cell table:style-name="ce5" office:value-type="string">
            <text:p>End</text:p>
          </table:table-cell>
          <table:table-cell table:style-name="ce5" office:value-type="string">
            <text:p>ATE</text:p>
          </table:table-cell>
          <table:table-cell table:style-name="ce5" office:value-type="string">
            <text:p>ACT</text:p>
          </table:table-cell>
          <table:table-cell table:style-name="ce5" office:value-type="string">
            <text:p>ATR</text:p>
          </table:table-cell>
          <table:table-cell table:style-name="ce5" office:value-type="string">
            <text:p>Notes</text:p>
          </table:table-cell>
          <table:table-cell table:style-name="ce5"/>
          <table:table-cell table:style-name="ce114" office:value-type="string">
            <text:p>Row Type</text:p>
          </table:table-cell>
          <table:table-cell table:style-name="ce209"/>
          <table:table-cell table:number-columns-repeated="233"/>
        </table:table-row>
        <table:table-row table:style-name="ro2">
          <table:table-cell table:style-name="ce6" office:value-type="string" table:number-columns-spanned="1" table:number-rows-spanned="2">
            <text:p>KHWD</text:p>
          </table:table-cell>
          <table:table-cell table:style-name="ce40" table:number-columns-repeated="12"/>
          <table:table-cell table:style-name="ce135" table:number-columns-repeated="2"/>
          <table:table-cell table:style-name="ce146"/>
          <table:table-cell table:style-name="ce40"/>
          <table:table-cell table:style-name="ce167"/>
          <table:table-cell table:style-name="ce40"/>
          <table:table-cell table:style-name="ce180" table:number-columns-repeated="2"/>
          <table:table-cell/>
          <table:table-cell table:style-name="ce119" office:value-type="string">
            <text:p>Temp</text:p>
          </table:table-cell>
          <table:table-cell table:style-name="ce119" office:value-type="string">
            <text:p>Cum Fuel</text:p>
          </table:table-cell>
          <table:table-cell table:style-name="ce119" office:value-type="string">
            <text:p>Calc Fuel</text:p>
          </table:table-cell>
          <table:table-cell table:style-name="ce119" office:value-type="string">
            <text:p>Comp Fuel</text:p>
          </table:table-cell>
          <table:table-cell table:style-name="ce119" office:value-type="string">
            <text:p>Delta Fuel</text:p>
          </table:table-cell>
          <table:table-cell table:number-columns-repeated="229"/>
        </table:table-row>
        <table:table-row table:style-name="ro2">
          <table:covered-table-cell/>
          <table:table-cell table:style-name="ce40" table:number-columns-repeated="9"/>
          <table:table-cell table:style-name="ce104" table:formula="of:=[.K11]+[.K12]" office:value-type="float" office:value="312.330718104737">
            <text:p>312.3</text:p>
          </table:table-cell>
          <table:table-cell table:style-name="ce40" table:number-columns-repeated="2"/>
          <table:table-cell table:number-columns-repeated="2" table:style-name="ce136" office:value-type="float" office:value="0">
            <text:p>0.00</text:p>
          </table:table-cell>
          <table:table-cell table:style-name="ce147"/>
          <table:table-cell table:style-name="ce40" table:number-columns-repeated="3"/>
          <table:table-cell table:style-name="ce181" office:value-type="string">
            <text:p>Turn on Data Logger</text:p>
          </table:table-cell>
          <table:table-cell table:style-name="ce199"/>
          <table:table-cell/>
          <table:table-cell table:style-name="ce210" office:value-type="float" office:value="74">
            <text:p>74</text:p>
          </table:table-cell>
          <table:table-cell table:style-name="ce211" office:value-type="float" office:value="0">
            <text:p>0.00</text:p>
          </table:table-cell>
          <table:table-cell table:style-name="ce211" office:value-type="float" office:value="80">
            <text:p>80.00</text:p>
          </table:table-cell>
          <table:table-cell table:style-name="ce211" table:formula="of:=[.Y10]" office:value-type="float" office:value="80">
            <text:p>80.00</text:p>
          </table:table-cell>
          <table:table-cell table:style-name="ce59" table:formula="of:=[.Y10]-[.Z10]" office:value-type="float" office:value="0">
            <text:p>0.00</text:p>
          </table:table-cell>
          <table:table-cell table:number-columns-repeated="229"/>
        </table:table-row>
        <table:table-row table:style-name="ro2">
          <table:table-cell table:style-name="ce7" office:value-type="string" table:number-columns-spanned="1" table:number-rows-spanned="2">
            <text:p>Taxi 1</text:p>
          </table:table-cell>
          <table:table-cell/>
          <table:table-cell table:style-name="ce49"/>
          <table:table-cell table:style-name="ce54" office:value-type="string">
            <text:p>Full</text:p>
          </table:table-cell>
          <table:table-cell office:value-type="string">
            <text:p>Taxi</text:p>
          </table:table-cell>
          <table:table-cell office:value-type="string" table:number-columns-spanned="1" table:number-rows-spanned="2">
            <text:p>---</text:p>
          </table:table-cell>
          <table:table-cell table:style-name="ce70" office:value-type="float" office:value="0" table:number-columns-spanned="1" table:number-rows-spanned="2">
            <text:p>0.0</text:p>
          </table:table-cell>
          <table:table-cell office:value-type="float" office:value="0">
            <text:p>0</text:p>
          </table:table-cell>
          <table:table-cell/>
          <table:table-cell table:style-name="ce94" office:value-type="string" table:number-columns-spanned="1" table:number-rows-spanned="2">
            <text:p>-</text:p>
          </table:table-cell>
          <table:table-cell table:style-name="ce105" office:value-type="float" office:value="0">
            <text:p>0.0</text:p>
          </table:table-cell>
          <table:table-cell table:style-name="ce70" office:value-type="float" office:value="0">
            <text:p>0.0</text:p>
          </table:table-cell>
          <table:table-cell table:style-name="ce123" table:formula="of:=[.$B$5]" office:value-type="float" office:value="2.1" table:number-columns-spanned="1" table:number-rows-spanned="2">
            <text:p>2.10</text:p>
          </table:table-cell>
          <table:table-cell table:formula="of:=[.M11]*[.Q11]*24" office:value-type="float" office:value="0.186083333560964">
            <text:p>0.19</text:p>
          </table:table-cell>
          <table:table-cell table:formula="of:=[.M11]*[.Q12]*24" office:value-type="float" office:value="0.186083333560964">
            <text:p>0.19</text:p>
          </table:table-cell>
          <table:table-cell office:value-type="time" office:time-value="PT994713H12M06S">
            <text:p>09:12:06</text:p>
          </table:table-cell>
          <table:table-cell table:formula="of:=IF([.P12]&gt;0;[.P12]-[.P11];[.C6]/2)" office:value-type="float" office:value="0.00369212963414611">
            <text:p>0:05:19</text:p>
          </table:table-cell>
          <table:table-cell table:style-name="ce168" office:value-type="string">
            <text:p>-</text:p>
          </table:table-cell>
          <table:table-cell table:style-name="ce174"/>
          <table:table-cell table:style-name="ce182" office:value-type="string">
            <text:p>Ground 121.4</text:p>
          </table:table-cell>
          <table:table-cell table:style-name="ce182"/>
          <table:table-cell office:value-type="string">
            <text:p>TAXI1</text:p>
          </table:table-cell>
          <table:table-cell office:value-type="float" office:value="61">
            <text:p>61</text:p>
          </table:table-cell>
          <table:table-cell table:style-name="ce59" office:value-type="float" office:value="0">
            <text:p>0.00</text:p>
          </table:table-cell>
          <table:table-cell table:style-name="ce59" table:formula="of:=[.Z10]-IF([.X11]&gt;0;[.X11]-[.X10];0)" office:value-type="float" office:value="80">
            <text:p>80.00</text:p>
          </table:table-cell>
          <table:table-cell table:style-name="ce59" table:formula="of:=([.Y11])+([.Y11])*([.W11]-[.W10])*0.00056" office:value-type="float" office:value="79.4176">
            <text:p>79.42</text:p>
          </table:table-cell>
          <table:table-cell table:style-name="ce59" table:formula="of:=[.$Y$10]-[.Z11]-[.X11]" office:value-type="float" office:value="0.582400000000007">
            <text:p>0.58</text:p>
          </table:table-cell>
          <table:table-cell table:style-name="ce59"/>
          <table:table-cell table:number-columns-repeated="228"/>
        </table:table-row>
        <table:table-row table:style-name="ro2">
          <table:covered-table-cell table:style-name="ce8"/>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formula="of:=[.K13]+[.K14]" office:value-type="float" office:value="312.330718104737">
            <text:p>312.3</text:p>
          </table:table-cell>
          <table:table-cell table:formula="of:=IF([.Q12]&gt;0;[.K11]/([.Q12]*24);&quot;&quot;)" office:value-type="float" office:value="0">
            <text:p>0.0</text:p>
          </table:table-cell>
          <table:covered-table-cell/>
          <table:table-cell table:style-name="ce137" table:formula="of:=[.N10]+[.N11]" office:value-type="float" office:value="0.186083333560964">
            <text:p>0.19</text:p>
          </table:table-cell>
          <table:table-cell table:style-name="ce137" table:formula="of:=[.O10]+[.O11]" office:value-type="float" office:value="0.186083333560964">
            <text:p>0.19</text:p>
          </table:table-cell>
          <table:table-cell table:style-name="ce149" office:value-type="time" office:time-value="PT994713H17M25S">
            <text:p>09:17:25</text:p>
          </table:table-cell>
          <table:table-cell table:style-name="ce157" table:formula="of:=IF([.P12]&gt;0;[.P12]-[.P11];0)" office:value-type="float" office:value="0.00369212963414611">
            <text:p>0:05:19</text:p>
          </table:table-cell>
          <table:table-cell table:style-name="ce157" office:value-type="string">
            <text:p><text:s/></text:p>
          </table:table-cell>
          <table:table-cell/>
          <table:table-cell table:style-name="ce52"/>
          <table:table-cell table:style-name="ce185"/>
          <table:table-cell table:style-name="ce35"/>
          <table:table-cell table:number-columns-repeated="5"/>
          <table:table-cell table:style-name="ce59"/>
          <table:table-cell table:number-columns-repeated="228"/>
        </table:table-row>
        <table:table-row table:style-name="ro2">
          <table:table-cell table:style-name="ce9" office:value-type="string">
            <text:p>Runup</text:p>
          </table:table-cell>
          <table:table-cell table:style-name="ce9"/>
          <table:table-cell table:style-name="ce50"/>
          <table:table-cell table:style-name="ce55" office:value-type="string">
            <text:p>Full</text:p>
          </table:table-cell>
          <table:table-cell table:style-name="ce50" office:value-type="string">
            <text:p><text:s/></text:p>
          </table:table-cell>
          <table:table-cell table:style-name="ce55" office:value-type="string" table:number-columns-spanned="1" table:number-rows-spanned="2">
            <text:p>---</text:p>
          </table:table-cell>
          <table:table-cell table:style-name="ce72" office:value-type="float" office:value="0" table:number-columns-spanned="1" table:number-rows-spanned="2">
            <text:p>0.0</text:p>
          </table:table-cell>
          <table:table-cell table:style-name="ce86" office:value-type="float" office:value="0">
            <text:p>0</text:p>
          </table:table-cell>
          <table:table-cell table:style-name="ce91" table:number-matrix-columns-spanned="1" table:number-matrix-rows-spanned="2" table:formula="of:=TRANSPOSE(WNDHDGGS(DEGTORAD([.F13]);[.G13];DEGTORAD([.H13]);[.H14]))" office:value-type="float" office:value="-0">
            <text:p>0.00</text:p>
          </table:table-cell>
          <table:table-cell table:style-name="ce96" office:value-type="string" table:number-columns-spanned="1" table:number-rows-spanned="2">
            <text:p>-</text:p>
          </table:table-cell>
          <table:table-cell table:style-name="ce107" office:value-type="float" office:value="0">
            <text:p>0.0</text:p>
          </table:table-cell>
          <table:table-cell table:style-name="ce72" table:formula="of:=[.I14]" office:value-type="float" office:value="0">
            <text:p>0.0</text:p>
          </table:table-cell>
          <table:table-cell table:style-name="ce125" table:formula="of:=[.$D$5]" office:value-type="float" office:value="5.79" table:number-columns-spanned="1" table:number-rows-spanned="2">
            <text:p>5.79</text:p>
          </table:table-cell>
          <table:table-cell table:style-name="ce112" table:formula="of:=[.M13]*[.Q13]*24" office:value-type="float" office:value="0.0482500000000009">
            <text:p>0.05</text:p>
          </table:table-cell>
          <table:table-cell table:style-name="ce112" table:formula="of:=[.M13]*[.Q14]*24" office:value-type="float" office:value="0.0482500001572771">
            <text:p>0.05</text:p>
          </table:table-cell>
          <table:table-cell table:style-name="ce150" office:value-type="time" office:time-value="PT994713H17M25S">
            <text:p>09:17:25</text:p>
          </table:table-cell>
          <table:table-cell table:style-name="ce158" office:value-type="float" office:value="0.000347222222222229">
            <text:p>0:00:30</text:p>
          </table:table-cell>
          <table:table-cell table:style-name="ce169" office:value-type="string">
            <text:p>-</text:p>
          </table:table-cell>
          <table:table-cell table:style-name="ce150"/>
          <table:table-cell table:style-name="ce183" office:value-type="string">
            <text:p><text:s/></text:p>
          </table:table-cell>
          <table:table-cell table:style-name="ce183"/>
          <table:table-cell table:style-name="ce35" office:value-type="string">
            <text:p>RUNUP</text:p>
          </table:table-cell>
          <table:table-cell table:number-columns-repeated="5"/>
          <table:table-cell table:style-name="ce59"/>
          <table:table-cell table:number-columns-repeated="228"/>
        </table:table-row>
        <table:table-row table:style-name="ro2">
          <table:table-cell table:style-name="ce10"/>
          <table:table-cell table:style-name="ce11"/>
          <table:table-cell table:style-name="ce43"/>
          <table:table-cell table:style-name="ce43" office:value-type="string">
            <text:p>1800</text:p>
          </table:table-cell>
          <table:table-cell table:style-name="ce43" office:value-type="string">
            <text:p><text:s/></text:p>
          </table:table-cell>
          <table:covered-table-cell table:style-name="ce43"/>
          <table:covered-table-cell table:style-name="ce73"/>
          <table:table-cell table:style-name="ce87" office:value-type="float" office:value="0">
            <text:p>0</text:p>
          </table:table-cell>
          <table:table-cell table:style-name="ce92" office:value-type="float" office:value="0">
            <text:p>0.00</text:p>
          </table:table-cell>
          <table:covered-table-cell table:style-name="ce97"/>
          <table:table-cell table:style-name="ce108" table:formula="of:=[.K15]+[.K16]" office:value-type="float" office:value="312.330718104737">
            <text:p>312.3</text:p>
          </table:table-cell>
          <table:table-cell table:style-name="ce73" table:formula="of:=IF([.Q14]&gt;0;[.K13]/([.Q14]*24);&quot;&quot;)" office:value-type="float" office:value="0">
            <text:p>0.0</text:p>
          </table:table-cell>
          <table:covered-table-cell table:style-name="ce126"/>
          <table:table-cell table:style-name="ce138" table:formula="of:=[.N12]+[.N13]" office:value-type="float" office:value="0.234333333560965">
            <text:p>0.23</text:p>
          </table:table-cell>
          <table:table-cell table:style-name="ce138" table:formula="of:=[.O12]+[.O13]" office:value-type="float" office:value="0.234333333718241">
            <text:p>0.23</text:p>
          </table:table-cell>
          <table:table-cell table:style-name="ce151" office:value-type="time" office:time-value="PT994713H17M55S">
            <text:p>09:17:55</text:p>
          </table:table-cell>
          <table:table-cell table:style-name="ce159" table:formula="of:=IF([.P14]&gt;0;[.P14]-[.P13];0)" office:value-type="float" office:value="0.000347222223354038">
            <text:p>0:00:30</text:p>
          </table:table-cell>
          <table:table-cell table:style-name="ce159"/>
          <table:table-cell table:style-name="ce176"/>
          <table:table-cell table:style-name="ce184"/>
          <table:table-cell table:style-name="ce200"/>
          <table:table-cell table:style-name="ce35"/>
          <table:table-cell table:number-columns-repeated="5"/>
          <table:table-cell table:style-name="ce59"/>
          <table:table-cell table:number-columns-repeated="228"/>
        </table:table-row>
        <table:table-row table:style-name="ro2">
          <table:table-cell table:style-name="ce7" office:value-type="string" table:number-columns-spanned="1" table:number-rows-spanned="2">
            <text:p>Taxi 2</text:p>
          </table:table-cell>
          <table:table-cell/>
          <table:table-cell table:style-name="ce49"/>
          <table:table-cell table:style-name="ce54" office:value-type="string">
            <text:p>Full</text:p>
          </table:table-cell>
          <table:table-cell office:value-type="string">
            <text:p>Taxi</text:p>
          </table:table-cell>
          <table:table-cell office:value-type="string" table:number-columns-spanned="1" table:number-rows-spanned="2">
            <text:p>---</text:p>
          </table:table-cell>
          <table:table-cell table:style-name="ce70" office:value-type="float" office:value="0" table:number-columns-spanned="1" table:number-rows-spanned="2">
            <text:p>0.0</text:p>
          </table:table-cell>
          <table:table-cell office:value-type="float" office:value="0">
            <text:p>0</text:p>
          </table:table-cell>
          <table:table-cell/>
          <table:table-cell table:style-name="ce94" office:value-type="string" table:number-columns-spanned="1" table:number-rows-spanned="2">
            <text:p>-</text:p>
          </table:table-cell>
          <table:table-cell table:style-name="ce105" office:value-type="float" office:value="0">
            <text:p>0.0</text:p>
          </table:table-cell>
          <table:table-cell table:style-name="ce70" office:value-type="float" office:value="0">
            <text:p>0.0</text:p>
          </table:table-cell>
          <table:table-cell table:style-name="ce123" table:formula="of:=[.$C$5]" office:value-type="float" office:value="1.85" table:number-columns-spanned="1" table:number-rows-spanned="2">
            <text:p>1.85</text:p>
          </table:table-cell>
          <table:table-cell table:formula="of:=[.M15]*IF([.Q16]&gt;0;[.Q16];[.Q15])*24" office:value-type="float" office:value="0.0657777776475996">
            <text:p>0.07</text:p>
          </table:table-cell>
          <table:table-cell table:formula="of:=[.M15]*[.Q16]*24" office:value-type="float" office:value="0.0657777776475996">
            <text:p>0.07</text:p>
          </table:table-cell>
          <table:table-cell office:value-type="time" office:time-value="PT994713H17M55S">
            <text:p>09:17:55</text:p>
          </table:table-cell>
          <table:table-cell table:formula="of:=[.C6]-[.Q11]" office:value-type="float" office:value="0.000474537032520554">
            <text:p>0:00:41</text:p>
          </table:table-cell>
          <table:table-cell table:style-name="ce170" office:value-type="float" office:value="0">
            <text:p>0:00:00</text:p>
          </table:table-cell>
          <table:table-cell table:style-name="ce148"/>
          <table:table-cell table:style-name="ce182" table:number-columns-repeated="2"/>
          <table:table-cell table:style-name="ce35" office:value-type="string">
            <text:p>TAXI2</text:p>
          </table:table-cell>
          <table:table-cell table:number-columns-repeated="5"/>
          <table:table-cell table:style-name="ce59"/>
          <table:table-cell table:number-columns-repeated="228"/>
        </table:table-row>
        <table:table-row table:style-name="ro2">
          <table:covered-table-cell table:style-name="ce8"/>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formula="of:=[.K17]+[.K18]" office:value-type="float" office:value="312.330718104737">
            <text:p>312.3</text:p>
          </table:table-cell>
          <table:table-cell table:formula="of:=IF([.Q16]&gt;0;[.K15]/([.Q16]*24);&quot;&quot;)" office:value-type="float" office:value="0">
            <text:p>0.0</text:p>
          </table:table-cell>
          <table:covered-table-cell/>
          <table:table-cell table:style-name="ce137" table:formula="of:=[.N14]+[.N15]" office:value-type="float" office:value="0.300111111208565">
            <text:p>0.30</text:p>
          </table:table-cell>
          <table:table-cell table:style-name="ce137" table:formula="of:=[.O14]+[.O15]" office:value-type="float" office:value="0.300111111365841">
            <text:p>0.30</text:p>
          </table:table-cell>
          <table:table-cell table:style-name="ce149" office:value-type="time" office:time-value="PT994713H20M03S">
            <text:p>09:20:03</text:p>
          </table:table-cell>
          <table:table-cell table:style-name="ce157" table:formula="of:=IF([.P16]&gt;0;[.P16]-[.P15];0)" office:value-type="float" office:value="0.00148148147854954">
            <text:p>0:02:08</text:p>
          </table:table-cell>
          <table:table-cell table:style-name="ce157" office:value-type="string">
            <text:p><text:s/></text:p>
          </table:table-cell>
          <table:table-cell table:formula="of:=[.R69]" office:value-type="time" office:time-value="PT02H20M37.89156S">
            <text:p>02:20:38</text:p>
          </table:table-cell>
          <table:table-cell table:style-name="ce185" office:value-type="string">
            <text:p>Monitor TWR 120.2</text:p>
          </table:table-cell>
          <table:table-cell table:style-name="ce185"/>
          <table:table-cell table:style-name="ce35"/>
          <table:table-cell table:number-columns-repeated="5"/>
          <table:table-cell table:style-name="ce59"/>
          <table:table-cell table:number-columns-repeated="228"/>
        </table:table-row>
        <table:table-row table:style-name="ro2">
          <table:table-cell table:style-name="ce9" office:value-type="string">
            <text:p>Takeoff</text:p>
          </table:table-cell>
          <table:table-cell table:style-name="ce9"/>
          <table:table-cell table:style-name="ce50"/>
          <table:table-cell table:style-name="ce55" office:value-type="string">
            <text:p>Full</text:p>
          </table:table-cell>
          <table:table-cell table:style-name="ce50" office:value-type="string">
            <text:p>Takeoff</text:p>
          </table:table-cell>
          <table:table-cell table:style-name="ce55" office:value-type="string" table:number-columns-spanned="1" table:number-rows-spanned="2">
            <text:p>---</text:p>
          </table:table-cell>
          <table:table-cell table:style-name="ce72" office:value-type="float" office:value="0" table:number-columns-spanned="1" table:number-rows-spanned="2">
            <text:p>0.0</text:p>
          </table:table-cell>
          <table:table-cell table:style-name="ce86" office:value-type="float" office:value="0">
            <text:p>0</text:p>
          </table:table-cell>
          <table:table-cell table:style-name="ce91" table:number-matrix-columns-spanned="1" table:number-matrix-rows-spanned="2" table:formula="of:=TRANSPOSE(WNDHDGGS(DEGTORAD([.F17]);[.G17];DEGTORAD([.H17]);[.H18]))" office:value-type="float" office:value="-0">
            <text:p>0.00</text:p>
          </table:table-cell>
          <table:table-cell table:style-name="ce96" table:formula="of:=IF([.I21]=&quot;not&quot;;&quot;not&quot;;RADTODEG([.I21]))" office:value-type="float" office:value="80" table:number-columns-spanned="1" table:number-rows-spanned="2">
            <text:p>80</text:p>
          </table:table-cell>
          <table:table-cell table:style-name="ce107" office:value-type="float" office:value="0">
            <text:p>0.0</text:p>
          </table:table-cell>
          <table:table-cell table:style-name="ce72" table:formula="of:=[.I18]" office:value-type="float" office:value="0">
            <text:p>0.0</text:p>
          </table:table-cell>
          <table:table-cell table:style-name="ce125" table:formula="of:=[.$E$5]" office:value-type="float" office:value="26.09" table:number-columns-spanned="1" table:number-rows-spanned="2">
            <text:p>26.09</text:p>
          </table:table-cell>
          <table:table-cell table:style-name="ce112" table:formula="of:=[.M17]*[.Q17]*24" office:value-type="float" office:value="0.144944444444444">
            <text:p>0.14</text:p>
          </table:table-cell>
          <table:table-cell table:style-name="ce112" table:formula="of:=[.M17]*[.Q18]*24" office:value-type="float" office:value="0.159438889712328">
            <text:p>0.16</text:p>
          </table:table-cell>
          <table:table-cell table:style-name="ce150" office:value-type="time" office:time-value="PT994713H20M03S">
            <text:p>09:20:03</text:p>
          </table:table-cell>
          <table:table-cell table:style-name="ce158" office:value-type="float" office:value="0.000231481481481481">
            <text:p>0:00:20</text:p>
          </table:table-cell>
          <table:table-cell table:style-name="ce158" table:formula="of:=[.R15]+[.Q17]" office:value-type="float" office:value="0.000231481481481481">
            <text:p>0:00:20</text:p>
          </table:table-cell>
          <table:table-cell table:style-name="ce150" table:formula="of:=[.S16]-[.Q17]" office:value-type="time" office:time-value="PT02H20M17.89156S">
            <text:p>02:20:18</text:p>
          </table:table-cell>
          <table:table-cell table:style-name="ce183" office:value-type="string">
            <text:p>Transponder 1203</text:p>
          </table:table-cell>
          <table:table-cell table:style-name="ce183"/>
          <table:table-cell office:value-type="string">
            <text:p>TO</text:p>
          </table:table-cell>
          <table:table-cell table:number-columns-repeated="5"/>
          <table:table-cell table:style-name="ce59"/>
          <table:table-cell table:number-columns-repeated="228"/>
        </table:table-row>
        <table:table-row table:style-name="ro2">
          <table:table-cell table:style-name="ce11" office:value-type="string">
            <text:p><text:s/></text:p>
          </table:table-cell>
          <table:table-cell table:style-name="ce11"/>
          <table:table-cell table:style-name="ce43"/>
          <table:table-cell table:style-name="ce43" office:value-type="string">
            <text:p>2700</text:p>
          </table:table-cell>
          <table:table-cell table:style-name="ce43" office:value-type="string">
            <text:p><text:s/></text:p>
          </table:table-cell>
          <table:covered-table-cell table:style-name="ce43"/>
          <table:covered-table-cell table:style-name="ce73"/>
          <table:table-cell table:style-name="ce87" office:value-type="float" office:value="0">
            <text:p>0</text:p>
          </table:table-cell>
          <table:table-cell table:style-name="ce92" office:value-type="float" office:value="0">
            <text:p>0.00</text:p>
          </table:table-cell>
          <table:covered-table-cell table:style-name="ce97"/>
          <table:table-cell table:style-name="ce108" table:formula="of:=[.K19]+[.K20]" office:value-type="float" office:value="312.330718104737">
            <text:p>312.3</text:p>
          </table:table-cell>
          <table:table-cell table:style-name="ce73" table:formula="of:=IF([.Q18]&gt;0;[.K17]/([.Q18]*24);&quot;&quot;)" office:value-type="float" office:value="0">
            <text:p>0.0</text:p>
          </table:table-cell>
          <table:covered-table-cell table:style-name="ce126"/>
          <table:table-cell table:style-name="ce138" table:formula="of:=[.N16]+[.N17]" office:value-type="float" office:value="0.445055555653009">
            <text:p>0.45</text:p>
          </table:table-cell>
          <table:table-cell table:style-name="ce138" table:formula="of:=[.O16]+[.O17]" office:value-type="float" office:value="0.459550001078169">
            <text:p>0.46</text:p>
          </table:table-cell>
          <table:table-cell table:style-name="ce151" office:value-type="time" office:time-value="PT994713H20M25S">
            <text:p>09:20:25</text:p>
          </table:table-cell>
          <table:table-cell table:style-name="ce159" table:formula="of:=IF([.P18]&gt;0;[.P18]-[.P17];0)" office:value-type="float" office:value="0.000254629630944692">
            <text:p>0:00:22</text:p>
          </table:table-cell>
          <table:table-cell table:style-name="ce171" table:formula="of:=IF([.R16]+[.Q18]&gt;0;[.R16]+[.Q18];&quot;&quot;)" office:value-type="float" office:value="0.000254629630944692">
            <text:p>0:00:22</text:p>
          </table:table-cell>
          <table:table-cell table:style-name="ce176" table:formula="of:=[.S16]-[.Q18]" office:value-type="time" office:time-value="PT02H20M15.89156S">
            <text:p>02:20:16</text:p>
          </table:table-cell>
          <table:table-cell table:style-name="ce186" office:value-type="string">
            <text:p>Cross below 1000</text:p>
          </table:table-cell>
          <table:table-cell table:style-name="ce186"/>
          <table:table-cell table:number-columns-repeated="6"/>
          <table:table-cell table:style-name="ce59"/>
          <table:table-cell table:number-columns-repeated="228"/>
        </table:table-row>
        <table:table-row table:style-name="ro2">
          <table:table-cell table:style-name="ce12" office:value-type="string">
            <text:p>Initial Climb</text:p>
          </table:table-cell>
          <table:table-cell/>
          <table:table-cell table:style-name="ce49"/>
          <table:table-cell table:style-name="ce54" office:value-type="string">
            <text:p>Full</text:p>
          </table:table-cell>
          <table:table-cell office:value-type="string">
            <text:p>Climb</text:p>
          </table:table-cell>
          <table:table-cell office:value-type="string" table:number-columns-spanned="1" table:number-rows-spanned="2">
            <text:p>---</text:p>
          </table:table-cell>
          <table:table-cell table:style-name="ce70" office:value-type="float" office:value="125" table:number-columns-spanned="1" table:number-rows-spanned="2">
            <text:p>125.0</text:p>
          </table:table-cell>
          <table:table-cell office:value-type="float" office:value="0">
            <text:p>0</text:p>
          </table:table-cell>
          <table:table-cell table:number-matrix-columns-spanned="1" table:number-matrix-rows-spanned="2" table:formula="of:=TRANSPOSE(WNDHDGGS(DEGTORAD([.F19]);[.G19];DEGTORAD([.H19]);[.H20]))" office:value-type="float" office:value="6.28318530717958">
            <text:p>6.28</text:p>
          </table:table-cell>
          <table:table-cell table:style-name="ce94" office:value-type="string" table:number-columns-spanned="1" table:number-rows-spanned="2">
            <text:p>-</text:p>
          </table:table-cell>
          <table:table-cell table:style-name="ce105" office:value-type="float" office:value="3.3">
            <text:p>3.3</text:p>
          </table:table-cell>
          <table:table-cell table:style-name="ce70" table:formula="of:=[.I20]" office:value-type="float" office:value="125">
            <text:p>125.0</text:p>
          </table:table-cell>
          <table:table-cell table:style-name="ce123" table:formula="of:=[.$E$5]" office:value-type="float" office:value="26.09" table:number-columns-spanned="1" table:number-rows-spanned="2">
            <text:p>26.09</text:p>
          </table:table-cell>
          <table:table-cell table:formula="of:=[.M19]*[.Q19]*24" office:value-type="float" office:value="0.724722222222224">
            <text:p>0.72</text:p>
          </table:table-cell>
          <table:table-cell table:formula="of:=[.M19]*[.Q20]*24" office:value-type="float" office:value="0.710227775233216">
            <text:p>0.71</text:p>
          </table:table-cell>
          <table:table-cell office:value-type="time" office:time-value="PT994713H20M25S">
            <text:p>09:20:25</text:p>
          </table:table-cell>
          <table:table-cell office:value-type="float" office:value="0.00115740740740741">
            <text:p>0:01:40</text:p>
          </table:table-cell>
          <table:table-cell table:formula="of:=[.R17]+[.Q19]" office:value-type="float" office:value="0.00138888888888889">
            <text:p>0:02:00</text:p>
          </table:table-cell>
          <table:table-cell table:style-name="ce148" table:formula="of:=[.S17]-[.Q19]" office:value-type="time" office:time-value="PT02H18M37.89156S">
            <text:p>02:18:38</text:p>
          </table:table-cell>
          <table:table-cell table:style-name="ce182" office:value-type="string">
            <text:p>&lt;1500 to Civic Center</text:p>
          </table:table-cell>
          <table:table-cell table:style-name="ce182"/>
          <table:table-cell office:value-type="string">
            <text:p>CLIMB</text:p>
          </table:table-cell>
          <table:table-cell table:number-columns-repeated="5"/>
          <table:table-cell table:style-name="ce59"/>
          <table:table-cell table:number-columns-repeated="228"/>
        </table:table-row>
        <table:table-row table:style-name="ro2">
          <table:table-cell table:style-name="ce12"/>
          <table:table-cell table:style-name="ce8"/>
          <table:table-cell/>
          <table:table-cell office:value-type="string">
            <text:p>2700</text:p>
          </table:table-cell>
          <table:table-cell table:style-name="ce44" office:value-type="string">
            <text:p>1000</text:p>
          </table:table-cell>
          <table:covered-table-cell table:style-name="ce44"/>
          <table:covered-table-cell/>
          <table:table-cell table:style-name="ce85" office:value-type="float" office:value="0">
            <text:p>0</text:p>
          </table:table-cell>
          <table:table-cell table:style-name="ce90" office:value-type="float" office:value="125">
            <text:p>125.00</text:p>
          </table:table-cell>
          <table:covered-table-cell/>
          <table:table-cell table:formula="of:=[.K21]+[.K22]" office:value-type="float" office:value="309.030718104737">
            <text:p>309.0</text:p>
          </table:table-cell>
          <table:table-cell table:formula="of:=IF([.Q20]&gt;0;[.K19]/([.Q20]*24);&quot;&quot;)" office:value-type="float" office:value="121.224490230234">
            <text:p>121.2</text:p>
          </table:table-cell>
          <table:covered-table-cell/>
          <table:table-cell table:style-name="ce137" table:formula="of:=[.N18]+[.N19]" office:value-type="float" office:value="1.16977777787523">
            <text:p>1.17</text:p>
          </table:table-cell>
          <table:table-cell table:style-name="ce137" table:formula="of:=[.O18]+[.O19]" office:value-type="float" office:value="1.16977777631138">
            <text:p>1.17</text:p>
          </table:table-cell>
          <table:table-cell table:style-name="ce149" office:value-type="time" office:time-value="PT994713H22M03S">
            <text:p>09:22:03</text:p>
          </table:table-cell>
          <table:table-cell table:style-name="ce157" table:formula="of:=IF([.P20]&gt;0;[.P20]-[.P19];0)" office:value-type="float" office:value="0.0011342592551955">
            <text:p>0:01:38</text:p>
          </table:table-cell>
          <table:table-cell table:style-name="ce172" table:formula="of:=IF([.R18]+[.Q20]&gt;0;[.R18]+[.Q20];&quot;&quot;)" office:value-type="float" office:value="0.00138888888614019">
            <text:p>0:02:00</text:p>
          </table:table-cell>
          <table:table-cell table:formula="of:=[.S18]-[.Q20]" office:value-type="time" office:time-value="PT02H18M37.89156S">
            <text:p>02:18:38</text:p>
          </table:table-cell>
          <table:table-cell table:style-name="ce185" office:value-type="string">
            <text:p><text:s/></text:p>
          </table:table-cell>
          <table:table-cell table:style-name="ce185"/>
          <table:table-cell table:style-name="ce206"/>
          <table:table-cell table:number-columns-repeated="5"/>
          <table:table-cell table:style-name="ce59"/>
          <table:table-cell table:style-name="ce35" table:number-columns-repeated="2"/>
          <table:table-cell table:number-columns-repeated="226"/>
        </table:table-row>
        <table:table-row table:style-name="ro2">
          <table:table-cell table:style-name="ce13" office:value-type="string">
            <text:p>Level</text:p>
          </table:table-cell>
          <table:table-cell table:style-name="ce9"/>
          <table:table-cell table:style-name="ce50"/>
          <table:table-cell table:style-name="ce55" office:value-type="string">
            <text:p>25</text:p>
          </table:table-cell>
          <table:table-cell table:style-name="ce50" office:value-type="string">
            <text:p>Climb</text:p>
          </table:table-cell>
          <table:table-cell table:style-name="ce55" office:value-type="string" table:number-columns-spanned="1" table:number-rows-spanned="2">
            <text:p>080</text:p>
          </table:table-cell>
          <table:table-cell table:style-name="ce72" office:value-type="float" office:value="125" table:number-columns-spanned="1" table:number-rows-spanned="2">
            <text:p>125.0</text:p>
          </table:table-cell>
          <table:table-cell table:style-name="ce86" office:value-type="float" office:value="0">
            <text:p>0</text:p>
          </table:table-cell>
          <table:table-cell table:style-name="ce91" table:number-matrix-columns-spanned="1" table:number-matrix-rows-spanned="2" table:formula="of:=TRANSPOSE(WNDHDGGS(DEGTORAD([.F21]);[.G21];DEGTORAD([.H21]);[.H22]))" office:value-type="float" office:value="1.39626340159546">
            <text:p>1.40</text:p>
          </table:table-cell>
          <table:table-cell table:style-name="ce96" table:formula="of:=IF([.I21]=&quot;not&quot;;&quot;not&quot;;RADTODEG([.I21]))" office:value-type="float" office:value="80" table:number-columns-spanned="1" table:number-rows-spanned="2">
            <text:p>80</text:p>
          </table:table-cell>
          <table:table-cell table:style-name="ce107" table:formula="of:=[.L21]*([.Q21]*24)" office:value-type="float" office:value="14.5833333333333">
            <text:p>14.6</text:p>
          </table:table-cell>
          <table:table-cell table:style-name="ce72" table:formula="of:=[.I22]" office:value-type="float" office:value="125">
            <text:p>125.0</text:p>
          </table:table-cell>
          <table:table-cell table:style-name="ce125" table:formula="of:=[.$F$5]" office:value-type="float" office:value="19.15" table:number-columns-spanned="1" table:number-rows-spanned="2">
            <text:p>19.15</text:p>
          </table:table-cell>
          <table:table-cell table:style-name="ce112" table:formula="of:=[.M21]*[.Q21]*24" office:value-type="float" office:value="2.23416666666667">
            <text:p>2.23</text:p>
          </table:table-cell>
          <table:table-cell table:style-name="ce112" table:formula="of:=[.M21]*[.Q22]*24" office:value-type="float" office:value="2.23416666726116">
            <text:p>2.23</text:p>
          </table:table-cell>
          <table:table-cell table:style-name="ce150" office:value-type="time" office:time-value="PT994713H22M03S">
            <text:p>09:22:03</text:p>
          </table:table-cell>
          <table:table-cell table:style-name="ce158" office:value-type="float" office:value="0.00486111111111111">
            <text:p>0:07:00</text:p>
          </table:table-cell>
          <table:table-cell table:style-name="ce158" table:formula="of:=[.R19]+[.Q21]" office:value-type="float" office:value="0.00625">
            <text:p>0:09:00</text:p>
          </table:table-cell>
          <table:table-cell table:style-name="ce150" table:formula="of:=[.S19]-[.Q21]" office:value-type="time" office:time-value="PT02H11M37.89156S">
            <text:p>02:11:38</text:p>
          </table:table-cell>
          <table:table-cell table:style-name="ce183" table:number-columns-repeated="2"/>
          <table:table-cell office:value-type="string">
            <text:p>CLIMB</text:p>
          </table:table-cell>
          <table:table-cell table:number-columns-repeated="5"/>
          <table:table-cell table:style-name="ce59"/>
          <table:table-cell table:style-name="ce35" table:number-columns-repeated="2"/>
          <table:table-cell table:number-columns-repeated="226"/>
        </table:table-row>
        <table:table-row table:style-name="ro2">
          <table:table-cell table:style-name="ce11" office:value-type="float" office:value="5000">
            <text:p>5000</text:p>
          </table:table-cell>
          <table:table-cell table:style-name="ce11"/>
          <table:table-cell table:style-name="ce43"/>
          <table:table-cell table:style-name="ce43" office:value-type="string">
            <text:p>2500</text:p>
          </table:table-cell>
          <table:table-cell table:style-name="ce43" office:value-type="string">
            <text:p>5000</text:p>
          </table:table-cell>
          <table:covered-table-cell table:style-name="ce63"/>
          <table:covered-table-cell table:style-name="ce73"/>
          <table:table-cell table:style-name="ce87" office:value-type="float" office:value="0">
            <text:p>0</text:p>
          </table:table-cell>
          <table:table-cell table:style-name="ce92" office:value-type="float" office:value="125">
            <text:p>125.00</text:p>
          </table:table-cell>
          <table:covered-table-cell table:style-name="ce97"/>
          <table:table-cell table:style-name="ce108" table:formula="of:=[.K23]+[.K24]" office:value-type="float" office:value="294.447384771404">
            <text:p>294.4</text:p>
          </table:table-cell>
          <table:table-cell table:style-name="ce73" table:formula="of:=IF([.Q22]&gt;0;[.K21]/([.Q22]*24);&quot;&quot;)" office:value-type="float" office:value="124.999999966738">
            <text:p>125.0</text:p>
          </table:table-cell>
          <table:covered-table-cell table:style-name="ce126"/>
          <table:table-cell table:style-name="ce138" table:formula="of:=[.N20]+[.N21]" office:value-type="float" office:value="3.4039444445419">
            <text:p>3.40</text:p>
          </table:table-cell>
          <table:table-cell table:style-name="ce138" table:formula="of:=[.O20]+[.O21]" office:value-type="float" office:value="3.40394444357254">
            <text:p>3.40</text:p>
          </table:table-cell>
          <table:table-cell table:style-name="ce151" office:value-type="time" office:time-value="PT994713H29M03S">
            <text:p>09:29:03</text:p>
          </table:table-cell>
          <table:table-cell table:style-name="ce159" table:formula="of:=IF([.P22]&gt;0;[.P22]-[.P21];0)" office:value-type="float" office:value="0.00486111111240462">
            <text:p>0:07:00</text:p>
          </table:table-cell>
          <table:table-cell table:style-name="ce171" table:formula="of:=IF([.R20]+[.Q22]&gt;0;[.R20]+[.Q22];&quot;&quot;)" office:value-type="float" office:value="0.00624999999854481">
            <text:p>0:09:00</text:p>
          </table:table-cell>
          <table:table-cell table:style-name="ce176" table:formula="of:=[.S20]-[.Q22]" office:value-type="time" office:time-value="PT02H11M37.89156S">
            <text:p>02:11:38</text:p>
          </table:table-cell>
          <table:table-cell table:style-name="ce186" table:number-columns-repeated="2"/>
          <table:table-cell table:number-columns-repeated="6"/>
          <table:table-cell table:style-name="ce59"/>
          <table:table-cell table:style-name="ce35" table:number-columns-repeated="2"/>
          <table:table-cell table:number-columns-repeated="226"/>
        </table:table-row>
        <table:table-row table:style-name="ro2">
          <table:table-cell table:style-name="ce14" office:value-type="string">
            <text:p>LVK</text:p>
          </table:table-cell>
          <table:table-cell office:value-type="string">
            <text:p><text:s/></text:p>
          </table:table-cell>
          <table:table-cell table:style-name="ce49" office:value-type="string">
            <text:p><text:s/></text:p>
          </table:table-cell>
          <table:table-cell table:style-name="ce54" office:value-type="string">
            <text:p>20</text:p>
          </table:table-cell>
          <table:table-cell office:value-type="string">
            <text:p>Level</text:p>
          </table:table-cell>
          <table:table-cell office:value-type="string" table:number-columns-spanned="1" table:number-rows-spanned="2">
            <text:p>080</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23]);[.G23];DEGTORAD([.H23]);[.H24]))" office:value-type="float" office:value="1.30771791386265">
            <text:p>1.31</text:p>
          </table:table-cell>
          <table:table-cell table:style-name="ce94" table:formula="of:=IF([.I23]=&quot;not&quot;;&quot;not&quot;;RADTODEG([.I23]))" office:value-type="float" office:value="74.9267172579827" table:number-columns-spanned="1" table:number-rows-spanned="2">
            <text:p>75</text:p>
          </table:table-cell>
          <table:table-cell table:style-name="ce105" table:formula="of:=15-[.K21]" office:value-type="float" office:value="0.41666666666667">
            <text:p>0.4</text:p>
          </table:table-cell>
          <table:table-cell table:style-name="ce70" table:formula="of:=[.I24]" office:value-type="float" office:value="144.808349649663">
            <text:p>144.8</text:p>
          </table:table-cell>
          <table:table-cell table:style-name="ce123" table:formula="of:=[.$G$5]" office:value-type="float" office:value="14.1" table:number-columns-spanned="1" table:number-rows-spanned="2">
            <text:p>14.10</text:p>
          </table:table-cell>
          <table:table-cell table:formula="of:=[.M23]*[.Q23]*24" office:value-type="float" office:value="0.0405708649688606">
            <text:p>0.04</text:p>
          </table:table-cell>
          <table:table-cell table:formula="of:=[.M23]*[.Q24]*24" office:value-type="float" office:value="0">
            <text:p>0.00</text:p>
          </table:table-cell>
          <table:table-cell/>
          <table:table-cell table:formula="of:=([.K23]/[.L23])/24" office:value-type="float" office:value="0.000119890262910344">
            <text:p>0:00:10</text:p>
          </table:table-cell>
          <table:table-cell table:formula="of:=[.R21]+[.Q23]" office:value-type="float" office:value="0.00636989026291035">
            <text:p>0:09:10</text:p>
          </table:table-cell>
          <table:table-cell table:style-name="ce148" table:formula="of:=[.S21]-[.Q23]" office:value-type="time" office:time-value="PT02H11M27.533041S">
            <text:p>02:11:28</text:p>
          </table:table-cell>
          <table:table-cell table:style-name="ce182" office:value-type="string">
            <text:p><text:s/></text:p>
          </table:table-cell>
          <table:table-cell table:style-name="ce182"/>
          <table:table-cell office:value-type="string">
            <text:p>WPT</text:p>
          </table:table-cell>
          <table:table-cell table:formula="of:=[.W11]" office:value-type="float" office:value="61">
            <text:p>61</text:p>
          </table:table-cell>
          <table:table-cell table:style-name="ce59" table:formula="of:=[.X11]" office:value-type="float" office:value="0">
            <text:p>0.00</text:p>
          </table:table-cell>
          <table:table-cell table:style-name="ce59" table:formula="of:=[.Z11]-IF([.X23]&gt;0;[.X23]-[.X11];0)" office:value-type="float" office:value="79.4176">
            <text:p>79.42</text:p>
          </table:table-cell>
          <table:table-cell table:style-name="ce59" table:formula="of:=([.Y23])+([.Y23])*([.W23]-[.W11])*0.00056" office:value-type="float" office:value="79.4176">
            <text:p>79.42</text:p>
          </table:table-cell>
          <table:table-cell table:style-name="ce59" table:formula="of:=[.$Y$10]-[.Z23]-[.X23]" office:value-type="float" office:value="0.582400000000007">
            <text:p>0.58</text:p>
          </table:table-cell>
          <table:table-cell table:style-name="ce59"/>
          <table:table-cell table:style-name="ce82"/>
          <table:table-cell table:style-name="ce35"/>
          <table:table-cell table:number-columns-repeated="226"/>
        </table:table-row>
        <table:table-row table:style-name="ro2">
          <table:table-cell table:style-name="ce15"/>
          <table:table-cell table:style-name="ce8" office:value-type="string">
            <text:p><text:s/></text:p>
          </table:table-cell>
          <table:table-cell office:value-type="string">
            <text:p><text:s/></text:p>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44.808349649663">
            <text:p>144.81</text:p>
          </table:table-cell>
          <table:covered-table-cell/>
          <table:table-cell table:formula="of:=[.K25]+[.K26]" office:value-type="float" office:value="294.030718104737">
            <text:p>294.0</text:p>
          </table:table-cell>
          <table:table-cell table:formula="of:=IF([.Q24]&gt;0;[.K23]/([.Q24]*24);&quot;&quot;)">
            <text:p/>
          </table:table-cell>
          <table:covered-table-cell/>
          <table:table-cell table:style-name="ce137" table:formula="of:=[.N22]+[.N23]" office:value-type="float" office:value="3.44451530951076">
            <text:p>3.44</text:p>
          </table:table-cell>
          <table:table-cell table:style-name="ce137" table:formula="of:=[.O22]+[.O23]" office:value-type="float" office:value="3.40394444357254">
            <text:p>3.40</text:p>
          </table:table-cell>
          <table:table-cell table:style-name="ce149"/>
          <table:table-cell table:style-name="ce157" table:formula="of:=IF([.P24]&gt;0;[.P24]-[.P23];0)" office:value-type="float" office:value="0">
            <text:p>0:00:00</text:p>
          </table:table-cell>
          <table:table-cell table:style-name="ce172" table:formula="of:=IF([.R22]+[.Q24]&gt;0;[.R22]+[.Q24];&quot;&quot;)" office:value-type="float" office:value="0.00624999999854481">
            <text:p>0:09:00</text:p>
          </table:table-cell>
          <table:table-cell table:formula="of:=[.S22]-[.Q24]" office:value-type="time" office:time-value="PT02H11M37.89156S">
            <text:p>02:11:38</text:p>
          </table:table-cell>
          <table:table-cell table:style-name="ce185" office:value-type="string">
            <text:p><text:s/></text:p>
          </table:table-cell>
          <table:table-cell table:style-name="ce185"/>
          <table:table-cell table:number-columns-repeated="6"/>
          <table:table-cell table:style-name="ce59"/>
          <table:table-cell table:style-name="ce82"/>
          <table:table-cell table:style-name="ce35"/>
          <table:table-cell table:number-columns-repeated="226"/>
        </table:table-row>
        <table:table-row table:style-name="ro2">
          <table:table-cell table:style-name="ce13" office:value-type="string">
            <text:p>Funny Farm</text:p>
          </table:table-cell>
          <table:table-cell table:style-name="ce9" office:value-type="string">
            <text:p>LIN 114.80</text:p>
          </table:table-cell>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015</text:p>
          </table:table-cell>
          <table:table-cell table:style-name="ce72" table:formula="of:=[.$G$4]" office:value-type="float" office:value="142" table:number-columns-spanned="1" table:number-rows-spanned="2">
            <text:p>142.0</text:p>
          </table:table-cell>
          <table:table-cell table:style-name="ce86" office:value-type="float" office:value="335">
            <text:p>335</text:p>
          </table:table-cell>
          <table:table-cell table:style-name="ce91" table:number-matrix-columns-spanned="1" table:number-matrix-rows-spanned="2" table:formula="of:=TRANSPOSE(WNDHDGGS(DEGTORAD([.F25]);[.G25];DEGTORAD([.H25]);[.H26]))" office:value-type="float" office:value="0.202918617964622">
            <text:p>0.20</text:p>
          </table:table-cell>
          <table:table-cell table:style-name="ce96" table:formula="of:=IF([.I25]=&quot;not&quot;;&quot;not&quot;;RADTODEG([.I25]))" office:value-type="float" office:value="11.6263803940004" table:number-columns-spanned="1" table:number-rows-spanned="2">
            <text:p>12</text:p>
          </table:table-cell>
          <table:table-cell table:style-name="ce107" office:value-type="float" office:value="17">
            <text:p>17.0</text:p>
          </table:table-cell>
          <table:table-cell table:style-name="ce72" table:formula="of:=[.I26]" office:value-type="float" office:value="131.795340248843">
            <text:p>131.8</text:p>
          </table:table-cell>
          <table:table-cell table:style-name="ce125" table:formula="of:=[.$G$5]" office:value-type="float" office:value="14.1" table:number-columns-spanned="1" table:number-rows-spanned="2">
            <text:p>14.10</text:p>
          </table:table-cell>
          <table:table-cell table:style-name="ce112" table:formula="of:=[.M25]*[.Q25]*24" office:value-type="float" office:value="1.8187289440387">
            <text:p>1.82</text:p>
          </table:table-cell>
          <table:table-cell table:style-name="ce112" table:formula="of:=[.M25]*[.Q26]*24" office:value-type="float" office:value="1.39824999938719">
            <text:p>1.40</text:p>
          </table:table-cell>
          <table:table-cell table:style-name="ce150" office:value-type="time" office:time-value="PT994713H29M03S">
            <text:p>09:29:03</text:p>
          </table:table-cell>
          <table:table-cell table:style-name="ce158" table:formula="of:=([.K25]/[.L25])/24" office:value-type="float" office:value="0.00537449451548079">
            <text:p>0:07:44</text:p>
          </table:table-cell>
          <table:table-cell table:style-name="ce158" table:formula="of:=[.R23]+[.Q25]" office:value-type="float" office:value="0.0117443847783911">
            <text:p>0:16:55</text:p>
          </table:table-cell>
          <table:table-cell table:style-name="ce150" table:formula="of:=[.S23]-[.Q25]" office:value-type="time" office:time-value="PT02H03M43.176715S">
            <text:p>02:03:43</text:p>
          </table:table-cell>
          <table:table-cell table:style-name="ce183" table:number-columns-repeated="2"/>
          <table:table-cell office:value-type="string">
            <text:p>WPT</text:p>
          </table:table-cell>
          <table:table-cell table:number-columns-repeated="5"/>
          <table:table-cell table:style-name="ce59"/>
          <table:table-cell table:style-name="ce82"/>
          <table:table-cell table:style-name="ce35"/>
          <table:table-cell table:number-columns-repeated="226"/>
        </table:table-row>
        <table:table-row table:style-name="ro2">
          <table:table-cell table:style-name="ce11" office:value-type="string">
            <text:p>4CA2</text:p>
          </table:table-cell>
          <table:table-cell table:style-name="ce11" office:value-type="float" office:value="66">
            <text:p>66</text:p>
          </table:table-cell>
          <table:table-cell table:style-name="ce43"/>
          <table:table-cell table:style-name="ce43" office:value-type="string">
            <text:p>2400</text:p>
          </table:table-cell>
          <table:table-cell table:style-name="ce43" office:value-type="string">
            <text:p>5000</text:p>
          </table:table-cell>
          <table:covered-table-cell table:style-name="ce63"/>
          <table:covered-table-cell table:style-name="ce73"/>
          <table:table-cell table:style-name="ce87" office:value-type="float" office:value="13">
            <text:p>13</text:p>
          </table:table-cell>
          <table:table-cell table:style-name="ce92" office:value-type="float" office:value="131.795340248843">
            <text:p>131.80</text:p>
          </table:table-cell>
          <table:covered-table-cell table:style-name="ce97"/>
          <table:table-cell table:style-name="ce108" table:formula="of:=[.K27]+[.K28]" office:value-type="float" office:value="277.030718104737">
            <text:p>277.0</text:p>
          </table:table-cell>
          <table:table-cell table:style-name="ce73" table:formula="of:=IF([.Q26]&gt;0;[.K25]/([.Q26]*24);&quot;&quot;)" office:value-type="float" office:value="171.428571503703">
            <text:p>171.4</text:p>
          </table:table-cell>
          <table:covered-table-cell table:style-name="ce126"/>
          <table:table-cell table:style-name="ce138" table:formula="of:=[.N24]+[.N25]" office:value-type="float" office:value="5.26324425354946">
            <text:p>5.26</text:p>
          </table:table-cell>
          <table:table-cell table:style-name="ce138" table:formula="of:=[.O24]+[.O25]" office:value-type="float" office:value="4.80219444295974">
            <text:p>4.80</text:p>
          </table:table-cell>
          <table:table-cell table:style-name="ce151" office:value-type="time" office:time-value="PT994713H35M00S">
            <text:p>09:35:00</text:p>
          </table:table-cell>
          <table:table-cell table:style-name="ce159" table:formula="of:=IF([.P26]&gt;0;[.P26]-[.P25];0)" office:value-type="float" office:value="0.00413194444263354">
            <text:p>0:05:57</text:p>
          </table:table-cell>
          <table:table-cell table:style-name="ce171" table:formula="of:=IF([.R24]+[.Q26]&gt;0;[.R24]+[.Q26];&quot;&quot;)" office:value-type="float" office:value="0.0103819444411783">
            <text:p>0:14:57</text:p>
          </table:table-cell>
          <table:table-cell table:style-name="ce176" table:formula="of:=[.S24]-[.Q26]" office:value-type="time" office:time-value="PT02H05M40.89156S">
            <text:p>02:05:41</text:p>
          </table:table-cell>
          <table:table-cell table:style-name="ce186" table:number-columns-repeated="2"/>
          <table:table-cell table:number-columns-repeated="6"/>
          <table:table-cell table:style-name="ce59"/>
          <table:table-cell table:style-name="ce82"/>
          <table:table-cell table:style-name="ce35"/>
          <table:table-cell table:number-columns-repeated="226"/>
        </table:table-row>
        <table:table-row table:style-name="ro2">
          <table:table-cell table:style-name="ce16" office:value-type="string">
            <text:p>Mystery Pt</text:p>
          </table:table-cell>
          <table:table-cell office:value-type="string">
            <text:p>SAC 115.2</text:p>
          </table:table-cell>
          <table:table-cell table:style-name="ce49" office:value-type="string">
            <text:p>LIN 114.8</text:p>
          </table:table-cell>
          <table:table-cell table:style-name="ce54" office:value-type="string">
            <text:p>20</text:p>
          </table:table-cell>
          <table:table-cell office:value-type="string">
            <text:p>Level</text:p>
          </table:table-cell>
          <table:table-cell office:value-type="string" table:number-columns-spanned="1" table:number-rows-spanned="2">
            <text:p>052</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27]);[.G27];DEGTORAD([.H27]);[.H28]))" office:value-type="float" office:value="0.818249591939446">
            <text:p>0.82</text:p>
          </table:table-cell>
          <table:table-cell table:style-name="ce94" table:formula="of:=IF([.I27]=&quot;not&quot;;&quot;not&quot;;RADTODEG([.I27]))" office:value-type="float" office:value="46.8822482064321" table:number-columns-spanned="1" table:number-rows-spanned="2">
            <text:p>47</text:p>
          </table:table-cell>
          <table:table-cell table:style-name="ce105" office:value-type="float" office:value="8">
            <text:p>8.0</text:p>
          </table:table-cell>
          <table:table-cell table:style-name="ce70" table:formula="of:=[.I28]" office:value-type="float" office:value="138.509549847132">
            <text:p>138.5</text:p>
          </table:table-cell>
          <table:table-cell table:style-name="ce123" table:formula="of:=[.$G$5]" office:value-type="float" office:value="14.1" table:number-columns-spanned="1" table:number-rows-spanned="2">
            <text:p>14.10</text:p>
          </table:table-cell>
          <table:table-cell table:formula="of:=[.M27]*[.Q27]*24" office:value-type="float" office:value="0.814384279816761">
            <text:p>0.81</text:p>
          </table:table-cell>
          <table:table-cell table:formula="of:=[.M27]*[.Q28]*24" office:value-type="float" office:value="0.783333334245253">
            <text:p>0.78</text:p>
          </table:table-cell>
          <table:table-cell office:value-type="time" office:time-value="PT994713H35M00S">
            <text:p>09:35:00</text:p>
          </table:table-cell>
          <table:table-cell table:formula="of:=([.K27]/[.L27])/24" office:value-type="float" office:value="0.00240657293090059">
            <text:p>0:03:28</text:p>
          </table:table-cell>
          <table:table-cell table:formula="of:=[.R25]+[.Q27]" office:value-type="float" office:value="0.0141509577092917">
            <text:p>0:20:23</text:p>
          </table:table-cell>
          <table:table-cell table:style-name="ce148" table:formula="of:=[.S25]-[.Q27]" office:value-type="time" office:time-value="PT02H00M15.248814S">
            <text:p>02:00:15</text:p>
          </table:table-cell>
          <table:table-cell table:style-name="ce182" office:value-type="string">
            <text:p><text:s/></text:p>
          </table:table-cell>
          <table:table-cell table:style-name="ce182"/>
          <table:table-cell office:value-type="string">
            <text:p>CKPT</text:p>
          </table:table-cell>
          <table:table-cell table:formula="of:=[.W23]" office:value-type="float" office:value="61">
            <text:p>61</text:p>
          </table:table-cell>
          <table:table-cell table:style-name="ce59" table:formula="of:=[.X23]" office:value-type="float" office:value="0">
            <text:p>0.00</text:p>
          </table:table-cell>
          <table:table-cell table:style-name="ce59" table:formula="of:=[.Z23]-IF([.X27]&gt;0;[.X27]-[.X23];0)" office:value-type="float" office:value="79.4176">
            <text:p>79.42</text:p>
          </table:table-cell>
          <table:table-cell table:style-name="ce59" table:formula="of:=([.Y27])+([.Y27])*([.W27]-[.W23])*0.00056" office:value-type="float" office:value="79.4176">
            <text:p>79.42</text:p>
          </table:table-cell>
          <table:table-cell table:style-name="ce59" table:formula="of:=[.$Y$10]-[.Z27]-[.X27]" office:value-type="float" office:value="0.582400000000007">
            <text:p>0.58</text:p>
          </table:table-cell>
          <table:table-cell table:style-name="ce59"/>
          <table:table-cell table:style-name="ce82"/>
          <table:table-cell table:style-name="ce35"/>
          <table:table-cell table:number-columns-repeated="226"/>
        </table:table-row>
        <table:table-row table:style-name="ro2">
          <table:table-cell table:style-name="ce15"/>
          <table:table-cell table:style-name="ce8" office:value-type="float" office:value="162">
            <text:p>162</text:p>
          </table:table-cell>
          <table:table-cell office:value-type="string">
            <text:p>066</text:p>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38.509549847132">
            <text:p>138.51</text:p>
          </table:table-cell>
          <table:covered-table-cell/>
          <table:table-cell table:formula="of:=[.K29]+[.K30]" office:value-type="float" office:value="269.030718104737">
            <text:p>269.0</text:p>
          </table:table-cell>
          <table:table-cell table:formula="of:=IF([.Q28]&gt;0;[.K27]/([.Q28]*24);&quot;&quot;)" office:value-type="float" office:value="143.999999832362">
            <text:p>144.0</text:p>
          </table:table-cell>
          <table:covered-table-cell/>
          <table:table-cell table:style-name="ce137" table:formula="of:=[.N26]+[.N27]" office:value-type="float" office:value="6.07762853336622">
            <text:p>6.08</text:p>
          </table:table-cell>
          <table:table-cell table:style-name="ce137" table:formula="of:=[.O26]+[.O27]" office:value-type="float" office:value="5.58552777720499">
            <text:p>5.59</text:p>
          </table:table-cell>
          <table:table-cell table:style-name="ce149" office:value-type="time" office:time-value="PT994713H38M20S">
            <text:p>09:38:20</text:p>
          </table:table-cell>
          <table:table-cell table:style-name="ce157" table:formula="of:=IF([.P28]&gt;0;[.P28]-[.P27];0)" office:value-type="float" office:value="0.00231481481750961">
            <text:p>0:03:20</text:p>
          </table:table-cell>
          <table:table-cell table:style-name="ce172" table:formula="of:=IF([.R26]+[.Q28]&gt;0;[.R26]+[.Q28];&quot;&quot;)" office:value-type="float" office:value="0.012696759258688">
            <text:p>0:18:17</text:p>
          </table:table-cell>
          <table:table-cell table:formula="of:=[.S26]-[.Q28]" office:value-type="time" office:time-value="PT02H02M20.89156S">
            <text:p>02:02:21</text:p>
          </table:table-cell>
          <table:table-cell table:style-name="ce52"/>
          <table:table-cell table:style-name="ce185"/>
          <table:table-cell table:number-columns-repeated="6"/>
          <table:table-cell table:style-name="ce82" table:number-columns-repeated="2"/>
          <table:table-cell table:style-name="ce35"/>
          <table:table-cell table:number-columns-repeated="226"/>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30]&gt;[.$C30];[.$B30]-[.$C30];([.$B30]+360)-[.$C30])" office:value-type="float" office:value="346.134189151058">
            <text:p>346</text:p>
          </table:table-cell>
          <table:table-cell table:style-name="ce74" table:formula="of:=[.$G$4]" office:value-type="float" office:value="142" table:number-columns-spanned="1" table:number-rows-spanned="2">
            <text:p>142.0</text:p>
          </table:table-cell>
          <table:table-cell table:style-name="ce88" office:value-type="float" office:value="0">
            <text:p>0</text:p>
          </table:table-cell>
          <table:table-cell table:style-name="ce65"/>
          <table:table-cell table:style-name="ce65" table:formula="of:=[.F29]+([.H29]*360)" office:value-type="float" office:value="346.134189151058">
            <text:p>346</text:p>
          </table:table-cell>
          <table:table-cell table:style-name="ce109" table:formula="of:=[.G29]/3600*[.J30]" office:value-type="float" office:value="4.53611111111111">
            <text:p>4.5</text:p>
          </table:table-cell>
          <table:table-cell table:style-name="ce74" table:formula="of:=[.G29]"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29]*[.Q29]*24" office:value-type="float" office:value="0.450416666666667">
            <text:p>0.45</text:p>
          </table:table-cell>
          <table:table-cell table:style-name="ce139" table:formula="of:=[.M29]*[.Q30]*24" office:value-type="float" office:value="0">
            <text:p>0.00</text:p>
          </table:table-cell>
          <table:table-cell table:style-name="ce152"/>
          <table:table-cell table:style-name="ce160" table:formula="of:=[.J30]/(24*3600)" office:value-type="float" office:value="0.00133101851851852">
            <text:p>0:01:55</text:p>
          </table:table-cell>
          <table:table-cell table:style-name="ce160" table:formula="of:=[.R27]+[.Q29]" office:value-type="float" office:value="0.0154819762278103">
            <text:p>0:22:18</text:p>
          </table:table-cell>
          <table:table-cell table:style-name="ce152" table:formula="of:=[.S27]-[.Q29]" office:value-type="time" office:time-value="PT01H58M20.248814S">
            <text:p>01:58:20</text:p>
          </table:table-cell>
          <table:table-cell table:style-name="ce187"/>
          <table:table-cell table:style-name="ce188"/>
          <table:table-cell office:value-type="string">
            <text:p>TURN</text:p>
          </table:table-cell>
          <table:table-cell table:number-columns-repeated="5"/>
          <table:table-cell table:style-name="ce82" table:number-columns-repeated="2"/>
          <table:table-cell table:style-name="ce35"/>
          <table:table-cell table:number-columns-repeated="226"/>
        </table:table-row>
        <table:table-row table:style-name="ro2">
          <table:table-cell table:style-name="ce18"/>
          <table:table-cell table:style-name="ce42" table:formula="of:=[.J27]" office:value-type="float" office:value="46.8822482064321">
            <text:p>46.88</text:p>
          </table:table-cell>
          <table:table-cell table:style-name="ce18" table:formula="of:=[.J31]" office:value-type="float" office:value="60.7480590553738">
            <text:p>60.75</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29]/3)" office:value-type="float" office:value="115">
            <text:p>115</text:p>
          </table:table-cell>
          <table:table-cell table:style-name="ce110" table:formula="of:=[.K31]+[.K32]" office:value-type="float" office:value="264.494606993626">
            <text:p>264.5</text:p>
          </table:table-cell>
          <table:table-cell table:style-name="ce75" table:formula="of:=IF([.Q30]&gt;0;[.K29]/([.Q30]*24);&quot;&quot;)">
            <text:p/>
          </table:table-cell>
          <table:covered-table-cell table:style-name="ce128"/>
          <table:table-cell table:style-name="ce140" table:formula="of:=[.N28]+[.N29]" office:value-type="float" office:value="6.52804520003289">
            <text:p>6.53</text:p>
          </table:table-cell>
          <table:table-cell table:style-name="ce140" table:formula="of:=[.O28]+[.O29]" office:value-type="float" office:value="5.58552777720499">
            <text:p>5.59</text:p>
          </table:table-cell>
          <table:table-cell table:style-name="ce153"/>
          <table:table-cell table:style-name="ce161" table:formula="of:=IF([.P30]&gt;0;[.P30]-[.P29];0)" office:value-type="float" office:value="0">
            <text:p>0:00:00</text:p>
          </table:table-cell>
          <table:table-cell table:style-name="ce173" table:formula="of:=IF([.R28]+[.Q30]&gt;0;[.R28]+[.Q30];&quot;&quot;)" office:value-type="float" office:value="0.012696759258688">
            <text:p>0:18:17</text:p>
          </table:table-cell>
          <table:table-cell table:style-name="ce177" table:formula="of:=[.S28]-[.Q30]" office:value-type="time" office:time-value="PT02H02M20.89156S">
            <text:p>02:02:21</text:p>
          </table:table-cell>
          <table:table-cell table:style-name="ce187" table:number-columns-repeated="2"/>
          <table:table-cell table:number-columns-repeated="6"/>
          <table:table-cell table:style-name="ce82" table:number-columns-repeated="2"/>
          <table:table-cell table:style-name="ce35"/>
          <table:table-cell table:number-columns-repeated="226"/>
        </table:table-row>
        <table:table-row table:style-name="ro2">
          <table:table-cell table:style-name="ce19" office:value-type="string">
            <text:p>Linden VOR</text:p>
          </table:table-cell>
          <table:table-cell office:value-type="string">
            <text:p>LIN 114.8</text:p>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066</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31]);[.G31];DEGTORAD([.H31]);[.H32]))" office:value-type="float" office:value="1.06025364471223">
            <text:p>1.06</text:p>
          </table:table-cell>
          <table:table-cell table:style-name="ce94" table:formula="of:=IF([.I31]=&quot;not&quot;;&quot;not&quot;;RADTODEG([.I31]))" office:value-type="float" office:value="60.7480590553738" table:number-columns-spanned="1" table:number-rows-spanned="2">
            <text:p>61</text:p>
          </table:table-cell>
          <table:table-cell table:style-name="ce105" office:value-type="float" office:value="24">
            <text:p>24.0</text:p>
          </table:table-cell>
          <table:table-cell table:style-name="ce70" table:formula="of:=[.I32]" office:value-type="float" office:value="141.630740761129">
            <text:p>141.6</text:p>
          </table:table-cell>
          <table:table-cell table:style-name="ce123" table:formula="of:=[.$G$5]" office:value-type="float" office:value="14.1" table:number-columns-spanned="1" table:number-rows-spanned="2">
            <text:p>14.10</text:p>
          </table:table-cell>
          <table:table-cell table:formula="of:=[.M31]*[.Q31]*24" office:value-type="float" office:value="2.38931179898816">
            <text:p>2.39</text:p>
          </table:table-cell>
          <table:table-cell table:formula="of:=[.M31]*[.Q32]*24" office:value-type="float" office:value="2.27558333344641">
            <text:p>2.28</text:p>
          </table:table-cell>
          <table:table-cell office:value-type="time" office:time-value="PT994713H38M20S">
            <text:p>09:38:20</text:p>
          </table:table-cell>
          <table:table-cell table:formula="of:=([.K31]/[.L31])/24" office:value-type="float" office:value="0.00706061406320379">
            <text:p>0:10:10</text:p>
          </table:table-cell>
          <table:table-cell table:formula="of:=[.R29]+[.Q31]" office:value-type="float" office:value="0.022542590291014">
            <text:p>0:32:28</text:p>
          </table:table-cell>
          <table:table-cell table:style-name="ce148" table:formula="of:=[.S29]-[.Q31]" office:value-type="time" office:time-value="PT01H48M10.211758S">
            <text:p>01:48:10</text:p>
          </table:table-cell>
          <table:table-cell table:style-name="ce182" table:number-columns-repeated="2"/>
          <table:table-cell office:value-type="string">
            <text:p>WPT</text:p>
          </table:table-cell>
          <table:table-cell office:value-type="float" office:value="63">
            <text:p>63</text:p>
          </table:table-cell>
          <table:table-cell table:style-name="ce59" office:value-type="float" office:value="7">
            <text:p>7.00</text:p>
          </table:table-cell>
          <table:table-cell table:style-name="ce59" table:formula="of:=[.Z27]-IF([.X31]&gt;0;[.X31]-[.X27];0)" office:value-type="float" office:value="72.4176">
            <text:p>72.42</text:p>
          </table:table-cell>
          <table:table-cell table:style-name="ce59" table:formula="of:=([.Y31])+([.Y31])*([.W31]-[.W27])*0.00056" office:value-type="float" office:value="72.498707712">
            <text:p>72.50</text:p>
          </table:table-cell>
          <table:table-cell table:style-name="ce59" table:formula="of:=[.$Y$10]-[.Z31]-[.X31]" office:value-type="float" office:value="0.501292288000002">
            <text:p>0.50</text:p>
          </table:table-cell>
          <table:table-cell table:style-name="ce82" table:number-columns-repeated="2"/>
          <table:table-cell table:style-name="ce35"/>
          <table:table-cell table:number-columns-repeated="226"/>
        </table:table-row>
        <table:table-row table:style-name="ro2">
          <table:table-cell table:style-name="ce8" office:value-type="float" office:value="114.7">
            <text:p>114.7</text:p>
          </table:table-cell>
          <table:table-cell table:style-name="ce8" office:value-type="float" office:value="66">
            <text:p>66</text:p>
          </table:table-cell>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41.630740761129">
            <text:p>141.63</text:p>
          </table:table-cell>
          <table:covered-table-cell/>
          <table:table-cell table:formula="of:=[.K33]+[.K34]" office:value-type="float" office:value="240.494606993626">
            <text:p>240.5</text:p>
          </table:table-cell>
          <table:table-cell table:formula="of:=IF([.Q32]&gt;0;[.K31]/([.Q32]*24);&quot;&quot;)" office:value-type="float" office:value="148.709122195708">
            <text:p>148.7</text:p>
          </table:table-cell>
          <table:covered-table-cell/>
          <table:table-cell table:style-name="ce137" table:formula="of:=[.N30]+[.N31]" office:value-type="float" office:value="8.91735699902105">
            <text:p>8.92</text:p>
          </table:table-cell>
          <table:table-cell table:style-name="ce137" table:formula="of:=[.O30]+[.O31]" office:value-type="float" office:value="7.8611111106514">
            <text:p>7.86</text:p>
          </table:table-cell>
          <table:table-cell table:style-name="ce149" office:value-type="time" office:time-value="PT994713H48M01S">
            <text:p>09:48:01</text:p>
          </table:table-cell>
          <table:table-cell table:style-name="ce157" table:formula="of:=IF([.P32]&gt;0;[.P32]-[.P31];0)" office:value-type="float" office:value="0.00672453703737119">
            <text:p>0:09:41</text:p>
          </table:table-cell>
          <table:table-cell table:style-name="ce172" table:formula="of:=IF([.R30]+[.Q32]&gt;0;[.R30]+[.Q32];&quot;&quot;)" office:value-type="float" office:value="0.0194212962960592">
            <text:p>0:27:58</text:p>
          </table:table-cell>
          <table:table-cell table:formula="of:=[.S30]-[.Q32]" office:value-type="time" office:time-value="PT01H52M39.89156S">
            <text:p>01:52:40</text:p>
          </table:table-cell>
          <table:table-cell table:style-name="ce185" table:number-columns-repeated="2"/>
          <table:table-cell table:number-columns-repeated="6"/>
          <table:table-cell table:style-name="ce82" table:number-columns-repeated="2"/>
          <table:table-cell table:style-name="ce35"/>
          <table:table-cell table:number-columns-repeated="226"/>
        </table:table-row>
        <table:table-row table:style-name="ro2">
          <table:table-cell table:style-name="ce20" office:value-type="string">
            <text:p>Eagle Ridge</text:p>
          </table:table-cell>
          <table:table-cell table:style-name="ce9" office:value-type="string">
            <text:p>LIN 114.8</text:p>
          </table:table-cell>
          <table:table-cell table:style-name="ce50" office:value-type="string">
            <text:p>HNW 115.5</text:p>
          </table:table-cell>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045</text:p>
          </table:table-cell>
          <table:table-cell table:style-name="ce72" table:formula="of:=[.$G$4]" office:value-type="float" office:value="142" table:number-columns-spanned="1" table:number-rows-spanned="2">
            <text:p>142.0</text:p>
          </table:table-cell>
          <table:table-cell table:style-name="ce86" office:value-type="float" office:value="335">
            <text:p>335</text:p>
          </table:table-cell>
          <table:table-cell table:style-name="ce91" table:number-matrix-columns-spanned="1" table:number-matrix-rows-spanned="2" table:formula="of:=TRANSPOSE(WNDHDGGS(DEGTORAD([.F33]);[.G33];DEGTORAD([.H33]);[.H34]))" office:value-type="float" office:value="0.699263497113567">
            <text:p>0.70</text:p>
          </table:table-cell>
          <table:table-cell table:style-name="ce96" table:formula="of:=IF([.I33]=&quot;not&quot;;&quot;not&quot;;RADTODEG([.I33]))" office:value-type="float" office:value="40.0648471521659" table:number-columns-spanned="1" table:number-rows-spanned="2">
            <text:p>40</text:p>
          </table:table-cell>
          <table:table-cell table:style-name="ce107" office:value-type="float" office:value="29">
            <text:p>29.0</text:p>
          </table:table-cell>
          <table:table-cell table:style-name="ce72" table:formula="of:=[.I34]" office:value-type="float" office:value="137.027301902427">
            <text:p>137.0</text:p>
          </table:table-cell>
          <table:table-cell table:style-name="ce125" table:formula="of:=[.$G$5]" office:value-type="float" office:value="14.1" table:number-columns-spanned="1" table:number-rows-spanned="2">
            <text:p>14.10</text:p>
          </table:table-cell>
          <table:table-cell table:style-name="ce112" table:formula="of:=[.M33]*[.Q33]*24" office:value-type="float" office:value="2.98407685419629">
            <text:p>2.98</text:p>
          </table:table-cell>
          <table:table-cell table:style-name="ce112" table:formula="of:=[.M33]*[.Q34]*24" office:value-type="float" office:value="2.79258333365433">
            <text:p>2.79</text:p>
          </table:table-cell>
          <table:table-cell table:style-name="ce150" office:value-type="time" office:time-value="PT994713H48M01S">
            <text:p>09:48:01</text:p>
          </table:table-cell>
          <table:table-cell table:style-name="ce158" table:formula="of:=([.K33]/[.L33])/24" office:value-type="float" office:value="0.00881819401358243">
            <text:p>0:12:42</text:p>
          </table:table-cell>
          <table:table-cell table:style-name="ce158" table:formula="of:=[.R31]+[.Q33]" office:value-type="float" office:value="0.0313607843045965">
            <text:p>0:45:10</text:p>
          </table:table-cell>
          <table:table-cell table:style-name="ce150" table:formula="of:=[.S31]-[.Q33]" office:value-type="time" office:time-value="PT01H35M28.319796S">
            <text:p>01:35:28</text:p>
          </table:table-cell>
          <table:table-cell table:style-name="ce183" office:value-type="string">
            <text:p><text:s/></text:p>
          </table:table-cell>
          <table:table-cell table:style-name="ce183"/>
          <table:table-cell office:value-type="string">
            <text:p>CKPT</text:p>
          </table:table-cell>
          <table:table-cell office:value-type="float" office:value="63">
            <text:p>63</text:p>
          </table:table-cell>
          <table:table-cell table:style-name="ce59" office:value-type="float" office:value="10.65">
            <text:p>10.65</text:p>
          </table:table-cell>
          <table:table-cell table:style-name="ce59" table:formula="of:=[.Z31]-IF([.X33]&gt;0;[.X33]-[.X31];0)" office:value-type="float" office:value="68.848707712">
            <text:p>68.85</text:p>
          </table:table-cell>
          <table:table-cell table:style-name="ce59" table:formula="of:=([.Y33])+([.Y33])*([.W33]-[.W31])*0.00056" office:value-type="float" office:value="68.848707712">
            <text:p>68.85</text:p>
          </table:table-cell>
          <table:table-cell table:style-name="ce59" table:formula="of:=[.$Y$10]-[.Z33]-[.X33]" office:value-type="float" office:value="0.501292288000007">
            <text:p>0.50</text:p>
          </table:table-cell>
          <table:table-cell table:style-name="ce82" table:number-columns-repeated="2"/>
          <table:table-cell table:style-name="ce35"/>
          <table:table-cell table:number-columns-repeated="226"/>
        </table:table-row>
        <table:table-row table:style-name="ro2">
          <table:table-cell table:style-name="ce21" office:value-type="string">
            <text:p>6CA6</text:p>
          </table:table-cell>
          <table:table-cell table:style-name="ce43" office:value-type="string">
            <text:p>045</text:p>
          </table:table-cell>
          <table:table-cell table:style-name="ce43" office:value-type="string">
            <text:p>319</text:p>
          </table:table-cell>
          <table:table-cell table:style-name="ce43" office:value-type="string">
            <text:p>2400</text:p>
          </table:table-cell>
          <table:table-cell table:style-name="ce43" office:value-type="string">
            <text:p>5000</text:p>
          </table:table-cell>
          <table:covered-table-cell table:style-name="ce63"/>
          <table:covered-table-cell table:style-name="ce73"/>
          <table:table-cell table:style-name="ce87" office:value-type="float" office:value="13">
            <text:p>13</text:p>
          </table:table-cell>
          <table:table-cell table:style-name="ce92" office:value-type="float" office:value="137.027301902427">
            <text:p>137.03</text:p>
          </table:table-cell>
          <table:covered-table-cell table:style-name="ce97"/>
          <table:table-cell table:style-name="ce108" table:formula="of:=[.K35]+[.K36]" office:value-type="float" office:value="211.494606993626">
            <text:p>211.5</text:p>
          </table:table-cell>
          <table:table-cell table:style-name="ce73" table:formula="of:=IF([.Q34]&gt;0;[.K33]/([.Q34]*24);&quot;&quot;)" office:value-type="float" office:value="146.423562395511">
            <text:p>146.4</text:p>
          </table:table-cell>
          <table:covered-table-cell table:style-name="ce126"/>
          <table:table-cell table:style-name="ce138" table:formula="of:=[.N32]+[.N33]" office:value-type="float" office:value="11.9014338532173">
            <text:p>11.90</text:p>
          </table:table-cell>
          <table:table-cell table:style-name="ce138" table:formula="of:=[.O32]+[.O33]" office:value-type="float" office:value="10.6536944443057">
            <text:p>10.65</text:p>
          </table:table-cell>
          <table:table-cell table:style-name="ce151" office:value-type="time" office:time-value="PT994713H59M54S">
            <text:p>09:59:54</text:p>
          </table:table-cell>
          <table:table-cell table:style-name="ce159" table:formula="of:=IF([.P34]&gt;0;[.P34]-[.P33];0)" office:value-type="float" office:value="0.00825231481576338">
            <text:p>0:11:53</text:p>
          </table:table-cell>
          <table:table-cell table:style-name="ce171" table:formula="of:=IF([.R32]+[.Q34]&gt;0;[.R32]+[.Q34];&quot;&quot;)" office:value-type="float" office:value="0.0276736111118225">
            <text:p>0:39:51</text:p>
          </table:table-cell>
          <table:table-cell table:style-name="ce176" table:formula="of:=[.S32]-[.Q34]" office:value-type="time" office:time-value="PT01H40M46.89156S">
            <text:p>01:40:47</text:p>
          </table:table-cell>
          <table:table-cell table:style-name="ce186" table:number-columns-repeated="2"/>
          <table:table-cell table:number-columns-repeated="6"/>
          <table:table-cell table:style-name="ce131"/>
          <table:table-cell table:style-name="ce82"/>
          <table:table-cell table:style-name="ce35"/>
          <table:table-cell table:number-columns-repeated="226"/>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36]&gt;[.$C36];[.$B36]-[.$C36];([.$B36]+360)-[.$C36])" office:value-type="float" office:value="79.6188687122498">
            <text:p>80</text:p>
          </table:table-cell>
          <table:table-cell table:style-name="ce74" table:formula="of:=[.$G$4]" office:value-type="float" office:value="142" table:number-columns-spanned="1" table:number-rows-spanned="2">
            <text:p>142.0</text:p>
          </table:table-cell>
          <table:table-cell table:style-name="ce88" office:value-type="float" office:value="1">
            <text:p>1</text:p>
          </table:table-cell>
          <table:table-cell table:style-name="ce65"/>
          <table:table-cell table:style-name="ce65" table:formula="of:=[.F35]+([.H35]*360)" office:value-type="float" office:value="439.61886871225">
            <text:p>440</text:p>
          </table:table-cell>
          <table:table-cell table:style-name="ce109" table:formula="of:=[.G35]/3600*[.J36]" office:value-type="float" office:value="5.79833333333333">
            <text:p>5.8</text:p>
          </table:table-cell>
          <table:table-cell table:style-name="ce74" table:formula="of:=[.G35]"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35]*[.Q35]*24" office:value-type="float" office:value="0.57575">
            <text:p>0.58</text:p>
          </table:table-cell>
          <table:table-cell table:style-name="ce139" table:formula="of:=[.M35]*[.Q36]*24" office:value-type="float" office:value="0.172333331761183">
            <text:p>0.17</text:p>
          </table:table-cell>
          <table:table-cell table:style-name="ce152" office:value-type="time" office:time-value="PT994713H59M54S">
            <text:p>09:59:54</text:p>
          </table:table-cell>
          <table:table-cell table:style-name="ce160" table:formula="of:=[.J36]/(24*3600)" office:value-type="float" office:value="0.00170138888888889">
            <text:p>0:02:27</text:p>
          </table:table-cell>
          <table:table-cell table:style-name="ce160" table:formula="of:=[.R33]+[.Q35]" office:value-type="float" office:value="0.0330621731934854">
            <text:p>0:47:37</text:p>
          </table:table-cell>
          <table:table-cell table:style-name="ce152" table:formula="of:=[.S33]-[.Q35]" office:value-type="time" office:time-value="PT01H33M01.319796S">
            <text:p>01:33:01</text:p>
          </table:table-cell>
          <table:table-cell table:style-name="ce188" table:number-columns-repeated="2"/>
          <table:table-cell office:value-type="string">
            <text:p>TURN</text:p>
          </table:table-cell>
          <table:table-cell table:number-columns-repeated="5"/>
          <table:table-cell table:style-name="ce131"/>
          <table:table-cell table:style-name="ce82"/>
          <table:table-cell table:style-name="ce35"/>
          <table:table-cell table:number-columns-repeated="226"/>
        </table:table-row>
        <table:table-row table:style-name="ro2">
          <table:table-cell table:style-name="ce22"/>
          <table:table-cell table:style-name="ce42" table:formula="of:=[.J33]" office:value-type="float" office:value="40.0648471521659">
            <text:p>40.06</text:p>
          </table:table-cell>
          <table:table-cell table:style-name="ce18" table:formula="of:=[.J37]" office:value-type="float" office:value="320.445978439916">
            <text:p>320.45</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35]/3)" office:value-type="float" office:value="147">
            <text:p>147</text:p>
          </table:table-cell>
          <table:table-cell table:style-name="ce110" table:formula="of:=[.K37]+[.K38]" office:value-type="float" office:value="205.696273660293">
            <text:p>205.7</text:p>
          </table:table-cell>
          <table:table-cell table:style-name="ce75" table:formula="of:=IF([.Q36]&gt;0;[.K35]/([.Q36]*24);&quot;&quot;)" office:value-type="float" office:value="474.409095236996">
            <text:p>474.4</text:p>
          </table:table-cell>
          <table:covered-table-cell table:style-name="ce128"/>
          <table:table-cell table:style-name="ce140" table:formula="of:=[.N34]+[.N35]" office:value-type="float" office:value="12.4771838532173">
            <text:p>12.48</text:p>
          </table:table-cell>
          <table:table-cell table:style-name="ce140" table:formula="of:=[.O34]+[.O35]" office:value-type="float" office:value="10.8260277760669">
            <text:p>10.83</text:p>
          </table:table-cell>
          <table:table-cell table:style-name="ce153" office:value-type="time" office:time-value="PT994714H00M38S">
            <text:p>10:00:38</text:p>
          </table:table-cell>
          <table:table-cell table:style-name="ce161" table:formula="of:=IF([.P36]&gt;0;[.P36]-[.P35];0)" office:value-type="float" office:value="0.000509259254613426">
            <text:p>0:00:44</text:p>
          </table:table-cell>
          <table:table-cell table:style-name="ce173" table:formula="of:=IF([.R34]+[.Q36]&gt;0;[.R34]+[.Q36];&quot;&quot;)" office:value-type="float" office:value="0.028182870366436">
            <text:p>0:40:35</text:p>
          </table:table-cell>
          <table:table-cell table:style-name="ce177" table:formula="of:=[.S34]-[.Q36]" office:value-type="time" office:time-value="PT01H40M02.89156S">
            <text:p>01:40:03</text:p>
          </table:table-cell>
          <table:table-cell table:style-name="ce187" office:value-type="string">
            <text:p><text:s/></text:p>
          </table:table-cell>
          <table:table-cell table:style-name="ce187"/>
          <table:table-cell table:number-columns-repeated="6"/>
          <table:table-cell table:style-name="ce35" table:number-columns-repeated="3"/>
          <table:table-cell table:number-columns-repeated="226"/>
        </table:table-row>
        <table:table-row table:style-name="ro2">
          <table:table-cell table:style-name="ce13" office:value-type="string">
            <text:p>Hangtown VOR</text:p>
          </table:table-cell>
          <table:table-cell table:style-name="ce9" office:value-type="string">
            <text:p>HNW 115.5</text:p>
          </table:table-cell>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319</text:p>
          </table:table-cell>
          <table:table-cell table:style-name="ce72" table:formula="of:=[.$G$4]" office:value-type="float" office:value="142" table:number-columns-spanned="1" table:number-rows-spanned="2">
            <text:p>142.0</text:p>
          </table:table-cell>
          <table:table-cell table:style-name="ce86" office:value-type="float" office:value="335">
            <text:p>335</text:p>
          </table:table-cell>
          <table:table-cell table:style-name="ce91" table:number-matrix-columns-spanned="1" table:number-matrix-rows-spanned="2" table:formula="of:=TRANSPOSE(WNDHDGGS(DEGTORAD([.F37]);[.G37];DEGTORAD([.H37]);[.H38]))" office:value-type="float" office:value="5.59283739855129">
            <text:p>5.59</text:p>
          </table:table-cell>
          <table:table-cell table:style-name="ce96" table:formula="of:=IF([.I37]=&quot;not&quot;;&quot;not&quot;;RADTODEG([.I37]))" office:value-type="float" office:value="320.445978439916" table:number-columns-spanned="1" table:number-rows-spanned="2">
            <text:p>320</text:p>
          </table:table-cell>
          <table:table-cell table:style-name="ce107" office:value-type="float" office:value="27">
            <text:p>27.0</text:p>
          </table:table-cell>
          <table:table-cell table:style-name="ce72" table:formula="of:=[.I38]" office:value-type="float" office:value="129.458379711379">
            <text:p>129.5</text:p>
          </table:table-cell>
          <table:table-cell table:style-name="ce125" table:formula="of:=[.$G$5]" office:value-type="float" office:value="14.1" table:number-columns-spanned="1" table:number-rows-spanned="2">
            <text:p>14.10</text:p>
          </table:table-cell>
          <table:table-cell table:style-name="ce112" table:formula="of:=[.M37]*[.Q37]*24" office:value-type="float" office:value="2.94071346210846">
            <text:p>2.94</text:p>
          </table:table-cell>
          <table:table-cell table:style-name="ce112" table:formula="of:=[.M37]*[.Q38]*24" office:value-type="float" office:value="2.78474999602768">
            <text:p>2.78</text:p>
          </table:table-cell>
          <table:table-cell table:style-name="ce150" office:value-type="time" office:time-value="PT994714H00M38S">
            <text:p>10:00:38</text:p>
          </table:table-cell>
          <table:table-cell table:style-name="ce158" table:formula="of:=([.K37]/[.L37])/24" office:value-type="float" office:value="0.00869005160197534">
            <text:p>0:12:31</text:p>
          </table:table-cell>
          <table:table-cell table:style-name="ce158" table:formula="of:=[.R35]+[.Q37]" office:value-type="float" office:value="0.0417522247954607">
            <text:p>1:00:07</text:p>
          </table:table-cell>
          <table:table-cell table:style-name="ce150" table:formula="of:=[.S35]-[.Q37]" office:value-type="time" office:time-value="PT01H20M30.499337S">
            <text:p>01:20:30</text:p>
          </table:table-cell>
          <table:table-cell table:style-name="ce189"/>
          <table:table-cell table:style-name="ce183"/>
          <table:table-cell office:value-type="string">
            <text:p>WPT</text:p>
          </table:table-cell>
          <table:table-cell table:formula="of:=[.W33]" office:value-type="float" office:value="63">
            <text:p>63</text:p>
          </table:table-cell>
          <table:table-cell table:style-name="ce59" office:value-type="float" office:value="13.5">
            <text:p>13.50</text:p>
          </table:table-cell>
          <table:table-cell table:style-name="ce59" table:formula="of:=[.Z33]-IF([.X37]&gt;0;[.X37]-[.X33];0)" office:value-type="float" office:value="65.998707712">
            <text:p>66.00</text:p>
          </table:table-cell>
          <table:table-cell table:style-name="ce59" table:formula="of:=([.Y37])+([.Y37])*([.W37]-[.W33])*0.00056" office:value-type="float" office:value="65.998707712">
            <text:p>66.00</text:p>
          </table:table-cell>
          <table:table-cell table:style-name="ce59" table:formula="of:=[.$Y$10]-[.Z37]-[.X37]" office:value-type="float" office:value="0.501292288000002">
            <text:p>0.50</text:p>
          </table:table-cell>
          <table:table-cell table:style-name="ce35" table:number-columns-repeated="3"/>
          <table:table-cell table:number-columns-repeated="226"/>
        </table:table-row>
        <table:table-row table:style-name="ro2">
          <table:table-cell table:style-name="ce11" office:value-type="string">
            <text:p>HNW</text:p>
          </table:table-cell>
          <table:table-cell table:style-name="ce11" office:value-type="float" office:value="319">
            <text:p>319</text:p>
          </table:table-cell>
          <table:table-cell table:style-name="ce43"/>
          <table:table-cell table:style-name="ce43" office:value-type="string">
            <text:p>2400</text:p>
          </table:table-cell>
          <table:table-cell table:style-name="ce43" office:value-type="string">
            <text:p>5000</text:p>
          </table:table-cell>
          <table:covered-table-cell table:style-name="ce63"/>
          <table:covered-table-cell table:style-name="ce73"/>
          <table:table-cell table:style-name="ce87" office:value-type="float" office:value="13">
            <text:p>13</text:p>
          </table:table-cell>
          <table:table-cell table:style-name="ce92" office:value-type="float" office:value="129.458379711379">
            <text:p>129.46</text:p>
          </table:table-cell>
          <table:covered-table-cell table:style-name="ce97"/>
          <table:table-cell table:style-name="ce108" table:formula="of:=[.K39]+[.K40]" office:value-type="float" office:value="178.696273660293">
            <text:p>178.7</text:p>
          </table:table-cell>
          <table:table-cell table:style-name="ce73" table:formula="of:=IF([.Q38]&gt;0;[.K37]/([.Q38]*24);&quot;&quot;)" office:value-type="float" office:value="136.708860954503">
            <text:p>136.7</text:p>
          </table:table-cell>
          <table:covered-table-cell table:style-name="ce126"/>
          <table:table-cell table:style-name="ce138" table:formula="of:=[.N36]+[.N37]" office:value-type="float" office:value="15.4178973153258">
            <text:p>15.42</text:p>
          </table:table-cell>
          <table:table-cell table:style-name="ce138" table:formula="of:=[.O36]+[.O37]" office:value-type="float" office:value="13.6107777720946">
            <text:p>13.61</text:p>
          </table:table-cell>
          <table:table-cell table:style-name="ce151" office:value-type="time" office:time-value="PT994714H12M28.999999S">
            <text:p>10:12:29</text:p>
          </table:table-cell>
          <table:table-cell table:style-name="ce159" table:formula="of:=IF([.P38]&gt;0;[.P38]-[.P37];0)" office:value-type="float" office:value="0.00822916665492812">
            <text:p>0:11:51</text:p>
          </table:table-cell>
          <table:table-cell table:style-name="ce171" table:formula="of:=IF([.R36]+[.Q38]&gt;0;[.R36]+[.Q38];&quot;&quot;)" office:value-type="float" office:value="0.0364120370213641">
            <text:p>0:52:26</text:p>
          </table:table-cell>
          <table:table-cell table:style-name="ce176" table:formula="of:=[.S36]-[.Q38]" office:value-type="time" office:time-value="PT01H28M11.891561S">
            <text:p>01:28:12</text:p>
          </table:table-cell>
          <table:table-cell table:style-name="ce186" table:number-columns-repeated="2"/>
          <table:table-cell table:number-columns-repeated="6"/>
          <table:table-cell table:style-name="ce35" table:number-columns-repeated="3"/>
          <table:table-cell table:number-columns-repeated="226"/>
        </table:table-row>
        <table:table-row table:style-name="ro2">
          <table:table-cell table:style-name="ce16" office:value-type="string">
            <text:p>Challenge</text:p>
          </table:table-cell>
          <table:table-cell office:value-type="string">
            <text:p>CIC 109.8</text:p>
          </table:table-cell>
          <table:table-cell table:style-name="ce51" office:value-type="string">
            <text:p>MYV 110.8</text:p>
          </table:table-cell>
          <table:table-cell table:style-name="ce54" office:value-type="string">
            <text:p>20</text:p>
          </table:table-cell>
          <table:table-cell office:value-type="string">
            <text:p>Level</text:p>
          </table:table-cell>
          <table:table-cell office:value-type="string" table:number-columns-spanned="1" table:number-rows-spanned="2">
            <text:p>321</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39]);[.G39];DEGTORAD([.H39]);[.H40]))" office:value-type="float" office:value="5.6246564891462">
            <text:p>5.62</text:p>
          </table:table-cell>
          <table:table-cell table:style-name="ce94" table:formula="of:=IF([.I39]=&quot;not&quot;;&quot;not&quot;;RADTODEG([.I39]))" office:value-type="float" office:value="322.269078038948" table:number-columns-spanned="1" table:number-rows-spanned="2">
            <text:p>322</text:p>
          </table:table-cell>
          <table:table-cell table:style-name="ce105" office:value-type="float" office:value="51">
            <text:p>51.0</text:p>
          </table:table-cell>
          <table:table-cell table:style-name="ce70" table:formula="of:=[.I40]" office:value-type="float" office:value="129.351324073779">
            <text:p>129.4</text:p>
          </table:table-cell>
          <table:table-cell table:style-name="ce123" table:formula="of:=[.$G$5]" office:value-type="float" office:value="14.1" table:number-columns-spanned="1" table:number-rows-spanned="2">
            <text:p>14.10</text:p>
          </table:table-cell>
          <table:table-cell table:formula="of:=[.M39]*[.Q39]*24" office:value-type="float" office:value="5.55927823042493">
            <text:p>5.56</text:p>
          </table:table-cell>
          <table:table-cell table:formula="of:=[.M39]*[.Q40]*24" office:value-type="float" office:value="5.49116666995687">
            <text:p>5.49</text:p>
          </table:table-cell>
          <table:table-cell office:value-type="time" office:time-value="PT994714H12M28.999999S">
            <text:p>10:12:29</text:p>
          </table:table-cell>
          <table:table-cell table:formula="of:=([.K39]/[.L39])/24" office:value-type="float" office:value="0.0164281271584661">
            <text:p>0:23:39</text:p>
          </table:table-cell>
          <table:table-cell table:formula="of:=[.R37]+[.Q39]" office:value-type="float" office:value="0.0581803519539268">
            <text:p>1:23:47</text:p>
          </table:table-cell>
          <table:table-cell table:style-name="ce148" table:formula="of:=[.S37]-[.Q39]" office:value-type="time" office:time-value="PT00H56M51.109151S">
            <text:p>00:56:51</text:p>
          </table:table-cell>
          <table:table-cell table:style-name="ce182" office:value-type="string">
            <text:p>Switch tanks @ 17.8g est</text:p>
          </table:table-cell>
          <table:table-cell table:style-name="ce182"/>
          <table:table-cell office:value-type="string">
            <text:p>CKPT</text:p>
          </table:table-cell>
          <table:table-cell office:value-type="float" office:value="61">
            <text:p>61</text:p>
          </table:table-cell>
          <table:table-cell table:style-name="ce59" office:value-type="float" office:value="19.96">
            <text:p>19.96</text:p>
          </table:table-cell>
          <table:table-cell table:style-name="ce59" table:formula="of:=[.Z37]-IF([.X39]&gt;0;[.X39]-[.X37];0)" office:value-type="float" office:value="59.538707712">
            <text:p>59.54</text:p>
          </table:table-cell>
          <table:table-cell table:style-name="ce59" table:formula="of:=([.Y39])+([.Y39])*([.W39]-[.W37])*0.00056" office:value-type="float" office:value="59.4720243593626">
            <text:p>59.47</text:p>
          </table:table-cell>
          <table:table-cell table:style-name="ce59" table:formula="of:=[.$Y$10]-[.Z39]-[.X39]" office:value-type="float" office:value="0.567975640637442">
            <text:p>0.57</text:p>
          </table:table-cell>
          <table:table-cell table:style-name="ce35" table:number-columns-repeated="3"/>
          <table:table-cell table:number-columns-repeated="226"/>
        </table:table-row>
        <table:table-row table:style-name="ro2">
          <table:table-cell table:style-name="ce23" office:value-type="string">
            <text:p>39 29.23N 121 13.45W</text:p>
          </table:table-cell>
          <table:table-cell table:style-name="ce44" office:value-type="string">
            <text:p>239</text:p>
          </table:table-cell>
          <table:table-cell office:value-type="string">
            <text:p>201</text:p>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29.351324073779">
            <text:p>129.35</text:p>
          </table:table-cell>
          <table:covered-table-cell/>
          <table:table-cell table:formula="of:=[.K41]+[.K42]" office:value-type="float" office:value="127.696273660293">
            <text:p>127.7</text:p>
          </table:table-cell>
          <table:table-cell table:formula="of:=IF([.Q40]&gt;0;[.K39]/([.Q40]*24);&quot;&quot;)" office:value-type="float" office:value="130.955777382304">
            <text:p>131.0</text:p>
          </table:table-cell>
          <table:covered-table-cell/>
          <table:table-cell table:style-name="ce137" table:formula="of:=[.N38]+[.N39]" office:value-type="float" office:value="20.9771755457507">
            <text:p>20.98</text:p>
          </table:table-cell>
          <table:table-cell table:style-name="ce137" table:formula="of:=[.O38]+[.O39]" office:value-type="float" office:value="19.1019444420515">
            <text:p>19.10</text:p>
          </table:table-cell>
          <table:table-cell table:style-name="ce149" office:value-type="time" office:time-value="PT994714H35M51S">
            <text:p>10:35:51</text:p>
          </table:table-cell>
          <table:table-cell table:style-name="ce157" table:formula="of:=IF([.P40]&gt;0;[.P40]-[.P39];0)" office:value-type="float" office:value="0.0162268518615747">
            <text:p>0:23:22</text:p>
          </table:table-cell>
          <table:table-cell table:style-name="ce172" table:formula="of:=IF([.R38]+[.Q40]&gt;0;[.R38]+[.Q40];&quot;&quot;)" office:value-type="float" office:value="0.0526388888829388">
            <text:p>1:15:48</text:p>
          </table:table-cell>
          <table:table-cell table:formula="of:=[.S38]-[.Q40]" office:value-type="time" office:time-value="PT01H04M49.89156S">
            <text:p>01:04:50</text:p>
          </table:table-cell>
          <table:table-cell table:style-name="ce185" office:value-type="string">
            <text:p><text:s/></text:p>
          </table:table-cell>
          <table:table-cell table:style-name="ce185"/>
          <table:table-cell table:number-columns-repeated="235"/>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42]&gt;[.$C42];[.$B42]-[.$C42];([.$B42]+360)-[.$C42])" office:value-type="float" office:value="78.1727829124234">
            <text:p>78</text:p>
          </table:table-cell>
          <table:table-cell table:style-name="ce74" table:formula="of:=[.$G$4]" office:value-type="float" office:value="142" table:number-columns-spanned="1" table:number-rows-spanned="2">
            <text:p>142.0</text:p>
          </table:table-cell>
          <table:table-cell table:style-name="ce88" office:value-type="float" office:value="1">
            <text:p>1</text:p>
          </table:table-cell>
          <table:table-cell table:style-name="ce65"/>
          <table:table-cell table:style-name="ce65" table:formula="of:=[.F41]+([.H41]*360)" office:value-type="float" office:value="438.172782912423">
            <text:p>438</text:p>
          </table:table-cell>
          <table:table-cell table:style-name="ce109" table:formula="of:=[.G41]/3600*[.J42]" office:value-type="float" office:value="5.75888888888889">
            <text:p>5.8</text:p>
          </table:table-cell>
          <table:table-cell table:style-name="ce74" table:formula="of:=[.G41]"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41]*[.Q41]*24" office:value-type="float" office:value="0.571833333333333">
            <text:p>0.57</text:p>
          </table:table-cell>
          <table:table-cell table:style-name="ce139" table:formula="of:=[.M41]*[.Q42]*24" office:value-type="float" office:value="0">
            <text:p>0.00</text:p>
          </table:table-cell>
          <table:table-cell table:style-name="ce152"/>
          <table:table-cell table:style-name="ce160" table:formula="of:=[.J42]/(24*3600)" office:value-type="float" office:value="0.00168981481481481">
            <text:p>0:02:26</text:p>
          </table:table-cell>
          <table:table-cell table:style-name="ce160" table:formula="of:=[.R39]+[.Q41]" office:value-type="float" office:value="0.0598701667687416">
            <text:p>1:26:13</text:p>
          </table:table-cell>
          <table:table-cell table:style-name="ce152" table:formula="of:=[.S39]-[.Q41]" office:value-type="time" office:time-value="PT00H54M25.109151S">
            <text:p>00:54:25</text:p>
          </table:table-cell>
          <table:table-cell table:style-name="ce190"/>
          <table:table-cell table:style-name="ce188"/>
          <table:table-cell office:value-type="string">
            <text:p>TURN</text:p>
          </table:table-cell>
          <table:table-cell table:number-columns-repeated="234"/>
        </table:table-row>
        <table:table-row table:style-name="ro2">
          <table:table-cell table:style-name="ce24"/>
          <table:table-cell table:style-name="ce45" table:formula="of:=[.J39]" office:value-type="float" office:value="322.269078038948">
            <text:p>322</text:p>
          </table:table-cell>
          <table:table-cell table:style-name="ce45" table:formula="of:=[.J43]" office:value-type="float" office:value="244.096295126525">
            <text:p>244</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41]/3)" office:value-type="float" office:value="146">
            <text:p>146</text:p>
          </table:table-cell>
          <table:table-cell table:style-name="ce110" table:formula="of:=[.K43]+[.K44]" office:value-type="float" office:value="121.937384771404">
            <text:p>121.9</text:p>
          </table:table-cell>
          <table:table-cell table:style-name="ce75" table:formula="of:=IF([.Q42]&gt;0;[.K41]/([.Q42]*24);&quot;&quot;)">
            <text:p/>
          </table:table-cell>
          <table:covered-table-cell table:style-name="ce128"/>
          <table:table-cell table:style-name="ce140" table:formula="of:=[.N40]+[.N41]" office:value-type="float" office:value="21.5490088790841">
            <text:p>21.55</text:p>
          </table:table-cell>
          <table:table-cell table:style-name="ce140" table:formula="of:=[.O40]+[.O41]" office:value-type="float" office:value="19.1019444420515">
            <text:p>19.10</text:p>
          </table:table-cell>
          <table:table-cell table:style-name="ce153"/>
          <table:table-cell table:style-name="ce161" table:formula="of:=IF([.P42]&gt;0;[.P42]-[.P41];0)" office:value-type="float" office:value="0">
            <text:p>0:00:00</text:p>
          </table:table-cell>
          <table:table-cell table:style-name="ce173" table:formula="of:=IF([.R40]+[.Q42]&gt;0;[.R40]+[.Q42];&quot;&quot;)" office:value-type="float" office:value="0.0526388888829388">
            <text:p>1:15:48</text:p>
          </table:table-cell>
          <table:table-cell table:style-name="ce177" table:formula="of:=[.S40]-[.Q42]" office:value-type="time" office:time-value="PT01H04M49.89156S">
            <text:p>01:04:50</text:p>
          </table:table-cell>
          <table:table-cell table:style-name="ce187" table:number-columns-repeated="2"/>
          <table:table-cell table:number-columns-repeated="235"/>
        </table:table-row>
        <table:table-row table:style-name="ro2">
          <table:table-cell table:style-name="ce19" office:value-type="string">
            <text:p>Chico VOR</text:p>
          </table:table-cell>
          <table:table-cell office:value-type="string">
            <text:p>CIC 109.8</text:p>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239</text:p>
          </table:table-cell>
          <table:table-cell table:style-name="ce70" table:formula="of:=[.$G$4]" office:value-type="float" office:value="142" table:number-columns-spanned="1" table:number-rows-spanned="2">
            <text:p>142.0</text:p>
          </table:table-cell>
          <table:table-cell office:value-type="float" office:value="315">
            <text:p>315</text:p>
          </table:table-cell>
          <table:table-cell table:number-matrix-columns-spanned="1" table:number-matrix-rows-spanned="2" table:formula="of:=TRANSPOSE(WNDHDGGS(DEGTORAD([.F43]);[.G43];DEGTORAD([.H43]);[.H44]))" office:value-type="float" office:value="4.26028404187765">
            <text:p>4.26</text:p>
          </table:table-cell>
          <table:table-cell table:style-name="ce94" table:formula="of:=IF([.I43]=&quot;not&quot;;&quot;not&quot;;RADTODEG([.I43]))" office:value-type="float" office:value="244.096295126525" table:number-columns-spanned="1" table:number-rows-spanned="2">
            <text:p>244</text:p>
          </table:table-cell>
          <table:table-cell table:style-name="ce105" office:value-type="float" office:value="34">
            <text:p>34.0</text:p>
          </table:table-cell>
          <table:table-cell table:style-name="ce70" table:formula="of:=[.I44]" office:value-type="float" office:value="138.293662580668">
            <text:p>138.3</text:p>
          </table:table-cell>
          <table:table-cell table:style-name="ce123" table:formula="of:=[.$G$5]" office:value-type="float" office:value="14.1" table:number-columns-spanned="1" table:number-rows-spanned="2">
            <text:p>14.10</text:p>
          </table:table-cell>
          <table:table-cell table:formula="of:=[.M43]*[.Q43]*24" office:value-type="float" office:value="3.46653628990671">
            <text:p>3.47</text:p>
          </table:table-cell>
          <table:table-cell table:formula="of:=[.M43]*[.Q44]*24" office:value-type="float" office:value="4.74700000168523">
            <text:p>4.75</text:p>
          </table:table-cell>
          <table:table-cell office:value-type="time" office:time-value="PT994714H35M51S">
            <text:p>10:35:51</text:p>
          </table:table-cell>
          <table:table-cell table:formula="of:=([.K43]/[.L43])/24" office:value-type="float" office:value="0.0102439015659182">
            <text:p>0:14:45</text:p>
          </table:table-cell>
          <table:table-cell table:formula="of:=[.R41]+[.Q43]" office:value-type="float" office:value="0.0701140683346598">
            <text:p>1:40:58</text:p>
          </table:table-cell>
          <table:table-cell table:style-name="ce148" table:formula="of:=[.S41]-[.Q43]" office:value-type="time" office:time-value="PT00H39M40.036056S">
            <text:p>00:39:40</text:p>
          </table:table-cell>
          <table:table-cell table:style-name="ce182" table:number-columns-repeated="2"/>
          <table:table-cell office:value-type="string">
            <text:p>WPT</text:p>
          </table:table-cell>
          <table:table-cell office:value-type="float" office:value="61">
            <text:p>61</text:p>
          </table:table-cell>
          <table:table-cell table:style-name="ce59" office:value-type="float" office:value="24">
            <text:p>24.00</text:p>
          </table:table-cell>
          <table:table-cell table:style-name="ce59" table:formula="of:=[.Z39]-IF([.X43]&gt;0;[.X43]-[.X39];0)" office:value-type="float" office:value="55.4320243593626">
            <text:p>55.43</text:p>
          </table:table-cell>
          <table:table-cell table:style-name="ce59" table:formula="of:=([.Y43])+([.Y43])*([.W43]-[.W39])*0.00056" office:value-type="float" office:value="55.4320243593626">
            <text:p>55.43</text:p>
          </table:table-cell>
          <table:table-cell table:style-name="ce59" table:formula="of:=[.$Y$10]-[.Z43]-[.X43]" office:value-type="float" office:value="0.567975640637442">
            <text:p>0.57</text:p>
          </table:table-cell>
          <table:table-cell table:number-columns-repeated="229"/>
        </table:table-row>
        <table:table-row table:style-name="ro2">
          <table:table-cell table:style-name="ce8" office:value-type="float" office:value="109.8">
            <text:p>109.8</text:p>
          </table:table-cell>
          <table:table-cell table:style-name="ce8" office:value-type="float" office:value="288">
            <text:p>288</text:p>
          </table:table-cell>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38.293662580668">
            <text:p>138.29</text:p>
          </table:table-cell>
          <table:covered-table-cell/>
          <table:table-cell table:formula="of:=[.K45]+[.K46]" office:value-type="float" office:value="87.9373847714038">
            <text:p>87.9</text:p>
          </table:table-cell>
          <table:table-cell table:formula="of:=IF([.Q44]&gt;0;[.K43]/([.Q44]*24);&quot;&quot;)" office:value-type="float" office:value="100.990098974049">
            <text:p>101.0</text:p>
          </table:table-cell>
          <table:covered-table-cell/>
          <table:table-cell table:style-name="ce137" table:formula="of:=[.N42]+[.N43]" office:value-type="float" office:value="25.0155451689908">
            <text:p>25.02</text:p>
          </table:table-cell>
          <table:table-cell table:style-name="ce137" table:formula="of:=[.O42]+[.O43]" office:value-type="float" office:value="23.8489444437367">
            <text:p>23.85</text:p>
          </table:table-cell>
          <table:table-cell table:style-name="ce149" office:value-type="time" office:time-value="PT994714H56M03S">
            <text:p>10:56:03</text:p>
          </table:table-cell>
          <table:table-cell table:style-name="ce157" table:formula="of:=IF([.P44]&gt;0;[.P44]-[.P43];0)" office:value-type="float" office:value="0.0140277777827578">
            <text:p>0:20:12</text:p>
          </table:table-cell>
          <table:table-cell table:style-name="ce172" table:formula="of:=IF([.R42]+[.Q44]&gt;0;[.R42]+[.Q44];&quot;&quot;)" office:value-type="float" office:value="0.0666666666656965">
            <text:p>1:36:00</text:p>
          </table:table-cell>
          <table:table-cell table:formula="of:=[.S42]-[.Q44]" office:value-type="time" office:time-value="PT00H44M37.89156S">
            <text:p>00:44:38</text:p>
          </table:table-cell>
          <table:table-cell table:style-name="ce185" office:value-type="string">
            <text:p>Descend to 2000</text:p>
          </table:table-cell>
          <table:table-cell table:style-name="ce185"/>
          <table:table-cell table:number-columns-repeated="235"/>
        </table:table-row>
        <table:table-row table:style-name="ro2">
          <table:table-cell table:style-name="ce13" office:value-type="string">
            <text:p>Level 2000</text:p>
          </table:table-cell>
          <table:table-cell table:style-name="ce9"/>
          <table:table-cell table:style-name="ce50"/>
          <table:table-cell table:style-name="ce55" office:value-type="string">
            <text:p>20</text:p>
          </table:table-cell>
          <table:table-cell table:style-name="ce50" office:value-type="string">
            <text:p>Descend</text:p>
          </table:table-cell>
          <table:table-cell table:style-name="ce55" office:value-type="string" table:number-columns-spanned="1" table:number-rows-spanned="2">
            <text:p>239</text:p>
          </table:table-cell>
          <table:table-cell table:style-name="ce72" table:formula="of:=[.$G$4]" office:value-type="float" office:value="142" table:number-columns-spanned="1" table:number-rows-spanned="2">
            <text:p>142.0</text:p>
          </table:table-cell>
          <table:table-cell table:style-name="ce86" office:value-type="float" office:value="315">
            <text:p>315</text:p>
          </table:table-cell>
          <table:table-cell table:style-name="ce91" table:number-matrix-columns-spanned="1" table:number-matrix-rows-spanned="2" table:formula="of:=TRANSPOSE(WNDHDGGS(DEGTORAD([.F45]);[.G45];DEGTORAD([.H45]);[.H46]))" office:value-type="float" office:value="4.26028404187765">
            <text:p>4.26</text:p>
          </table:table-cell>
          <table:table-cell table:style-name="ce96" table:formula="of:=IF([.I45]=&quot;not&quot;;&quot;not&quot;;RADTODEG([.I45]))" office:value-type="float" office:value="244.096295126525" table:number-columns-spanned="1" table:number-rows-spanned="2">
            <text:p>244</text:p>
          </table:table-cell>
          <table:table-cell table:style-name="ce107" table:formula="of:=[.L45]*([.Q45]*24)" office:value-type="float" office:value="6.91468312903339">
            <text:p>6.9</text:p>
          </table:table-cell>
          <table:table-cell table:style-name="ce72" table:formula="of:=[.I46]" office:value-type="float" office:value="138.293662580668">
            <text:p>138.3</text:p>
          </table:table-cell>
          <table:table-cell table:style-name="ce125" table:formula="of:=[.$G$5]" office:value-type="float" office:value="14.1" table:number-columns-spanned="1" table:number-rows-spanned="2">
            <text:p>14.10</text:p>
          </table:table-cell>
          <table:table-cell table:style-name="ce112" table:formula="of:=[.M45]*[.Q45]*24" office:value-type="float" office:value="0.704999999999999">
            <text:p>0.70</text:p>
          </table:table-cell>
          <table:table-cell table:style-name="ce112" table:formula="of:=[.M45]*[.Q46]*24" office:value-type="float" office:value="0.704999999835854">
            <text:p>0.70</text:p>
          </table:table-cell>
          <table:table-cell table:style-name="ce150" office:value-type="time" office:time-value="PT994714H56M03S">
            <text:p>10:56:03</text:p>
          </table:table-cell>
          <table:table-cell table:style-name="ce158" office:value-type="float" office:value="0.00208333333333333">
            <text:p>0:03:00</text:p>
          </table:table-cell>
          <table:table-cell table:style-name="ce158" table:formula="of:=[.R43]+[.Q45]" office:value-type="float" office:value="0.0721974016679931">
            <text:p>1:43:58</text:p>
          </table:table-cell>
          <table:table-cell table:style-name="ce150" table:formula="of:=[.S43]-[.Q45]" office:value-type="time" office:time-value="PT00H36M40.036056S">
            <text:p>00:36:40</text:p>
          </table:table-cell>
          <table:table-cell table:style-name="ce183" office:value-type="string">
            <text:p>RDD ATIS 124.1</text:p>
          </table:table-cell>
          <table:table-cell table:style-name="ce183"/>
          <table:table-cell office:value-type="string">
            <text:p>WPT</text:p>
          </table:table-cell>
          <table:table-cell table:number-columns-repeated="234"/>
        </table:table-row>
        <table:table-row table:style-name="ro2">
          <table:table-cell table:style-name="ce11" table:number-columns-repeated="2"/>
          <table:table-cell table:style-name="ce43"/>
          <table:table-cell table:style-name="ce43" office:value-type="string">
            <text:p>2400</text:p>
          </table:table-cell>
          <table:table-cell table:style-name="ce43" office:value-type="string">
            <text:p>2000</text:p>
          </table:table-cell>
          <table:covered-table-cell table:style-name="ce63"/>
          <table:covered-table-cell table:style-name="ce73"/>
          <table:table-cell table:style-name="ce87" office:value-type="float" office:value="13">
            <text:p>13</text:p>
          </table:table-cell>
          <table:table-cell table:style-name="ce92" office:value-type="float" office:value="138.293662580668">
            <text:p>138.29</text:p>
          </table:table-cell>
          <table:covered-table-cell table:style-name="ce97"/>
          <table:table-cell table:style-name="ce108" table:formula="of:=[.K47]+[.K48]" office:value-type="float" office:value="81.0227016423704">
            <text:p>81.0</text:p>
          </table:table-cell>
          <table:table-cell table:style-name="ce73" table:formula="of:=IF([.Q46]&gt;0;[.K45]/([.Q46]*24);&quot;&quot;)" office:value-type="float" office:value="138.293662612867">
            <text:p>138.3</text:p>
          </table:table-cell>
          <table:covered-table-cell table:style-name="ce126"/>
          <table:table-cell table:style-name="ce138" table:formula="of:=[.N44]+[.N45]" office:value-type="float" office:value="25.7205451689908">
            <text:p>25.72</text:p>
          </table:table-cell>
          <table:table-cell table:style-name="ce138" table:formula="of:=[.O44]+[.O45]" office:value-type="float" office:value="24.5539444435725">
            <text:p>24.55</text:p>
          </table:table-cell>
          <table:table-cell table:style-name="ce151" office:value-type="time" office:time-value="PT994714H59M03S">
            <text:p>10:59:03</text:p>
          </table:table-cell>
          <table:table-cell table:style-name="ce159" table:formula="of:=IF([.P46]&gt;0;[.P46]-[.P45];0)" office:value-type="float" office:value="0.00208333333284827">
            <text:p>0:03:00</text:p>
          </table:table-cell>
          <table:table-cell table:style-name="ce171" table:formula="of:=IF([.R44]+[.Q46]&gt;0;[.R44]+[.Q46];&quot;&quot;)" office:value-type="float" office:value="0.0687499999985448">
            <text:p>1:39:00</text:p>
          </table:table-cell>
          <table:table-cell table:style-name="ce176" table:formula="of:=[.S44]-[.Q46]" office:value-type="time" office:time-value="PT00H41M37.89156S">
            <text:p>00:41:38</text:p>
          </table:table-cell>
          <table:table-cell table:style-name="ce186" table:number-columns-repeated="2"/>
          <table:table-cell table:number-columns-repeated="235"/>
        </table:table-row>
        <table:table-row table:style-name="ro2">
          <table:table-cell table:style-name="ce19" office:value-type="string">
            <text:p>Haigh</text:p>
          </table:table-cell>
          <table:table-cell office:value-type="string">
            <text:p>CIC 109.8</text:p>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239</text:p>
          </table:table-cell>
          <table:table-cell table:style-name="ce70" table:formula="of:=[.$G$4]" office:value-type="float" office:value="142" table:number-columns-spanned="1" table:number-rows-spanned="2">
            <text:p>142.0</text:p>
          </table:table-cell>
          <table:table-cell office:value-type="float" office:value="315">
            <text:p>315</text:p>
          </table:table-cell>
          <table:table-cell table:number-matrix-columns-spanned="1" table:number-matrix-rows-spanned="2" table:formula="of:=TRANSPOSE(WNDHDGGS(DEGTORAD([.F47]);[.G47];DEGTORAD([.H47]);[.H48]))" office:value-type="float" office:value="4.26028404187765">
            <text:p>4.26</text:p>
          </table:table-cell>
          <table:table-cell table:style-name="ce94" table:formula="of:=IF([.I47]=&quot;not&quot;;&quot;not&quot;;RADTODEG([.I47]))" office:value-type="float" office:value="244.096295126525" table:number-columns-spanned="1" table:number-rows-spanned="2">
            <text:p>244</text:p>
          </table:table-cell>
          <table:table-cell table:style-name="ce105" table:formula="of:=14-[.K45]" office:value-type="float" office:value="7.08531687096661">
            <text:p>7.1</text:p>
          </table:table-cell>
          <table:table-cell table:style-name="ce70" table:formula="of:=[.I48]" office:value-type="float" office:value="138.293662580668">
            <text:p>138.3</text:p>
          </table:table-cell>
          <table:table-cell table:style-name="ce123" table:formula="of:=[.$G$5]" office:value-type="float" office:value="14.1" table:number-columns-spanned="1" table:number-rows-spanned="2">
            <text:p>14.10</text:p>
          </table:table-cell>
          <table:table-cell table:formula="of:=[.M47]*[.Q47]*24" office:value-type="float" office:value="0.722397295843942">
            <text:p>0.72</text:p>
          </table:table-cell>
          <table:table-cell table:formula="of:=[.M47]*[.Q48]*24" office:value-type="float" office:value="0.740250000689411">
            <text:p>0.74</text:p>
          </table:table-cell>
          <table:table-cell office:value-type="time" office:time-value="PT994714H59M03S">
            <text:p>10:59:03</text:p>
          </table:table-cell>
          <table:table-cell table:formula="of:=([.K47]/[.L47])/24" office:value-type="float" office:value="0.00213474378204475">
            <text:p>0:03:04</text:p>
          </table:table-cell>
          <table:table-cell table:formula="of:=[.R45]+[.Q47]" office:value-type="float" office:value="0.0743321454500379">
            <text:p>1:47:02</text:p>
          </table:table-cell>
          <table:table-cell table:style-name="ce148" table:formula="of:=[.S45]-[.Q47]" office:value-type="time" office:time-value="PT00H33M35.594193S">
            <text:p>00:33:36</text:p>
          </table:table-cell>
          <table:table-cell table:style-name="ce182" office:value-type="string">
            <text:p>Flap Position 2 ½</text:p>
          </table:table-cell>
          <table:table-cell table:style-name="ce182"/>
          <table:table-cell office:value-type="string">
            <text:p>WPT</text:p>
          </table:table-cell>
          <table:table-cell table:number-columns-repeated="234"/>
        </table:table-row>
        <table:table-row table:style-name="ro2">
          <table:table-cell table:style-name="ce8" office:value-type="string">
            <text:p>O37</text:p>
          </table:table-cell>
          <table:table-cell table:style-name="ce8" office:value-type="float" office:value="288">
            <text:p>288</text:p>
          </table:table-cell>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38.293662580668">
            <text:p>138.29</text:p>
          </table:table-cell>
          <table:covered-table-cell/>
          <table:table-cell table:formula="of:=[.K49]+[.K50]" office:value-type="float" office:value="73.9373847714038">
            <text:p>73.9</text:p>
          </table:table-cell>
          <table:table-cell table:formula="of:=IF([.Q48]&gt;0;[.K47]/([.Q48]*24);&quot;&quot;)" office:value-type="float" office:value="134.95841646415">
            <text:p>135.0</text:p>
          </table:table-cell>
          <table:covered-table-cell/>
          <table:table-cell table:style-name="ce137" table:formula="of:=[.N46]+[.N47]" office:value-type="float" office:value="26.4429424648347">
            <text:p>26.44</text:p>
          </table:table-cell>
          <table:table-cell table:style-name="ce137" table:formula="of:=[.O46]+[.O47]" office:value-type="float" office:value="25.294194444262">
            <text:p>25.29</text:p>
          </table:table-cell>
          <table:table-cell table:style-name="ce149" office:value-type="time" office:time-value="PT994715H02M12S">
            <text:p>11:02:12</text:p>
          </table:table-cell>
          <table:table-cell table:style-name="ce157" table:formula="of:=IF([.P48]&gt;0;[.P48]-[.P47];0)" office:value-type="float" office:value="0.00218750000203727">
            <text:p>0:03:09</text:p>
          </table:table-cell>
          <table:table-cell table:style-name="ce172" table:formula="of:=IF([.R46]+[.Q48]&gt;0;[.R46]+[.Q48];&quot;&quot;)" office:value-type="float" office:value="0.0709375000005821">
            <text:p>1:42:09</text:p>
          </table:table-cell>
          <table:table-cell table:formula="of:=[.S46]-[.Q48]" office:value-type="time" office:time-value="PT00H38M28.89156S">
            <text:p>00:38:29</text:p>
          </table:table-cell>
          <table:table-cell table:style-name="ce185" table:number-columns-repeated="2"/>
          <table:table-cell table:number-columns-repeated="235"/>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50]&gt;[.$C50];[.$B50]-[.$C50];([.$B50]+360)-[.$C50])" office:value-type="float" office:value="318.315571330948">
            <text:p>318</text:p>
          </table:table-cell>
          <table:table-cell table:style-name="ce74" table:formula="of:=[.$G$4]" office:value-type="float" office:value="142" table:number-columns-spanned="1" table:number-rows-spanned="2">
            <text:p>142.0</text:p>
          </table:table-cell>
          <table:table-cell table:style-name="ce88" office:value-type="float" office:value="1">
            <text:p>1</text:p>
          </table:table-cell>
          <table:table-cell table:style-name="ce65"/>
          <table:table-cell table:style-name="ce65" table:formula="of:=[.F49]+([.H49]*360)" office:value-type="float" office:value="678.315571330948">
            <text:p>678</text:p>
          </table:table-cell>
          <table:table-cell table:style-name="ce109" table:formula="of:=[.G49]/3600*[.J50]" office:value-type="float" office:value="8.91444444444444">
            <text:p>8.9</text:p>
          </table:table-cell>
          <table:table-cell table:style-name="ce74" table:formula="of:=[.G49]"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49]*[.Q49]*24" office:value-type="float" office:value="0.885166666666667">
            <text:p>0.89</text:p>
          </table:table-cell>
          <table:table-cell table:style-name="ce139" table:formula="of:=[.M49]*[.Q50]*24" office:value-type="float" office:value="1.97791666613775">
            <text:p>1.98</text:p>
          </table:table-cell>
          <table:table-cell table:style-name="ce152" office:value-type="time" office:time-value="PT994715H02M12S">
            <text:p>11:02:12</text:p>
          </table:table-cell>
          <table:table-cell table:style-name="ce160" table:formula="of:=[.J50]/(24*3600)" office:value-type="float" office:value="0.00261574074074074">
            <text:p>0:03:46</text:p>
          </table:table-cell>
          <table:table-cell table:style-name="ce160" table:formula="of:=[.R47]+[.Q49]" office:value-type="float" office:value="0.0769478861907786">
            <text:p>1:50:48</text:p>
          </table:table-cell>
          <table:table-cell table:style-name="ce152" table:formula="of:=[.S47]-[.Q49]" office:value-type="time" office:time-value="PT00H29M49.594193S">
            <text:p>00:29:50</text:p>
          </table:table-cell>
          <table:table-cell table:style-name="ce190"/>
          <table:table-cell table:style-name="ce188"/>
          <table:table-cell office:value-type="string">
            <text:p>TURN</text:p>
          </table:table-cell>
          <table:table-cell table:formula="of:=[.W43]" office:value-type="float" office:value="61">
            <text:p>61</text:p>
          </table:table-cell>
          <table:table-cell table:style-name="ce59" table:formula="of:=[.X43]" office:value-type="float" office:value="24">
            <text:p>24.00</text:p>
          </table:table-cell>
          <table:table-cell table:style-name="ce59" table:formula="of:=[.Z43]-IF([.X49]&gt;0;[.X49]-[.X43];0)" office:value-type="float" office:value="55.4320243593626">
            <text:p>55.43</text:p>
          </table:table-cell>
          <table:table-cell table:style-name="ce59" table:formula="of:=([.Y49])+([.Y49])*([.W49]-[.W43])*0.00056" office:value-type="float" office:value="55.4320243593626">
            <text:p>55.43</text:p>
          </table:table-cell>
          <table:table-cell table:style-name="ce59" table:formula="of:=[.$Y$10]-[.Z49]-[.X49]" office:value-type="float" office:value="0.567975640637442">
            <text:p>0.57</text:p>
          </table:table-cell>
          <table:table-cell table:number-columns-repeated="229"/>
        </table:table-row>
        <table:table-row table:style-name="ro2">
          <table:table-cell table:style-name="ce24"/>
          <table:table-cell table:style-name="ce45" table:formula="of:=[.J47]" office:value-type="float" office:value="244.096295126525">
            <text:p>244</text:p>
          </table:table-cell>
          <table:table-cell table:style-name="ce45" table:formula="of:=[.J51]" office:value-type="float" office:value="285.780723795577">
            <text:p>286</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49]/3)" office:value-type="float" office:value="226">
            <text:p>226</text:p>
          </table:table-cell>
          <table:table-cell table:style-name="ce110" table:formula="of:=[.K51]+[.K52]" office:value-type="float" office:value="65.0229403269593">
            <text:p>65.0</text:p>
          </table:table-cell>
          <table:table-cell table:style-name="ce75" table:formula="of:=IF([.Q50]&gt;0;[.K49]/([.Q50]*24);&quot;&quot;)" office:value-type="float" office:value="63.5485148684786">
            <text:p>63.5</text:p>
          </table:table-cell>
          <table:covered-table-cell table:style-name="ce128"/>
          <table:table-cell table:style-name="ce140" table:formula="of:=[.N48]+[.N49]" office:value-type="float" office:value="27.3281091315014">
            <text:p>27.33</text:p>
          </table:table-cell>
          <table:table-cell table:style-name="ce140" table:formula="of:=[.O48]+[.O49]" office:value-type="float" office:value="27.2721111103997">
            <text:p>27.27</text:p>
          </table:table-cell>
          <table:table-cell table:style-name="ce153" office:value-type="time" office:time-value="PT994715H10M37S">
            <text:p>11:10:37</text:p>
          </table:table-cell>
          <table:table-cell table:style-name="ce161" table:formula="of:=IF([.P50]&gt;0;[.P50]-[.P49];0)" office:value-type="float" office:value="0.00584490740584442">
            <text:p>0:08:25</text:p>
          </table:table-cell>
          <table:table-cell table:style-name="ce173" table:formula="of:=IF([.R48]+[.Q50]&gt;0;[.R48]+[.Q50];&quot;&quot;)" office:value-type="float" office:value="0.0767824074064265">
            <text:p>1:50:34</text:p>
          </table:table-cell>
          <table:table-cell table:style-name="ce177" table:formula="of:=[.S48]-[.Q50]" office:value-type="time" office:time-value="PT00H30M03.89156S">
            <text:p>00:30:04</text:p>
          </table:table-cell>
          <table:table-cell table:style-name="ce187" table:number-columns-repeated="2"/>
          <table:table-cell table:number-columns-repeated="235"/>
        </table:table-row>
        <table:table-row table:style-name="ro2">
          <table:table-cell table:style-name="ce25" office:value-type="string">
            <text:p>I5 &amp; South St.</text:p>
          </table:table-cell>
          <table:table-cell/>
          <table:table-cell table:style-name="ce52"/>
          <table:table-cell table:style-name="ce54" office:value-type="string">
            <text:p>20</text:p>
          </table:table-cell>
          <table:table-cell office:value-type="string">
            <text:p>Level</text:p>
          </table:table-cell>
          <table:table-cell office:value-type="string" table:number-columns-spanned="1" table:number-rows-spanned="2">
            <text:p>283</text:p>
          </table:table-cell>
          <table:table-cell table:style-name="ce70" table:formula="of:=[.$G$4]" office:value-type="float" office:value="142" table:number-columns-spanned="1" table:number-rows-spanned="2">
            <text:p>142.0</text:p>
          </table:table-cell>
          <table:table-cell office:value-type="float" office:value="315">
            <text:p>315</text:p>
          </table:table-cell>
          <table:table-cell table:number-matrix-columns-spanned="1" table:number-matrix-rows-spanned="2" table:formula="of:=TRANSPOSE(WNDHDGGS(DEGTORAD([.F51]);[.G51];DEGTORAD([.H51]);[.H52]))" office:value-type="float" office:value="4.98781456896532">
            <text:p>4.99</text:p>
          </table:table-cell>
          <table:table-cell table:style-name="ce94" table:formula="of:=IF([.I51]=&quot;not&quot;;&quot;not&quot;;RADTODEG([.I51]))" office:value-type="float" office:value="285.780723795577" table:number-columns-spanned="1" table:number-rows-spanned="2">
            <text:p>286</text:p>
          </table:table-cell>
          <table:table-cell table:style-name="ce105" office:value-type="float" office:value="3">
            <text:p>3.0</text:p>
          </table:table-cell>
          <table:table-cell table:style-name="ce70" table:formula="of:=[.I52]" office:value-type="float" office:value="130.80817195112">
            <text:p>130.8</text:p>
          </table:table-cell>
          <table:table-cell table:style-name="ce123" table:formula="of:=[.$H$5]" office:value-type="float" office:value="14.1" table:number-columns-spanned="1" table:number-rows-spanned="2">
            <text:p>14.10</text:p>
          </table:table-cell>
          <table:table-cell table:formula="of:=[.M51]*[.Q51]*24" office:value-type="float" office:value="0.323374292057276">
            <text:p>0.32</text:p>
          </table:table-cell>
          <table:table-cell table:formula="of:=[.M51]*[.Q52]*24" office:value-type="float" office:value="0.325083332997747">
            <text:p>0.33</text:p>
          </table:table-cell>
          <table:table-cell office:value-type="time" office:time-value="PT994715H10M37S">
            <text:p>11:10:37</text:p>
          </table:table-cell>
          <table:table-cell table:formula="of:=([.K51]/[.L51])/24" office:value-type="float" office:value="0.000955597789767364">
            <text:p>0:01:23</text:p>
          </table:table-cell>
          <table:table-cell table:formula="of:=[.R49]+[.Q51]" office:value-type="float" office:value="0.077903483980546">
            <text:p>1:52:11</text:p>
          </table:table-cell>
          <table:table-cell table:style-name="ce148" table:formula="of:=[.S49]-[.Q51]" office:value-type="time" office:time-value="PT00H28M27.030544S">
            <text:p>00:28:27</text:p>
          </table:table-cell>
          <table:table-cell table:style-name="ce182" table:number-columns-repeated="2"/>
          <table:table-cell office:value-type="string">
            <text:p>WPT</text:p>
          </table:table-cell>
          <table:table-cell table:number-columns-repeated="234"/>
        </table:table-row>
        <table:table-row table:style-name="ro2">
          <table:table-cell table:style-name="ce26" office:value-type="string">
            <text:p>Orland</text:p>
          </table:table-cell>
          <table:table-cell table:style-name="ce44"/>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30.80817195112">
            <text:p>130.81</text:p>
          </table:table-cell>
          <table:covered-table-cell/>
          <table:table-cell table:formula="of:=[.K53]+[.K54]" office:value-type="float" office:value="62.0229403269594">
            <text:p>62.0</text:p>
          </table:table-cell>
          <table:table-cell table:formula="of:=IF([.Q52]&gt;0;[.K51]/([.Q52]*24);&quot;&quot;)" office:value-type="float" office:value="130.120482062035">
            <text:p>130.1</text:p>
          </table:table-cell>
          <table:covered-table-cell/>
          <table:table-cell table:style-name="ce137" table:formula="of:=[.N50]+[.N51]" office:value-type="float" office:value="27.6514834235587">
            <text:p>27.65</text:p>
          </table:table-cell>
          <table:table-cell table:style-name="ce137" table:formula="of:=[.O50]+[.O51]" office:value-type="float" office:value="27.5971944433975">
            <text:p>27.60</text:p>
          </table:table-cell>
          <table:table-cell table:style-name="ce149" office:value-type="time" office:time-value="PT994715H12M00S">
            <text:p>11:12:00</text:p>
          </table:table-cell>
          <table:table-cell table:style-name="ce157" table:formula="of:=IF([.P52]&gt;0;[.P52]-[.P51];0)" office:value-type="float" office:value="0.000960648147156462">
            <text:p>0:01:23</text:p>
          </table:table-cell>
          <table:table-cell table:style-name="ce172" table:formula="of:=IF([.R50]+[.Q52]&gt;0;[.R50]+[.Q52];&quot;&quot;)" office:value-type="float" office:value="0.077743055553583">
            <text:p>1:51:57</text:p>
          </table:table-cell>
          <table:table-cell table:formula="of:=[.S50]-[.Q52]" office:value-type="time" office:time-value="PT00H28M40.89156S">
            <text:p>00:28:41</text:p>
          </table:table-cell>
          <table:table-cell table:style-name="ce185" table:number-columns-repeated="2"/>
          <table:table-cell table:number-columns-repeated="235"/>
        </table:table-row>
        <table:table-row table:style-name="ro3">
          <table:table-cell table:style-name="ce27" office:value-type="string">
            <text:p>Right</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54]&gt;[.$C54];[.$B54]-[.$C54];([.$B54]+360)-[.$C54])" office:value-type="float" office:value="360">
            <text:p>360</text:p>
          </table:table-cell>
          <table:table-cell table:style-name="ce74" office:value-type="float" office:value="124" table:number-columns-spanned="1" table:number-rows-spanned="2">
            <text:p>124.0</text:p>
          </table:table-cell>
          <table:table-cell table:style-name="ce88" office:value-type="float" office:value="0">
            <text:p>0</text:p>
          </table:table-cell>
          <table:table-cell table:style-name="ce65"/>
          <table:table-cell table:style-name="ce65" table:formula="of:=[.H53]*360" office:value-type="float" office:value="0">
            <text:p>0</text:p>
          </table:table-cell>
          <table:table-cell table:style-name="ce109" table:formula="of:=[.G53]/3600*[.J54]" office:value-type="float" office:value="0">
            <text:p>0.0</text:p>
          </table:table-cell>
          <table:table-cell table:style-name="ce74" table:formula="of:=[.G53]" office:value-type="float" office:value="124">
            <text:p>124.0</text:p>
          </table:table-cell>
          <table:table-cell table:style-name="ce127" table:formula="of:=[.$G$5]" office:value-type="float" office:value="14.1" table:number-columns-spanned="1" table:number-rows-spanned="2">
            <text:p>14.10</text:p>
          </table:table-cell>
          <table:table-cell table:style-name="ce139" table:formula="of:=[.M53]*[.Q53]*24" office:value-type="float" office:value="0.235">
            <text:p>0.24</text:p>
          </table:table-cell>
          <table:table-cell table:style-name="ce139" table:formula="of:=[.M53]*[.Q54]*24" office:value-type="float" office:value="0.191916667210171">
            <text:p>0.19</text:p>
          </table:table-cell>
          <table:table-cell table:style-name="ce152" office:value-type="time" office:time-value="PT994715H12M00S">
            <text:p>11:12:00</text:p>
          </table:table-cell>
          <table:table-cell table:style-name="ce160" office:value-type="float" office:value="0.000694444444444444">
            <text:p>0:01:00</text:p>
          </table:table-cell>
          <table:table-cell table:style-name="ce160" table:formula="of:=[.R51]+[.Q53]" office:value-type="float" office:value="0.0785979284249904">
            <text:p>1:53:11</text:p>
          </table:table-cell>
          <table:table-cell table:style-name="ce152" table:formula="of:=[.S51]-[.Q53]" office:value-type="time" office:time-value="PT00H27M27.030544S">
            <text:p>00:27:27</text:p>
          </table:table-cell>
          <table:table-cell table:style-name="ce190"/>
          <table:table-cell table:style-name="ce188"/>
          <table:table-cell office:value-type="string">
            <text:p>TURN2</text:p>
          </table:table-cell>
          <table:table-cell table:number-columns-repeated="234"/>
        </table:table-row>
        <table:table-row table:style-name="ro2">
          <table:table-cell table:style-name="ce28"/>
          <table:table-cell table:style-name="ce45" table:formula="of:=[.J55]" office:value-type="float" office:value="66.640073819723">
            <text:p>67</text:p>
          </table:table-cell>
          <table:table-cell table:style-name="ce45" table:formula="of:=[.J55]" office:value-type="float" office:value="66.640073819723">
            <text:p>67</text:p>
          </table:table-cell>
          <table:table-cell table:style-name="ce41" office:value-type="string">
            <text:p>2400</text:p>
          </table:table-cell>
          <table:table-cell table:style-name="ce41" office:value-type="string">
            <text:p>2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53]/3)" office:value-type="float" office:value="0">
            <text:p>0</text:p>
          </table:table-cell>
          <table:table-cell table:style-name="ce110" table:formula="of:=[.K55]+[.K56]" office:value-type="float" office:value="62.0229403269594">
            <text:p>62.0</text:p>
          </table:table-cell>
          <table:table-cell table:style-name="ce75" table:formula="of:=IF([.Q54]&gt;0;[.K53]/([.Q54]*24);&quot;&quot;)" office:value-type="float" office:value="0">
            <text:p>0.0</text:p>
          </table:table-cell>
          <table:covered-table-cell table:style-name="ce128"/>
          <table:table-cell table:style-name="ce140" table:formula="of:=[.N52]+[.N53]" office:value-type="float" office:value="27.8864834235587">
            <text:p>27.89</text:p>
          </table:table-cell>
          <table:table-cell table:style-name="ce140" table:formula="of:=[.O52]+[.O53]" office:value-type="float" office:value="27.7891111106076">
            <text:p>27.79</text:p>
          </table:table-cell>
          <table:table-cell table:style-name="ce153" office:value-type="time" office:time-value="PT994715H12M49S">
            <text:p>11:12:49</text:p>
          </table:table-cell>
          <table:table-cell table:style-name="ce161" table:formula="of:=IF([.P54]&gt;0;[.P54]-[.P53];0)" office:value-type="float" office:value="0.00056712963123573">
            <text:p>0:00:49</text:p>
          </table:table-cell>
          <table:table-cell table:style-name="ce173" table:formula="of:=IF([.R52]+[.Q54]&gt;0;[.R52]+[.Q54];&quot;&quot;)" office:value-type="float" office:value="0.0783101851848187">
            <text:p>1:52:46</text:p>
          </table:table-cell>
          <table:table-cell table:style-name="ce177" table:formula="of:=[.S52]-[.Q54]" office:value-type="time" office:time-value="PT00H27M51.89156S">
            <text:p>00:27:52</text:p>
          </table:table-cell>
          <table:table-cell table:style-name="ce187" office:value-type="string">
            <text:p><text:s/></text:p>
          </table:table-cell>
          <table:table-cell table:style-name="ce187"/>
          <table:table-cell table:number-columns-repeated="235"/>
        </table:table-row>
        <table:table-row table:style-name="ro2">
          <table:table-cell table:style-name="ce29" office:value-type="string">
            <text:p>Outbound</text:p>
          </table:table-cell>
          <table:table-cell office:value-type="string">
            <text:p><text:s/></text:p>
          </table:table-cell>
          <table:table-cell table:style-name="ce51" office:value-type="string">
            <text:p><text:s/></text:p>
          </table:table-cell>
          <table:table-cell table:style-name="ce54" office:value-type="string">
            <text:p>20</text:p>
          </table:table-cell>
          <table:table-cell office:value-type="string">
            <text:p>Level</text:p>
          </table:table-cell>
          <table:table-cell office:value-type="string" table:number-columns-spanned="1" table:number-rows-spanned="2">
            <text:p>072</text:p>
          </table:table-cell>
          <table:table-cell table:style-name="ce70" office:value-type="float" office:value="124" table:number-columns-spanned="1" table:number-rows-spanned="2">
            <text:p>124.0</text:p>
          </table:table-cell>
          <table:table-cell office:value-type="float" office:value="315">
            <text:p>315</text:p>
          </table:table-cell>
          <table:table-cell table:number-matrix-columns-spanned="1" table:number-matrix-rows-spanned="2" table:formula="of:=TRANSPOSE(WNDHDGGS(DEGTORAD([.F55]);[.G55];DEGTORAD([.H55]);[.H56]))" office:value-type="float" office:value="1.16308870192624">
            <text:p>1.16</text:p>
          </table:table-cell>
          <table:table-cell table:style-name="ce94" table:formula="of:=IF([.I55]=&quot;not&quot;;&quot;not&quot;;RADTODEG([.I55]))" office:value-type="float" office:value="66.640073819723" table:number-columns-spanned="1" table:number-rows-spanned="2">
            <text:p>67</text:p>
          </table:table-cell>
          <table:table-cell table:style-name="ce105" table:formula="of:=[.L55]*([.Q55]*24)" office:value-type="float" office:value="3.59332477072558">
            <text:p>3.6</text:p>
          </table:table-cell>
          <table:table-cell table:style-name="ce70" table:formula="of:=[.I56]" office:value-type="float" office:value="129.359691746121">
            <text:p>129.4</text:p>
          </table:table-cell>
          <table:table-cell table:style-name="ce123" table:formula="of:=[.$G$5]" office:value-type="float" office:value="14.1" table:number-columns-spanned="1" table:number-rows-spanned="2">
            <text:p>14.10</text:p>
          </table:table-cell>
          <table:table-cell table:formula="of:=[.M55]*[.Q55]*24" office:value-type="float" office:value="0.391666666666668">
            <text:p>0.39</text:p>
          </table:table-cell>
          <table:table-cell table:formula="of:=[.M55]*[.Q56]*24" office:value-type="float" office:value="0.442583333380753">
            <text:p>0.44</text:p>
          </table:table-cell>
          <table:table-cell office:value-type="time" office:time-value="PT994715H12M49S">
            <text:p>11:12:49</text:p>
          </table:table-cell>
          <table:table-cell office:value-type="float" office:value="0.00115740740740741">
            <text:p>0:01:40</text:p>
          </table:table-cell>
          <table:table-cell table:formula="of:=[.R53]+[.Q55]" office:value-type="float" office:value="0.0797553358323978">
            <text:p>1:54:51</text:p>
          </table:table-cell>
          <table:table-cell table:style-name="ce148" table:formula="of:=[.S53]-[.Q55]" office:value-type="time" office:time-value="PT00H25M47.030544S">
            <text:p>00:25:47</text:p>
          </table:table-cell>
          <table:table-cell table:style-name="ce182"/>
          <table:table-cell table:style-name="ce185"/>
          <table:table-cell office:value-type="string">
            <text:p>WPT</text:p>
          </table:table-cell>
          <table:table-cell table:number-columns-repeated="234"/>
        </table:table-row>
        <table:table-row table:style-name="ro2">
          <table:table-cell table:style-name="ce29"/>
          <table:table-cell table:style-name="ce44" office:value-type="string">
            <text:p><text:s/></text:p>
          </table:table-cell>
          <table:table-cell office:value-type="string">
            <text:p><text:s/></text:p>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29.359691746121">
            <text:p>129.36</text:p>
          </table:table-cell>
          <table:covered-table-cell/>
          <table:table-cell table:formula="of:=[.K57]+[.K58]" office:value-type="float" office:value="58.4296155562338">
            <text:p>58.4</text:p>
          </table:table-cell>
          <table:table-cell table:formula="of:=IF([.Q56]&gt;0;[.K55]/([.Q56]*24);&quot;&quot;)" office:value-type="float" office:value="114.477603302886">
            <text:p>114.5</text:p>
          </table:table-cell>
          <table:covered-table-cell/>
          <table:table-cell table:style-name="ce137" table:formula="of:=[.N54]+[.N55]" office:value-type="float" office:value="28.2781500902253">
            <text:p>28.28</text:p>
          </table:table-cell>
          <table:table-cell table:style-name="ce137" table:formula="of:=[.O54]+[.O55]" office:value-type="float" office:value="28.2316944439884">
            <text:p>28.23</text:p>
          </table:table-cell>
          <table:table-cell table:style-name="ce149" office:value-type="time" office:time-value="PT994715H14M42S">
            <text:p>11:14:42</text:p>
          </table:table-cell>
          <table:table-cell table:style-name="ce157" table:formula="of:=IF([.P56]&gt;0;[.P56]-[.P55];0)" office:value-type="float" office:value="0.0013078703705105">
            <text:p>0:01:53</text:p>
          </table:table-cell>
          <table:table-cell table:style-name="ce172" table:formula="of:=IF([.R54]+[.Q56]&gt;0;[.R54]+[.Q56];&quot;&quot;)" office:value-type="float" office:value="0.0796180555553292">
            <text:p>1:54:39</text:p>
          </table:table-cell>
          <table:table-cell table:formula="of:=[.S54]-[.Q56]" office:value-type="time" office:time-value="PT00H25M58.89156S">
            <text:p>00:25:59</text:p>
          </table:table-cell>
          <table:table-cell table:style-name="ce185" table:number-columns-repeated="2"/>
          <table:table-cell table:number-columns-repeated="235"/>
        </table:table-row>
        <table:table-row table:style-name="ro2">
          <table:table-cell table:style-name="ce30" office:value-type="string">
            <text:p>Procedure</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office:value-type="float" office:value="360">
            <text:p>360</text:p>
          </table:table-cell>
          <table:table-cell table:style-name="ce74" office:value-type="float" office:value="124" table:number-columns-spanned="1" table:number-rows-spanned="2">
            <text:p>124.0</text:p>
          </table:table-cell>
          <table:table-cell table:style-name="ce88" office:value-type="float" office:value="0">
            <text:p>0</text:p>
          </table:table-cell>
          <table:table-cell table:style-name="ce65"/>
          <table:table-cell table:style-name="ce65" table:formula="of:=[.F57]+([.H57]*360)" office:value-type="float" office:value="360">
            <text:p>360</text:p>
          </table:table-cell>
          <table:table-cell table:style-name="ce109" table:formula="of:=[.G57]/3600*[.J58]" office:value-type="float" office:value="4.13333333333333">
            <text:p>4.1</text:p>
          </table:table-cell>
          <table:table-cell table:style-name="ce74" table:formula="of:=[.G57]" office:value-type="float" office:value="124">
            <text:p>124.0</text:p>
          </table:table-cell>
          <table:table-cell table:style-name="ce127" table:formula="of:=[.$G$5]" office:value-type="float" office:value="14.1" table:number-columns-spanned="1" table:number-rows-spanned="2">
            <text:p>14.10</text:p>
          </table:table-cell>
          <table:table-cell table:style-name="ce139" table:formula="of:=[.M57]*[.Q57]*24" office:value-type="float" office:value="0.47">
            <text:p>0.47</text:p>
          </table:table-cell>
          <table:table-cell table:style-name="ce139" table:formula="of:=[.M57]*[.Q58]*24" office:value-type="float" office:value="0.469999999069842">
            <text:p>0.47</text:p>
          </table:table-cell>
          <table:table-cell table:style-name="ce152" office:value-type="time" office:time-value="PT994715H14M42S">
            <text:p>11:14:42</text:p>
          </table:table-cell>
          <table:table-cell table:style-name="ce160" table:formula="of:=[.J58]/(24*3600)" office:value-type="float" office:value="0.00138888888888889">
            <text:p>0:02:00</text:p>
          </table:table-cell>
          <table:table-cell table:style-name="ce160" table:formula="of:=[.R55]+[.Q57]" office:value-type="float" office:value="0.0811442247212867">
            <text:p>1:56:51</text:p>
          </table:table-cell>
          <table:table-cell table:style-name="ce152" table:formula="of:=[.S55]-[.Q57]" office:value-type="time" office:time-value="PT00H23M47.030544S">
            <text:p>00:23:47</text:p>
          </table:table-cell>
          <table:table-cell table:style-name="ce188"/>
          <table:table-cell table:style-name="ce187"/>
          <table:table-cell office:value-type="string">
            <text:p>TURN</text:p>
          </table:table-cell>
          <table:table-cell office:value-type="float" office:value="70">
            <text:p>70</text:p>
          </table:table-cell>
          <table:table-cell table:style-name="ce59" office:value-type="float" office:value="24.9">
            <text:p>24.90</text:p>
          </table:table-cell>
          <table:table-cell table:style-name="ce59" table:formula="of:=[.Z49]-IF([.X57]&gt;0;[.X57]-[.X49];0)" office:value-type="float" office:value="54.5320243593626">
            <text:p>54.53</text:p>
          </table:table-cell>
          <table:table-cell table:style-name="ce59" table:formula="of:=([.Y57])+([.Y57])*([.W57]-[.W49])*0.00056" office:value-type="float" office:value="54.8068657621337">
            <text:p>54.81</text:p>
          </table:table-cell>
          <table:table-cell table:style-name="ce59" table:formula="of:=[.$Y$10]-[.Z57]-[.X57]" office:value-type="float" office:value="0.293134237866255">
            <text:p>0.29</text:p>
          </table:table-cell>
          <table:table-cell table:number-columns-repeated="229"/>
        </table:table-row>
        <table:table-row table:style-name="ro2">
          <table:table-cell table:style-name="ce30" office:value-type="string">
            <text:p>Turn</text:p>
          </table:table-cell>
          <table:table-cell table:style-name="ce45" table:formula="of:=[.J55]" office:value-type="float" office:value="66.640073819723">
            <text:p>67</text:p>
          </table:table-cell>
          <table:table-cell table:style-name="ce45" table:formula="of:=[.J59]" office:value-type="float" office:value="257.359926180277">
            <text:p>257</text:p>
          </table:table-cell>
          <table:table-cell table:style-name="ce41" office:value-type="string">
            <text:p>2400</text:p>
          </table:table-cell>
          <table:table-cell table:style-name="ce41" office:value-type="string">
            <text:p>2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57]/3)" office:value-type="float" office:value="120">
            <text:p>120</text:p>
          </table:table-cell>
          <table:table-cell table:style-name="ce110" table:formula="of:=[.K59]+[.K60]" office:value-type="float" office:value="54.2962822229004">
            <text:p>54.3</text:p>
          </table:table-cell>
          <table:table-cell table:style-name="ce75" table:formula="of:=IF([.Q58]&gt;0;[.K57]/([.Q58]*24);&quot;&quot;)" office:value-type="float" office:value="124.000000245403">
            <text:p>124.0</text:p>
          </table:table-cell>
          <table:covered-table-cell table:style-name="ce128"/>
          <table:table-cell table:style-name="ce140" table:formula="of:=[.N56]+[.N57]" office:value-type="float" office:value="28.7481500902253">
            <text:p>28.75</text:p>
          </table:table-cell>
          <table:table-cell table:style-name="ce140" table:formula="of:=[.O56]+[.O57]" office:value-type="float" office:value="28.7016944430582">
            <text:p>28.70</text:p>
          </table:table-cell>
          <table:table-cell table:style-name="ce153" office:value-type="time" office:time-value="PT994715H16M42S">
            <text:p>11:16:42</text:p>
          </table:table-cell>
          <table:table-cell table:style-name="ce161" table:formula="of:=IF([.P58]&gt;0;[.P58]-[.P57];0)" office:value-type="float" office:value="0.00138888888614019">
            <text:p>0:02:00</text:p>
          </table:table-cell>
          <table:table-cell table:style-name="ce173" table:formula="of:=IF([.R56]+[.Q58]&gt;0;[.R56]+[.Q58];&quot;&quot;)" office:value-type="float" office:value="0.0810069444414694">
            <text:p>1:56:39</text:p>
          </table:table-cell>
          <table:table-cell table:style-name="ce177" table:formula="of:=[.S56]-[.Q58]" office:value-type="time" office:time-value="PT00H23M58.89156S">
            <text:p>00:23:59</text:p>
          </table:table-cell>
          <table:table-cell table:style-name="ce187" office:value-type="string">
            <text:p><text:s/></text:p>
          </table:table-cell>
          <table:table-cell table:style-name="ce187"/>
          <table:table-cell table:number-columns-repeated="235"/>
        </table:table-row>
        <table:table-row table:style-name="ro2">
          <table:table-cell table:style-name="ce29" office:value-type="string">
            <text:p>Inbound</text:p>
          </table:table-cell>
          <table:table-cell office:value-type="string">
            <text:p><text:s/></text:p>
          </table:table-cell>
          <table:table-cell table:style-name="ce51" office:value-type="string">
            <text:p><text:s/></text:p>
          </table:table-cell>
          <table:table-cell table:style-name="ce54" office:value-type="string">
            <text:p>20</text:p>
          </table:table-cell>
          <table:table-cell office:value-type="string">
            <text:p>Level</text:p>
          </table:table-cell>
          <table:table-cell office:value-type="string" table:number-columns-spanned="1" table:number-rows-spanned="2">
            <text:p>252</text:p>
          </table:table-cell>
          <table:table-cell table:style-name="ce70" office:value-type="float" office:value="124" table:number-columns-spanned="1" table:number-rows-spanned="2">
            <text:p>124.0</text:p>
          </table:table-cell>
          <table:table-cell office:value-type="float" office:value="315">
            <text:p>315</text:p>
          </table:table-cell>
          <table:table-cell table:number-matrix-columns-spanned="1" table:number-matrix-rows-spanned="2" table:formula="of:=TRANSPOSE(WNDHDGGS(DEGTORAD([.F59]);[.G59];DEGTORAD([.H59]);[.H60]))" office:value-type="float" office:value="4.49177807453538">
            <text:p>4.49</text:p>
          </table:table-cell>
          <table:table-cell table:style-name="ce94" table:formula="of:=IF([.I59]=&quot;not&quot;;&quot;not&quot;;RADTODEG([.I59]))" office:value-type="float" office:value="257.359926180277" table:number-columns-spanned="1" table:number-rows-spanned="2">
            <text:p>257</text:p>
          </table:table-cell>
          <table:table-cell table:style-name="ce105" table:formula="of:=[.L59]*([.Q59]*24)" office:value-type="float" office:value="2.61235419450875">
            <text:p>2.6</text:p>
          </table:table-cell>
          <table:table-cell table:style-name="ce70" table:formula="of:=[.I60]" office:value-type="float" office:value="117.555938752892">
            <text:p>117.6</text:p>
          </table:table-cell>
          <table:table-cell table:style-name="ce123" table:formula="of:=[.$G$5]" office:value-type="float" office:value="14.1" table:number-columns-spanned="1" table:number-rows-spanned="2">
            <text:p>14.10</text:p>
          </table:table-cell>
          <table:table-cell table:formula="of:=[.M59]*[.Q59]*24" office:value-type="float" office:value="0.313333333333337">
            <text:p>0.31</text:p>
          </table:table-cell>
          <table:table-cell table:formula="of:=[.M59]*[.Q60]*24" office:value-type="float" office:value="0.360333333851304">
            <text:p>0.36</text:p>
          </table:table-cell>
          <table:table-cell office:value-type="time" office:time-value="PT994715H16M42S">
            <text:p>11:16:42</text:p>
          </table:table-cell>
          <table:table-cell office:value-type="float" office:value="0.000925925925925936">
            <text:p>0:01:20</text:p>
          </table:table-cell>
          <table:table-cell table:formula="of:=[.R57]+[.Q59]" office:value-type="float" office:value="0.0820701506472127">
            <text:p>1:58:11</text:p>
          </table:table-cell>
          <table:table-cell table:style-name="ce148" table:formula="of:=[.S57]-[.Q59]" office:value-type="time" office:time-value="PT00H22M27.030544S">
            <text:p>00:22:27</text:p>
          </table:table-cell>
          <table:table-cell table:style-name="ce182"/>
          <table:table-cell table:style-name="ce185"/>
          <table:table-cell office:value-type="string">
            <text:p>WPT</text:p>
          </table:table-cell>
          <table:table-cell table:number-columns-repeated="234"/>
        </table:table-row>
        <table:table-row table:style-name="ro2">
          <table:table-cell table:style-name="ce29"/>
          <table:table-cell table:style-name="ce44" office:value-type="string">
            <text:p><text:s/></text:p>
          </table:table-cell>
          <table:table-cell office:value-type="string">
            <text:p><text:s/></text:p>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17.555938752892">
            <text:p>117.56</text:p>
          </table:table-cell>
          <table:covered-table-cell/>
          <table:table-cell table:formula="of:=[.K61]+[.K62]" office:value-type="float" office:value="51.6839280283917">
            <text:p>51.7</text:p>
          </table:table-cell>
          <table:table-cell table:formula="of:=IF([.Q60]&gt;0;[.K59]/([.Q60]*24);&quot;&quot;)" office:value-type="float" office:value="102.222555290356">
            <text:p>102.2</text:p>
          </table:table-cell>
          <table:covered-table-cell/>
          <table:table-cell table:style-name="ce137" table:formula="of:=[.N58]+[.N59]" office:value-type="float" office:value="29.0614834235587">
            <text:p>29.06</text:p>
          </table:table-cell>
          <table:table-cell table:style-name="ce137" table:formula="of:=[.O58]+[.O59]" office:value-type="float" office:value="29.0620277769095">
            <text:p>29.06</text:p>
          </table:table-cell>
          <table:table-cell table:style-name="ce149" office:value-type="time" office:time-value="PT994715H18M14S">
            <text:p>11:18:14</text:p>
          </table:table-cell>
          <table:table-cell table:style-name="ce157" table:formula="of:=IF([.P60]&gt;0;[.P60]-[.P59];0)" office:value-type="float" office:value="0.00106481481634546">
            <text:p>0:01:32</text:p>
          </table:table-cell>
          <table:table-cell table:style-name="ce172" table:formula="of:=IF([.R58]+[.Q60]&gt;0;[.R58]+[.Q60];&quot;&quot;)" office:value-type="float" office:value="0.0820717592578149">
            <text:p>1:58:11</text:p>
          </table:table-cell>
          <table:table-cell table:formula="of:=[.S58]-[.Q60]" office:value-type="time" office:time-value="PT00H22M26.89156S">
            <text:p>00:22:27</text:p>
          </table:table-cell>
          <table:table-cell table:style-name="ce185" table:number-columns-repeated="2"/>
          <table:table-cell table:number-columns-repeated="235"/>
        </table:table-row>
        <table:table-row table:style-name="ro2">
          <table:table-cell table:style-name="ce31" office:value-type="string">
            <text:p>Departure</text:p>
          </table:table-cell>
          <table:table-cell table:style-name="ce46"/>
          <table:table-cell table:style-name="ce11"/>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342</text:p>
          </table:table-cell>
          <table:table-cell table:style-name="ce72" office:value-type="float" office:value="124" table:number-columns-spanned="1" table:number-rows-spanned="2">
            <text:p>124.0</text:p>
          </table:table-cell>
          <table:table-cell table:style-name="ce86" office:value-type="float" office:value="315">
            <text:p>315</text:p>
          </table:table-cell>
          <table:table-cell table:style-name="ce91" table:number-matrix-columns-spanned="1" table:number-matrix-rows-spanned="2" table:formula="of:=TRANSPOSE(WNDHDGGS(DEGTORAD([.F61]);[.G61];DEGTORAD([.H61]);[.H62]))" office:value-type="float" office:value="5.92141227503133">
            <text:p>5.92</text:p>
          </table:table-cell>
          <table:table-cell table:style-name="ce96" table:formula="of:=IF([.I61]=&quot;not&quot;;&quot;not&quot;;RADTODEG([.I61]))" office:value-type="float" office:value="339.271932116254" table:number-columns-spanned="1" table:number-rows-spanned="2">
            <text:p>339</text:p>
          </table:table-cell>
          <table:table-cell table:style-name="ce107" table:formula="of:=[.L61]*([.Q61]*24)" office:value-type="float" office:value="4.30392802839169">
            <text:p>4.3</text:p>
          </table:table-cell>
          <table:table-cell table:style-name="ce72" table:formula="of:=[.I62]" office:value-type="float" office:value="112.276383349349">
            <text:p>112.3</text:p>
          </table:table-cell>
          <table:table-cell table:style-name="ce125" table:formula="of:=[.$G$5]" office:value-type="float" office:value="14.1" table:number-columns-spanned="1" table:number-rows-spanned="2">
            <text:p>14.10</text:p>
          </table:table-cell>
          <table:table-cell table:style-name="ce112" table:formula="of:=[.M61]*[.Q61]*24" office:value-type="float" office:value="0.540499999999999">
            <text:p>0.54</text:p>
          </table:table-cell>
          <table:table-cell table:style-name="ce112" table:formula="of:=[.M61]*[.Q62]*24" office:value-type="float" office:value="0.430833335558418">
            <text:p>0.43</text:p>
          </table:table-cell>
          <table:table-cell table:style-name="ce150" office:value-type="time" office:time-value="PT994715H18M14S">
            <text:p>11:18:14</text:p>
          </table:table-cell>
          <table:table-cell table:style-name="ce158" office:value-type="float" office:value="0.00159722222222222">
            <text:p>0:02:18</text:p>
          </table:table-cell>
          <table:table-cell table:style-name="ce158" table:formula="of:=[.R59]+[.Q61]" office:value-type="float" office:value="0.0836673728694349">
            <text:p>2:00:29</text:p>
          </table:table-cell>
          <table:table-cell table:style-name="ce150" table:formula="of:=[.S59]-[.Q61]" office:value-type="time" office:time-value="PT00H20M09.030544S">
            <text:p>00:20:09</text:p>
          </table:table-cell>
          <table:table-cell table:style-name="ce191" office:value-type="string">
            <text:p>Tgt GS</text:p>
          </table:table-cell>
          <table:table-cell table:style-name="ce201" table:formula="of:=([.K60]-[.$K$70])/([.S60]*24)" office:value-type="float" office:value="112.750087268343">
            <text:p>112.8</text:p>
          </table:table-cell>
          <table:table-cell office:value-type="string">
            <text:p>WPT</text:p>
          </table:table-cell>
          <table:table-cell table:number-columns-repeated="234"/>
        </table:table-row>
        <table:table-row table:style-name="ro2">
          <table:table-cell table:style-name="ce31" office:value-type="string">
            <text:p>Turn</text:p>
          </table:table-cell>
          <table:table-cell table:style-name="ce46"/>
          <table:table-cell table:style-name="ce11"/>
          <table:table-cell table:style-name="ce43" office:value-type="string">
            <text:p>2400</text:p>
          </table:table-cell>
          <table:table-cell table:style-name="ce43" office:value-type="string">
            <text:p>2000</text:p>
          </table:table-cell>
          <table:covered-table-cell table:style-name="ce63"/>
          <table:covered-table-cell table:style-name="ce73"/>
          <table:table-cell table:style-name="ce87" office:value-type="float" office:value="13">
            <text:p>13</text:p>
          </table:table-cell>
          <table:table-cell table:style-name="ce92" office:value-type="float" office:value="112.276383349349">
            <text:p>112.28</text:p>
          </table:table-cell>
          <table:covered-table-cell table:style-name="ce97"/>
          <table:table-cell table:style-name="ce108" table:formula="of:=[.K63]+[.K64]" office:value-type="float" office:value="47.38">
            <text:p>47.4</text:p>
          </table:table-cell>
          <table:table-cell table:style-name="ce73" table:formula="of:=IF([.Q62]&gt;0;[.K61]/([.Q62]*24);&quot;&quot;)" office:value-type="float" office:value="140.855825656263">
            <text:p>140.9</text:p>
          </table:table-cell>
          <table:covered-table-cell table:style-name="ce126"/>
          <table:table-cell table:style-name="ce138" table:formula="of:=[.N60]+[.N61]" office:value-type="float" office:value="29.6019834235587">
            <text:p>29.60</text:p>
          </table:table-cell>
          <table:table-cell table:style-name="ce138" table:formula="of:=[.O60]+[.O61]" office:value-type="float" office:value="29.4928611124679">
            <text:p>29.49</text:p>
          </table:table-cell>
          <table:table-cell table:style-name="ce151" office:value-type="time" office:time-value="PT994715H20M04S">
            <text:p>11:20:04</text:p>
          </table:table-cell>
          <table:table-cell table:style-name="ce159" table:formula="of:=IF([.P62]&gt;0;[.P62]-[.P61];0)" office:value-type="float" office:value="0.00127314815472346">
            <text:p>0:01:50</text:p>
          </table:table-cell>
          <table:table-cell table:style-name="ce171" table:formula="of:=IF([.R60]+[.Q62]&gt;0;[.R60]+[.Q62];&quot;&quot;)" office:value-type="float" office:value="0.0833449074125383">
            <text:p>2:00:01</text:p>
          </table:table-cell>
          <table:table-cell table:style-name="ce176" table:formula="of:=[.S60]-[.Q62]" office:value-type="time" office:time-value="PT00H20M36.891559S">
            <text:p>00:20:37</text:p>
          </table:table-cell>
          <table:table-cell table:style-name="ce192" office:value-type="string">
            <text:p>AS Adj</text:p>
          </table:table-cell>
          <table:table-cell table:style-name="ce202" table:formula="of:=[.U61]-[.L60]" office:value-type="float" office:value="10.5275319779868">
            <text:p>10.5</text:p>
          </table:table-cell>
          <table:table-cell table:number-columns-repeated="235"/>
        </table:table-row>
        <table:table-row table:style-name="ro2">
          <table:table-cell table:style-name="ce19" office:value-type="string">
            <text:p>I5 &amp; Gyle</text:p>
          </table:table-cell>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342</text:p>
          </table:table-cell>
          <table:table-cell table:style-name="ce70" office:value-type="float" office:value="124" table:number-columns-spanned="1" table:number-rows-spanned="2">
            <text:p>124.0</text:p>
          </table:table-cell>
          <table:table-cell office:value-type="float" office:value="315">
            <text:p>315</text:p>
          </table:table-cell>
          <table:table-cell table:number-matrix-columns-spanned="1" table:number-matrix-rows-spanned="2" table:formula="of:=TRANSPOSE(WNDHDGGS(DEGTORAD([.F63]);[.G63];DEGTORAD([.H63]);[.H64]))" office:value-type="float" office:value="5.92141227503133">
            <text:p>5.92</text:p>
          </table:table-cell>
          <table:table-cell table:style-name="ce94" table:formula="of:=IF([.I63]=&quot;not&quot;;&quot;not&quot;;RADTODEG([.I63]))" office:value-type="float" office:value="339.271932116254" table:number-columns-spanned="1" table:number-rows-spanned="2">
            <text:p>339</text:p>
          </table:table-cell>
          <table:table-cell table:style-name="ce111" office:value-type="float" office:value="15.61">
            <text:p>15.61</text:p>
          </table:table-cell>
          <table:table-cell table:style-name="ce70" table:formula="of:=[.I64]" office:value-type="float" office:value="112.276383349349">
            <text:p>112.3</text:p>
          </table:table-cell>
          <table:table-cell table:style-name="ce123" table:formula="of:=[.$J$5]" office:value-type="float" office:value="14.1" table:number-columns-spanned="1" table:number-rows-spanned="2">
            <text:p>14.10</text:p>
          </table:table-cell>
          <table:table-cell table:formula="of:=[.M63]*[.Q63]*24" office:value-type="float" office:value="1.96034992786644">
            <text:p>1.96</text:p>
          </table:table-cell>
          <table:table-cell table:formula="of:=[.M63]*[.Q64]*24" office:value-type="float" office:value="2.11108333192533">
            <text:p>2.11</text:p>
          </table:table-cell>
          <table:table-cell office:value-type="time" office:time-value="PT994715H20M04S">
            <text:p>11:20:04</text:p>
          </table:table-cell>
          <table:table-cell table:formula="of:=([.K63]/[.L63])/24" office:value-type="float" office:value="0.00579299624074007">
            <text:p>0:08:21</text:p>
          </table:table-cell>
          <table:table-cell table:formula="of:=[.R61]+[.Q63]" office:value-type="float" office:value="0.0894603691101749">
            <text:p>2:08:49</text:p>
          </table:table-cell>
          <table:table-cell table:style-name="ce148" table:formula="of:=[.S61]-[.Q63]" office:value-type="time" office:time-value="PT00H11M48.515669S">
            <text:p>00:11:49</text:p>
          </table:table-cell>
          <table:table-cell table:style-name="ce193" office:value-type="string">
            <text:p>Tgt GS</text:p>
          </table:table-cell>
          <table:table-cell table:style-name="ce203" table:formula="of:=([.K62]-[.$K$70])/([.S62]*24)" office:value-type="float" office:value="110.250570462928">
            <text:p>110.3</text:p>
          </table:table-cell>
          <table:table-cell office:value-type="string">
            <text:p>WPT</text:p>
          </table:table-cell>
          <table:table-cell office:value-type="float" office:value="75">
            <text:p>75</text:p>
          </table:table-cell>
          <table:table-cell table:style-name="ce59" office:value-type="float" office:value="31.56">
            <text:p>31.56</text:p>
          </table:table-cell>
          <table:table-cell table:style-name="ce59" table:formula="of:=[.Z57]-IF([.X63]&gt;0;[.X63]-[.X57];0)" office:value-type="float" office:value="48.1468657621337">
            <text:p>48.15</text:p>
          </table:table-cell>
          <table:table-cell table:style-name="ce59" table:formula="of:=([.Y63])+([.Y63])*([.W63]-[.W57])*0.00056" office:value-type="float" office:value="48.2816769862677">
            <text:p>48.28</text:p>
          </table:table-cell>
          <table:table-cell table:style-name="ce59" table:formula="of:=[.$Y$10]-[.Z63]-[.X63]" office:value-type="float" office:value="0.158323013732282">
            <text:p>0.16</text:p>
          </table:table-cell>
          <table:table-cell table:number-columns-repeated="229"/>
        </table:table-row>
        <table:table-row table:style-name="ro2">
          <table:table-cell table:style-name="ce8" office:value-type="string">
            <text:p><text:s/></text:p>
          </table:table-cell>
          <table:table-cell table:style-name="ce8"/>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12.276383349349">
            <text:p>112.28</text:p>
          </table:table-cell>
          <table:covered-table-cell/>
          <table:table-cell table:formula="of:=[.K65]+[.K66]" office:value-type="float" office:value="31.77">
            <text:p>31.8</text:p>
          </table:table-cell>
          <table:table-cell table:formula="of:=IF([.Q64]&gt;0;[.K63]/([.Q64]*24);&quot;&quot;)" office:value-type="float" office:value="104.259740329277">
            <text:p>104.3</text:p>
          </table:table-cell>
          <table:covered-table-cell/>
          <table:table-cell table:style-name="ce137" table:formula="of:=[.N62]+[.N63]" office:value-type="float" office:value="31.5623333514251">
            <text:p>31.56</text:p>
          </table:table-cell>
          <table:table-cell table:style-name="ce137" table:formula="of:=[.O62]+[.O63]" office:value-type="float" office:value="31.6039444443933">
            <text:p>31.60</text:p>
          </table:table-cell>
          <table:table-cell table:style-name="ce149" office:value-type="time" office:time-value="PT994715H29M03S">
            <text:p>11:29:03</text:p>
          </table:table-cell>
          <table:table-cell table:style-name="ce157" table:formula="of:=IF([.P64]&gt;0;[.P64]-[.P63];0)" office:value-type="float" office:value="0.00623842592176516">
            <text:p>0:08:59</text:p>
          </table:table-cell>
          <table:table-cell table:style-name="ce172" table:formula="of:=IF([.R62]+[.Q64]&gt;0;[.R62]+[.Q64];&quot;&quot;)" office:value-type="float" office:value="0.0895833333343035">
            <text:p>2:09:00</text:p>
          </table:table-cell>
          <table:table-cell table:formula="of:=[.S62]-[.Q64]" office:value-type="time" office:time-value="PT00H11M37.89156S">
            <text:p>00:11:38</text:p>
          </table:table-cell>
          <table:table-cell table:style-name="ce194" office:value-type="string">
            <text:p>AS Adj</text:p>
          </table:table-cell>
          <table:table-cell table:style-name="ce204" table:formula="of:=[.U63]-[.L62]" office:value-type="float" office:value="-30.6052551933352">
            <text:p>-30.6</text:p>
          </table:table-cell>
          <table:table-cell table:style-name="ce207" table:formula="of:=([.K63]/[.U63])/24" office:value-type="float" office:value="0.00589944037419173">
            <text:p>0:08:30</text:p>
          </table:table-cell>
          <table:table-cell table:number-columns-repeated="234"/>
        </table:table-row>
        <table:table-row table:style-name="ro2">
          <table:table-cell table:style-name="ce13" office:value-type="string">
            <text:p>I5 &amp; 36</text:p>
          </table:table-cell>
          <table:table-cell table:style-name="ce9"/>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337</text:p>
          </table:table-cell>
          <table:table-cell table:style-name="ce72" office:value-type="float" office:value="124" table:number-columns-spanned="1" table:number-rows-spanned="2">
            <text:p>124.0</text:p>
          </table:table-cell>
          <table:table-cell table:style-name="ce86" office:value-type="float" office:value="315">
            <text:p>315</text:p>
          </table:table-cell>
          <table:table-cell table:style-name="ce91" table:number-matrix-columns-spanned="1" table:number-matrix-rows-spanned="2" table:formula="of:=TRANSPOSE(WNDHDGGS(DEGTORAD([.F65]);[.G65];DEGTORAD([.H65]);[.H66]))" office:value-type="float" office:value="5.84247620453395">
            <text:p>5.84</text:p>
          </table:table-cell>
          <table:table-cell table:style-name="ce96" table:formula="of:=IF([.I65]=&quot;not&quot;;&quot;not&quot;;RADTODEG([.I65]))" office:value-type="float" office:value="334.749228425407" table:number-columns-spanned="1" table:number-rows-spanned="2">
            <text:p>335</text:p>
          </table:table-cell>
          <table:table-cell table:style-name="ce112" office:value-type="float" office:value="10.85">
            <text:p>10.85</text:p>
          </table:table-cell>
          <table:table-cell table:style-name="ce72" table:formula="of:=[.I66]" office:value-type="float" office:value="111.850944815317">
            <text:p>111.9</text:p>
          </table:table-cell>
          <table:table-cell table:style-name="ce125" table:formula="of:=[.$J$5]" office:value-type="float" office:value="14.1" table:number-columns-spanned="1" table:number-rows-spanned="2">
            <text:p>14.10</text:p>
          </table:table-cell>
          <table:table-cell table:style-name="ce112" table:formula="of:=[.M65]*[.Q65]*24" office:value-type="float" office:value="1.3677577802548">
            <text:p>1.37</text:p>
          </table:table-cell>
          <table:table-cell table:style-name="ce112" table:formula="of:=[.M65]*[.Q66]*24" office:value-type="float" office:value="1.44133333294303">
            <text:p>1.44</text:p>
          </table:table-cell>
          <table:table-cell table:style-name="ce150" office:value-type="time" office:time-value="PT994715H29M03S">
            <text:p>11:29:03</text:p>
          </table:table-cell>
          <table:table-cell table:style-name="ce158" table:formula="of:=([.K65]/[.L65])/24" office:value-type="float" office:value="0.00404183741210046">
            <text:p>0:05:49</text:p>
          </table:table-cell>
          <table:table-cell table:style-name="ce158" table:formula="of:=[.R63]+[.Q65]" office:value-type="float" office:value="0.0935022065222754">
            <text:p>2:14:39</text:p>
          </table:table-cell>
          <table:table-cell table:style-name="ce150" table:formula="of:=[.S63]-[.Q65]" office:value-type="time" office:time-value="PT00H05M59.300916S">
            <text:p>00:05:59</text:p>
          </table:table-cell>
          <table:table-cell table:style-name="ce183" office:value-type="string">
            <text:p>Call Timers 122.9 <text:s text:c="3"/>Ttg GS</text:p>
          </table:table-cell>
          <table:table-cell table:style-name="ce201" table:formula="of:=([.K64]-[.$K$70])/([.S64]*24)" office:value-type="float" office:value="114.877446079579">
            <text:p>114.9</text:p>
          </table:table-cell>
          <table:table-cell table:style-name="ce208" office:value-type="string">
            <text:p>WPT</text:p>
          </table:table-cell>
          <table:table-cell table:number-columns-repeated="234"/>
        </table:table-row>
        <table:table-row table:style-name="ro2">
          <table:table-cell table:style-name="ce11" office:value-type="string">
            <text:p><text:s/></text:p>
          </table:table-cell>
          <table:table-cell table:style-name="ce11"/>
          <table:table-cell table:style-name="ce43"/>
          <table:table-cell table:style-name="ce43" office:value-type="string">
            <text:p>2400</text:p>
          </table:table-cell>
          <table:table-cell table:style-name="ce43" office:value-type="string">
            <text:p>2000</text:p>
          </table:table-cell>
          <table:covered-table-cell table:style-name="ce63"/>
          <table:covered-table-cell table:style-name="ce73"/>
          <table:table-cell table:style-name="ce87" office:value-type="float" office:value="13">
            <text:p>13</text:p>
          </table:table-cell>
          <table:table-cell table:style-name="ce92" office:value-type="float" office:value="111.850944815317">
            <text:p>111.85</text:p>
          </table:table-cell>
          <table:covered-table-cell table:style-name="ce97"/>
          <table:table-cell table:style-name="ce108" table:formula="of:=[.K67]+[.K68]" office:value-type="float" office:value="20.92">
            <text:p>20.9</text:p>
          </table:table-cell>
          <table:table-cell table:style-name="ce73" table:formula="of:=IF([.Q66]&gt;0;[.K65]/([.Q66]*24);&quot;&quot;)" office:value-type="float" office:value="106.141304376568">
            <text:p>106.1</text:p>
          </table:table-cell>
          <table:covered-table-cell table:style-name="ce126"/>
          <table:table-cell table:style-name="ce138" table:formula="of:=[.N64]+[.N65]" office:value-type="float" office:value="32.9300911316799">
            <text:p>32.93</text:p>
          </table:table-cell>
          <table:table-cell table:style-name="ce138" table:formula="of:=[.O64]+[.O65]" office:value-type="float" office:value="33.0452777773363">
            <text:p>33.05</text:p>
          </table:table-cell>
          <table:table-cell table:style-name="ce151" office:value-type="time" office:time-value="PT994715H35M11S">
            <text:p>11:35:11</text:p>
          </table:table-cell>
          <table:table-cell table:style-name="ce159" table:formula="of:=IF([.P66]&gt;0;[.P66]-[.P65];0)" office:value-type="float" office:value="0.00425925925810589">
            <text:p>0:06:08</text:p>
          </table:table-cell>
          <table:table-cell table:style-name="ce171" table:formula="of:=IF([.R64]+[.Q66]&gt;0;[.R64]+[.Q66];&quot;&quot;)" office:value-type="float" office:value="0.0938425925924093">
            <text:p>2:15:08</text:p>
          </table:table-cell>
          <table:table-cell table:style-name="ce176" table:formula="of:=[.S64]-[.Q66]" office:value-type="time" office:time-value="PT00H05M29.89156S">
            <text:p>00:05:30</text:p>
          </table:table-cell>
          <table:table-cell table:style-name="ce195" office:value-type="string">
            <text:p>@ RBL &amp; Descend <text:s/>AS Adj</text:p>
          </table:table-cell>
          <table:table-cell table:style-name="ce202" table:formula="of:=[.U65]-[.L64]" office:value-type="float" office:value="10.6177057503017">
            <text:p>10.6</text:p>
          </table:table-cell>
          <table:table-cell table:style-name="ce207" table:formula="of:=([.K65]/[.U65])/24" office:value-type="float" office:value="0.00393535327221814">
            <text:p>0:05:40</text:p>
          </table:table-cell>
          <table:table-cell table:number-columns-repeated="234"/>
        </table:table-row>
        <table:table-row table:style-name="ro3">
          <table:table-cell table:style-name="ce19" office:value-type="string">
            <text:p>Jellys Ferry </text:p>
          </table:table-cell>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352</text:p>
          </table:table-cell>
          <table:table-cell table:style-name="ce70" office:value-type="float" office:value="128" table:number-columns-spanned="1" table:number-rows-spanned="2">
            <text:p>128.0</text:p>
          </table:table-cell>
          <table:table-cell office:value-type="float" office:value="335">
            <text:p>335</text:p>
          </table:table-cell>
          <table:table-cell table:number-matrix-columns-spanned="1" table:number-matrix-rows-spanned="2" table:formula="of:=TRANSPOSE(WNDHDGGS(DEGTORAD([.F67]);[.G67];DEGTORAD([.H67]);[.H68]))" office:value-type="float" office:value="6.11386060032647">
            <text:p>6.11</text:p>
          </table:table-cell>
          <table:table-cell table:style-name="ce94" table:formula="of:=IF([.I67]=&quot;not&quot;;&quot;not&quot;;RADTODEG([.I67]))" office:value-type="float" office:value="350.298408930027" table:number-columns-spanned="1" table:number-rows-spanned="2">
            <text:p>350</text:p>
          </table:table-cell>
          <table:table-cell table:style-name="ce111" office:value-type="float" office:value="8.23">
            <text:p>8.23</text:p>
          </table:table-cell>
          <table:table-cell table:style-name="ce70" table:formula="of:=[.I68]" office:value-type="float" office:value="115.511594770228">
            <text:p>115.5</text:p>
          </table:table-cell>
          <table:table-cell table:style-name="ce123" table:formula="of:=[.$J$5]" office:value-type="float" office:value="14.1" table:number-columns-spanned="1" table:number-rows-spanned="2">
            <text:p>14.10</text:p>
          </table:table-cell>
          <table:table-cell table:formula="of:=[.M67]*[.Q67]*24" office:value-type="float" office:value="1.00460044925212">
            <text:p>1.00</text:p>
          </table:table-cell>
          <table:table-cell table:formula="of:=[.M67]*[.Q68]*24" office:value-type="float" office:value="1.38258333398262">
            <text:p>1.38</text:p>
          </table:table-cell>
          <table:table-cell office:value-type="time" office:time-value="PT994715H35M11S">
            <text:p>11:35:11</text:p>
          </table:table-cell>
          <table:table-cell table:formula="of:=([.K67]/[.L67])/24" office:value-type="float" office:value="0.00296867745050864">
            <text:p>0:04:16</text:p>
          </table:table-cell>
          <table:table-cell table:formula="of:=[.R65]+[.Q67]" office:value-type="float" office:value="0.096470883972784">
            <text:p>2:18:55</text:p>
          </table:table-cell>
          <table:table-cell table:style-name="ce148" table:formula="of:=[.S65]-[.Q67]" office:value-type="time" office:time-value="PT00H01M42.807184S">
            <text:p>00:01:43</text:p>
          </table:table-cell>
          <table:table-cell table:style-name="ce196" office:value-type="string">
            <text:p><text:span text:style-name="T1">Call Timers 122.9 <text:s text:c="2"/></text:span><text:span text:style-name="T2">Tgt GS</text:span></text:p>
          </table:table-cell>
          <table:table-cell table:style-name="ce203" table:formula="of:=([.K66]-[.$K$70])/([.S66]*24)" office:value-type="float" office:value="124.62277011693">
            <text:p>124.6</text:p>
          </table:table-cell>
          <table:table-cell table:style-name="ce208" office:value-type="string">
            <text:p>WPT</text:p>
          </table:table-cell>
          <table:table-cell office:value-type="float" office:value="73">
            <text:p>73</text:p>
          </table:table-cell>
          <table:table-cell table:style-name="ce59" office:value-type="float" office:value="32.87">
            <text:p>32.87</text:p>
          </table:table-cell>
          <table:table-cell table:style-name="ce59" table:formula="of:=[.Z63]-IF([.X67]&gt;0;[.X67]-[.X63];0)" office:value-type="float" office:value="46.9716769862677">
            <text:p>46.97</text:p>
          </table:table-cell>
          <table:table-cell table:style-name="ce59" table:formula="of:=([.Y67])+([.Y67])*([.W67]-[.W63])*0.00056" office:value-type="float" office:value="46.9190687080431">
            <text:p>46.92</text:p>
          </table:table-cell>
          <table:table-cell table:style-name="ce59" table:formula="of:=[.$Y$10]-[.Z67]-[.X67]" office:value-type="float" office:value="0.210931291956896">
            <text:p>0.21</text:p>
          </table:table-cell>
          <table:table-cell table:number-columns-repeated="229"/>
        </table:table-row>
        <table:table-row table:style-name="ro2">
          <table:table-cell table:style-name="ce8" office:value-type="string">
            <text:p>Nr Bridge</text:p>
          </table:table-cell>
          <table:table-cell table:style-name="ce8"/>
          <table:table-cell/>
          <table:table-cell office:value-type="string">
            <text:p>2400</text:p>
          </table:table-cell>
          <table:table-cell table:style-name="ce44" office:value-type="string">
            <text:p>1000</text:p>
          </table:table-cell>
          <table:covered-table-cell table:style-name="ce64"/>
          <table:covered-table-cell/>
          <table:table-cell table:style-name="ce85" office:value-type="float" office:value="13">
            <text:p>13</text:p>
          </table:table-cell>
          <table:table-cell table:style-name="ce90" office:value-type="float" office:value="115.511594770228">
            <text:p>115.51</text:p>
          </table:table-cell>
          <table:covered-table-cell/>
          <table:table-cell table:formula="of:=[.K69]+[.K70]" office:value-type="float" office:value="12.69">
            <text:p>12.7</text:p>
          </table:table-cell>
          <table:table-cell table:formula="of:=IF([.Q68]&gt;0;[.K67]/([.Q68]*24);&quot;&quot;)" office:value-type="float" office:value="83.9320112920287">
            <text:p>83.9</text:p>
          </table:table-cell>
          <table:covered-table-cell/>
          <table:table-cell table:style-name="ce137" table:formula="of:=[.N66]+[.N67]" office:value-type="float" office:value="33.934691580932">
            <text:p>33.93</text:p>
          </table:table-cell>
          <table:table-cell table:style-name="ce137" table:formula="of:=[.O66]+[.O67]" office:value-type="float" office:value="34.4278611113189">
            <text:p>34.43</text:p>
          </table:table-cell>
          <table:table-cell table:style-name="ce149" office:value-type="time" office:time-value="PT994715H41M04S">
            <text:p>11:41:04</text:p>
          </table:table-cell>
          <table:table-cell table:style-name="ce157" table:formula="of:=IF([.P68]&gt;0;[.P68]-[.P67];0)" office:value-type="float" office:value="0.00408564815006685">
            <text:p>0:05:53</text:p>
          </table:table-cell>
          <table:table-cell table:style-name="ce172" table:formula="of:=IF([.R66]+[.Q68]&gt;0;[.R66]+[.Q68];&quot;&quot;)" office:value-type="float" office:value="0.0979282407424762">
            <text:p>2:21:01</text:p>
          </table:table-cell>
          <table:table-cell table:formula="of:=[.S66]-[.Q68]" office:value-type="time" office:time-value="-PT00H00M23.108441S">
            <text:p>23:59:37</text:p>
          </table:table-cell>
          <table:table-cell table:style-name="ce194" office:value-type="string">
            <text:p>5 miles out <text:s text:c="7"/>AS Adj</text:p>
          </table:table-cell>
          <table:table-cell table:style-name="ce204" table:formula="of:=[.U67]-[.L66]" office:value-type="float" office:value="18.4814657403612">
            <text:p>18.5</text:p>
          </table:table-cell>
          <table:table-cell table:style-name="ce207" table:formula="of:=([.K67]/[.U67])/24" office:value-type="float" office:value="0.00275163733196525">
            <text:p>0:03:58</text:p>
          </table:table-cell>
          <table:table-cell table:number-columns-repeated="234"/>
        </table:table-row>
        <table:table-row table:style-name="ro2">
          <table:table-cell table:style-name="ce32" office:value-type="string">
            <text:p>Check Point</text:p>
          </table:table-cell>
          <table:table-cell table:style-name="ce9"/>
          <table:table-cell table:style-name="ce50"/>
          <table:table-cell table:style-name="ce55" office:value-type="string">
            <text:p>18</text:p>
          </table:table-cell>
          <table:table-cell table:style-name="ce50" office:value-type="string">
            <text:p>Level</text:p>
          </table:table-cell>
          <table:table-cell table:style-name="ce57" office:value-type="string" table:number-columns-spanned="1" table:number-rows-spanned="2">
            <text:p>315</text:p>
          </table:table-cell>
          <table:table-cell table:style-name="ce76" office:value-type="float" office:value="124" table:number-columns-spanned="1" table:number-rows-spanned="2">
            <text:p>124.0</text:p>
          </table:table-cell>
          <table:table-cell table:style-name="ce86" office:value-type="float" office:value="335">
            <text:p>335</text:p>
          </table:table-cell>
          <table:table-cell table:style-name="ce91" table:number-matrix-columns-spanned="1" table:number-matrix-rows-spanned="2" table:formula="of:=TRANSPOSE(WNDHDGGS(DEGTORAD([.F69]);[.G69];DEGTORAD([.H69]);[.H70]))" office:value-type="float" office:value="5.53365178241284">
            <text:p>5.53</text:p>
          </table:table-cell>
          <table:table-cell table:style-name="ce98" table:formula="of:=IF([.I69]=&quot;not&quot;;&quot;not&quot;;RADTODEG([.I69]))" office:value-type="float" office:value="317.054892427301" table:number-columns-spanned="1" table:number-rows-spanned="2">
            <text:p>317</text:p>
          </table:table-cell>
          <table:table-cell table:style-name="ce112" office:value-type="float" office:value="3.19">
            <text:p>3.19</text:p>
          </table:table-cell>
          <table:table-cell table:style-name="ce72" table:formula="of:=[.I70]" office:value-type="float" office:value="111.704255594793">
            <text:p>111.7</text:p>
          </table:table-cell>
          <table:table-cell table:style-name="ce129" table:formula="of:=[.$J$5]" office:value-type="float" office:value="14.1" table:number-columns-spanned="1" table:number-rows-spanned="2">
            <text:p>14.10</text:p>
          </table:table-cell>
          <table:table-cell table:style-name="ce112" table:formula="of:=[.M69]*[.Q69]*24" office:value-type="float" office:value="0.402661472121179">
            <text:p>0.40</text:p>
          </table:table-cell>
          <table:table-cell table:style-name="ce112" table:formula="of:=[.M69]*[.Q70]*24" office:value-type="float" office:value="0.262416666455101">
            <text:p>0.26</text:p>
          </table:table-cell>
          <table:table-cell table:style-name="ce150" office:value-type="time" office:time-value="PT994715H41M04S">
            <text:p>11:41:04</text:p>
          </table:table-cell>
          <table:table-cell table:style-name="ce158" table:formula="of:=([.K69]/[.L69])/24" office:value-type="float" office:value="0.00118989796726117">
            <text:p>0:01:43</text:p>
          </table:table-cell>
          <table:table-cell table:style-name="ce158" table:formula="of:=[.R67]+[.Q69]" office:value-type="float" office:value="0.0976607819400452">
            <text:p>2:20:38</text:p>
          </table:table-cell>
          <table:table-cell table:style-name="ce150" table:formula="of:=[.S67]-[.Q69]" office:value-type="time" office:time-value="-PT00H00M00S">
            <text:p>00:00:00</text:p>
          </table:table-cell>
          <table:table-cell table:style-name="ce197" office:value-type="string">
            <text:p>Flaps Up, TWR 119.8 <text:s/>Tgt GS</text:p>
          </table:table-cell>
          <table:table-cell table:style-name="ce201" table:formula="of:=([.K68]-[.$K$70])/([.S68]*24)" office:value-type="float" office:value="-496.961272011103">
            <text:p>-497.0</text:p>
          </table:table-cell>
          <table:table-cell table:style-name="ce208" office:value-type="string">
            <text:p>TIME</text:p>
          </table:table-cell>
          <table:table-cell table:number-columns-repeated="234"/>
        </table:table-row>
        <table:table-row table:style-name="ro2">
          <table:table-cell table:style-name="ce33" office:value-type="string">
            <text:p>Marie</text:p>
          </table:table-cell>
          <table:table-cell table:style-name="ce11"/>
          <table:table-cell table:style-name="ce43"/>
          <table:table-cell table:style-name="ce43" office:value-type="string">
            <text:p>2500</text:p>
          </table:table-cell>
          <table:table-cell table:style-name="ce43" office:value-type="string">
            <text:p>1000</text:p>
          </table:table-cell>
          <table:covered-table-cell table:style-name="ce63"/>
          <table:covered-table-cell table:style-name="ce73"/>
          <table:table-cell table:style-name="ce87" office:value-type="float" office:value="13">
            <text:p>13</text:p>
          </table:table-cell>
          <table:table-cell table:style-name="ce92" office:value-type="float" office:value="111.704255594793">
            <text:p>111.70</text:p>
          </table:table-cell>
          <table:covered-table-cell table:style-name="ce97"/>
          <table:table-cell table:style-name="ce108" table:formula="of:=[.K71]+[.K72]" office:value-type="float" office:value="9.5">
            <text:p>9.5</text:p>
          </table:table-cell>
          <table:table-cell table:style-name="ce73" table:formula="of:=IF([.Q70]&gt;0;[.K69]/([.Q70]*24);&quot;&quot;)" office:value-type="float" office:value="171.402985212815">
            <text:p>171.4</text:p>
          </table:table-cell>
          <table:covered-table-cell table:style-name="ce126"/>
          <table:table-cell table:style-name="ce138" table:formula="of:=[.N68]+[.N69]" office:value-type="float" office:value="34.3373530530532">
            <text:p>34.34</text:p>
          </table:table-cell>
          <table:table-cell table:style-name="ce138" table:formula="of:=[.O68]+[.O69]" office:value-type="float" office:value="34.690277777774">
            <text:p>34.69</text:p>
          </table:table-cell>
          <table:table-cell table:style-name="ce151" office:value-type="time" office:time-value="PT994715H42M11S">
            <text:p>11:42:11</text:p>
          </table:table-cell>
          <table:table-cell table:style-name="ce159" table:formula="of:=IF([.P70]&gt;0;[.P70]-[.P69];0)" office:value-type="float" office:value="0.00077546296233777">
            <text:p>0:01:07</text:p>
          </table:table-cell>
          <table:table-cell table:style-name="ce171" table:formula="of:=IF([.R68]+[.Q70]&gt;0;[.R68]+[.Q70];&quot;&quot;)" office:value-type="float" office:value="0.098703703704814">
            <text:p>2:22:08</text:p>
          </table:table-cell>
          <table:table-cell table:style-name="ce178" table:formula="of:=[.S68]-[.Q70]" office:value-type="time" office:time-value="-PT00H01M30.10844S">
            <text:p>-00:01:30</text:p>
          </table:table-cell>
          <table:table-cell table:style-name="ce192" office:value-type="string">
            <text:p>Drift up to 1500 <text:s text:c="4"/>TAS</text:p>
          </table:table-cell>
          <table:table-cell table:style-name="ce202" table:formula="of:=[.U69]-[.L68]" office:value-type="float" office:value="-580.893283303132">
            <text:p>-580.9</text:p>
          </table:table-cell>
          <table:table-cell table:style-name="ce207" table:formula="of:=([.K69]/[.U69])/24" office:value-type="float" office:value="-0.000267458802430981">
            <text:p/>
          </table:table-cell>
          <table:table-cell table:number-columns-repeated="234"/>
        </table:table-row>
        <table:table-row table:style-name="ro2">
          <table:table-cell table:style-name="ce34" office:value-type="string">
            <text:p>Short Final</text:p>
          </table:table-cell>
          <table:table-cell/>
          <table:table-cell table:style-name="ce49"/>
          <table:table-cell table:style-name="ce54" office:value-type="string">
            <text:p>20</text:p>
          </table:table-cell>
          <table:table-cell office:value-type="string">
            <text:p>Climb</text:p>
          </table:table-cell>
          <table:table-cell table:style-name="ce58" office:value-type="string" table:number-columns-spanned="1" table:number-rows-spanned="2">
            <text:p>318</text:p>
          </table:table-cell>
          <table:table-cell table:style-name="ce77" office:value-type="float" office:value="125" table:number-columns-spanned="1" table:number-rows-spanned="2">
            <text:p>125.0</text:p>
          </table:table-cell>
          <table:table-cell office:value-type="float" office:value="329">
            <text:p>329</text:p>
          </table:table-cell>
          <table:table-cell table:number-matrix-columns-spanned="1" table:number-matrix-rows-spanned="2" table:formula="of:=TRANSPOSE(WNDHDGGS(DEGTORAD([.F71]);[.G71];DEGTORAD([.H71]);[.H72]))" office:value-type="float" office:value="5.55625294713446">
            <text:p>5.56</text:p>
          </table:table-cell>
          <table:table-cell table:style-name="ce99" table:formula="of:=IF([.I71]=&quot;not&quot;;&quot;not&quot;;RADTODEG([.I71]))" office:value-type="float" office:value="318.34984377793" table:number-columns-spanned="1" table:number-rows-spanned="2">
            <text:p>318</text:p>
          </table:table-cell>
          <table:table-cell table:style-name="ce105" office:value-type="float" office:value="8.5">
            <text:p>8.5</text:p>
          </table:table-cell>
          <table:table-cell table:style-name="ce70" table:formula="of:=[.I72]" office:value-type="float" office:value="121.071161127837">
            <text:p>121.1</text:p>
          </table:table-cell>
          <table:table-cell table:style-name="ce130" table:formula="of:=[.$J$5]" office:value-type="float" office:value="14.1" table:number-columns-spanned="1" table:number-rows-spanned="2">
            <text:p>14.10</text:p>
          </table:table-cell>
          <table:table-cell table:formula="of:=[.M71]*[.Q71]*24" office:value-type="float" office:value="0.989913691118004">
            <text:p>0.99</text:p>
          </table:table-cell>
          <table:table-cell table:formula="of:=[.M71]*[.Q72]*24" office:value-type="float" office:value="0.865583333774702">
            <text:p>0.87</text:p>
          </table:table-cell>
          <table:table-cell office:value-type="time" office:time-value="PT994715H42M11S">
            <text:p>11:42:11</text:p>
          </table:table-cell>
          <table:table-cell table:formula="of:=([.K71]/[.L71])/24" office:value-type="float" office:value="0.00292527686500592">
            <text:p>0:04:13</text:p>
          </table:table-cell>
          <table:table-cell table:formula="of:=[.R69]+[.Q71]" office:value-type="float" office:value="0.100586058805051">
            <text:p>2:24:51</text:p>
          </table:table-cell>
          <table:table-cell table:style-name="ce148"/>
          <table:table-cell table:style-name="ce52"/>
          <table:table-cell table:style-name="ce182"/>
          <table:table-cell office:value-type="string">
            <text:p>PAT</text:p>
          </table:table-cell>
          <table:table-cell table:number-columns-repeated="234"/>
        </table:table-row>
        <table:table-row table:style-name="ro2">
          <table:table-cell table:style-name="ce8" table:number-columns-repeated="2"/>
          <table:table-cell/>
          <table:table-cell office:value-type="string">
            <text:p>2400</text:p>
          </table:table-cell>
          <table:table-cell table:style-name="ce44" office:value-type="string">
            <text:p>1500</text:p>
          </table:table-cell>
          <table:covered-table-cell table:style-name="ce64"/>
          <table:covered-table-cell/>
          <table:table-cell table:style-name="ce85" office:value-type="float" office:value="4">
            <text:p>4</text:p>
          </table:table-cell>
          <table:table-cell table:style-name="ce90" office:value-type="float" office:value="121.071161127837">
            <text:p>121.07</text:p>
          </table:table-cell>
          <table:covered-table-cell/>
          <table:table-cell table:formula="of:=[.K73]+[.K74]" office:value-type="float" office:value="1">
            <text:p>1.0</text:p>
          </table:table-cell>
          <table:table-cell table:formula="of:=IF([.Q72]&gt;0;[.K71]/([.Q72]*24);&quot;&quot;)" office:value-type="float" office:value="138.461538390936">
            <text:p>138.5</text:p>
          </table:table-cell>
          <table:covered-table-cell/>
          <table:table-cell table:style-name="ce137" table:formula="of:=[.N70]+[.N71]" office:value-type="float" office:value="35.3272667441712">
            <text:p>35.33</text:p>
          </table:table-cell>
          <table:table-cell table:style-name="ce137" table:formula="of:=[.O70]+[.O71]" office:value-type="float" office:value="35.5558611115487">
            <text:p>35.56</text:p>
          </table:table-cell>
          <table:table-cell table:style-name="ce149" office:value-type="time" office:time-value="PT994715H45M52S">
            <text:p>11:45:52</text:p>
          </table:table-cell>
          <table:table-cell table:style-name="ce157" table:formula="of:=IF([.P72]&gt;0;[.P72]-[.P71];0)" office:value-type="float" office:value="0.00255787037167465">
            <text:p>0:03:41</text:p>
          </table:table-cell>
          <table:table-cell table:style-name="ce172" table:formula="of:=IF([.R70]+[.Q72]&gt;0;[.R70]+[.Q72];&quot;&quot;)" office:value-type="float" office:value="0.101261574076489">
            <text:p>2:25:49</text:p>
          </table:table-cell>
          <table:table-cell/>
          <table:table-cell table:style-name="ce52"/>
          <table:table-cell table:style-name="ce185"/>
          <table:table-cell/>
          <table:table-cell office:value-type="float" office:value="74">
            <text:p>74</text:p>
          </table:table-cell>
          <table:table-cell table:style-name="ce59" office:value-type="float" office:value="35.16">
            <text:p>35.16</text:p>
          </table:table-cell>
          <table:table-cell table:style-name="ce59" table:formula="of:=[.Z67]-IF([.X72]&gt;0;[.X72]-[.X67];0)" office:value-type="float" office:value="44.6290687080431">
            <text:p>44.63</text:p>
          </table:table-cell>
          <table:table-cell table:style-name="ce59" table:formula="of:=([.Y72])+([.Y72])*([.W72]-[.W67])*0.00056" office:value-type="float" office:value="44.6540609865196">
            <text:p>44.65</text:p>
          </table:table-cell>
          <table:table-cell table:style-name="ce59" table:formula="of:=[.$Y$10]-[.Z72]-[.X72]" office:value-type="float" office:value="0.185939013480393">
            <text:p>0.19</text:p>
          </table:table-cell>
          <table:table-cell table:number-columns-repeated="229"/>
        </table:table-row>
        <table:table-row table:style-name="ro2">
          <table:table-cell table:style-name="ce32" office:value-type="string">
            <text:p>Final &amp;</text:p>
          </table:table-cell>
          <table:table-cell table:style-name="ce9" office:value-type="string">
            <text:p>RDD 108.4</text:p>
          </table:table-cell>
          <table:table-cell table:style-name="ce50"/>
          <table:table-cell table:style-name="ce57" office:value-type="string">
            <text:p>15</text:p>
          </table:table-cell>
          <table:table-cell table:style-name="ce50" office:value-type="string">
            <text:p>Descend</text:p>
          </table:table-cell>
          <table:table-cell table:style-name="ce57" office:value-type="string" table:number-columns-spanned="1" table:number-rows-spanned="2">
            <text:p>318</text:p>
          </table:table-cell>
          <table:table-cell table:style-name="ce76" table:formula="of:=[.$K$4]" office:value-type="float" office:value="95" table:number-columns-spanned="1" table:number-rows-spanned="2">
            <text:p>95.0</text:p>
          </table:table-cell>
          <table:table-cell table:style-name="ce86" office:value-type="float" office:value="0">
            <text:p>0</text:p>
          </table:table-cell>
          <table:table-cell table:style-name="ce91" table:number-matrix-columns-spanned="1" table:number-matrix-rows-spanned="2" table:formula="of:=TRANSPOSE(WNDHDGGS(DEGTORAD([.F73]);[.G73];DEGTORAD([.H73]);[.H74]))" office:value-type="float" office:value="5.55014702134196">
            <text:p>5.55</text:p>
          </table:table-cell>
          <table:table-cell table:style-name="ce98" table:formula="of:=IF([.I73]=&quot;not&quot;;&quot;not&quot;;RADTODEG([.I73]))" office:value-type="float" office:value="318" table:number-columns-spanned="1" table:number-rows-spanned="2">
            <text:p>318</text:p>
          </table:table-cell>
          <table:table-cell table:style-name="ce107" office:value-type="float" office:value="1">
            <text:p>1.0</text:p>
          </table:table-cell>
          <table:table-cell table:style-name="ce72" table:formula="of:=[.G73]" office:value-type="float" office:value="95">
            <text:p>95.0</text:p>
          </table:table-cell>
          <table:table-cell table:style-name="ce129" table:formula="of:=[.$K$5]" office:value-type="float" office:value="7.8" table:number-columns-spanned="1" table:number-rows-spanned="2">
            <text:p>7.80</text:p>
          </table:table-cell>
          <table:table-cell table:style-name="ce112" table:formula="of:=[.M73]*[.Q73]*24" office:value-type="float" office:value="0.0821052631578947">
            <text:p>0.08</text:p>
          </table:table-cell>
          <table:table-cell table:style-name="ce112" table:formula="of:=[.M73]*[.Q74]*24" office:value-type="float" office:value="0.101833332621027">
            <text:p>0.10</text:p>
          </table:table-cell>
          <table:table-cell table:style-name="ce150" office:value-type="time" office:time-value="PT994715H45M52S">
            <text:p>11:45:52</text:p>
          </table:table-cell>
          <table:table-cell table:style-name="ce158" table:formula="of:=([.K73]/[.L73])/24" office:value-type="float" office:value="0.00043859649122807">
            <text:p>0:00:38</text:p>
          </table:table-cell>
          <table:table-cell table:style-name="ce158" table:formula="of:=[.R71]+[.Q73]" office:value-type="float" office:value="0.101024655296279">
            <text:p>2:25:29</text:p>
          </table:table-cell>
          <table:table-cell table:style-name="ce150"/>
          <table:table-cell table:style-name="ce183" office:value-type="string">
            <text:p>Gear</text:p>
          </table:table-cell>
          <table:table-cell table:style-name="ce183"/>
          <table:table-cell office:value-type="string">
            <text:p>LDG</text:p>
          </table:table-cell>
          <table:table-cell office:value-type="float" office:value="74">
            <text:p>74</text:p>
          </table:table-cell>
          <table:table-cell table:style-name="ce59" office:value-type="float" office:value="35.73">
            <text:p>35.73</text:p>
          </table:table-cell>
          <table:table-cell table:style-name="ce59" table:formula="of:=[.Z72]-IF([.X73]&gt;0;[.X73]-[.X72];0)" office:value-type="float" office:value="44.0840609865196">
            <text:p>44.08</text:p>
          </table:table-cell>
          <table:table-cell table:style-name="ce59" table:formula="of:=([.Y73])+([.Y73])*([.W73]-[.W72])*0.00056" office:value-type="float" office:value="44.0840609865196">
            <text:p>44.08</text:p>
          </table:table-cell>
          <table:table-cell table:style-name="ce59" table:formula="of:=[.$Y$10]-[.Z73]-[.X73]" office:value-type="float" office:value="0.185939013480393">
            <text:p>0.19</text:p>
          </table:table-cell>
          <table:table-cell table:number-columns-repeated="229"/>
        </table:table-row>
        <table:table-row table:style-name="ro2">
          <table:table-cell table:style-name="ce11" office:value-type="string">
            <text:p>Landing</text:p>
          </table:table-cell>
          <table:table-cell table:style-name="ce11" office:value-type="float" office:value="318">
            <text:p>318</text:p>
          </table:table-cell>
          <table:table-cell table:style-name="ce43"/>
          <table:table-cell table:style-name="ce43" office:value-type="string">
            <text:p>2700</text:p>
          </table:table-cell>
          <table:table-cell table:style-name="ce43"/>
          <table:covered-table-cell table:style-name="ce63"/>
          <table:covered-table-cell table:style-name="ce73"/>
          <table:table-cell table:style-name="ce87" office:value-type="float" office:value="0">
            <text:p>0</text:p>
          </table:table-cell>
          <table:table-cell table:style-name="ce92" office:value-type="float" office:value="95">
            <text:p>95.00</text:p>
          </table:table-cell>
          <table:covered-table-cell table:style-name="ce97"/>
          <table:table-cell table:style-name="ce108" table:formula="of:=[.K75]+[.K76]" office:value-type="float" office:value="0">
            <text:p>0.0</text:p>
          </table:table-cell>
          <table:table-cell table:style-name="ce73" table:formula="of:=IF([.Q74]&gt;0;[.K73]/([.Q74]*24);&quot;&quot;)" office:value-type="float" office:value="76.595745216625">
            <text:p>76.6</text:p>
          </table:table-cell>
          <table:covered-table-cell table:style-name="ce126"/>
          <table:table-cell table:style-name="ce138" table:formula="of:=[.N72]+[.N73]" office:value-type="float" office:value="35.4093720073291">
            <text:p>35.41</text:p>
          </table:table-cell>
          <table:table-cell table:style-name="ce138" table:formula="of:=[.O72]+[.O73]" office:value-type="float" office:value="35.6576944441698">
            <text:p>35.66</text:p>
          </table:table-cell>
          <table:table-cell table:style-name="ce151" office:value-type="time" office:time-value="PT994715H46M39S">
            <text:p>11:46:39</text:p>
          </table:table-cell>
          <table:table-cell table:style-name="ce159" table:formula="of:=IF([.P74]&gt;0;[.P74]-[.P73];0)" office:value-type="float" office:value="0.000543981477676425">
            <text:p>0:00:47</text:p>
          </table:table-cell>
          <table:table-cell table:style-name="ce171" table:formula="of:=IF([.R72]+[.Q74]&gt;0;[.R72]+[.Q74];&quot;&quot;)" office:value-type="float" office:value="0.101805555554165">
            <text:p>2:26:36</text:p>
          </table:table-cell>
          <table:table-cell table:style-name="ce176"/>
          <table:table-cell table:style-name="ce186" office:value-type="string">
            <text:p>Down</text:p>
          </table:table-cell>
          <table:table-cell table:style-name="ce205"/>
          <table:table-cell/>
          <table:table-cell office:value-type="float" office:value="74">
            <text:p>74</text:p>
          </table:table-cell>
          <table:table-cell table:style-name="ce59" table:formula="of:=[.X73]" office:value-type="float" office:value="35.73">
            <text:p>35.73</text:p>
          </table:table-cell>
          <table:table-cell table:style-name="ce59" table:formula="of:=[.Z73]-IF([.X74]&gt;0;[.X74]-[.X73];0)" office:value-type="float" office:value="44.0840609865196">
            <text:p>44.08</text:p>
          </table:table-cell>
          <table:table-cell table:style-name="ce59" table:formula="of:=([.Y74])+([.Y74])*([.W74]-[.W73])*0.00056" office:value-type="float" office:value="44.0840609865196">
            <text:p>44.08</text:p>
          </table:table-cell>
          <table:table-cell table:style-name="ce59" table:formula="of:=[.$Y$10]-[.Z74]-[.X74]" office:value-type="float" office:value="0.185939013480393">
            <text:p>0.19</text:p>
          </table:table-cell>
          <table:table-cell table:number-columns-repeated="229"/>
        </table:table-row>
        <table:table-row table:style-name="ro2">
          <table:table-cell table:style-name="ce12" office:value-type="string">
            <text:p>Taxi 3</text:p>
          </table:table-cell>
          <table:table-cell/>
          <table:table-cell table:style-name="ce49"/>
          <table:table-cell table:style-name="ce58" office:value-type="string">
            <text:p>Full</text:p>
          </table:table-cell>
          <table:table-cell office:value-type="string">
            <text:p>Taxi</text:p>
          </table:table-cell>
          <table:table-cell table:style-name="ce58" office:value-type="string" table:number-columns-spanned="1" table:number-rows-spanned="2">
            <text:p>0</text:p>
          </table:table-cell>
          <table:table-cell table:style-name="ce77" office:value-type="float" office:value="0" table:number-columns-spanned="1" table:number-rows-spanned="2">
            <text:p>0.0</text:p>
          </table:table-cell>
          <table:table-cell office:value-type="float" office:value="0">
            <text:p>0</text:p>
          </table:table-cell>
          <table:table-cell/>
          <table:table-cell table:style-name="ce99" office:value-type="float" office:value="0" table:number-columns-spanned="1" table:number-rows-spanned="2">
            <text:p>0</text:p>
          </table:table-cell>
          <table:table-cell table:style-name="ce105" office:value-type="float" office:value="0">
            <text:p>0.0</text:p>
          </table:table-cell>
          <table:table-cell table:style-name="ce77" office:value-type="float" office:value="0">
            <text:p>0.0</text:p>
          </table:table-cell>
          <table:table-cell table:style-name="ce130" table:formula="of:=[.$C$5]" office:value-type="float" office:value="1.85" table:number-columns-spanned="1" table:number-rows-spanned="2">
            <text:p>1.85</text:p>
          </table:table-cell>
          <table:table-cell table:formula="of:=[.M75]*[.Q75]*24" office:value-type="float" office:value="0.10945833326298">
            <text:p>0.11</text:p>
          </table:table-cell>
          <table:table-cell table:formula="of:=[.M75]*[.Q76]*24" office:value-type="float" office:value="0.0688611110555939">
            <text:p>0.07</text:p>
          </table:table-cell>
          <table:table-cell office:value-type="time" office:time-value="PT994715H46M39S">
            <text:p>11:46:39</text:p>
          </table:table-cell>
          <table:table-cell table:formula="of:=IF([.Q16]=0;[.E6]-([.Q11]+[.Q15]);[.E6]-([.Q12]+[.Q16]))" office:value-type="float" office:value="0.00246527777619324">
            <text:p>0:03:33</text:p>
          </table:table-cell>
          <table:table-cell table:formula="of:=[.R73]+[.Q75]" office:value-type="float" office:value="0.103489933072472">
            <text:p>2:29:02</text:p>
          </table:table-cell>
          <table:table-cell table:style-name="ce148"/>
          <table:table-cell table:style-name="ce182" office:value-type="string">
            <text:p><text:s/></text:p>
          </table:table-cell>
          <table:table-cell table:style-name="ce182"/>
          <table:table-cell office:value-type="string">
            <text:p>TAXI3</text:p>
          </table:table-cell>
          <table:table-cell office:value-type="float" office:value="74">
            <text:p>74</text:p>
          </table:table-cell>
          <table:table-cell table:style-name="ce59" table:formula="of:=[.X74]" office:value-type="float" office:value="35.73">
            <text:p>35.73</text:p>
          </table:table-cell>
          <table:table-cell table:style-name="ce59" table:formula="of:=[.Z74]-IF([.X75]&gt;0;[.X75]-[.X74];0)" office:value-type="float" office:value="44.0840609865196">
            <text:p>44.08</text:p>
          </table:table-cell>
          <table:table-cell table:style-name="ce59" table:formula="of:=([.Y75])+([.Y75])*([.W75]-[.W74])*0.00056" office:value-type="float" office:value="44.0840609865196">
            <text:p>44.08</text:p>
          </table:table-cell>
          <table:table-cell table:style-name="ce59" table:formula="of:=[.$Y$10]-[.Z75]-[.X75]" office:value-type="float" office:value="0.185939013480393">
            <text:p>0.19</text:p>
          </table:table-cell>
          <table:table-cell table:number-columns-repeated="229"/>
        </table:table-row>
        <table:table-row table:style-name="ro2">
          <table:table-cell table:style-name="ce8" office:value-type="string">
            <text:p><text:s/></text:p>
          </table:table-cell>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formula="of:=[.K77]+[.K78]" office:value-type="float" office:value="0">
            <text:p>0.0</text:p>
          </table:table-cell>
          <table:table-cell table:formula="of:=IF([.Q76]&gt;0;[.K75]/([.Q76]*24);&quot;&quot;)" office:value-type="float" office:value="0">
            <text:p>0.0</text:p>
          </table:table-cell>
          <table:covered-table-cell/>
          <table:table-cell table:style-name="ce141" table:formula="of:=[.N74]+[.N75]" office:value-type="float" office:value="35.5188303405921">
            <text:p>35.519</text:p>
          </table:table-cell>
          <table:table-cell table:style-name="ce141" table:formula="of:=[.O74]+[.O75]" office:value-type="float" office:value="35.7265555552254">
            <text:p>35.727</text:p>
          </table:table-cell>
          <table:table-cell table:style-name="ce149" office:value-type="time" office:time-value="PT994715H48M53S">
            <text:p>11:48:53</text:p>
          </table:table-cell>
          <table:table-cell table:style-name="ce157" table:formula="of:=IF([.P76]&gt;0;[.P76]-[.P75];0)" office:value-type="float" office:value="0.00155092592467554">
            <text:p>0:02:14</text:p>
          </table:table-cell>
          <table:table-cell table:style-name="ce172" table:formula="of:=IF([.R74]+[.Q76]&gt;0;[.R74]+[.Q76];&quot;&quot;)" office:value-type="float" office:value="0.103356481478841">
            <text:p>2:28:50</text:p>
          </table:table-cell>
          <table:table-cell table:style-name="ce149"/>
          <table:table-cell table:style-name="ce185" office:value-type="string">
            <text:p>Turn off Data Logger</text:p>
          </table:table-cell>
          <table:table-cell table:style-name="ce185"/>
          <table:table-cell/>
          <table:table-cell table:style-name="ce209"/>
          <table:table-cell table:number-columns-repeated="233"/>
        </table:table-row>
        <table:table-row table:style-name="ro2">
          <table:table-cell table:style-name="ce35" table:number-columns-repeated="6"/>
          <table:table-cell table:style-name="ce78"/>
          <table:table-cell table:style-name="ce35" table:number-columns-repeated="3"/>
          <table:table-cell table:style-name="ce113" office:value-type="float" office:value="0">
            <text:p>0.0</text:p>
          </table:table-cell>
          <table:table-cell table:style-name="ce78"/>
          <table:table-cell table:style-name="ce131" office:value-type="string">
            <text:p><text:s/></text:p>
          </table:table-cell>
          <table:table-cell table:number-columns-repeated="2" table:style-name="ce142" office:value-type="string">
            <text:p><text:s/></text:p>
          </table:table-cell>
          <table:table-cell table:style-name="ce142"/>
          <table:table-cell table:style-name="ce162" table:formula="of:=[.R75]" office:value-type="float" office:value="0.103489933072472">
            <text:p>2:29:02</text:p>
          </table:table-cell>
          <table:table-cell table:style-name="ce35" office:value-type="string">
            <text:p>Est.</text:p>
          </table:table-cell>
          <table:table-cell table:style-name="ce35" table:number-columns-repeated="3"/>
          <table:table-cell table:number-columns-repeated="235"/>
        </table:table-row>
        <table:table-row table:style-name="ro2">
          <table:table-cell/>
          <table:table-cell table:style-name="ce35" table:number-columns-repeated="3"/>
          <table:table-cell table:style-name="ce35" office:value-type="string">
            <text:p>Pump</text:p>
          </table:table-cell>
          <table:table-cell table:style-name="Default" office:value-type="string">
            <text:p>Factor</text:p>
          </table:table-cell>
          <table:table-cell table:style-name="ce35" office:value-type="string">
            <text:p>Actual</text:p>
          </table:table-cell>
          <table:table-cell table:style-name="ce35" table:number-columns-repeated="3"/>
          <table:table-cell table:style-name="ce35"/>
          <table:table-cell table:style-name="ce35"/>
          <table:table-cell table:style-name="ce131" office:value-type="string">
            <text:p>Total</text:p>
          </table:table-cell>
          <table:table-cell table:style-name="ce143" table:formula="of:=[.N76]+[.N77]" office:value-type="float" office:value="35.5188303405921">
            <text:p>35.52</text:p>
          </table:table-cell>
          <table:table-cell table:style-name="ce143" table:formula="of:=[.O76]+[.O77]" office:value-type="float" office:value="35.7265555552254">
            <text:p>35.73</text:p>
          </table:table-cell>
          <table:table-cell table:style-name="ce143"/>
          <table:table-cell table:style-name="ce163" office:value-type="string">
            <text:p><text:s/></text:p>
          </table:table-cell>
          <table:table-cell table:style-name="ce35" office:value-type="string">
            <text:p>Act.</text:p>
          </table:table-cell>
          <table:table-cell table:style-name="ce35"/>
          <table:table-cell table:style-name="ce35" office:value-type="string">
            <text:p>RDD ATIS 124.1</text:p>
          </table:table-cell>
          <table:table-cell table:style-name="ce35"/>
          <table:table-cell table:number-columns-repeated="235"/>
        </table:table-row>
        <table:table-row table:style-name="ro2">
          <table:table-cell/>
          <table:table-cell table:style-name="Default" table:number-columns-repeated="2"/>
          <table:table-cell table:style-name="Default" office:value-type="string">
            <text:p>Left</text:p>
          </table:table-cell>
          <table:table-cell table:style-name="ce61" office:value-type="float" office:value="0">
            <text:p>0.0</text:p>
          </table:table-cell>
          <table:table-cell table:style-name="ce67" table:formula="of:=[.F81]" office:value-type="float" office:value="0.9976">
            <text:p>0.9976</text:p>
          </table:table-cell>
          <table:table-cell table:style-name="ce59" table:formula="of:=[.E79]*[.F79]" office:value-type="float" office:value="0">
            <text:p>0.00</text:p>
          </table:table-cell>
          <table:table-cell table:style-name="Default" table:number-columns-repeated="3"/>
          <table:table-cell table:style-name="Default" office:value-type="string">
            <text:p><text:s/></text:p>
          </table:table-cell>
          <table:table-cell table:style-name="Default"/>
          <table:table-cell table:style-name="ce67" office:value-type="string">
            <text:p><text:s/></text:p>
          </table:table-cell>
          <table:table-cell table:style-name="ce61" table:formula="of:=ROUND([.N78];1)" office:value-type="float" office:value="35.5">
            <text:p>35.5</text:p>
          </table:table-cell>
          <table:table-cell table:style-name="ce61" table:formula="of:=ROUND([.O78];1)" office:value-type="float" office:value="35.7">
            <text:p>35.7</text:p>
          </table:table-cell>
          <table:table-cell table:style-name="ce61"/>
          <table:table-cell table:style-name="Default" table:number-columns-repeated="3"/>
          <table:table-cell office:value-type="string">
            <text:p>RDD Tower 119.8</text:p>
          </table:table-cell>
          <table:table-cell table:number-columns-repeated="236"/>
        </table:table-row>
        <table:table-row table:style-name="ro2">
          <table:table-cell/>
          <table:table-cell table:style-name="Default" table:number-columns-repeated="2"/>
          <table:table-cell table:style-name="Default" office:value-type="string">
            <text:p>Right</text:p>
          </table:table-cell>
          <table:table-cell table:style-name="ce61" office:value-type="float" office:value="0">
            <text:p>0.0</text:p>
          </table:table-cell>
          <table:table-cell table:style-name="ce67" table:formula="of:=[.F81]" office:value-type="float" office:value="0.9976">
            <text:p>0.9976</text:p>
          </table:table-cell>
          <table:table-cell table:style-name="ce59" table:formula="of:=[.E80]*[.F80]" office:value-type="float" office:value="0">
            <text:p>0.00</text:p>
          </table:table-cell>
          <table:table-cell table:style-name="Default" office:value-type="string">
            <text:p>Vector</text:p>
          </table:table-cell>
          <table:table-cell table:style-name="Default"/>
          <table:table-cell table:style-name="Default" office:value-type="string">
            <text:p>Adj Fuel</text:p>
          </table:table-cell>
          <table:table-cell table:style-name="Default" office:value-type="string">
            <text:p>Actual Fuel</text:p>
          </table:table-cell>
          <table:table-cell table:style-name="Default" table:number-columns-repeated="2"/>
          <table:table-cell table:style-name="Default" table:formula="of:=ROUND([.$J$81];1)" office:value-type="float" office:value="34.3">
            <text:p>34.3</text:p>
          </table:table-cell>
          <table:table-cell table:style-name="Default" table:formula="of:=ROUND([.$J$81];1)" office:value-type="float" office:value="34.3">
            <text:p>34.3</text:p>
          </table:table-cell>
          <table:table-cell table:style-name="Default" table:number-columns-repeated="4"/>
          <table:table-cell office:value-type="string">
            <text:p>RDD Ground 121.7</text:p>
          </table:table-cell>
          <table:table-cell table:number-columns-repeated="236"/>
        </table:table-row>
        <table:table-row table:style-name="ro2">
          <table:table-cell/>
          <table:table-cell table:style-name="Default" table:number-columns-repeated="2"/>
          <table:table-cell table:style-name="Default" office:value-type="string">
            <text:p>Total</text:p>
          </table:table-cell>
          <table:table-cell table:style-name="ce61" office:value-type="float" office:value="36.02">
            <text:p>36.0</text:p>
          </table:table-cell>
          <table:table-cell table:style-name="ce67" office:value-type="float" office:value="0.9976">
            <text:p>0.9976</text:p>
          </table:table-cell>
          <table:table-cell table:style-name="ce59" table:formula="of:=[.E81]*[.F81]" office:value-type="float" office:value="35.933552">
            <text:p>35.93</text:p>
          </table:table-cell>
          <table:table-cell table:style-name="Default" office:value-type="float" office:value="1.6">
            <text:p>1.6</text:p>
          </table:table-cell>
          <table:table-cell table:style-name="Default"/>
          <table:table-cell table:style-name="Default" table:formula="of:=ROUND([.G81]-[.H81];1)" office:value-type="float" office:value="34.3">
            <text:p>34.3</text:p>
          </table:table-cell>
          <table:table-cell table:style-name="Default" office:value-type="string">
            <text:p>Fuel Error</text:p>
          </table:table-cell>
          <table:table-cell table:style-name="Default" table:number-columns-repeated="2"/>
          <table:table-cell table:style-name="Default" table:formula="of:=ROUND(ABS([.K86]-[.J81])/[.K86]*3000)" office:value-type="float" office:value="18">
            <text:p>18</text:p>
          </table:table-cell>
          <table:table-cell table:style-name="Default" table:formula="of:=ROUND(ABS([.O79]-[.O80])/[.O78]*3000)" office:value-type="float" office:value="118">
            <text:p>118</text:p>
          </table:table-cell>
          <table:table-cell table:style-name="Default"/>
          <table:table-cell table:style-name="ce100" table:formula="of:=ABS([.K86]-[.N80])/[.K86]" office:value-type="percentage" office:value="0.00586510263929606">
            <text:p>0.59%</text:p>
          </table:table-cell>
          <table:table-cell table:style-name="Default" table:number-columns-repeated="2"/>
          <table:table-cell table:number-columns-repeated="237"/>
        </table:table-row>
        <table:table-row table:style-name="ro2">
          <table:table-cell/>
          <table:table-cell table:style-name="Default" table:number-columns-repeated="5"/>
          <table:table-cell table:style-name="ce79" office:value-type="string">
            <text:p>Want</text:p>
          </table:table-cell>
          <table:table-cell table:style-name="Default" table:number-columns-repeated="2"/>
          <table:table-cell table:style-name="ce67"/>
          <table:table-cell table:style-name="Default" office:value-type="string">
            <text:p>Timing Error</text:p>
          </table:table-cell>
          <table:table-cell table:style-name="Default" table:number-columns-repeated="2"/>
          <table:table-cell table:style-name="Default" table:formula="of:=INT(ABS([.S70]*24*3600))" office:value-type="float" office:value="90">
            <text:p>90</text:p>
          </table:table-cell>
          <table:table-cell table:style-name="Default" table:formula="of:=INT(ABS([.S70]*24*3600))" office:value-type="float" office:value="90">
            <text:p>90</text:p>
          </table:table-cell>
          <table:table-cell table:style-name="Default" table:number-columns-repeated="4"/>
          <table:table-cell table:number-columns-repeated="237"/>
        </table:table-row>
        <table:table-row table:style-name="ro3">
          <table:table-cell/>
          <table:table-cell table:style-name="Default"/>
          <table:table-cell table:style-name="ce53" office:value-type="string">
            <text:p>RDD</text:p>
          </table:table-cell>
          <table:table-cell table:style-name="ce53" office:value-type="string" table:number-columns-spanned="2" table:number-rows-spanned="1">
            <text:p>Redding Jet Center 1</text:p>
          </table:table-cell>
          <table:covered-table-cell table:style-name="Default"/>
          <table:table-cell table:style-name="ce68" office:value-type="float" office:value="0.9976">
            <text:p>0.9976</text:p>
          </table:table-cell>
          <table:table-cell table:style-name="ce80" table:formula="of:=[.$K$86]/[.F83]" office:value-type="float" office:value="34.1820368885325">
            <text:p>34.18</text:p>
          </table:table-cell>
          <table:table-cell table:style-name="Default" table:number-columns-repeated="3"/>
          <table:table-cell table:style-name="Default" office:value-type="string">
            <text:p>Total points</text:p>
          </table:table-cell>
          <table:table-cell table:style-name="Default" table:number-columns-repeated="2"/>
          <table:table-cell table:style-name="Default" table:formula="of:=[.N81]+[.N82]" office:value-type="float" office:value="108">
            <text:p>108</text:p>
          </table:table-cell>
          <table:table-cell table:style-name="Default" table:formula="of:=[.O81]+[.O82]" office:value-type="float" office:value="208">
            <text:p>208</text:p>
          </table:table-cell>
          <table:table-cell table:style-name="Default" table:number-columns-repeated="4"/>
          <table:table-cell table:number-columns-repeated="237"/>
        </table:table-row>
        <table:table-row table:style-name="ro3">
          <table:table-cell/>
          <table:table-cell table:style-name="Default"/>
          <table:table-cell table:style-name="ce53" office:value-type="string">
            <text:p> </text:p>
          </table:table-cell>
          <table:table-cell table:style-name="ce53" office:value-type="string" table:number-columns-spanned="2" table:number-rows-spanned="1">
            <text:p>Redding Jet Center 6</text:p>
          </table:table-cell>
          <table:covered-table-cell table:style-name="Default"/>
          <table:table-cell table:style-name="ce68" office:value-type="float" office:value="1.0113">
            <text:p>1.0113</text:p>
          </table:table-cell>
          <table:table-cell table:style-name="ce80" table:formula="of:=[.$K$86]/[.F84]" office:value-type="float" office:value="33.7189755759913">
            <text:p>33.72</text:p>
          </table:table-cell>
          <table:table-cell table:style-name="Default" table:number-columns-repeated="3"/>
          <table:table-cell table:style-name="ce114" office:value-type="string" table:number-columns-spanned="2" table:number-rows-spanned="1">
            <text:p>Submitted Estimate</text:p>
          </table:table-cell>
          <table:covered-table-cell table:style-name="ce114"/>
          <table:table-cell table:style-name="Default" table:number-columns-repeated="7"/>
          <table:table-cell table:number-columns-repeated="237"/>
        </table:table-row>
        <table:table-row table:style-name="ro4">
          <table:table-cell/>
          <table:table-cell table:style-name="Default"/>
          <table:table-cell table:style-name="Default" office:value-type="string">
            <text:p>BND</text:p>
          </table:table-cell>
          <table:table-cell table:style-name="Default" office:value-type="string" table:number-columns-spanned="2" table:number-rows-spanned="1">
            <text:p>Bend #505VK</text:p>
          </table:table-cell>
          <table:covered-table-cell table:style-name="Default"/>
          <table:table-cell table:style-name="ce67" office:value-type="float" office:value="1.003">
            <text:p>1.0030</text:p>
          </table:table-cell>
          <table:table-cell table:style-name="ce80" table:formula="of:=[.$K$86]/[.F85]" office:value-type="float" office:value="33.9980059820538">
            <text:p>34.00</text:p>
          </table:table-cell>
          <table:table-cell table:style-name="Default" table:number-columns-repeated="3"/>
          <table:table-cell table:style-name="ce115" office:value-type="time" office:time-value="PT02H20M38S">
            <text:p>02:20:38</text:p>
          </table:table-cell>
          <table:table-cell table:style-name="ce114" office:value-type="string">
            <text:p>Time</text:p>
          </table:table-cell>
          <table:table-cell table:style-name="Default" table:number-columns-repeated="4"/>
          <table:table-cell table:style-name="ce164" table:number-columns-repeated="2"/>
          <table:table-cell table:style-name="ce179"/>
          <table:table-cell table:style-name="ce198"/>
          <table:table-cell table:number-columns-repeated="236"/>
        </table:table-row>
        <table:table-row table:style-name="ro4">
          <table:table-cell/>
          <table:table-cell table:style-name="Default" table:number-columns-repeated="2"/>
          <table:table-cell table:style-name="Default" office:value-type="string">
            <text:p>Silver Truck</text:p>
          </table:table-cell>
          <table:table-cell table:style-name="Default"/>
          <table:table-cell table:style-name="ce67" office:value-type="float" office:value="1.0043">
            <text:p>1.0043</text:p>
          </table:table-cell>
          <table:table-cell table:style-name="ce80" table:formula="of:=[.$K$86]/[.F86]" office:value-type="float" office:value="33.9539978094195">
            <text:p>33.95</text:p>
          </table:table-cell>
          <table:table-cell table:style-name="Default" table:number-columns-repeated="3"/>
          <table:table-cell table:style-name="ce114" office:value-type="float" office:value="34.1">
            <text:p>34.1</text:p>
          </table:table-cell>
          <table:table-cell table:style-name="ce114" office:value-type="string">
            <text:p>Fuel</text:p>
          </table:table-cell>
          <table:table-cell table:style-name="Default" table:number-columns-repeated="4"/>
          <table:table-cell table:style-name="ce164" table:number-columns-repeated="2"/>
          <table:table-cell table:style-name="ce179"/>
          <table:table-cell table:style-name="ce198"/>
          <table:table-cell table:number-columns-repeated="236"/>
        </table:table-row>
        <table:table-row table:style-name="ro4">
          <table:table-cell/>
          <table:table-cell table:style-name="Default" table:number-columns-repeated="6"/>
          <table:table-cell table:style-name="Default"/>
          <table:table-cell table:style-name="Default"/>
          <table:table-cell table:style-name="Default"/>
          <table:table-cell table:style-name="ce116" table:formula="of:=(([.H87]-[.G2])*([.J87]/70)*[.G86])" office:value-type="percentage" office:value="-0">
            <text:p>0.00%</text:p>
          </table:table-cell>
          <table:table-cell table:style-name="ce114"/>
          <table:table-cell table:style-name="Default" table:number-columns-repeated="7"/>
          <table:table-cell table:number-columns-repeated="237"/>
        </table:table-row>
        <table:table-row table:style-name="ro4">
          <table:table-cell/>
          <table:table-cell table:style-name="Default" table:number-columns-repeated="5"/>
          <table:table-cell table:style-name="ce81"/>
          <table:table-cell table:style-name="Default" table:number-columns-repeated="2"/>
          <table:table-cell table:style-name="ce4" office:value-type="string">
            <text:p>Temp Comp Fuel</text:p>
          </table:table-cell>
          <table:table-cell table:style-name="ce61" table:formula="of:=[.Y10]-[.Z75]" office:value-type="float" office:value="35.9159390134804">
            <text:p>35.9</text:p>
          </table:table-cell>
          <table:table-cell table:style-name="ce59" table:formula="of:=[.K88]-[.K86]" office:value-type="float" office:value="1.81593901348039">
            <text:p>1.82</text:p>
          </table:table-cell>
          <table:table-cell table:style-name="Default" office:value-type="string">
            <text:p>Calc Vector</text:p>
          </table:table-cell>
          <table:table-cell table:style-name="Default" table:number-columns-repeated="6"/>
          <table:table-cell table:number-columns-repeated="237"/>
        </table:table-row>
        <table:table-row table:style-name="ro4">
          <table:table-cell/>
          <table:table-cell table:style-name="Default" table:number-columns-repeated="5"/>
          <table:table-cell table:style-name="ce81"/>
          <table:table-cell table:style-name="Default" table:number-columns-repeated="2"/>
          <table:table-cell table:style-name="ce100"/>
          <table:table-cell table:style-name="Default" table:number-columns-repeated="9"/>
          <table:table-cell table:number-columns-repeated="237"/>
        </table:table-row>
        <table:named-expressions/>
      </table:table>
      <table:table table:name="HWD Mystery 6CA6 Challenge RDD Submit" table:style-name="ta1" table:print="false">
        <office:forms form:automatic-focus="true" form:apply-design-mode="true">
          <form:form form:name="Standard" form:apply-filter="true" form:command-type="table" form:control-implementation="ooo:com.sun.star.form.component.Form" office:target-frame="" xlink:href="" xlink:type="simple">
            <form:button form:name="PushButton" form:control-implementation="ooo:com.sun.star.form.component.CommandButton" xml:id="control6" form:id="control6" form:label="Start"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Start Timing"/>
              </form:properties>
              <office:event-listeners>
                <script:event-listener script:language="ooo:script" script:event-name="dom:mouseup" xlink:href="vnd.sun.star.script:Standard.Module1.StartButton?language=Basic&amp;location=document" xlink:type="simple"/>
              </office:event-listeners>
            </form:button>
            <form:button form:name="PushButton1" form:control-implementation="ooo:com.sun.star.form.component.CommandButton" xml:id="control7" form:id="control7" form:label="Mark"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MarkButton?language=Basic&amp;location=document" xlink:type="simple"/>
              </office:event-listeners>
            </form:button>
            <form:button form:name="PushButton2" form:control-implementation="ooo:com.sun.star.form.component.CommandButton" xml:id="control8" form:id="control8" form:label="Prev"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PrevButton?language=Basic&amp;location=document" xlink:type="simple"/>
              </office:event-listeners>
            </form:button>
            <form:button form:name="PushButton2" form:control-implementation="ooo:com.sun.star.form.component.CommandButton" xml:id="control9" form:id="control9" form:label="N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NextButton?language=Basic&amp;location=document" xlink:type="simple"/>
              </office:event-listeners>
            </form:button>
            <form:button form:name="PushButton2" form:control-implementation="ooo:com.sun.star.form.component.CommandButton" xml:id="control10" form:id="control10" form:label="Do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DoneButton?language=Basic&amp;location=document" xlink:type="simple"/>
              </office:event-listeners>
            </form:button>
          </form:form>
        </office:forms>
        <table:shapes>
          <draw:control draw:z-index="0" draw:style-name="gr1" draw:text-style-name="P1" svg:width="0.7535in" svg:height="0.4378in" svg:x="8.0181in" svg:y="0.1783in" draw:control="control6"/>
        </table:shapes>
        <table:table-column table:style-name="co1" table:default-cell-style-name="Default"/>
        <table:table-column table:style-name="co2" table:default-cell-style-name="ce7"/>
        <table:table-column table:style-name="co2" table:default-cell-style-name="ce44"/>
        <table:table-column table:style-name="co3" table:default-cell-style-name="ce44"/>
        <table:table-column table:style-name="co4" table:default-cell-style-name="ce49"/>
        <table:table-column table:style-name="co5" table:default-cell-style-name="ce54"/>
        <table:table-column table:style-name="co6" table:default-cell-style-name="ce71"/>
        <table:table-column table:style-name="co7" table:default-cell-style-name="ce84"/>
        <table:table-column table:style-name="co8" table:visibility="collapse" table:default-cell-style-name="ce89"/>
        <table:table-column table:style-name="co9" table:default-cell-style-name="ce95"/>
        <table:table-column table:style-name="co10" table:default-cell-style-name="ce106"/>
        <table:table-column table:style-name="co11" table:default-cell-style-name="ce71"/>
        <table:table-column table:style-name="co12" table:default-cell-style-name="ce124"/>
        <table:table-column table:style-name="co17" table:default-cell-style-name="ce111"/>
        <table:table-column table:style-name="co14" table:default-cell-style-name="ce111"/>
        <table:table-column table:style-name="co15" table:visibility="collapse" table:default-cell-style-name="ce148"/>
        <table:table-column table:style-name="co16" table:default-cell-style-name="ce156"/>
        <table:table-column table:style-name="co17" table:default-cell-style-name="ce156"/>
        <table:table-column table:style-name="co18" table:default-cell-style-name="ce175"/>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33" table:default-cell-style-name="Default"/>
        <table:table-row table:style-name="ro1">
          <table:table-cell table:style-name="ce1" office:value-type="string">
            <text:p>HWD -&gt; Mystery -&gt; 6CA6 -&gt; Challenge -&gt; RDD</text:p>
          </table:table-cell>
          <table:table-cell table:style-name="ce1" table:number-columns-repeated="5"/>
          <table:table-cell table:style-name="Default" table:number-columns-repeated="2"/>
          <table:table-cell table:style-name="ce1"/>
          <table:table-cell table:style-name="ce1" office:value-type="string">
            <text:p>Wind</text:p>
          </table:table-cell>
          <table:table-cell table:style-name="ce1" office:value-type="string">
            <text:p>AOPA @ 12:00Z</text:p>
          </table:table-cell>
          <table:table-cell table:style-name="ce1"/>
          <table:table-cell table:style-name="ce120" office:value-type="string" table:number-columns-spanned="2" table:number-rows-spanned="1">
            <text:p>Printed:</text:p>
          </table:table-cell>
          <table:covered-table-cell table:style-name="ce132">
            <draw:control table:end-cell-address="'HWD Mystery 6CA6 Challenge RDD Submit'.O4" table:end-x="0.5413in" table:end-y="0.0043in" draw:z-index="1" draw:style-name="gr2" draw:text-style-name="P2" svg:width="0.5476in" svg:height="0.3941in" svg:x="0.6461in" svg:y="0.1933in" draw:control="control7"/>
          </table:covered-table-cell>
          <table:table-cell table:style-name="ce132">
            <draw:control table:end-cell-address="'HWD Mystery 6CA6 Challenge RDD Submit'.Q3" table:end-x="0.661in" table:end-y="0.1866in" draw:z-index="3" draw:style-name="gr3" draw:text-style-name="P2" svg:width="0.6941in" svg:height="0.3913in" svg:x="0.6705in" svg:y="0.1839in" draw:control="control9"/>
          </table:table-cell>
          <table:table-cell table:style-name="ce132"/>
          <table:table-cell table:style-name="ce154" table:formula="of:=NOW()" office:value-type="date" office:date-value="2016-06-04T10:14:18" table:number-columns-spanned="2" table:number-rows-spanned="1">
            <text:p>6/4/2016 10:14</text:p>
          </table:table-cell>
          <table:covered-table-cell table:style-name="ce165">
            <draw:control table:end-cell-address="'HWD Mystery 6CA6 Challenge RDD Submit'.S4" table:end-x="0.1012in" table:end-y="0.0047in" draw:z-index="4" draw:style-name="gr4" draw:text-style-name="P2" svg:width="0.7346in" svg:height="0.3945in" svg:x="0.0189in" svg:y="0.1933in" draw:control="control10"/>
          </table:covered-table-cell>
          <table:table-cell table:style-name="ce165"/>
          <table:table-cell office:value-type="string">
            <text:p>ATIS 126.7</text:p>
          </table:table-cell>
          <table:table-cell table:number-columns-repeated="236"/>
        </table:table-row>
        <table:table-row table:style-name="ro1">
          <table:table-cell/>
          <table:table-cell table:style-name="ce4" office:value-type="string">
            <text:p>Base Temp</text:p>
          </table:table-cell>
          <table:table-cell table:style-name="ce47" office:value-type="float" office:value="68">
            <text:p>68</text:p>
          </table:table-cell>
          <table:table-cell table:style-name="ce4" office:value-type="string">
            <text:p>Base FF</text:p>
          </table:table-cell>
          <table:table-cell table:style-name="ce59" office:value-type="float" office:value="14.1">
            <text:p>14.10</text:p>
          </table:table-cell>
          <table:table-cell table:style-name="ce4" office:value-type="string">
            <text:p>Fuel Temp</text:p>
          </table:table-cell>
          <table:table-cell table:style-name="ce69" office:value-type="float" office:value="68">
            <text:p>68</text:p>
          </table:table-cell>
          <table:table-cell table:style-name="ce82" office:value-type="float" office:value="14.1">
            <text:p>14.10</text:p>
          </table:table-cell>
          <table:table-cell table:style-name="Default"/>
          <table:table-cell table:style-name="Default" office:value-type="string">
            <text:p>FF</text:p>
          </table:table-cell>
          <table:table-cell table:style-name="Default"/>
          <table:table-cell table:style-name="ce1"/>
          <table:table-cell table:style-name="ce120">
            <draw:control table:end-cell-address="'HWD Mystery 6CA6 Challenge RDD Submit'.N4" table:end-x="0.5736in" table:end-y="0.0055in" draw:z-index="2" draw:style-name="gr3" draw:text-style-name="P2" svg:width="0.7425in" svg:height="0.3945in" svg:x="0.4075in" svg:y="0in" draw:control="control8"/>
          </table:table-cell>
          <table:table-cell table:style-name="ce132" table:number-columns-repeated="3"/>
          <table:table-cell table:style-name="ce154"/>
          <table:table-cell table:style-name="ce165" table:number-columns-repeated="2"/>
          <table:table-cell office:value-type="string">
            <text:p>Ground 121.4</text:p>
          </table:table-cell>
          <table:table-cell table:number-columns-repeated="236"/>
        </table:table-row>
        <table:table-row table:style-name="ro1">
          <table:table-cell table:style-name="ce1"/>
          <table:table-cell table:style-name="ce36" office:value-type="string">
            <text:p>Cold Taxi</text:p>
          </table:table-cell>
          <table:table-cell table:style-name="ce36" office:value-type="string">
            <text:p>Warm Taxi</text:p>
          </table:table-cell>
          <table:table-cell table:style-name="ce36" office:value-type="string">
            <text:p>Runup</text:p>
          </table:table-cell>
          <table:table-cell table:style-name="ce51" office:value-type="string">
            <text:p>TO</text:p>
          </table:table-cell>
          <table:table-cell table:style-name="ce62" office:value-type="string">
            <text:p>Climb</text:p>
          </table:table-cell>
          <table:table-cell table:style-name="ce62" office:value-type="string">
            <text:p>Hi Cruise</text:p>
          </table:table-cell>
          <table:table-cell table:style-name="ce62" office:value-type="string">
            <text:p>Descent</text:p>
          </table:table-cell>
          <table:table-cell table:style-name="ce62" office:value-type="string">
            <text:p>Low Cruise</text:p>
          </table:table-cell>
          <table:table-cell table:style-name="ce62" office:value-type="string">
            <text:p>Lo Cruise</text:p>
          </table:table-cell>
          <table:table-cell table:style-name="ce101" office:value-type="string">
            <text:p>Pattern</text:p>
          </table:table-cell>
          <table:table-cell table:style-name="ce1"/>
          <table:table-cell table:style-name="ce120"/>
          <table:table-cell table:style-name="ce132" table:number-columns-repeated="3"/>
          <table:table-cell table:style-name="ce154"/>
          <table:table-cell table:style-name="ce165" table:number-columns-repeated="2"/>
          <table:table-cell office:value-type="string">
            <text:p>Tower 120.2</text:p>
          </table:table-cell>
          <table:table-cell table:number-columns-repeated="236"/>
        </table:table-row>
        <table:table-row table:style-name="ro1">
          <table:table-cell table:style-name="ce2" office:value-type="string">
            <text:p>TAS</text:p>
          </table:table-cell>
          <table:table-cell table:number-columns-repeated="4" table:style-name="ce37" office:value-type="float" office:value="0">
            <text:p>0</text:p>
          </table:table-cell>
          <table:table-cell table:style-name="ce37" office:value-type="float" office:value="129">
            <text:p>129</text:p>
          </table:table-cell>
          <table:table-cell table:style-name="ce37" office:value-type="float" office:value="142">
            <text:p>142</text:p>
          </table:table-cell>
          <table:table-cell table:style-name="ce83" office:value-type="float" office:value="142">
            <text:p>142</text:p>
          </table:table-cell>
          <table:table-cell table:style-name="ce37" office:value-type="float" office:value="132">
            <text:p>132</text:p>
          </table:table-cell>
          <table:table-cell table:style-name="ce37" office:value-type="float" office:value="130">
            <text:p>130</text:p>
          </table:table-cell>
          <table:table-cell table:style-name="ce102" office:value-type="float" office:value="95">
            <text:p>95</text:p>
          </table:table-cell>
          <table:table-cell table:style-name="ce117" office:value-type="string" table:number-columns-spanned="2" table:number-rows-spanned="1">
            <text:p>Time to WPT</text:p>
          </table:table-cell>
          <table:covered-table-cell table:style-name="ce121"/>
          <table:table-cell table:style-name="ce133"/>
          <table:table-cell table:style-name="ce132" office:value-type="float" office:value="33">
            <text:p>33</text:p>
          </table:table-cell>
          <table:table-cell table:style-name="ce132"/>
          <table:table-cell table:style-name="ce154"/>
          <table:table-cell table:style-name="ce165" table:number-columns-repeated="2"/>
          <table:table-cell office:value-type="string">
            <text:p>Transponder 1203</text:p>
          </table:table-cell>
          <table:table-cell table:number-columns-repeated="236"/>
        </table:table-row>
        <table:table-row table:style-name="ro1">
          <table:table-cell table:style-name="ce3" office:value-type="string">
            <text:p>FF</text:p>
          </table:table-cell>
          <table:table-cell table:style-name="ce38" office:value-type="float" office:value="2.1">
            <text:p>2.10</text:p>
          </table:table-cell>
          <table:table-cell table:style-name="ce38" office:value-type="float" office:value="1.85">
            <text:p>1.85</text:p>
          </table:table-cell>
          <table:table-cell table:style-name="ce38" office:value-type="float" office:value="5.79">
            <text:p>5.79</text:p>
          </table:table-cell>
          <table:table-cell table:style-name="ce38" office:value-type="float" office:value="26.09">
            <text:p>26.09</text:p>
          </table:table-cell>
          <table:table-cell table:style-name="ce38" office:value-type="float" office:value="19.15">
            <text:p>19.15</text:p>
          </table:table-cell>
          <table:table-cell table:style-name="ce38" table:formula="of:=[.$H$2]" office:value-type="float" office:value="14.1">
            <text:p>14.10</text:p>
          </table:table-cell>
          <table:table-cell table:style-name="ce38" table:formula="of:=[.$H$2]" office:value-type="float" office:value="14.1">
            <text:p>14.10</text:p>
          </table:table-cell>
          <table:table-cell table:style-name="ce38" office:value-type="float" office:value="14.23">
            <text:p>14.23</text:p>
          </table:table-cell>
          <table:table-cell table:style-name="ce38" table:formula="of:=[.$H$2]" office:value-type="float" office:value="14.1">
            <text:p>14.10</text:p>
          </table:table-cell>
          <table:table-cell table:style-name="ce103" office:value-type="float" office:value="7.8">
            <text:p>7.80</text:p>
          </table:table-cell>
          <table:table-cell table:style-name="ce118" office:value-type="string" table:number-columns-spanned="2" table:number-rows-spanned="1">
            <text:p>Time to Gate</text:p>
          </table:table-cell>
          <table:covered-table-cell table:style-name="ce122"/>
          <table:table-cell table:style-name="ce134" table:formula="of:=[.S70]" office:value-type="time" office:time-value="PT02H20M37.89156S">
            <text:p>02:20:38</text:p>
          </table:table-cell>
          <table:table-cell table:style-name="ce144"/>
          <table:table-cell table:style-name="ce145"/>
          <table:table-cell table:style-name="ce155" office:value-type="string" table:number-columns-spanned="2" table:number-rows-spanned="1">
            <text:p>Time Ahead / Behind</text:p>
          </table:table-cell>
          <table:covered-table-cell table:style-name="ce122"/>
          <table:table-cell table:style-name="Default" office:value-type="float" office:value="2">
            <text:p>2</text:p>
          </table:table-cell>
          <table:table-cell office:value-type="string">
            <text:p>Air to Air <text:s/>122.75</text:p>
          </table:table-cell>
          <table:table-cell table:number-columns-repeated="236"/>
        </table:table-row>
        <table:table-row table:style-name="ro2">
          <table:table-cell table:style-name="ce4"/>
          <table:table-cell table:style-name="ce39" office:value-type="string">
            <text:p>Pre TO Taxi</text:p>
          </table:table-cell>
          <table:table-cell table:style-name="ce48" office:value-type="time" office:time-value="PT00H06M00S">
            <text:p>00:06:00</text:p>
          </table:table-cell>
          <table:table-cell table:style-name="ce39" office:value-type="string">
            <text:p>Total Taxi</text:p>
          </table:table-cell>
          <table:table-cell table:style-name="ce48" office:value-type="time" office:time-value="PT00H11M00S">
            <text:p>00:11:00</text:p>
          </table:table-cell>
          <table:table-cell table:style-name="Default"/>
          <table:table-cell table:style-name="ce5"/>
          <table:table-cell table:style-name="ce5" office:value-type="string">
            <text:p>Wind</text:p>
          </table:table-cell>
          <table:table-cell table:style-name="Default"/>
          <table:table-cell table:style-name="ce5" office:value-type="string">
            <text:p>Heading</text:p>
          </table:table-cell>
          <table:table-cell table:style-name="ce5" office:value-type="string">
            <text:p>Distance</text:p>
          </table:table-cell>
          <table:table-cell table:style-name="ce119" office:value-type="string">
            <text:p>GS</text:p>
          </table:table-cell>
          <table:table-cell table:style-name="Default"/>
          <table:table-cell table:style-name="ce5" office:value-type="string">
            <text:p>Est Fuel</text:p>
          </table:table-cell>
          <table:table-cell table:style-name="ce5" office:value-type="string">
            <text:p>Calc Fuel</text:p>
          </table:table-cell>
          <table:table-cell table:style-name="ce5" office:value-type="string">
            <text:p>Real Time</text:p>
          </table:table-cell>
          <table:table-cell table:style-name="ce5"/>
          <table:table-cell table:style-name="ce166" table:number-columns-repeated="2"/>
          <table:table-cell table:number-columns-repeated="237"/>
        </table:table-row>
        <table:table-row table:style-name="ro2">
          <table:table-cell table:style-name="ce5" office:value-type="string">
            <text:p>Waypoint</text:p>
          </table:table-cell>
          <table:table-cell table:style-name="ce5" office:value-type="string">
            <text:p>Ident</text:p>
          </table:table-cell>
          <table:table-cell table:style-name="ce5" office:value-type="string">
            <text:p>Cross</text:p>
          </table:table-cell>
          <table:table-cell table:style-name="ce5" office:value-type="string">
            <text:p>MP</text:p>
          </table:table-cell>
          <table:table-cell table:style-name="ce5" office:value-type="string">
            <text:p>Altitude</text:p>
          </table:table-cell>
          <table:table-cell table:style-name="ce5" office:value-type="string">
            <text:p>Mag</text:p>
          </table:table-cell>
          <table:table-cell table:style-name="ce5" office:value-type="string">
            <text:p>TAS</text:p>
          </table:table-cell>
          <table:table-cell table:style-name="ce5" office:value-type="string">
            <text:p>Dir</text:p>
          </table:table-cell>
          <table:table-cell table:style-name="ce5" office:value-type="string">
            <text:p>Wind</text:p>
          </table:table-cell>
          <table:table-cell table:style-name="ce93" office:value-type="string">
            <text:p>Deg Left</text:p>
          </table:table-cell>
          <table:table-cell table:style-name="ce5" office:value-type="string">
            <text:p>Leg</text:p>
          </table:table-cell>
          <table:table-cell table:style-name="ce5" office:value-type="string">
            <text:p>Est</text:p>
          </table:table-cell>
          <table:table-cell table:style-name="ce5" office:value-type="string">
            <text:p>Fuel</text:p>
          </table:table-cell>
          <table:table-cell table:number-columns-repeated="2" table:style-name="ce5" office:value-type="string">
            <text:p>Leg</text:p>
          </table:table-cell>
          <table:table-cell table:style-name="ce5" office:value-type="string">
            <text:p>Start</text:p>
          </table:table-cell>
          <table:table-cell table:style-name="ce5" office:value-type="string">
            <text:p>ETE</text:p>
          </table:table-cell>
          <table:table-cell table:style-name="ce5" office:value-type="string">
            <text:p>ECT</text:p>
          </table:table-cell>
          <table:table-cell table:style-name="ce5" office:value-type="string">
            <text:p>ETR</text:p>
          </table:table-cell>
          <table:table-cell table:number-columns-repeated="237"/>
        </table:table-row>
        <table:table-row table:style-name="ro2">
          <table:table-cell table:style-name="ce5"/>
          <table:table-cell table:style-name="ce5" office:value-type="string">
            <text:p>Freq</text:p>
          </table:table-cell>
          <table:table-cell table:style-name="ce5" office:value-type="string">
            <text:p>Fix</text:p>
          </table:table-cell>
          <table:table-cell table:style-name="ce5" office:value-type="string">
            <text:p>RPM</text:p>
          </table:table-cell>
          <table:table-cell table:style-name="ce5"/>
          <table:table-cell table:style-name="ce5" office:value-type="string">
            <text:p>Course</text:p>
          </table:table-cell>
          <table:table-cell table:style-name="ce5"/>
          <table:table-cell table:style-name="ce5" office:value-type="string">
            <text:p>Speed</text:p>
          </table:table-cell>
          <table:table-cell table:style-name="ce5" office:value-type="string">
            <text:p>Correction</text:p>
          </table:table-cell>
          <table:table-cell table:style-name="ce93" office:value-type="string">
            <text:p>Sec Turning</text:p>
          </table:table-cell>
          <table:table-cell table:style-name="ce5" office:value-type="string">
            <text:p>Remaining</text:p>
          </table:table-cell>
          <table:table-cell table:style-name="ce5" office:value-type="string">
            <text:p>Act</text:p>
          </table:table-cell>
          <table:table-cell table:style-name="ce5" office:value-type="string">
            <text:p>Flow</text:p>
          </table:table-cell>
          <table:table-cell table:number-columns-repeated="2" table:style-name="ce5" office:value-type="string">
            <text:p>Cum</text:p>
          </table:table-cell>
          <table:table-cell table:style-name="ce5" office:value-type="string">
            <text:p>End</text:p>
          </table:table-cell>
          <table:table-cell table:style-name="ce5" office:value-type="string">
            <text:p>ATE</text:p>
          </table:table-cell>
          <table:table-cell table:style-name="ce5" office:value-type="string">
            <text:p>ACT</text:p>
          </table:table-cell>
          <table:table-cell table:style-name="ce5" office:value-type="string">
            <text:p>ATR</text:p>
          </table:table-cell>
          <table:table-cell table:style-name="ce5" office:value-type="string">
            <text:p>Notes</text:p>
          </table:table-cell>
          <table:table-cell table:style-name="ce5"/>
          <table:table-cell table:style-name="ce114" office:value-type="string">
            <text:p>Row Type</text:p>
          </table:table-cell>
          <table:table-cell table:style-name="ce209"/>
          <table:table-cell table:number-columns-repeated="233"/>
        </table:table-row>
        <table:table-row table:style-name="ro2">
          <table:table-cell table:style-name="ce6" office:value-type="string" table:number-columns-spanned="1" table:number-rows-spanned="2">
            <text:p>KHWD</text:p>
          </table:table-cell>
          <table:table-cell table:style-name="ce40" table:number-columns-repeated="12"/>
          <table:table-cell table:style-name="ce135" table:number-columns-repeated="2"/>
          <table:table-cell table:style-name="ce146"/>
          <table:table-cell table:style-name="ce40"/>
          <table:table-cell table:style-name="ce167"/>
          <table:table-cell table:style-name="ce40"/>
          <table:table-cell table:style-name="ce180" table:number-columns-repeated="2"/>
          <table:table-cell/>
          <table:table-cell table:style-name="ce119" office:value-type="string">
            <text:p>Temp</text:p>
          </table:table-cell>
          <table:table-cell table:style-name="ce119" office:value-type="string">
            <text:p>Cum Fuel</text:p>
          </table:table-cell>
          <table:table-cell table:style-name="ce119" office:value-type="string">
            <text:p>Calc Fuel</text:p>
          </table:table-cell>
          <table:table-cell table:style-name="ce119" office:value-type="string">
            <text:p>Comp Fuel</text:p>
          </table:table-cell>
          <table:table-cell table:style-name="ce119" office:value-type="string">
            <text:p>Delta Fuel</text:p>
          </table:table-cell>
          <table:table-cell table:number-columns-repeated="229"/>
        </table:table-row>
        <table:table-row table:style-name="ro2">
          <table:covered-table-cell/>
          <table:table-cell table:style-name="ce40" table:number-columns-repeated="9"/>
          <table:table-cell table:style-name="ce104" table:formula="of:=[.K11]+[.K12]" office:value-type="float" office:value="312.330718104737">
            <text:p>312.3</text:p>
          </table:table-cell>
          <table:table-cell table:style-name="ce40" table:number-columns-repeated="2"/>
          <table:table-cell table:number-columns-repeated="2" table:style-name="ce136" office:value-type="float" office:value="0">
            <text:p>0.00</text:p>
          </table:table-cell>
          <table:table-cell table:style-name="ce147"/>
          <table:table-cell table:style-name="ce40" table:number-columns-repeated="3"/>
          <table:table-cell table:style-name="ce181" office:value-type="string">
            <text:p>Turn on Data Logger</text:p>
          </table:table-cell>
          <table:table-cell table:style-name="ce199"/>
          <table:table-cell/>
          <table:table-cell table:style-name="ce210" office:value-type="float" office:value="74">
            <text:p>74</text:p>
          </table:table-cell>
          <table:table-cell table:style-name="ce211" office:value-type="float" office:value="0">
            <text:p>0.00</text:p>
          </table:table-cell>
          <table:table-cell table:style-name="ce211" office:value-type="float" office:value="80">
            <text:p>80.00</text:p>
          </table:table-cell>
          <table:table-cell table:style-name="ce211" table:formula="of:=[.Y10]" office:value-type="float" office:value="80">
            <text:p>80.00</text:p>
          </table:table-cell>
          <table:table-cell table:style-name="ce59" table:formula="of:=[.Y10]-[.Z10]" office:value-type="float" office:value="0">
            <text:p>0.00</text:p>
          </table:table-cell>
          <table:table-cell table:number-columns-repeated="229"/>
        </table:table-row>
        <table:table-row table:style-name="ro2">
          <table:table-cell table:style-name="ce7" office:value-type="string" table:number-columns-spanned="1" table:number-rows-spanned="2">
            <text:p>Taxi 1</text:p>
          </table:table-cell>
          <table:table-cell/>
          <table:table-cell table:style-name="ce49"/>
          <table:table-cell table:style-name="ce54" office:value-type="string">
            <text:p>Full</text:p>
          </table:table-cell>
          <table:table-cell office:value-type="string">
            <text:p>Taxi</text:p>
          </table:table-cell>
          <table:table-cell office:value-type="string" table:number-columns-spanned="1" table:number-rows-spanned="2">
            <text:p>---</text:p>
          </table:table-cell>
          <table:table-cell table:style-name="ce70" office:value-type="float" office:value="0" table:number-columns-spanned="1" table:number-rows-spanned="2">
            <text:p>0.0</text:p>
          </table:table-cell>
          <table:table-cell office:value-type="float" office:value="0">
            <text:p>0</text:p>
          </table:table-cell>
          <table:table-cell/>
          <table:table-cell table:style-name="ce94" office:value-type="string" table:number-columns-spanned="1" table:number-rows-spanned="2">
            <text:p>-</text:p>
          </table:table-cell>
          <table:table-cell table:style-name="ce105" office:value-type="float" office:value="0">
            <text:p>0.0</text:p>
          </table:table-cell>
          <table:table-cell table:style-name="ce70" office:value-type="float" office:value="0">
            <text:p>0.0</text:p>
          </table:table-cell>
          <table:table-cell table:style-name="ce123" table:formula="of:=[.$B$5]" office:value-type="float" office:value="2.1" table:number-columns-spanned="1" table:number-rows-spanned="2">
            <text:p>2.10</text:p>
          </table:table-cell>
          <table:table-cell table:formula="of:=[.M11]*[.Q11]*24" office:value-type="float" office:value="0.105">
            <text:p>0.11</text:p>
          </table:table-cell>
          <table:table-cell table:formula="of:=[.M11]*[.Q12]*24" office:value-type="float" office:value="0">
            <text:p>0.00</text:p>
          </table:table-cell>
          <table:table-cell/>
          <table:table-cell table:formula="of:=IF([.P12]&gt;0;[.P12]-[.P11];[.C6]/2)" office:value-type="float" office:value="0.00208333333333333">
            <text:p>0:03:00</text:p>
          </table:table-cell>
          <table:table-cell table:style-name="ce168" office:value-type="string">
            <text:p>-</text:p>
          </table:table-cell>
          <table:table-cell table:style-name="ce174"/>
          <table:table-cell table:style-name="ce182" office:value-type="string">
            <text:p>Ground 121.4</text:p>
          </table:table-cell>
          <table:table-cell table:style-name="ce182"/>
          <table:table-cell office:value-type="string">
            <text:p>TAXI1</text:p>
          </table:table-cell>
          <table:table-cell table:formula="of:=[.W10]" office:value-type="float" office:value="74">
            <text:p>74</text:p>
          </table:table-cell>
          <table:table-cell table:style-name="ce59" office:value-type="float" office:value="0">
            <text:p>0.00</text:p>
          </table:table-cell>
          <table:table-cell table:style-name="ce59" table:formula="of:=[.Z10]-IF([.X11]&gt;0;[.X11]-[.X10];0)" office:value-type="float" office:value="80">
            <text:p>80.00</text:p>
          </table:table-cell>
          <table:table-cell table:style-name="ce59" table:formula="of:=([.Y11])+([.Y11])*([.W11]-[.W10])*0.00056" office:value-type="float" office:value="80">
            <text:p>80.00</text:p>
          </table:table-cell>
          <table:table-cell table:style-name="ce59" table:formula="of:=[.$Y$10]-[.Z11]-[.X11]" office:value-type="float" office:value="0">
            <text:p>0.00</text:p>
          </table:table-cell>
          <table:table-cell table:style-name="ce59"/>
          <table:table-cell table:number-columns-repeated="228"/>
        </table:table-row>
        <table:table-row table:style-name="ro2">
          <table:covered-table-cell table:style-name="ce8"/>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formula="of:=[.K13]+[.K14]" office:value-type="float" office:value="312.330718104737">
            <text:p>312.3</text:p>
          </table:table-cell>
          <table:table-cell table:formula="of:=IF([.Q12]&gt;0;[.K11]/([.Q12]*24);&quot;&quot;)">
            <text:p/>
          </table:table-cell>
          <table:covered-table-cell/>
          <table:table-cell table:style-name="ce137" table:formula="of:=[.N10]+[.N11]" office:value-type="float" office:value="0.105">
            <text:p>0.11</text:p>
          </table:table-cell>
          <table:table-cell table:style-name="ce137" table:formula="of:=[.O10]+[.O11]" office:value-type="float" office:value="0">
            <text:p>0.00</text:p>
          </table:table-cell>
          <table:table-cell table:style-name="ce149"/>
          <table:table-cell table:style-name="ce157" table:formula="of:=IF([.P12]&gt;0;[.P12]-[.P11];0)" office:value-type="float" office:value="0">
            <text:p>0:00:00</text:p>
          </table:table-cell>
          <table:table-cell table:style-name="ce157" office:value-type="string">
            <text:p><text:s/></text:p>
          </table:table-cell>
          <table:table-cell/>
          <table:table-cell table:style-name="ce52"/>
          <table:table-cell table:style-name="ce185"/>
          <table:table-cell table:style-name="ce35"/>
          <table:table-cell table:number-columns-repeated="5"/>
          <table:table-cell table:style-name="ce59"/>
          <table:table-cell table:number-columns-repeated="228"/>
        </table:table-row>
        <table:table-row table:style-name="ro2">
          <table:table-cell table:style-name="ce9" office:value-type="string">
            <text:p>Runup</text:p>
          </table:table-cell>
          <table:table-cell table:style-name="ce9"/>
          <table:table-cell table:style-name="ce50"/>
          <table:table-cell table:style-name="ce55" office:value-type="string">
            <text:p>Full</text:p>
          </table:table-cell>
          <table:table-cell table:style-name="ce50" office:value-type="string">
            <text:p><text:s/></text:p>
          </table:table-cell>
          <table:table-cell table:style-name="ce55" office:value-type="string" table:number-columns-spanned="1" table:number-rows-spanned="2">
            <text:p>---</text:p>
          </table:table-cell>
          <table:table-cell table:style-name="ce72" office:value-type="float" office:value="0" table:number-columns-spanned="1" table:number-rows-spanned="2">
            <text:p>0.0</text:p>
          </table:table-cell>
          <table:table-cell table:style-name="ce86" office:value-type="float" office:value="0">
            <text:p>0</text:p>
          </table:table-cell>
          <table:table-cell table:style-name="ce91" table:number-matrix-columns-spanned="1" table:number-matrix-rows-spanned="2" table:formula="of:=TRANSPOSE(WNDHDGGS(DEGTORAD([.F13]);[.G13];DEGTORAD([.H13]);[.H14]))" office:value-type="float" office:value="-0">
            <text:p>0.00</text:p>
          </table:table-cell>
          <table:table-cell table:style-name="ce96" office:value-type="string" table:number-columns-spanned="1" table:number-rows-spanned="2">
            <text:p>-</text:p>
          </table:table-cell>
          <table:table-cell table:style-name="ce107" office:value-type="float" office:value="0">
            <text:p>0.0</text:p>
          </table:table-cell>
          <table:table-cell table:style-name="ce72" table:formula="of:=[.I14]" office:value-type="float" office:value="0">
            <text:p>0.0</text:p>
          </table:table-cell>
          <table:table-cell table:style-name="ce125" table:formula="of:=[.$D$5]" office:value-type="float" office:value="5.79" table:number-columns-spanned="1" table:number-rows-spanned="2">
            <text:p>5.79</text:p>
          </table:table-cell>
          <table:table-cell table:style-name="ce112" table:formula="of:=[.M13]*[.Q13]*24" office:value-type="float" office:value="0.0482500000000009">
            <text:p>0.05</text:p>
          </table:table-cell>
          <table:table-cell table:style-name="ce112" table:formula="of:=[.M13]*[.Q14]*24" office:value-type="float" office:value="0">
            <text:p>0.00</text:p>
          </table:table-cell>
          <table:table-cell table:style-name="ce150"/>
          <table:table-cell table:style-name="ce158" office:value-type="float" office:value="0.000347222222222229">
            <text:p>0:00:30</text:p>
          </table:table-cell>
          <table:table-cell table:style-name="ce169" office:value-type="string">
            <text:p>-</text:p>
          </table:table-cell>
          <table:table-cell table:style-name="ce150"/>
          <table:table-cell table:style-name="ce183" office:value-type="string">
            <text:p><text:s/></text:p>
          </table:table-cell>
          <table:table-cell table:style-name="ce183"/>
          <table:table-cell table:style-name="ce35" office:value-type="string">
            <text:p>RUNUP</text:p>
          </table:table-cell>
          <table:table-cell table:number-columns-repeated="5"/>
          <table:table-cell table:style-name="ce59"/>
          <table:table-cell table:number-columns-repeated="228"/>
        </table:table-row>
        <table:table-row table:style-name="ro2">
          <table:table-cell table:style-name="ce10"/>
          <table:table-cell table:style-name="ce11"/>
          <table:table-cell table:style-name="ce43"/>
          <table:table-cell table:style-name="ce43" office:value-type="string">
            <text:p>1800</text:p>
          </table:table-cell>
          <table:table-cell table:style-name="ce43" office:value-type="string">
            <text:p><text:s/></text:p>
          </table:table-cell>
          <table:covered-table-cell table:style-name="ce43"/>
          <table:covered-table-cell table:style-name="ce73"/>
          <table:table-cell table:style-name="ce87" office:value-type="float" office:value="0">
            <text:p>0</text:p>
          </table:table-cell>
          <table:table-cell table:style-name="ce92" office:value-type="float" office:value="0">
            <text:p>0.00</text:p>
          </table:table-cell>
          <table:covered-table-cell table:style-name="ce97"/>
          <table:table-cell table:style-name="ce108" table:formula="of:=[.K15]+[.K16]" office:value-type="float" office:value="312.330718104737">
            <text:p>312.3</text:p>
          </table:table-cell>
          <table:table-cell table:style-name="ce73" table:formula="of:=IF([.Q14]&gt;0;[.K13]/([.Q14]*24);&quot;&quot;)">
            <text:p/>
          </table:table-cell>
          <table:covered-table-cell table:style-name="ce126"/>
          <table:table-cell table:style-name="ce138" table:formula="of:=[.N12]+[.N13]" office:value-type="float" office:value="0.153250000000001">
            <text:p>0.15</text:p>
          </table:table-cell>
          <table:table-cell table:style-name="ce138" table:formula="of:=[.O12]+[.O13]" office:value-type="float" office:value="0">
            <text:p>0.00</text:p>
          </table:table-cell>
          <table:table-cell table:style-name="ce151"/>
          <table:table-cell table:style-name="ce159" table:formula="of:=IF([.P14]&gt;0;[.P14]-[.P13];0)" office:value-type="float" office:value="0">
            <text:p>0:00:00</text:p>
          </table:table-cell>
          <table:table-cell table:style-name="ce159"/>
          <table:table-cell table:style-name="ce176"/>
          <table:table-cell table:style-name="ce184"/>
          <table:table-cell table:style-name="ce200"/>
          <table:table-cell table:style-name="ce35"/>
          <table:table-cell table:number-columns-repeated="5"/>
          <table:table-cell table:style-name="ce59"/>
          <table:table-cell table:number-columns-repeated="228"/>
        </table:table-row>
        <table:table-row table:style-name="ro2">
          <table:table-cell table:style-name="ce7" office:value-type="string" table:number-columns-spanned="1" table:number-rows-spanned="2">
            <text:p>Taxi 2</text:p>
          </table:table-cell>
          <table:table-cell/>
          <table:table-cell table:style-name="ce49"/>
          <table:table-cell table:style-name="ce54" office:value-type="string">
            <text:p>Full</text:p>
          </table:table-cell>
          <table:table-cell office:value-type="string">
            <text:p>Taxi</text:p>
          </table:table-cell>
          <table:table-cell office:value-type="string" table:number-columns-spanned="1" table:number-rows-spanned="2">
            <text:p>---</text:p>
          </table:table-cell>
          <table:table-cell table:style-name="ce70" office:value-type="float" office:value="0" table:number-columns-spanned="1" table:number-rows-spanned="2">
            <text:p>0.0</text:p>
          </table:table-cell>
          <table:table-cell office:value-type="float" office:value="0">
            <text:p>0</text:p>
          </table:table-cell>
          <table:table-cell/>
          <table:table-cell table:style-name="ce94" office:value-type="string" table:number-columns-spanned="1" table:number-rows-spanned="2">
            <text:p>-</text:p>
          </table:table-cell>
          <table:table-cell table:style-name="ce105" office:value-type="float" office:value="0">
            <text:p>0.0</text:p>
          </table:table-cell>
          <table:table-cell table:style-name="ce70" office:value-type="float" office:value="0">
            <text:p>0.0</text:p>
          </table:table-cell>
          <table:table-cell table:style-name="ce123" table:formula="of:=[.$C$5]" office:value-type="float" office:value="1.85" table:number-columns-spanned="1" table:number-rows-spanned="2">
            <text:p>1.85</text:p>
          </table:table-cell>
          <table:table-cell table:formula="of:=[.M15]*IF([.Q16]&gt;0;[.Q16];[.Q15])*24" office:value-type="float" office:value="0.0925">
            <text:p>0.09</text:p>
          </table:table-cell>
          <table:table-cell table:formula="of:=[.M15]*[.Q16]*24" office:value-type="float" office:value="0">
            <text:p>0.00</text:p>
          </table:table-cell>
          <table:table-cell/>
          <table:table-cell table:formula="of:=[.C6]-[.Q11]" office:value-type="float" office:value="0.00208333333333333">
            <text:p>0:03:00</text:p>
          </table:table-cell>
          <table:table-cell table:style-name="ce168" office:value-type="float" office:value="0">
            <text:p>0:00:00</text:p>
          </table:table-cell>
          <table:table-cell table:style-name="ce148"/>
          <table:table-cell table:style-name="ce182" table:number-columns-repeated="2"/>
          <table:table-cell table:style-name="ce35" office:value-type="string">
            <text:p>TAXI2</text:p>
          </table:table-cell>
          <table:table-cell table:number-columns-repeated="5"/>
          <table:table-cell table:style-name="ce59"/>
          <table:table-cell table:number-columns-repeated="228"/>
        </table:table-row>
        <table:table-row table:style-name="ro2">
          <table:covered-table-cell table:style-name="ce8"/>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formula="of:=[.K17]+[.K18]" office:value-type="float" office:value="312.330718104737">
            <text:p>312.3</text:p>
          </table:table-cell>
          <table:table-cell table:formula="of:=IF([.Q16]&gt;0;[.K15]/([.Q16]*24);&quot;&quot;)">
            <text:p/>
          </table:table-cell>
          <table:covered-table-cell/>
          <table:table-cell table:style-name="ce137" table:formula="of:=[.N14]+[.N15]" office:value-type="float" office:value="0.245750000000001">
            <text:p>0.25</text:p>
          </table:table-cell>
          <table:table-cell table:style-name="ce137" table:formula="of:=[.O14]+[.O15]" office:value-type="float" office:value="0">
            <text:p>0.00</text:p>
          </table:table-cell>
          <table:table-cell table:style-name="ce149"/>
          <table:table-cell table:style-name="ce157" table:formula="of:=IF([.P16]&gt;0;[.P16]-[.P15];0)" office:value-type="float" office:value="0">
            <text:p>0:00:00</text:p>
          </table:table-cell>
          <table:table-cell table:style-name="ce157" office:value-type="string">
            <text:p><text:s/></text:p>
          </table:table-cell>
          <table:table-cell table:formula="of:=[.R69]" office:value-type="time" office:time-value="PT02H20M37.89156S">
            <text:p>02:20:38</text:p>
          </table:table-cell>
          <table:table-cell table:style-name="ce185" office:value-type="string">
            <text:p>Monitor TWR 120.2</text:p>
          </table:table-cell>
          <table:table-cell table:style-name="ce185"/>
          <table:table-cell table:style-name="ce35"/>
          <table:table-cell table:number-columns-repeated="5"/>
          <table:table-cell table:style-name="ce59"/>
          <table:table-cell table:number-columns-repeated="228"/>
        </table:table-row>
        <table:table-row table:style-name="ro2">
          <table:table-cell table:style-name="ce9" office:value-type="string">
            <text:p>Takeoff</text:p>
          </table:table-cell>
          <table:table-cell table:style-name="ce9"/>
          <table:table-cell table:style-name="ce50"/>
          <table:table-cell table:style-name="ce55" office:value-type="string">
            <text:p>Full</text:p>
          </table:table-cell>
          <table:table-cell table:style-name="ce50" office:value-type="string">
            <text:p>Takeoff</text:p>
          </table:table-cell>
          <table:table-cell table:style-name="ce55" office:value-type="string" table:number-columns-spanned="1" table:number-rows-spanned="2">
            <text:p>---</text:p>
          </table:table-cell>
          <table:table-cell table:style-name="ce72" office:value-type="float" office:value="0" table:number-columns-spanned="1" table:number-rows-spanned="2">
            <text:p>0.0</text:p>
          </table:table-cell>
          <table:table-cell table:style-name="ce86" office:value-type="float" office:value="0">
            <text:p>0</text:p>
          </table:table-cell>
          <table:table-cell table:style-name="ce91" table:number-matrix-columns-spanned="1" table:number-matrix-rows-spanned="2" table:formula="of:=TRANSPOSE(WNDHDGGS(DEGTORAD([.F17]);[.G17];DEGTORAD([.H17]);[.H18]))" office:value-type="float" office:value="-0">
            <text:p>0.00</text:p>
          </table:table-cell>
          <table:table-cell table:style-name="ce96" table:formula="of:=IF([.I21]=&quot;not&quot;;&quot;not&quot;;RADTODEG([.I21]))" office:value-type="float" office:value="80" table:number-columns-spanned="1" table:number-rows-spanned="2">
            <text:p>80</text:p>
          </table:table-cell>
          <table:table-cell table:style-name="ce107" office:value-type="float" office:value="0">
            <text:p>0.0</text:p>
          </table:table-cell>
          <table:table-cell table:style-name="ce72" table:formula="of:=[.I18]" office:value-type="float" office:value="0">
            <text:p>0.0</text:p>
          </table:table-cell>
          <table:table-cell table:style-name="ce125" table:formula="of:=[.$E$5]" office:value-type="float" office:value="26.09" table:number-columns-spanned="1" table:number-rows-spanned="2">
            <text:p>26.09</text:p>
          </table:table-cell>
          <table:table-cell table:style-name="ce112" table:formula="of:=[.M17]*[.Q17]*24" office:value-type="float" office:value="0.144944444444444">
            <text:p>0.14</text:p>
          </table:table-cell>
          <table:table-cell table:style-name="ce112" table:formula="of:=[.M17]*[.Q18]*24" office:value-type="float" office:value="0">
            <text:p>0.00</text:p>
          </table:table-cell>
          <table:table-cell table:style-name="ce150"/>
          <table:table-cell table:style-name="ce158" office:value-type="float" office:value="0.000231481481481481">
            <text:p>0:00:20</text:p>
          </table:table-cell>
          <table:table-cell table:style-name="ce158" table:formula="of:=[.R15]+[.Q17]" office:value-type="float" office:value="0.000231481481481481">
            <text:p>0:00:20</text:p>
          </table:table-cell>
          <table:table-cell table:style-name="ce150" table:formula="of:=[.S16]-[.Q17]" office:value-type="time" office:time-value="PT02H20M17.89156S">
            <text:p>02:20:18</text:p>
          </table:table-cell>
          <table:table-cell table:style-name="ce183" office:value-type="string">
            <text:p>Transponder 1203</text:p>
          </table:table-cell>
          <table:table-cell table:style-name="ce183"/>
          <table:table-cell office:value-type="string">
            <text:p>TO</text:p>
          </table:table-cell>
          <table:table-cell table:number-columns-repeated="5"/>
          <table:table-cell table:style-name="ce59"/>
          <table:table-cell table:number-columns-repeated="228"/>
        </table:table-row>
        <table:table-row table:style-name="ro2">
          <table:table-cell table:style-name="ce11" office:value-type="string">
            <text:p><text:s/></text:p>
          </table:table-cell>
          <table:table-cell table:style-name="ce11"/>
          <table:table-cell table:style-name="ce43"/>
          <table:table-cell table:style-name="ce43" office:value-type="string">
            <text:p>2700</text:p>
          </table:table-cell>
          <table:table-cell table:style-name="ce43" office:value-type="string">
            <text:p><text:s/></text:p>
          </table:table-cell>
          <table:covered-table-cell table:style-name="ce43"/>
          <table:covered-table-cell table:style-name="ce73"/>
          <table:table-cell table:style-name="ce87" office:value-type="float" office:value="0">
            <text:p>0</text:p>
          </table:table-cell>
          <table:table-cell table:style-name="ce92" office:value-type="float" office:value="0">
            <text:p>0.00</text:p>
          </table:table-cell>
          <table:covered-table-cell table:style-name="ce97"/>
          <table:table-cell table:style-name="ce108" table:formula="of:=[.K19]+[.K20]" office:value-type="float" office:value="312.330718104737">
            <text:p>312.3</text:p>
          </table:table-cell>
          <table:table-cell table:style-name="ce73" table:formula="of:=IF([.Q18]&gt;0;[.K17]/([.Q18]*24);&quot;&quot;)">
            <text:p/>
          </table:table-cell>
          <table:covered-table-cell table:style-name="ce126"/>
          <table:table-cell table:style-name="ce138" table:formula="of:=[.N16]+[.N17]" office:value-type="float" office:value="0.390694444444445">
            <text:p>0.39</text:p>
          </table:table-cell>
          <table:table-cell table:style-name="ce138" table:formula="of:=[.O16]+[.O17]" office:value-type="float" office:value="0">
            <text:p>0.00</text:p>
          </table:table-cell>
          <table:table-cell table:style-name="ce151"/>
          <table:table-cell table:style-name="ce159" table:formula="of:=IF([.P18]&gt;0;[.P18]-[.P17];0)" office:value-type="float" office:value="0">
            <text:p>0:00:00</text:p>
          </table:table-cell>
          <table:table-cell table:style-name="ce171" table:formula="of:=IF([.R16]+[.Q18]&gt;0;[.R16]+[.Q18];&quot;&quot;)">
            <text:p/>
          </table:table-cell>
          <table:table-cell table:style-name="ce176" table:formula="of:=[.S16]-[.Q18]" office:value-type="time" office:time-value="PT02H20M37.89156S">
            <text:p>02:20:38</text:p>
          </table:table-cell>
          <table:table-cell table:style-name="ce186" office:value-type="string">
            <text:p>Cross below 1000</text:p>
          </table:table-cell>
          <table:table-cell table:style-name="ce186"/>
          <table:table-cell table:number-columns-repeated="6"/>
          <table:table-cell table:style-name="ce59"/>
          <table:table-cell table:number-columns-repeated="228"/>
        </table:table-row>
        <table:table-row table:style-name="ro2">
          <table:table-cell table:style-name="ce12" office:value-type="string">
            <text:p>Initial Climb</text:p>
          </table:table-cell>
          <table:table-cell/>
          <table:table-cell table:style-name="ce49"/>
          <table:table-cell table:style-name="ce54" office:value-type="string">
            <text:p>Full</text:p>
          </table:table-cell>
          <table:table-cell office:value-type="string">
            <text:p>Climb</text:p>
          </table:table-cell>
          <table:table-cell office:value-type="string" table:number-columns-spanned="1" table:number-rows-spanned="2">
            <text:p>---</text:p>
          </table:table-cell>
          <table:table-cell table:style-name="ce70" office:value-type="float" office:value="125" table:number-columns-spanned="1" table:number-rows-spanned="2">
            <text:p>125.0</text:p>
          </table:table-cell>
          <table:table-cell office:value-type="float" office:value="0">
            <text:p>0</text:p>
          </table:table-cell>
          <table:table-cell table:number-matrix-columns-spanned="1" table:number-matrix-rows-spanned="2" table:formula="of:=TRANSPOSE(WNDHDGGS(DEGTORAD([.F19]);[.G19];DEGTORAD([.H19]);[.H20]))" office:value-type="float" office:value="6.28318530717958">
            <text:p>6.28</text:p>
          </table:table-cell>
          <table:table-cell table:style-name="ce94" office:value-type="string" table:number-columns-spanned="1" table:number-rows-spanned="2">
            <text:p>-</text:p>
          </table:table-cell>
          <table:table-cell table:style-name="ce105" office:value-type="float" office:value="3.3">
            <text:p>3.3</text:p>
          </table:table-cell>
          <table:table-cell table:style-name="ce70" table:formula="of:=[.I20]" office:value-type="float" office:value="125">
            <text:p>125.0</text:p>
          </table:table-cell>
          <table:table-cell table:style-name="ce123" table:formula="of:=[.$E$5]" office:value-type="float" office:value="26.09" table:number-columns-spanned="1" table:number-rows-spanned="2">
            <text:p>26.09</text:p>
          </table:table-cell>
          <table:table-cell table:formula="of:=[.M19]*[.Q19]*24" office:value-type="float" office:value="0.724722222222224">
            <text:p>0.72</text:p>
          </table:table-cell>
          <table:table-cell table:formula="of:=[.M19]*[.Q20]*24" office:value-type="float" office:value="0">
            <text:p>0.00</text:p>
          </table:table-cell>
          <table:table-cell/>
          <table:table-cell office:value-type="float" office:value="0.00115740740740741">
            <text:p>0:01:40</text:p>
          </table:table-cell>
          <table:table-cell table:formula="of:=[.R17]+[.Q19]" office:value-type="float" office:value="0.00138888888888889">
            <text:p>0:02:00</text:p>
          </table:table-cell>
          <table:table-cell table:style-name="ce148" table:formula="of:=[.S17]-[.Q19]" office:value-type="time" office:time-value="PT02H18M37.89156S">
            <text:p>02:18:38</text:p>
          </table:table-cell>
          <table:table-cell table:style-name="ce182" office:value-type="string">
            <text:p>&lt;1500 to Civic Center</text:p>
          </table:table-cell>
          <table:table-cell table:style-name="ce182"/>
          <table:table-cell office:value-type="string">
            <text:p>CLIMB</text:p>
          </table:table-cell>
          <table:table-cell table:number-columns-repeated="5"/>
          <table:table-cell table:style-name="ce59"/>
          <table:table-cell table:number-columns-repeated="228"/>
        </table:table-row>
        <table:table-row table:style-name="ro2">
          <table:table-cell table:style-name="ce12"/>
          <table:table-cell table:style-name="ce8"/>
          <table:table-cell/>
          <table:table-cell office:value-type="string">
            <text:p>2700</text:p>
          </table:table-cell>
          <table:table-cell table:style-name="ce44" office:value-type="string">
            <text:p>1000</text:p>
          </table:table-cell>
          <table:covered-table-cell table:style-name="ce44"/>
          <table:covered-table-cell/>
          <table:table-cell table:style-name="ce85" office:value-type="float" office:value="0">
            <text:p>0</text:p>
          </table:table-cell>
          <table:table-cell table:style-name="ce90" office:value-type="float" office:value="125">
            <text:p>125.00</text:p>
          </table:table-cell>
          <table:covered-table-cell/>
          <table:table-cell table:formula="of:=[.K21]+[.K22]" office:value-type="float" office:value="309.030718104737">
            <text:p>309.0</text:p>
          </table:table-cell>
          <table:table-cell table:formula="of:=IF([.Q20]&gt;0;[.K19]/([.Q20]*24);&quot;&quot;)">
            <text:p/>
          </table:table-cell>
          <table:covered-table-cell/>
          <table:table-cell table:style-name="ce137" table:formula="of:=[.N18]+[.N19]" office:value-type="float" office:value="1.11541666666667">
            <text:p>1.12</text:p>
          </table:table-cell>
          <table:table-cell table:style-name="ce137" table:formula="of:=[.O18]+[.O19]" office:value-type="float" office:value="0">
            <text:p>0.00</text:p>
          </table:table-cell>
          <table:table-cell table:style-name="ce149"/>
          <table:table-cell table:style-name="ce157" table:formula="of:=IF([.P20]&gt;0;[.P20]-[.P19];0)" office:value-type="float" office:value="0">
            <text:p>0:00:00</text:p>
          </table:table-cell>
          <table:table-cell table:style-name="ce172" table:formula="of:=IF([.R18]+[.Q20]&gt;0;[.R18]+[.Q20];&quot;&quot;)">
            <text:p/>
          </table:table-cell>
          <table:table-cell table:formula="of:=[.S18]-[.Q20]" office:value-type="time" office:time-value="PT02H20M37.89156S">
            <text:p>02:20:38</text:p>
          </table:table-cell>
          <table:table-cell table:style-name="ce185" office:value-type="string">
            <text:p><text:s/></text:p>
          </table:table-cell>
          <table:table-cell table:style-name="ce185"/>
          <table:table-cell table:style-name="ce206"/>
          <table:table-cell table:number-columns-repeated="5"/>
          <table:table-cell table:style-name="ce59"/>
          <table:table-cell table:style-name="ce35" table:number-columns-repeated="2"/>
          <table:table-cell table:number-columns-repeated="226"/>
        </table:table-row>
        <table:table-row table:style-name="ro2">
          <table:table-cell table:style-name="ce13" office:value-type="string">
            <text:p>Level</text:p>
          </table:table-cell>
          <table:table-cell table:style-name="ce9"/>
          <table:table-cell table:style-name="ce50"/>
          <table:table-cell table:style-name="ce55" office:value-type="string">
            <text:p>25</text:p>
          </table:table-cell>
          <table:table-cell table:style-name="ce50" office:value-type="string">
            <text:p>Climb</text:p>
          </table:table-cell>
          <table:table-cell table:style-name="ce55" office:value-type="string" table:number-columns-spanned="1" table:number-rows-spanned="2">
            <text:p>080</text:p>
          </table:table-cell>
          <table:table-cell table:style-name="ce72" office:value-type="float" office:value="125" table:number-columns-spanned="1" table:number-rows-spanned="2">
            <text:p>125.0</text:p>
          </table:table-cell>
          <table:table-cell table:style-name="ce86" office:value-type="float" office:value="0">
            <text:p>0</text:p>
          </table:table-cell>
          <table:table-cell table:style-name="ce91" table:number-matrix-columns-spanned="1" table:number-matrix-rows-spanned="2" table:formula="of:=TRANSPOSE(WNDHDGGS(DEGTORAD([.F21]);[.G21];DEGTORAD([.H21]);[.H22]))" office:value-type="float" office:value="1.39626340159546">
            <text:p>1.40</text:p>
          </table:table-cell>
          <table:table-cell table:style-name="ce96" table:formula="of:=IF([.I21]=&quot;not&quot;;&quot;not&quot;;RADTODEG([.I21]))" office:value-type="float" office:value="80" table:number-columns-spanned="1" table:number-rows-spanned="2">
            <text:p>80</text:p>
          </table:table-cell>
          <table:table-cell table:style-name="ce107" table:formula="of:=[.L21]*([.Q21]*24)" office:value-type="float" office:value="14.5833333333333">
            <text:p>14.6</text:p>
          </table:table-cell>
          <table:table-cell table:style-name="ce72" table:formula="of:=[.I22]" office:value-type="float" office:value="125">
            <text:p>125.0</text:p>
          </table:table-cell>
          <table:table-cell table:style-name="ce125" table:formula="of:=[.$F$5]" office:value-type="float" office:value="19.15" table:number-columns-spanned="1" table:number-rows-spanned="2">
            <text:p>19.15</text:p>
          </table:table-cell>
          <table:table-cell table:style-name="ce112" table:formula="of:=[.M21]*[.Q21]*24" office:value-type="float" office:value="2.23416666666667">
            <text:p>2.23</text:p>
          </table:table-cell>
          <table:table-cell table:style-name="ce112" table:formula="of:=[.M21]*[.Q22]*24" office:value-type="float" office:value="0">
            <text:p>0.00</text:p>
          </table:table-cell>
          <table:table-cell table:style-name="ce150"/>
          <table:table-cell table:style-name="ce158" office:value-type="float" office:value="0.00486111111111111">
            <text:p>0:07:00</text:p>
          </table:table-cell>
          <table:table-cell table:style-name="ce158" table:formula="of:=[.R19]+[.Q21]" office:value-type="float" office:value="0.00625">
            <text:p>0:09:00</text:p>
          </table:table-cell>
          <table:table-cell table:style-name="ce150" table:formula="of:=[.S19]-[.Q21]" office:value-type="time" office:time-value="PT02H11M37.89156S">
            <text:p>02:11:38</text:p>
          </table:table-cell>
          <table:table-cell table:style-name="ce183" table:number-columns-repeated="2"/>
          <table:table-cell office:value-type="string">
            <text:p>CLIMB</text:p>
          </table:table-cell>
          <table:table-cell table:number-columns-repeated="5"/>
          <table:table-cell table:style-name="ce59"/>
          <table:table-cell table:style-name="ce35" table:number-columns-repeated="2"/>
          <table:table-cell table:number-columns-repeated="226"/>
        </table:table-row>
        <table:table-row table:style-name="ro2">
          <table:table-cell table:style-name="ce11" office:value-type="float" office:value="5000">
            <text:p>5000</text:p>
          </table:table-cell>
          <table:table-cell table:style-name="ce11"/>
          <table:table-cell table:style-name="ce43"/>
          <table:table-cell table:style-name="ce43" office:value-type="string">
            <text:p>2500</text:p>
          </table:table-cell>
          <table:table-cell table:style-name="ce43" office:value-type="string">
            <text:p>5000</text:p>
          </table:table-cell>
          <table:covered-table-cell table:style-name="ce63"/>
          <table:covered-table-cell table:style-name="ce73"/>
          <table:table-cell table:style-name="ce87" office:value-type="float" office:value="0">
            <text:p>0</text:p>
          </table:table-cell>
          <table:table-cell table:style-name="ce92" office:value-type="float" office:value="125">
            <text:p>125.00</text:p>
          </table:table-cell>
          <table:covered-table-cell table:style-name="ce97"/>
          <table:table-cell table:style-name="ce108" table:formula="of:=[.K23]+[.K24]" office:value-type="float" office:value="294.447384771404">
            <text:p>294.4</text:p>
          </table:table-cell>
          <table:table-cell table:style-name="ce73" table:formula="of:=IF([.Q22]&gt;0;[.K21]/([.Q22]*24);&quot;&quot;)">
            <text:p/>
          </table:table-cell>
          <table:covered-table-cell table:style-name="ce126"/>
          <table:table-cell table:style-name="ce138" table:formula="of:=[.N20]+[.N21]" office:value-type="float" office:value="3.34958333333334">
            <text:p>3.35</text:p>
          </table:table-cell>
          <table:table-cell table:style-name="ce138" table:formula="of:=[.O20]+[.O21]" office:value-type="float" office:value="0">
            <text:p>0.00</text:p>
          </table:table-cell>
          <table:table-cell table:style-name="ce151"/>
          <table:table-cell table:style-name="ce159" table:formula="of:=IF([.P22]&gt;0;[.P22]-[.P21];0)" office:value-type="float" office:value="0">
            <text:p>0:00:00</text:p>
          </table:table-cell>
          <table:table-cell table:style-name="ce171" table:formula="of:=IF([.R20]+[.Q22]&gt;0;[.R20]+[.Q22];&quot;&quot;)">
            <text:p/>
          </table:table-cell>
          <table:table-cell table:style-name="ce176" table:formula="of:=[.S20]-[.Q22]" office:value-type="time" office:time-value="PT02H20M37.89156S">
            <text:p>02:20:38</text:p>
          </table:table-cell>
          <table:table-cell table:style-name="ce186" table:number-columns-repeated="2"/>
          <table:table-cell table:number-columns-repeated="6"/>
          <table:table-cell table:style-name="ce59"/>
          <table:table-cell table:style-name="ce35" table:number-columns-repeated="2"/>
          <table:table-cell table:number-columns-repeated="226"/>
        </table:table-row>
        <table:table-row table:style-name="ro2">
          <table:table-cell table:style-name="ce14" office:value-type="string">
            <text:p>LVK</text:p>
          </table:table-cell>
          <table:table-cell office:value-type="string">
            <text:p><text:s/></text:p>
          </table:table-cell>
          <table:table-cell table:style-name="ce49" office:value-type="string">
            <text:p><text:s/></text:p>
          </table:table-cell>
          <table:table-cell table:style-name="ce54" office:value-type="string">
            <text:p>20</text:p>
          </table:table-cell>
          <table:table-cell office:value-type="string">
            <text:p>Level</text:p>
          </table:table-cell>
          <table:table-cell office:value-type="string" table:number-columns-spanned="1" table:number-rows-spanned="2">
            <text:p>080</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23]);[.G23];DEGTORAD([.H23]);[.H24]))" office:value-type="float" office:value="1.30771791386265">
            <text:p>1.31</text:p>
          </table:table-cell>
          <table:table-cell table:style-name="ce94" table:formula="of:=IF([.I23]=&quot;not&quot;;&quot;not&quot;;RADTODEG([.I23]))" office:value-type="float" office:value="74.9267172579827" table:number-columns-spanned="1" table:number-rows-spanned="2">
            <text:p>75</text:p>
          </table:table-cell>
          <table:table-cell table:style-name="ce105" table:formula="of:=15-[.K21]" office:value-type="float" office:value="0.41666666666667">
            <text:p>0.4</text:p>
          </table:table-cell>
          <table:table-cell table:style-name="ce70" table:formula="of:=[.I24]" office:value-type="float" office:value="144.808349649663">
            <text:p>144.8</text:p>
          </table:table-cell>
          <table:table-cell table:style-name="ce123" table:formula="of:=[.$G$5]" office:value-type="float" office:value="14.1" table:number-columns-spanned="1" table:number-rows-spanned="2">
            <text:p>14.10</text:p>
          </table:table-cell>
          <table:table-cell table:formula="of:=[.M23]*[.Q23]*24" office:value-type="float" office:value="0.0405708649688606">
            <text:p>0.04</text:p>
          </table:table-cell>
          <table:table-cell table:formula="of:=[.M23]*[.Q24]*24" office:value-type="float" office:value="0">
            <text:p>0.00</text:p>
          </table:table-cell>
          <table:table-cell/>
          <table:table-cell table:formula="of:=([.K23]/[.L23])/24" office:value-type="float" office:value="0.000119890262910344">
            <text:p>0:00:10</text:p>
          </table:table-cell>
          <table:table-cell table:formula="of:=[.R21]+[.Q23]" office:value-type="float" office:value="0.00636989026291035">
            <text:p>0:09:10</text:p>
          </table:table-cell>
          <table:table-cell table:style-name="ce148" table:formula="of:=[.S21]-[.Q23]" office:value-type="time" office:time-value="PT02H11M27.533041S">
            <text:p>02:11:28</text:p>
          </table:table-cell>
          <table:table-cell table:style-name="ce182" office:value-type="string">
            <text:p><text:s/></text:p>
          </table:table-cell>
          <table:table-cell table:style-name="ce182"/>
          <table:table-cell office:value-type="string">
            <text:p>WPT</text:p>
          </table:table-cell>
          <table:table-cell table:formula="of:=[.W11]" office:value-type="float" office:value="74">
            <text:p>74</text:p>
          </table:table-cell>
          <table:table-cell table:style-name="ce59" table:formula="of:=[.X11]" office:value-type="float" office:value="0">
            <text:p>0.00</text:p>
          </table:table-cell>
          <table:table-cell table:style-name="ce59" table:formula="of:=[.Z11]-IF([.X23]&gt;0;[.X23]-[.X11];0)" office:value-type="float" office:value="80">
            <text:p>80.00</text:p>
          </table:table-cell>
          <table:table-cell table:style-name="ce59" table:formula="of:=([.Y23])+([.Y23])*([.W23]-[.W11])*0.00056" office:value-type="float" office:value="80">
            <text:p>80.00</text:p>
          </table:table-cell>
          <table:table-cell table:style-name="ce59" table:formula="of:=[.$Y$10]-[.Z23]-[.X23]" office:value-type="float" office:value="0">
            <text:p>0.00</text:p>
          </table:table-cell>
          <table:table-cell table:style-name="ce59"/>
          <table:table-cell table:style-name="ce82"/>
          <table:table-cell table:style-name="ce35"/>
          <table:table-cell table:number-columns-repeated="226"/>
        </table:table-row>
        <table:table-row table:style-name="ro2">
          <table:table-cell table:style-name="ce15"/>
          <table:table-cell table:style-name="ce8" office:value-type="string">
            <text:p><text:s/></text:p>
          </table:table-cell>
          <table:table-cell office:value-type="string">
            <text:p><text:s/></text:p>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44.808349649663">
            <text:p>144.81</text:p>
          </table:table-cell>
          <table:covered-table-cell/>
          <table:table-cell table:formula="of:=[.K25]+[.K26]" office:value-type="float" office:value="294.030718104737">
            <text:p>294.0</text:p>
          </table:table-cell>
          <table:table-cell table:formula="of:=IF([.Q24]&gt;0;[.K23]/([.Q24]*24);&quot;&quot;)">
            <text:p/>
          </table:table-cell>
          <table:covered-table-cell/>
          <table:table-cell table:style-name="ce137" table:formula="of:=[.N22]+[.N23]" office:value-type="float" office:value="3.3901541983022">
            <text:p>3.39</text:p>
          </table:table-cell>
          <table:table-cell table:style-name="ce137" table:formula="of:=[.O22]+[.O23]" office:value-type="float" office:value="0">
            <text:p>0.00</text:p>
          </table:table-cell>
          <table:table-cell table:style-name="ce149"/>
          <table:table-cell table:style-name="ce157" table:formula="of:=IF([.P24]&gt;0;[.P24]-[.P23];0)" office:value-type="float" office:value="0">
            <text:p>0:00:00</text:p>
          </table:table-cell>
          <table:table-cell table:style-name="ce172" table:formula="of:=IF([.R22]+[.Q24]&gt;0;[.R22]+[.Q24];&quot;&quot;)">
            <text:p/>
          </table:table-cell>
          <table:table-cell table:formula="of:=[.S22]-[.Q24]" office:value-type="time" office:time-value="PT02H20M37.89156S">
            <text:p>02:20:38</text:p>
          </table:table-cell>
          <table:table-cell table:style-name="ce185" office:value-type="string">
            <text:p><text:s/></text:p>
          </table:table-cell>
          <table:table-cell table:style-name="ce185"/>
          <table:table-cell table:number-columns-repeated="6"/>
          <table:table-cell table:style-name="ce59"/>
          <table:table-cell table:style-name="ce82"/>
          <table:table-cell table:style-name="ce35"/>
          <table:table-cell table:number-columns-repeated="226"/>
        </table:table-row>
        <table:table-row table:style-name="ro2">
          <table:table-cell table:style-name="ce13" office:value-type="string">
            <text:p>Funny Farm</text:p>
          </table:table-cell>
          <table:table-cell table:style-name="ce9" office:value-type="string">
            <text:p>LIN 114.80</text:p>
          </table:table-cell>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015</text:p>
          </table:table-cell>
          <table:table-cell table:style-name="ce72" table:formula="of:=[.$G$4]" office:value-type="float" office:value="142" table:number-columns-spanned="1" table:number-rows-spanned="2">
            <text:p>142.0</text:p>
          </table:table-cell>
          <table:table-cell table:style-name="ce86" office:value-type="float" office:value="335">
            <text:p>335</text:p>
          </table:table-cell>
          <table:table-cell table:style-name="ce91" table:number-matrix-columns-spanned="1" table:number-matrix-rows-spanned="2" table:formula="of:=TRANSPOSE(WNDHDGGS(DEGTORAD([.F25]);[.G25];DEGTORAD([.H25]);[.H26]))" office:value-type="float" office:value="0.202918617964622">
            <text:p>0.20</text:p>
          </table:table-cell>
          <table:table-cell table:style-name="ce96" table:formula="of:=IF([.I25]=&quot;not&quot;;&quot;not&quot;;RADTODEG([.I25]))" office:value-type="float" office:value="11.6263803940004" table:number-columns-spanned="1" table:number-rows-spanned="2">
            <text:p>12</text:p>
          </table:table-cell>
          <table:table-cell table:style-name="ce107" office:value-type="float" office:value="17">
            <text:p>17.0</text:p>
          </table:table-cell>
          <table:table-cell table:style-name="ce72" table:formula="of:=[.I26]" office:value-type="float" office:value="131.795340248843">
            <text:p>131.8</text:p>
          </table:table-cell>
          <table:table-cell table:style-name="ce125" table:formula="of:=[.$G$5]" office:value-type="float" office:value="14.1" table:number-columns-spanned="1" table:number-rows-spanned="2">
            <text:p>14.10</text:p>
          </table:table-cell>
          <table:table-cell table:style-name="ce112" table:formula="of:=[.M25]*[.Q25]*24" office:value-type="float" office:value="1.8187289440387">
            <text:p>1.82</text:p>
          </table:table-cell>
          <table:table-cell table:style-name="ce112" table:formula="of:=[.M25]*[.Q26]*24" office:value-type="float" office:value="0">
            <text:p>0.00</text:p>
          </table:table-cell>
          <table:table-cell table:style-name="ce150"/>
          <table:table-cell table:style-name="ce158" table:formula="of:=([.K25]/[.L25])/24" office:value-type="float" office:value="0.00537449451548079">
            <text:p>0:07:44</text:p>
          </table:table-cell>
          <table:table-cell table:style-name="ce158" table:formula="of:=[.R23]+[.Q25]" office:value-type="float" office:value="0.0117443847783911">
            <text:p>0:16:55</text:p>
          </table:table-cell>
          <table:table-cell table:style-name="ce150" table:formula="of:=[.S23]-[.Q25]" office:value-type="time" office:time-value="PT02H03M43.176715S">
            <text:p>02:03:43</text:p>
          </table:table-cell>
          <table:table-cell table:style-name="ce183" table:number-columns-repeated="2"/>
          <table:table-cell office:value-type="string">
            <text:p>WPT</text:p>
          </table:table-cell>
          <table:table-cell table:number-columns-repeated="5"/>
          <table:table-cell table:style-name="ce59"/>
          <table:table-cell table:style-name="ce82"/>
          <table:table-cell table:style-name="ce35"/>
          <table:table-cell table:number-columns-repeated="226"/>
        </table:table-row>
        <table:table-row table:style-name="ro2">
          <table:table-cell table:style-name="ce11" office:value-type="string">
            <text:p>4CA2</text:p>
          </table:table-cell>
          <table:table-cell table:style-name="ce11" office:value-type="float" office:value="66">
            <text:p>66</text:p>
          </table:table-cell>
          <table:table-cell table:style-name="ce43"/>
          <table:table-cell table:style-name="ce43" office:value-type="string">
            <text:p>2400</text:p>
          </table:table-cell>
          <table:table-cell table:style-name="ce43" office:value-type="string">
            <text:p>5000</text:p>
          </table:table-cell>
          <table:covered-table-cell table:style-name="ce63"/>
          <table:covered-table-cell table:style-name="ce73"/>
          <table:table-cell table:style-name="ce87" office:value-type="float" office:value="13">
            <text:p>13</text:p>
          </table:table-cell>
          <table:table-cell table:style-name="ce92" office:value-type="float" office:value="131.795340248843">
            <text:p>131.80</text:p>
          </table:table-cell>
          <table:covered-table-cell table:style-name="ce97"/>
          <table:table-cell table:style-name="ce108" table:formula="of:=[.K27]+[.K28]" office:value-type="float" office:value="277.030718104737">
            <text:p>277.0</text:p>
          </table:table-cell>
          <table:table-cell table:style-name="ce73" table:formula="of:=IF([.Q26]&gt;0;[.K25]/([.Q26]*24);&quot;&quot;)">
            <text:p/>
          </table:table-cell>
          <table:covered-table-cell table:style-name="ce126"/>
          <table:table-cell table:style-name="ce138" table:formula="of:=[.N24]+[.N25]" office:value-type="float" office:value="5.2088831423409">
            <text:p>5.21</text:p>
          </table:table-cell>
          <table:table-cell table:style-name="ce138" table:formula="of:=[.O24]+[.O25]" office:value-type="float" office:value="0">
            <text:p>0.00</text:p>
          </table:table-cell>
          <table:table-cell table:style-name="ce151"/>
          <table:table-cell table:style-name="ce159" table:formula="of:=IF([.P26]&gt;0;[.P26]-[.P25];0)" office:value-type="float" office:value="0">
            <text:p>0:00:00</text:p>
          </table:table-cell>
          <table:table-cell table:style-name="ce171" table:formula="of:=IF([.R24]+[.Q26]&gt;0;[.R24]+[.Q26];&quot;&quot;)">
            <text:p/>
          </table:table-cell>
          <table:table-cell table:style-name="ce176" table:formula="of:=[.S24]-[.Q26]" office:value-type="time" office:time-value="PT02H20M37.89156S">
            <text:p>02:20:38</text:p>
          </table:table-cell>
          <table:table-cell table:style-name="ce186" table:number-columns-repeated="2"/>
          <table:table-cell table:number-columns-repeated="6"/>
          <table:table-cell table:style-name="ce59"/>
          <table:table-cell table:style-name="ce82"/>
          <table:table-cell table:style-name="ce35"/>
          <table:table-cell table:number-columns-repeated="226"/>
        </table:table-row>
        <table:table-row table:style-name="ro2">
          <table:table-cell table:style-name="ce16" office:value-type="string">
            <text:p>Mystery Pt</text:p>
          </table:table-cell>
          <table:table-cell office:value-type="string">
            <text:p>SAC 115.2</text:p>
          </table:table-cell>
          <table:table-cell table:style-name="ce49" office:value-type="string">
            <text:p>LIN 114.8</text:p>
          </table:table-cell>
          <table:table-cell table:style-name="ce54" office:value-type="string">
            <text:p>20</text:p>
          </table:table-cell>
          <table:table-cell office:value-type="string">
            <text:p>Level</text:p>
          </table:table-cell>
          <table:table-cell office:value-type="string" table:number-columns-spanned="1" table:number-rows-spanned="2">
            <text:p>052</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27]);[.G27];DEGTORAD([.H27]);[.H28]))" office:value-type="float" office:value="0.818249591939446">
            <text:p>0.82</text:p>
          </table:table-cell>
          <table:table-cell table:style-name="ce94" table:formula="of:=IF([.I27]=&quot;not&quot;;&quot;not&quot;;RADTODEG([.I27]))" office:value-type="float" office:value="46.8822482064321" table:number-columns-spanned="1" table:number-rows-spanned="2">
            <text:p>47</text:p>
          </table:table-cell>
          <table:table-cell table:style-name="ce105" office:value-type="float" office:value="8">
            <text:p>8.0</text:p>
          </table:table-cell>
          <table:table-cell table:style-name="ce70" table:formula="of:=[.I28]" office:value-type="float" office:value="138.509549847132">
            <text:p>138.5</text:p>
          </table:table-cell>
          <table:table-cell table:style-name="ce123" table:formula="of:=[.$G$5]" office:value-type="float" office:value="14.1" table:number-columns-spanned="1" table:number-rows-spanned="2">
            <text:p>14.10</text:p>
          </table:table-cell>
          <table:table-cell table:formula="of:=[.M27]*[.Q27]*24" office:value-type="float" office:value="0.814384279816761">
            <text:p>0.81</text:p>
          </table:table-cell>
          <table:table-cell table:formula="of:=[.M27]*[.Q28]*24" office:value-type="float" office:value="0">
            <text:p>0.00</text:p>
          </table:table-cell>
          <table:table-cell/>
          <table:table-cell table:formula="of:=([.K27]/[.L27])/24" office:value-type="float" office:value="0.00240657293090059">
            <text:p>0:03:28</text:p>
          </table:table-cell>
          <table:table-cell table:formula="of:=[.R25]+[.Q27]" office:value-type="float" office:value="0.0141509577092917">
            <text:p>0:20:23</text:p>
          </table:table-cell>
          <table:table-cell table:style-name="ce148" table:formula="of:=[.S25]-[.Q27]" office:value-type="time" office:time-value="PT02H00M15.248814S">
            <text:p>02:00:15</text:p>
          </table:table-cell>
          <table:table-cell table:style-name="ce182" office:value-type="string">
            <text:p><text:s/></text:p>
          </table:table-cell>
          <table:table-cell table:style-name="ce182"/>
          <table:table-cell office:value-type="string">
            <text:p>CKPT</text:p>
          </table:table-cell>
          <table:table-cell table:formula="of:=[.W23]" office:value-type="float" office:value="74">
            <text:p>74</text:p>
          </table:table-cell>
          <table:table-cell table:style-name="ce59" table:formula="of:=[.X23]" office:value-type="float" office:value="0">
            <text:p>0.00</text:p>
          </table:table-cell>
          <table:table-cell table:style-name="ce59" table:formula="of:=[.Z23]-IF([.X27]&gt;0;[.X27]-[.X23];0)" office:value-type="float" office:value="80">
            <text:p>80.00</text:p>
          </table:table-cell>
          <table:table-cell table:style-name="ce59" table:formula="of:=([.Y27])+([.Y27])*([.W27]-[.W23])*0.00056" office:value-type="float" office:value="80">
            <text:p>80.00</text:p>
          </table:table-cell>
          <table:table-cell table:style-name="ce59" table:formula="of:=[.$Y$10]-[.Z27]-[.X27]" office:value-type="float" office:value="0">
            <text:p>0.00</text:p>
          </table:table-cell>
          <table:table-cell table:style-name="ce59"/>
          <table:table-cell table:style-name="ce82"/>
          <table:table-cell table:style-name="ce35"/>
          <table:table-cell table:number-columns-repeated="226"/>
        </table:table-row>
        <table:table-row table:style-name="ro2">
          <table:table-cell table:style-name="ce15"/>
          <table:table-cell table:style-name="ce8" office:value-type="float" office:value="162">
            <text:p>162</text:p>
          </table:table-cell>
          <table:table-cell office:value-type="string">
            <text:p>066</text:p>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38.509549847132">
            <text:p>138.51</text:p>
          </table:table-cell>
          <table:covered-table-cell/>
          <table:table-cell table:formula="of:=[.K29]+[.K30]" office:value-type="float" office:value="269.030718104737">
            <text:p>269.0</text:p>
          </table:table-cell>
          <table:table-cell table:formula="of:=IF([.Q28]&gt;0;[.K27]/([.Q28]*24);&quot;&quot;)">
            <text:p/>
          </table:table-cell>
          <table:covered-table-cell/>
          <table:table-cell table:style-name="ce137" table:formula="of:=[.N26]+[.N27]" office:value-type="float" office:value="6.02326742215766">
            <text:p>6.02</text:p>
          </table:table-cell>
          <table:table-cell table:style-name="ce137" table:formula="of:=[.O26]+[.O27]" office:value-type="float" office:value="0">
            <text:p>0.00</text:p>
          </table:table-cell>
          <table:table-cell table:style-name="ce149"/>
          <table:table-cell table:style-name="ce157" table:formula="of:=IF([.P28]&gt;0;[.P28]-[.P27];0)" office:value-type="float" office:value="0">
            <text:p>0:00:00</text:p>
          </table:table-cell>
          <table:table-cell table:style-name="ce172" table:formula="of:=IF([.R26]+[.Q28]&gt;0;[.R26]+[.Q28];&quot;&quot;)">
            <text:p/>
          </table:table-cell>
          <table:table-cell table:formula="of:=[.S26]-[.Q28]" office:value-type="time" office:time-value="PT02H20M37.89156S">
            <text:p>02:20:38</text:p>
          </table:table-cell>
          <table:table-cell table:style-name="ce52"/>
          <table:table-cell table:style-name="ce185"/>
          <table:table-cell table:number-columns-repeated="6"/>
          <table:table-cell table:style-name="ce82" table:number-columns-repeated="2"/>
          <table:table-cell table:style-name="ce35"/>
          <table:table-cell table:number-columns-repeated="226"/>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30]&gt;[.$C30];[.$B30]-[.$C30];([.$B30]+360)-[.$C30])" office:value-type="float" office:value="346.134189151058">
            <text:p>346</text:p>
          </table:table-cell>
          <table:table-cell table:style-name="ce74" table:formula="of:=[.$G$4]" office:value-type="float" office:value="142" table:number-columns-spanned="1" table:number-rows-spanned="2">
            <text:p>142.0</text:p>
          </table:table-cell>
          <table:table-cell table:style-name="ce88" office:value-type="float" office:value="0">
            <text:p>0</text:p>
          </table:table-cell>
          <table:table-cell table:style-name="ce65"/>
          <table:table-cell table:style-name="ce65" table:formula="of:=[.F29]+([.H29]*360)" office:value-type="float" office:value="346.134189151058">
            <text:p>346</text:p>
          </table:table-cell>
          <table:table-cell table:style-name="ce109" table:formula="of:=[.G29]/3600*[.J30]" office:value-type="float" office:value="4.53611111111111">
            <text:p>4.5</text:p>
          </table:table-cell>
          <table:table-cell table:style-name="ce74" table:formula="of:=[.G29]"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29]*[.Q29]*24" office:value-type="float" office:value="0.450416666666667">
            <text:p>0.45</text:p>
          </table:table-cell>
          <table:table-cell table:style-name="ce139" table:formula="of:=[.M29]*[.Q30]*24" office:value-type="float" office:value="0">
            <text:p>0.00</text:p>
          </table:table-cell>
          <table:table-cell table:style-name="ce152"/>
          <table:table-cell table:style-name="ce160" table:formula="of:=[.J30]/(24*3600)" office:value-type="float" office:value="0.00133101851851852">
            <text:p>0:01:55</text:p>
          </table:table-cell>
          <table:table-cell table:style-name="ce160" table:formula="of:=[.R27]+[.Q29]" office:value-type="float" office:value="0.0154819762278103">
            <text:p>0:22:18</text:p>
          </table:table-cell>
          <table:table-cell table:style-name="ce152" table:formula="of:=[.S27]-[.Q29]" office:value-type="time" office:time-value="PT01H58M20.248814S">
            <text:p>01:58:20</text:p>
          </table:table-cell>
          <table:table-cell table:style-name="ce187"/>
          <table:table-cell table:style-name="ce188"/>
          <table:table-cell office:value-type="string">
            <text:p>TURN</text:p>
          </table:table-cell>
          <table:table-cell table:number-columns-repeated="5"/>
          <table:table-cell table:style-name="ce82" table:number-columns-repeated="2"/>
          <table:table-cell table:style-name="ce35"/>
          <table:table-cell table:number-columns-repeated="226"/>
        </table:table-row>
        <table:table-row table:style-name="ro2">
          <table:table-cell table:style-name="ce18"/>
          <table:table-cell table:style-name="ce42" table:formula="of:=[.J27]" office:value-type="float" office:value="46.8822482064321">
            <text:p>46.88</text:p>
          </table:table-cell>
          <table:table-cell table:style-name="ce18" table:formula="of:=[.J31]" office:value-type="float" office:value="60.7480590553738">
            <text:p>60.75</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29]/3)" office:value-type="float" office:value="115">
            <text:p>115</text:p>
          </table:table-cell>
          <table:table-cell table:style-name="ce110" table:formula="of:=[.K31]+[.K32]" office:value-type="float" office:value="264.494606993626">
            <text:p>264.5</text:p>
          </table:table-cell>
          <table:table-cell table:style-name="ce75" table:formula="of:=IF([.Q30]&gt;0;[.K29]/([.Q30]*24);&quot;&quot;)">
            <text:p/>
          </table:table-cell>
          <table:covered-table-cell table:style-name="ce128"/>
          <table:table-cell table:style-name="ce140" table:formula="of:=[.N28]+[.N29]" office:value-type="float" office:value="6.47368408882432">
            <text:p>6.47</text:p>
          </table:table-cell>
          <table:table-cell table:style-name="ce140" table:formula="of:=[.O28]+[.O29]" office:value-type="float" office:value="0">
            <text:p>0.00</text:p>
          </table:table-cell>
          <table:table-cell table:style-name="ce153"/>
          <table:table-cell table:style-name="ce161" table:formula="of:=IF([.P30]&gt;0;[.P30]-[.P29];0)" office:value-type="float" office:value="0">
            <text:p>0:00:00</text:p>
          </table:table-cell>
          <table:table-cell table:style-name="ce173" table:formula="of:=IF([.R28]+[.Q30]&gt;0;[.R28]+[.Q30];&quot;&quot;)">
            <text:p/>
          </table:table-cell>
          <table:table-cell table:style-name="ce177" table:formula="of:=[.S28]-[.Q30]" office:value-type="time" office:time-value="PT02H20M37.89156S">
            <text:p>02:20:38</text:p>
          </table:table-cell>
          <table:table-cell table:style-name="ce187" table:number-columns-repeated="2"/>
          <table:table-cell table:number-columns-repeated="6"/>
          <table:table-cell table:style-name="ce82" table:number-columns-repeated="2"/>
          <table:table-cell table:style-name="ce35"/>
          <table:table-cell table:number-columns-repeated="226"/>
        </table:table-row>
        <table:table-row table:style-name="ro2">
          <table:table-cell table:style-name="ce19" office:value-type="string">
            <text:p>Linden VOR</text:p>
          </table:table-cell>
          <table:table-cell office:value-type="string">
            <text:p>LIN 114.8</text:p>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066</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31]);[.G31];DEGTORAD([.H31]);[.H32]))" office:value-type="float" office:value="1.06025364471223">
            <text:p>1.06</text:p>
          </table:table-cell>
          <table:table-cell table:style-name="ce94" table:formula="of:=IF([.I31]=&quot;not&quot;;&quot;not&quot;;RADTODEG([.I31]))" office:value-type="float" office:value="60.7480590553738" table:number-columns-spanned="1" table:number-rows-spanned="2">
            <text:p>61</text:p>
          </table:table-cell>
          <table:table-cell table:style-name="ce105" office:value-type="float" office:value="24">
            <text:p>24.0</text:p>
          </table:table-cell>
          <table:table-cell table:style-name="ce70" table:formula="of:=[.I32]" office:value-type="float" office:value="141.630740761129">
            <text:p>141.6</text:p>
          </table:table-cell>
          <table:table-cell table:style-name="ce123" table:formula="of:=[.$G$5]" office:value-type="float" office:value="14.1" table:number-columns-spanned="1" table:number-rows-spanned="2">
            <text:p>14.10</text:p>
          </table:table-cell>
          <table:table-cell table:formula="of:=[.M31]*[.Q31]*24" office:value-type="float" office:value="2.38931179898816">
            <text:p>2.39</text:p>
          </table:table-cell>
          <table:table-cell table:formula="of:=[.M31]*[.Q32]*24" office:value-type="float" office:value="0">
            <text:p>0.00</text:p>
          </table:table-cell>
          <table:table-cell/>
          <table:table-cell table:formula="of:=([.K31]/[.L31])/24" office:value-type="float" office:value="0.00706061406320379">
            <text:p>0:10:10</text:p>
          </table:table-cell>
          <table:table-cell table:formula="of:=[.R29]+[.Q31]" office:value-type="float" office:value="0.022542590291014">
            <text:p>0:32:28</text:p>
          </table:table-cell>
          <table:table-cell table:style-name="ce148" table:formula="of:=[.S29]-[.Q31]" office:value-type="time" office:time-value="PT01H48M10.211758S">
            <text:p>01:48:10</text:p>
          </table:table-cell>
          <table:table-cell table:style-name="ce182" table:number-columns-repeated="2"/>
          <table:table-cell office:value-type="string">
            <text:p>WPT</text:p>
          </table:table-cell>
          <table:table-cell table:formula="of:=[.W27]" office:value-type="float" office:value="74">
            <text:p>74</text:p>
          </table:table-cell>
          <table:table-cell table:style-name="ce59" table:formula="of:=[.X27]" office:value-type="float" office:value="0">
            <text:p>0.00</text:p>
          </table:table-cell>
          <table:table-cell table:style-name="ce59" table:formula="of:=[.Z27]-IF([.X31]&gt;0;[.X31]-[.X27];0)" office:value-type="float" office:value="80">
            <text:p>80.00</text:p>
          </table:table-cell>
          <table:table-cell table:style-name="ce59" table:formula="of:=([.Y31])+([.Y31])*([.W31]-[.W27])*0.00056" office:value-type="float" office:value="80">
            <text:p>80.00</text:p>
          </table:table-cell>
          <table:table-cell table:style-name="ce59" table:formula="of:=[.$Y$10]-[.Z31]-[.X31]" office:value-type="float" office:value="0">
            <text:p>0.00</text:p>
          </table:table-cell>
          <table:table-cell table:style-name="ce82" table:number-columns-repeated="2"/>
          <table:table-cell table:style-name="ce35"/>
          <table:table-cell table:number-columns-repeated="226"/>
        </table:table-row>
        <table:table-row table:style-name="ro2">
          <table:table-cell table:style-name="ce8" office:value-type="float" office:value="114.7">
            <text:p>114.7</text:p>
          </table:table-cell>
          <table:table-cell table:style-name="ce8" office:value-type="float" office:value="66">
            <text:p>66</text:p>
          </table:table-cell>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41.630740761129">
            <text:p>141.63</text:p>
          </table:table-cell>
          <table:covered-table-cell/>
          <table:table-cell table:formula="of:=[.K33]+[.K34]" office:value-type="float" office:value="240.494606993626">
            <text:p>240.5</text:p>
          </table:table-cell>
          <table:table-cell table:formula="of:=IF([.Q32]&gt;0;[.K31]/([.Q32]*24);&quot;&quot;)">
            <text:p/>
          </table:table-cell>
          <table:covered-table-cell/>
          <table:table-cell table:style-name="ce137" table:formula="of:=[.N30]+[.N31]" office:value-type="float" office:value="8.86299588781249">
            <text:p>8.86</text:p>
          </table:table-cell>
          <table:table-cell table:style-name="ce137" table:formula="of:=[.O30]+[.O31]" office:value-type="float" office:value="0">
            <text:p>0.00</text:p>
          </table:table-cell>
          <table:table-cell table:style-name="ce149"/>
          <table:table-cell table:style-name="ce157" table:formula="of:=IF([.P32]&gt;0;[.P32]-[.P31];0)" office:value-type="float" office:value="0">
            <text:p>0:00:00</text:p>
          </table:table-cell>
          <table:table-cell table:style-name="ce172" table:formula="of:=IF([.R30]+[.Q32]&gt;0;[.R30]+[.Q32];&quot;&quot;)">
            <text:p/>
          </table:table-cell>
          <table:table-cell table:formula="of:=[.S30]-[.Q32]" office:value-type="time" office:time-value="PT02H20M37.89156S">
            <text:p>02:20:38</text:p>
          </table:table-cell>
          <table:table-cell table:style-name="ce185" table:number-columns-repeated="2"/>
          <table:table-cell table:number-columns-repeated="6"/>
          <table:table-cell table:style-name="ce82" table:number-columns-repeated="2"/>
          <table:table-cell table:style-name="ce35"/>
          <table:table-cell table:number-columns-repeated="226"/>
        </table:table-row>
        <table:table-row table:style-name="ro2">
          <table:table-cell table:style-name="ce20" office:value-type="string">
            <text:p>Eagle Ridge</text:p>
          </table:table-cell>
          <table:table-cell table:style-name="ce9" office:value-type="string">
            <text:p>LIN 114.8</text:p>
          </table:table-cell>
          <table:table-cell table:style-name="ce50" office:value-type="string">
            <text:p>HNW 115.5</text:p>
          </table:table-cell>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045</text:p>
          </table:table-cell>
          <table:table-cell table:style-name="ce72" table:formula="of:=[.$G$4]" office:value-type="float" office:value="142" table:number-columns-spanned="1" table:number-rows-spanned="2">
            <text:p>142.0</text:p>
          </table:table-cell>
          <table:table-cell table:style-name="ce86" office:value-type="float" office:value="335">
            <text:p>335</text:p>
          </table:table-cell>
          <table:table-cell table:style-name="ce91" table:number-matrix-columns-spanned="1" table:number-matrix-rows-spanned="2" table:formula="of:=TRANSPOSE(WNDHDGGS(DEGTORAD([.F33]);[.G33];DEGTORAD([.H33]);[.H34]))" office:value-type="float" office:value="0.699263497113567">
            <text:p>0.70</text:p>
          </table:table-cell>
          <table:table-cell table:style-name="ce96" table:formula="of:=IF([.I33]=&quot;not&quot;;&quot;not&quot;;RADTODEG([.I33]))" office:value-type="float" office:value="40.0648471521659" table:number-columns-spanned="1" table:number-rows-spanned="2">
            <text:p>40</text:p>
          </table:table-cell>
          <table:table-cell table:style-name="ce107" office:value-type="float" office:value="29">
            <text:p>29.0</text:p>
          </table:table-cell>
          <table:table-cell table:style-name="ce72" table:formula="of:=[.I34]" office:value-type="float" office:value="137.027301902427">
            <text:p>137.0</text:p>
          </table:table-cell>
          <table:table-cell table:style-name="ce125" table:formula="of:=[.$G$5]" office:value-type="float" office:value="14.1" table:number-columns-spanned="1" table:number-rows-spanned="2">
            <text:p>14.10</text:p>
          </table:table-cell>
          <table:table-cell table:style-name="ce112" table:formula="of:=[.M33]*[.Q33]*24" office:value-type="float" office:value="2.98407685419629">
            <text:p>2.98</text:p>
          </table:table-cell>
          <table:table-cell table:style-name="ce112" table:formula="of:=[.M33]*[.Q34]*24" office:value-type="float" office:value="0">
            <text:p>0.00</text:p>
          </table:table-cell>
          <table:table-cell table:style-name="ce150"/>
          <table:table-cell table:style-name="ce158" table:formula="of:=([.K33]/[.L33])/24" office:value-type="float" office:value="0.00881819401358243">
            <text:p>0:12:42</text:p>
          </table:table-cell>
          <table:table-cell table:style-name="ce158" table:formula="of:=[.R31]+[.Q33]" office:value-type="float" office:value="0.0313607843045965">
            <text:p>0:45:10</text:p>
          </table:table-cell>
          <table:table-cell table:style-name="ce150" table:formula="of:=[.S31]-[.Q33]" office:value-type="time" office:time-value="PT01H35M28.319796S">
            <text:p>01:35:28</text:p>
          </table:table-cell>
          <table:table-cell table:style-name="ce183" office:value-type="string">
            <text:p><text:s/></text:p>
          </table:table-cell>
          <table:table-cell table:style-name="ce183"/>
          <table:table-cell office:value-type="string">
            <text:p>CKPT</text:p>
          </table:table-cell>
          <table:table-cell table:formula="of:=[.W31]" office:value-type="float" office:value="74">
            <text:p>74</text:p>
          </table:table-cell>
          <table:table-cell table:style-name="ce59" table:formula="of:=[.X31]" office:value-type="float" office:value="0">
            <text:p>0.00</text:p>
          </table:table-cell>
          <table:table-cell table:style-name="ce59" table:formula="of:=[.Z31]-IF([.X33]&gt;0;[.X33]-[.X31];0)" office:value-type="float" office:value="80">
            <text:p>80.00</text:p>
          </table:table-cell>
          <table:table-cell table:style-name="ce59" table:formula="of:=([.Y33])+([.Y33])*([.W33]-[.W31])*0.00056" office:value-type="float" office:value="80">
            <text:p>80.00</text:p>
          </table:table-cell>
          <table:table-cell table:style-name="ce59" table:formula="of:=[.$Y$10]-[.Z33]-[.X33]" office:value-type="float" office:value="0">
            <text:p>0.00</text:p>
          </table:table-cell>
          <table:table-cell table:style-name="ce82" table:number-columns-repeated="2"/>
          <table:table-cell table:style-name="ce35"/>
          <table:table-cell table:number-columns-repeated="226"/>
        </table:table-row>
        <table:table-row table:style-name="ro2">
          <table:table-cell table:style-name="ce21" office:value-type="string">
            <text:p>6CA6</text:p>
          </table:table-cell>
          <table:table-cell table:style-name="ce43" office:value-type="string">
            <text:p>045</text:p>
          </table:table-cell>
          <table:table-cell table:style-name="ce43" office:value-type="string">
            <text:p>319</text:p>
          </table:table-cell>
          <table:table-cell table:style-name="ce43" office:value-type="string">
            <text:p>2400</text:p>
          </table:table-cell>
          <table:table-cell table:style-name="ce43" office:value-type="string">
            <text:p>5000</text:p>
          </table:table-cell>
          <table:covered-table-cell table:style-name="ce63"/>
          <table:covered-table-cell table:style-name="ce73"/>
          <table:table-cell table:style-name="ce87" office:value-type="float" office:value="13">
            <text:p>13</text:p>
          </table:table-cell>
          <table:table-cell table:style-name="ce92" office:value-type="float" office:value="137.027301902427">
            <text:p>137.03</text:p>
          </table:table-cell>
          <table:covered-table-cell table:style-name="ce97"/>
          <table:table-cell table:style-name="ce108" table:formula="of:=[.K35]+[.K36]" office:value-type="float" office:value="211.494606993626">
            <text:p>211.5</text:p>
          </table:table-cell>
          <table:table-cell table:style-name="ce73" table:formula="of:=IF([.Q34]&gt;0;[.K33]/([.Q34]*24);&quot;&quot;)">
            <text:p/>
          </table:table-cell>
          <table:covered-table-cell table:style-name="ce126"/>
          <table:table-cell table:style-name="ce138" table:formula="of:=[.N32]+[.N33]" office:value-type="float" office:value="11.8470727420088">
            <text:p>11.85</text:p>
          </table:table-cell>
          <table:table-cell table:style-name="ce138" table:formula="of:=[.O32]+[.O33]" office:value-type="float" office:value="0">
            <text:p>0.00</text:p>
          </table:table-cell>
          <table:table-cell table:style-name="ce151"/>
          <table:table-cell table:style-name="ce159" table:formula="of:=IF([.P34]&gt;0;[.P34]-[.P33];0)" office:value-type="float" office:value="0">
            <text:p>0:00:00</text:p>
          </table:table-cell>
          <table:table-cell table:style-name="ce171" table:formula="of:=IF([.R32]+[.Q34]&gt;0;[.R32]+[.Q34];&quot;&quot;)">
            <text:p/>
          </table:table-cell>
          <table:table-cell table:style-name="ce176" table:formula="of:=[.S32]-[.Q34]" office:value-type="time" office:time-value="PT02H20M37.89156S">
            <text:p>02:20:38</text:p>
          </table:table-cell>
          <table:table-cell table:style-name="ce186" table:number-columns-repeated="2"/>
          <table:table-cell table:number-columns-repeated="6"/>
          <table:table-cell table:style-name="ce131"/>
          <table:table-cell table:style-name="ce82"/>
          <table:table-cell table:style-name="ce35"/>
          <table:table-cell table:number-columns-repeated="226"/>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36]&gt;[.$C36];[.$B36]-[.$C36];([.$B36]+360)-[.$C36])" office:value-type="float" office:value="79.6188687122498">
            <text:p>80</text:p>
          </table:table-cell>
          <table:table-cell table:style-name="ce74" table:formula="of:=[.$G$4]" office:value-type="float" office:value="142" table:number-columns-spanned="1" table:number-rows-spanned="2">
            <text:p>142.0</text:p>
          </table:table-cell>
          <table:table-cell table:style-name="ce88" office:value-type="float" office:value="1">
            <text:p>1</text:p>
          </table:table-cell>
          <table:table-cell table:style-name="ce65"/>
          <table:table-cell table:style-name="ce65" table:formula="of:=[.F35]+([.H35]*360)" office:value-type="float" office:value="439.61886871225">
            <text:p>440</text:p>
          </table:table-cell>
          <table:table-cell table:style-name="ce109" table:formula="of:=[.G35]/3600*[.J36]" office:value-type="float" office:value="5.79833333333333">
            <text:p>5.8</text:p>
          </table:table-cell>
          <table:table-cell table:style-name="ce74" table:formula="of:=[.G35]"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35]*[.Q35]*24" office:value-type="float" office:value="0.57575">
            <text:p>0.58</text:p>
          </table:table-cell>
          <table:table-cell table:style-name="ce139" table:formula="of:=[.M35]*[.Q36]*24" office:value-type="float" office:value="0">
            <text:p>0.00</text:p>
          </table:table-cell>
          <table:table-cell table:style-name="ce152"/>
          <table:table-cell table:style-name="ce160" table:formula="of:=[.J36]/(24*3600)" office:value-type="float" office:value="0.00170138888888889">
            <text:p>0:02:27</text:p>
          </table:table-cell>
          <table:table-cell table:style-name="ce160" table:formula="of:=[.R33]+[.Q35]" office:value-type="float" office:value="0.0330621731934854">
            <text:p>0:47:37</text:p>
          </table:table-cell>
          <table:table-cell table:style-name="ce152" table:formula="of:=[.S33]-[.Q35]" office:value-type="time" office:time-value="PT01H33M01.319796S">
            <text:p>01:33:01</text:p>
          </table:table-cell>
          <table:table-cell table:style-name="ce188" table:number-columns-repeated="2"/>
          <table:table-cell office:value-type="string">
            <text:p>TURN</text:p>
          </table:table-cell>
          <table:table-cell table:number-columns-repeated="5"/>
          <table:table-cell table:style-name="ce131"/>
          <table:table-cell table:style-name="ce82"/>
          <table:table-cell table:style-name="ce35"/>
          <table:table-cell table:number-columns-repeated="226"/>
        </table:table-row>
        <table:table-row table:style-name="ro2">
          <table:table-cell table:style-name="ce22"/>
          <table:table-cell table:style-name="ce42" table:formula="of:=[.J33]" office:value-type="float" office:value="40.0648471521659">
            <text:p>40.06</text:p>
          </table:table-cell>
          <table:table-cell table:style-name="ce18" table:formula="of:=[.J37]" office:value-type="float" office:value="320.445978439916">
            <text:p>320.45</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35]/3)" office:value-type="float" office:value="147">
            <text:p>147</text:p>
          </table:table-cell>
          <table:table-cell table:style-name="ce110" table:formula="of:=[.K37]+[.K38]" office:value-type="float" office:value="205.696273660293">
            <text:p>205.7</text:p>
          </table:table-cell>
          <table:table-cell table:style-name="ce75" table:formula="of:=IF([.Q36]&gt;0;[.K35]/([.Q36]*24);&quot;&quot;)">
            <text:p/>
          </table:table-cell>
          <table:covered-table-cell table:style-name="ce128"/>
          <table:table-cell table:style-name="ce140" table:formula="of:=[.N34]+[.N35]" office:value-type="float" office:value="12.4228227420088">
            <text:p>12.42</text:p>
          </table:table-cell>
          <table:table-cell table:style-name="ce140" table:formula="of:=[.O34]+[.O35]" office:value-type="float" office:value="0">
            <text:p>0.00</text:p>
          </table:table-cell>
          <table:table-cell table:style-name="ce153"/>
          <table:table-cell table:style-name="ce161" table:formula="of:=IF([.P36]&gt;0;[.P36]-[.P35];0)" office:value-type="float" office:value="0">
            <text:p>0:00:00</text:p>
          </table:table-cell>
          <table:table-cell table:style-name="ce173" table:formula="of:=IF([.R34]+[.Q36]&gt;0;[.R34]+[.Q36];&quot;&quot;)">
            <text:p/>
          </table:table-cell>
          <table:table-cell table:style-name="ce177" table:formula="of:=[.S34]-[.Q36]" office:value-type="time" office:time-value="PT02H20M37.89156S">
            <text:p>02:20:38</text:p>
          </table:table-cell>
          <table:table-cell table:style-name="ce187" office:value-type="string">
            <text:p><text:s/></text:p>
          </table:table-cell>
          <table:table-cell table:style-name="ce187"/>
          <table:table-cell table:number-columns-repeated="6"/>
          <table:table-cell table:style-name="ce35" table:number-columns-repeated="3"/>
          <table:table-cell table:number-columns-repeated="226"/>
        </table:table-row>
        <table:table-row table:style-name="ro2">
          <table:table-cell table:style-name="ce13" office:value-type="string">
            <text:p>Hangtown VOR</text:p>
          </table:table-cell>
          <table:table-cell table:style-name="ce9" office:value-type="string">
            <text:p>HNW 115.5</text:p>
          </table:table-cell>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319</text:p>
          </table:table-cell>
          <table:table-cell table:style-name="ce72" table:formula="of:=[.$G$4]" office:value-type="float" office:value="142" table:number-columns-spanned="1" table:number-rows-spanned="2">
            <text:p>142.0</text:p>
          </table:table-cell>
          <table:table-cell table:style-name="ce86" office:value-type="float" office:value="335">
            <text:p>335</text:p>
          </table:table-cell>
          <table:table-cell table:style-name="ce91" table:number-matrix-columns-spanned="1" table:number-matrix-rows-spanned="2" table:formula="of:=TRANSPOSE(WNDHDGGS(DEGTORAD([.F37]);[.G37];DEGTORAD([.H37]);[.H38]))" office:value-type="float" office:value="5.59283739855129">
            <text:p>5.59</text:p>
          </table:table-cell>
          <table:table-cell table:style-name="ce96" table:formula="of:=IF([.I37]=&quot;not&quot;;&quot;not&quot;;RADTODEG([.I37]))" office:value-type="float" office:value="320.445978439916" table:number-columns-spanned="1" table:number-rows-spanned="2">
            <text:p>320</text:p>
          </table:table-cell>
          <table:table-cell table:style-name="ce107" office:value-type="float" office:value="27">
            <text:p>27.0</text:p>
          </table:table-cell>
          <table:table-cell table:style-name="ce72" table:formula="of:=[.I38]" office:value-type="float" office:value="129.458379711379">
            <text:p>129.5</text:p>
          </table:table-cell>
          <table:table-cell table:style-name="ce125" table:formula="of:=[.$G$5]" office:value-type="float" office:value="14.1" table:number-columns-spanned="1" table:number-rows-spanned="2">
            <text:p>14.10</text:p>
          </table:table-cell>
          <table:table-cell table:style-name="ce112" table:formula="of:=[.M37]*[.Q37]*24" office:value-type="float" office:value="2.94071346210846">
            <text:p>2.94</text:p>
          </table:table-cell>
          <table:table-cell table:style-name="ce112" table:formula="of:=[.M37]*[.Q38]*24" office:value-type="float" office:value="0">
            <text:p>0.00</text:p>
          </table:table-cell>
          <table:table-cell table:style-name="ce150"/>
          <table:table-cell table:style-name="ce158" table:formula="of:=([.K37]/[.L37])/24" office:value-type="float" office:value="0.00869005160197534">
            <text:p>0:12:31</text:p>
          </table:table-cell>
          <table:table-cell table:style-name="ce158" table:formula="of:=[.R35]+[.Q37]" office:value-type="float" office:value="0.0417522247954607">
            <text:p>1:00:07</text:p>
          </table:table-cell>
          <table:table-cell table:style-name="ce150" table:formula="of:=[.S35]-[.Q37]" office:value-type="time" office:time-value="PT01H20M30.499337S">
            <text:p>01:20:30</text:p>
          </table:table-cell>
          <table:table-cell table:style-name="ce189"/>
          <table:table-cell table:style-name="ce183"/>
          <table:table-cell office:value-type="string">
            <text:p>WPT</text:p>
          </table:table-cell>
          <table:table-cell table:formula="of:=[.W33]" office:value-type="float" office:value="74">
            <text:p>74</text:p>
          </table:table-cell>
          <table:table-cell table:style-name="ce59" table:formula="of:=[.X33]" office:value-type="float" office:value="0">
            <text:p>0.00</text:p>
          </table:table-cell>
          <table:table-cell table:style-name="ce59" table:formula="of:=[.Z33]-IF([.X37]&gt;0;[.X37]-[.X33];0)" office:value-type="float" office:value="80">
            <text:p>80.00</text:p>
          </table:table-cell>
          <table:table-cell table:style-name="ce59" table:formula="of:=([.Y37])+([.Y37])*([.W37]-[.W33])*0.00056" office:value-type="float" office:value="80">
            <text:p>80.00</text:p>
          </table:table-cell>
          <table:table-cell table:style-name="ce59" table:formula="of:=[.$Y$10]-[.Z37]-[.X37]" office:value-type="float" office:value="0">
            <text:p>0.00</text:p>
          </table:table-cell>
          <table:table-cell table:style-name="ce35" table:number-columns-repeated="3"/>
          <table:table-cell table:number-columns-repeated="226"/>
        </table:table-row>
        <table:table-row table:style-name="ro2">
          <table:table-cell table:style-name="ce11" office:value-type="string">
            <text:p>HNW</text:p>
          </table:table-cell>
          <table:table-cell table:style-name="ce11" office:value-type="float" office:value="319">
            <text:p>319</text:p>
          </table:table-cell>
          <table:table-cell table:style-name="ce43"/>
          <table:table-cell table:style-name="ce43" office:value-type="string">
            <text:p>2400</text:p>
          </table:table-cell>
          <table:table-cell table:style-name="ce43" office:value-type="string">
            <text:p>5000</text:p>
          </table:table-cell>
          <table:covered-table-cell table:style-name="ce63"/>
          <table:covered-table-cell table:style-name="ce73"/>
          <table:table-cell table:style-name="ce87" office:value-type="float" office:value="13">
            <text:p>13</text:p>
          </table:table-cell>
          <table:table-cell table:style-name="ce92" office:value-type="float" office:value="129.458379711379">
            <text:p>129.46</text:p>
          </table:table-cell>
          <table:covered-table-cell table:style-name="ce97"/>
          <table:table-cell table:style-name="ce108" table:formula="of:=[.K39]+[.K40]" office:value-type="float" office:value="178.696273660293">
            <text:p>178.7</text:p>
          </table:table-cell>
          <table:table-cell table:style-name="ce73" table:formula="of:=IF([.Q38]&gt;0;[.K37]/([.Q38]*24);&quot;&quot;)">
            <text:p/>
          </table:table-cell>
          <table:covered-table-cell table:style-name="ce126"/>
          <table:table-cell table:style-name="ce138" table:formula="of:=[.N36]+[.N37]" office:value-type="float" office:value="15.3635362041172">
            <text:p>15.36</text:p>
          </table:table-cell>
          <table:table-cell table:style-name="ce138" table:formula="of:=[.O36]+[.O37]" office:value-type="float" office:value="0">
            <text:p>0.00</text:p>
          </table:table-cell>
          <table:table-cell table:style-name="ce151"/>
          <table:table-cell table:style-name="ce159" table:formula="of:=IF([.P38]&gt;0;[.P38]-[.P37];0)" office:value-type="float" office:value="0">
            <text:p>0:00:00</text:p>
          </table:table-cell>
          <table:table-cell table:style-name="ce171" table:formula="of:=IF([.R36]+[.Q38]&gt;0;[.R36]+[.Q38];&quot;&quot;)">
            <text:p/>
          </table:table-cell>
          <table:table-cell table:style-name="ce176" table:formula="of:=[.S36]-[.Q38]" office:value-type="time" office:time-value="PT02H20M37.89156S">
            <text:p>02:20:38</text:p>
          </table:table-cell>
          <table:table-cell table:style-name="ce186" table:number-columns-repeated="2"/>
          <table:table-cell table:number-columns-repeated="6"/>
          <table:table-cell table:style-name="ce35" table:number-columns-repeated="3"/>
          <table:table-cell table:number-columns-repeated="226"/>
        </table:table-row>
        <table:table-row table:style-name="ro2">
          <table:table-cell table:style-name="ce16" office:value-type="string">
            <text:p>Challenge</text:p>
          </table:table-cell>
          <table:table-cell office:value-type="string">
            <text:p>CIC 109.8</text:p>
          </table:table-cell>
          <table:table-cell table:style-name="ce51" office:value-type="string">
            <text:p>MYV 110.8</text:p>
          </table:table-cell>
          <table:table-cell table:style-name="ce54" office:value-type="string">
            <text:p>20</text:p>
          </table:table-cell>
          <table:table-cell office:value-type="string">
            <text:p>Level</text:p>
          </table:table-cell>
          <table:table-cell office:value-type="string" table:number-columns-spanned="1" table:number-rows-spanned="2">
            <text:p>321</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39]);[.G39];DEGTORAD([.H39]);[.H40]))" office:value-type="float" office:value="5.6246564891462">
            <text:p>5.62</text:p>
          </table:table-cell>
          <table:table-cell table:style-name="ce94" table:formula="of:=IF([.I39]=&quot;not&quot;;&quot;not&quot;;RADTODEG([.I39]))" office:value-type="float" office:value="322.269078038948" table:number-columns-spanned="1" table:number-rows-spanned="2">
            <text:p>322</text:p>
          </table:table-cell>
          <table:table-cell table:style-name="ce105" office:value-type="float" office:value="51">
            <text:p>51.0</text:p>
          </table:table-cell>
          <table:table-cell table:style-name="ce70" table:formula="of:=[.I40]" office:value-type="float" office:value="129.351324073779">
            <text:p>129.4</text:p>
          </table:table-cell>
          <table:table-cell table:style-name="ce123" table:formula="of:=[.$G$5]" office:value-type="float" office:value="14.1" table:number-columns-spanned="1" table:number-rows-spanned="2">
            <text:p>14.10</text:p>
          </table:table-cell>
          <table:table-cell table:formula="of:=[.M39]*[.Q39]*24" office:value-type="float" office:value="5.55927823042493">
            <text:p>5.56</text:p>
          </table:table-cell>
          <table:table-cell table:formula="of:=[.M39]*[.Q40]*24" office:value-type="float" office:value="0">
            <text:p>0.00</text:p>
          </table:table-cell>
          <table:table-cell/>
          <table:table-cell table:formula="of:=([.K39]/[.L39])/24" office:value-type="float" office:value="0.0164281271584661">
            <text:p>0:23:39</text:p>
          </table:table-cell>
          <table:table-cell table:formula="of:=[.R37]+[.Q39]" office:value-type="float" office:value="0.0581803519539268">
            <text:p>1:23:47</text:p>
          </table:table-cell>
          <table:table-cell table:style-name="ce148" table:formula="of:=[.S37]-[.Q39]" office:value-type="time" office:time-value="PT00H56M51.109151S">
            <text:p>00:56:51</text:p>
          </table:table-cell>
          <table:table-cell table:style-name="ce182" office:value-type="string">
            <text:p>Switch tanks @ 16.8g est</text:p>
          </table:table-cell>
          <table:table-cell table:style-name="ce182"/>
          <table:table-cell office:value-type="string">
            <text:p>CKPT</text:p>
          </table:table-cell>
          <table:table-cell table:formula="of:=[.W37]" office:value-type="float" office:value="74">
            <text:p>74</text:p>
          </table:table-cell>
          <table:table-cell table:style-name="ce59" table:formula="of:=[.X37]" office:value-type="float" office:value="0">
            <text:p>0.00</text:p>
          </table:table-cell>
          <table:table-cell table:style-name="ce59" table:formula="of:=[.Z37]-IF([.X39]&gt;0;[.X39]-[.X37];0)" office:value-type="float" office:value="80">
            <text:p>80.00</text:p>
          </table:table-cell>
          <table:table-cell table:style-name="ce59" table:formula="of:=([.Y39])+([.Y39])*([.W39]-[.W37])*0.00056" office:value-type="float" office:value="80">
            <text:p>80.00</text:p>
          </table:table-cell>
          <table:table-cell table:style-name="ce59" table:formula="of:=[.$Y$10]-[.Z39]-[.X39]" office:value-type="float" office:value="0">
            <text:p>0.00</text:p>
          </table:table-cell>
          <table:table-cell table:style-name="ce35" table:number-columns-repeated="3"/>
          <table:table-cell table:number-columns-repeated="226"/>
        </table:table-row>
        <table:table-row table:style-name="ro2">
          <table:table-cell table:style-name="ce23" office:value-type="string">
            <text:p>39 29.23N 121 13.45W</text:p>
          </table:table-cell>
          <table:table-cell table:style-name="ce44" office:value-type="string">
            <text:p>239</text:p>
          </table:table-cell>
          <table:table-cell office:value-type="string">
            <text:p>201</text:p>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29.351324073779">
            <text:p>129.35</text:p>
          </table:table-cell>
          <table:covered-table-cell/>
          <table:table-cell table:formula="of:=[.K41]+[.K42]" office:value-type="float" office:value="127.696273660293">
            <text:p>127.7</text:p>
          </table:table-cell>
          <table:table-cell table:formula="of:=IF([.Q40]&gt;0;[.K39]/([.Q40]*24);&quot;&quot;)">
            <text:p/>
          </table:table-cell>
          <table:covered-table-cell/>
          <table:table-cell table:style-name="ce137" table:formula="of:=[.N38]+[.N39]" office:value-type="float" office:value="20.9228144345422">
            <text:p>20.92</text:p>
          </table:table-cell>
          <table:table-cell table:style-name="ce137" table:formula="of:=[.O38]+[.O39]" office:value-type="float" office:value="0">
            <text:p>0.00</text:p>
          </table:table-cell>
          <table:table-cell table:style-name="ce149"/>
          <table:table-cell table:style-name="ce157" table:formula="of:=IF([.P40]&gt;0;[.P40]-[.P39];0)" office:value-type="float" office:value="0">
            <text:p>0:00:00</text:p>
          </table:table-cell>
          <table:table-cell table:style-name="ce172" table:formula="of:=IF([.R38]+[.Q40]&gt;0;[.R38]+[.Q40];&quot;&quot;)">
            <text:p/>
          </table:table-cell>
          <table:table-cell table:formula="of:=[.S38]-[.Q40]" office:value-type="time" office:time-value="PT02H20M37.89156S">
            <text:p>02:20:38</text:p>
          </table:table-cell>
          <table:table-cell table:style-name="ce185" office:value-type="string">
            <text:p><text:s/></text:p>
          </table:table-cell>
          <table:table-cell table:style-name="ce185"/>
          <table:table-cell table:number-columns-repeated="235"/>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42]&gt;[.$C42];[.$B42]-[.$C42];([.$B42]+360)-[.$C42])" office:value-type="float" office:value="78.1727829124234">
            <text:p>78</text:p>
          </table:table-cell>
          <table:table-cell table:style-name="ce74" table:formula="of:=[.$G$4]" office:value-type="float" office:value="142" table:number-columns-spanned="1" table:number-rows-spanned="2">
            <text:p>142.0</text:p>
          </table:table-cell>
          <table:table-cell table:style-name="ce88" office:value-type="float" office:value="1">
            <text:p>1</text:p>
          </table:table-cell>
          <table:table-cell table:style-name="ce65"/>
          <table:table-cell table:style-name="ce65" table:formula="of:=[.F41]+([.H41]*360)" office:value-type="float" office:value="438.172782912423">
            <text:p>438</text:p>
          </table:table-cell>
          <table:table-cell table:style-name="ce109" table:formula="of:=[.G41]/3600*[.J42]" office:value-type="float" office:value="5.75888888888889">
            <text:p>5.8</text:p>
          </table:table-cell>
          <table:table-cell table:style-name="ce74" table:formula="of:=[.G41]"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41]*[.Q41]*24" office:value-type="float" office:value="0.571833333333333">
            <text:p>0.57</text:p>
          </table:table-cell>
          <table:table-cell table:style-name="ce139" table:formula="of:=[.M41]*[.Q42]*24" office:value-type="float" office:value="0">
            <text:p>0.00</text:p>
          </table:table-cell>
          <table:table-cell table:style-name="ce152"/>
          <table:table-cell table:style-name="ce160" table:formula="of:=[.J42]/(24*3600)" office:value-type="float" office:value="0.00168981481481481">
            <text:p>0:02:26</text:p>
          </table:table-cell>
          <table:table-cell table:style-name="ce160" table:formula="of:=[.R39]+[.Q41]" office:value-type="float" office:value="0.0598701667687416">
            <text:p>1:26:13</text:p>
          </table:table-cell>
          <table:table-cell table:style-name="ce152" table:formula="of:=[.S39]-[.Q41]" office:value-type="time" office:time-value="PT00H54M25.109151S">
            <text:p>00:54:25</text:p>
          </table:table-cell>
          <table:table-cell table:style-name="ce190"/>
          <table:table-cell table:style-name="ce188"/>
          <table:table-cell office:value-type="string">
            <text:p>TURN</text:p>
          </table:table-cell>
          <table:table-cell table:number-columns-repeated="234"/>
        </table:table-row>
        <table:table-row table:style-name="ro2">
          <table:table-cell table:style-name="ce24"/>
          <table:table-cell table:style-name="ce45" table:formula="of:=[.J39]" office:value-type="float" office:value="322.269078038948">
            <text:p>322</text:p>
          </table:table-cell>
          <table:table-cell table:style-name="ce45" table:formula="of:=[.J43]" office:value-type="float" office:value="244.096295126525">
            <text:p>244</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41]/3)" office:value-type="float" office:value="146">
            <text:p>146</text:p>
          </table:table-cell>
          <table:table-cell table:style-name="ce110" table:formula="of:=[.K43]+[.K44]" office:value-type="float" office:value="121.937384771404">
            <text:p>121.9</text:p>
          </table:table-cell>
          <table:table-cell table:style-name="ce75" table:formula="of:=IF([.Q42]&gt;0;[.K41]/([.Q42]*24);&quot;&quot;)">
            <text:p/>
          </table:table-cell>
          <table:covered-table-cell table:style-name="ce128"/>
          <table:table-cell table:style-name="ce140" table:formula="of:=[.N40]+[.N41]" office:value-type="float" office:value="21.4946477678755">
            <text:p>21.49</text:p>
          </table:table-cell>
          <table:table-cell table:style-name="ce140" table:formula="of:=[.O40]+[.O41]" office:value-type="float" office:value="0">
            <text:p>0.00</text:p>
          </table:table-cell>
          <table:table-cell table:style-name="ce153"/>
          <table:table-cell table:style-name="ce161" table:formula="of:=IF([.P42]&gt;0;[.P42]-[.P41];0)" office:value-type="float" office:value="0">
            <text:p>0:00:00</text:p>
          </table:table-cell>
          <table:table-cell table:style-name="ce173" table:formula="of:=IF([.R40]+[.Q42]&gt;0;[.R40]+[.Q42];&quot;&quot;)">
            <text:p/>
          </table:table-cell>
          <table:table-cell table:style-name="ce177" table:formula="of:=[.S40]-[.Q42]" office:value-type="time" office:time-value="PT02H20M37.89156S">
            <text:p>02:20:38</text:p>
          </table:table-cell>
          <table:table-cell table:style-name="ce187" table:number-columns-repeated="2"/>
          <table:table-cell table:number-columns-repeated="235"/>
        </table:table-row>
        <table:table-row table:style-name="ro2">
          <table:table-cell table:style-name="ce19" office:value-type="string">
            <text:p>Chico VOR</text:p>
          </table:table-cell>
          <table:table-cell office:value-type="string">
            <text:p>CIC 109.8</text:p>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239</text:p>
          </table:table-cell>
          <table:table-cell table:style-name="ce70" table:formula="of:=[.$G$4]" office:value-type="float" office:value="142" table:number-columns-spanned="1" table:number-rows-spanned="2">
            <text:p>142.0</text:p>
          </table:table-cell>
          <table:table-cell office:value-type="float" office:value="315">
            <text:p>315</text:p>
          </table:table-cell>
          <table:table-cell table:number-matrix-columns-spanned="1" table:number-matrix-rows-spanned="2" table:formula="of:=TRANSPOSE(WNDHDGGS(DEGTORAD([.F43]);[.G43];DEGTORAD([.H43]);[.H44]))" office:value-type="float" office:value="4.26028404187765">
            <text:p>4.26</text:p>
          </table:table-cell>
          <table:table-cell table:style-name="ce94" table:formula="of:=IF([.I43]=&quot;not&quot;;&quot;not&quot;;RADTODEG([.I43]))" office:value-type="float" office:value="244.096295126525" table:number-columns-spanned="1" table:number-rows-spanned="2">
            <text:p>244</text:p>
          </table:table-cell>
          <table:table-cell table:style-name="ce105" office:value-type="float" office:value="34">
            <text:p>34.0</text:p>
          </table:table-cell>
          <table:table-cell table:style-name="ce70" table:formula="of:=[.I44]" office:value-type="float" office:value="138.293662580668">
            <text:p>138.3</text:p>
          </table:table-cell>
          <table:table-cell table:style-name="ce123" table:formula="of:=[.$G$5]" office:value-type="float" office:value="14.1" table:number-columns-spanned="1" table:number-rows-spanned="2">
            <text:p>14.10</text:p>
          </table:table-cell>
          <table:table-cell table:formula="of:=[.M43]*[.Q43]*24" office:value-type="float" office:value="3.46653628990671">
            <text:p>3.47</text:p>
          </table:table-cell>
          <table:table-cell table:formula="of:=[.M43]*[.Q44]*24" office:value-type="float" office:value="0">
            <text:p>0.00</text:p>
          </table:table-cell>
          <table:table-cell/>
          <table:table-cell table:formula="of:=([.K43]/[.L43])/24" office:value-type="float" office:value="0.0102439015659182">
            <text:p>0:14:45</text:p>
          </table:table-cell>
          <table:table-cell table:formula="of:=[.R41]+[.Q43]" office:value-type="float" office:value="0.0701140683346598">
            <text:p>1:40:58</text:p>
          </table:table-cell>
          <table:table-cell table:style-name="ce148" table:formula="of:=[.S41]-[.Q43]" office:value-type="time" office:time-value="PT00H39M40.036056S">
            <text:p>00:39:40</text:p>
          </table:table-cell>
          <table:table-cell table:style-name="ce182" table:number-columns-repeated="2"/>
          <table:table-cell office:value-type="string">
            <text:p>WPT</text:p>
          </table:table-cell>
          <table:table-cell table:formula="of:=[.W39]" office:value-type="float" office:value="74">
            <text:p>74</text:p>
          </table:table-cell>
          <table:table-cell table:style-name="ce59" table:formula="of:=[.X39]" office:value-type="float" office:value="0">
            <text:p>0.00</text:p>
          </table:table-cell>
          <table:table-cell table:style-name="ce59" table:formula="of:=[.Z39]-IF([.X43]&gt;0;[.X43]-[.X39];0)" office:value-type="float" office:value="80">
            <text:p>80.00</text:p>
          </table:table-cell>
          <table:table-cell table:style-name="ce59" table:formula="of:=([.Y43])+([.Y43])*([.W43]-[.W39])*0.00056" office:value-type="float" office:value="80">
            <text:p>80.00</text:p>
          </table:table-cell>
          <table:table-cell table:style-name="ce59" table:formula="of:=[.$Y$10]-[.Z43]-[.X43]" office:value-type="float" office:value="0">
            <text:p>0.00</text:p>
          </table:table-cell>
          <table:table-cell table:number-columns-repeated="229"/>
        </table:table-row>
        <table:table-row table:style-name="ro2">
          <table:table-cell table:style-name="ce8" office:value-type="float" office:value="109.8">
            <text:p>109.8</text:p>
          </table:table-cell>
          <table:table-cell table:style-name="ce8" office:value-type="float" office:value="288">
            <text:p>288</text:p>
          </table:table-cell>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38.293662580668">
            <text:p>138.29</text:p>
          </table:table-cell>
          <table:covered-table-cell/>
          <table:table-cell table:formula="of:=[.K45]+[.K46]" office:value-type="float" office:value="87.9373847714038">
            <text:p>87.9</text:p>
          </table:table-cell>
          <table:table-cell table:formula="of:=IF([.Q44]&gt;0;[.K43]/([.Q44]*24);&quot;&quot;)">
            <text:p/>
          </table:table-cell>
          <table:covered-table-cell/>
          <table:table-cell table:style-name="ce137" table:formula="of:=[.N42]+[.N43]" office:value-type="float" office:value="24.9611840577822">
            <text:p>24.96</text:p>
          </table:table-cell>
          <table:table-cell table:style-name="ce137" table:formula="of:=[.O42]+[.O43]" office:value-type="float" office:value="0">
            <text:p>0.00</text:p>
          </table:table-cell>
          <table:table-cell table:style-name="ce149"/>
          <table:table-cell table:style-name="ce157" table:formula="of:=IF([.P44]&gt;0;[.P44]-[.P43];0)" office:value-type="float" office:value="0">
            <text:p>0:00:00</text:p>
          </table:table-cell>
          <table:table-cell table:style-name="ce172" table:formula="of:=IF([.R42]+[.Q44]&gt;0;[.R42]+[.Q44];&quot;&quot;)">
            <text:p/>
          </table:table-cell>
          <table:table-cell table:formula="of:=[.S42]-[.Q44]" office:value-type="time" office:time-value="PT02H20M37.89156S">
            <text:p>02:20:38</text:p>
          </table:table-cell>
          <table:table-cell table:style-name="ce185" office:value-type="string">
            <text:p>Descend to 2000</text:p>
          </table:table-cell>
          <table:table-cell table:style-name="ce185"/>
          <table:table-cell table:number-columns-repeated="235"/>
        </table:table-row>
        <table:table-row table:style-name="ro2">
          <table:table-cell table:style-name="ce13" office:value-type="string">
            <text:p>Level 2000</text:p>
          </table:table-cell>
          <table:table-cell table:style-name="ce9"/>
          <table:table-cell table:style-name="ce50"/>
          <table:table-cell table:style-name="ce55" office:value-type="string">
            <text:p>20</text:p>
          </table:table-cell>
          <table:table-cell table:style-name="ce50" office:value-type="string">
            <text:p>Descend</text:p>
          </table:table-cell>
          <table:table-cell table:style-name="ce55" office:value-type="string" table:number-columns-spanned="1" table:number-rows-spanned="2">
            <text:p>239</text:p>
          </table:table-cell>
          <table:table-cell table:style-name="ce72" table:formula="of:=[.$G$4]" office:value-type="float" office:value="142" table:number-columns-spanned="1" table:number-rows-spanned="2">
            <text:p>142.0</text:p>
          </table:table-cell>
          <table:table-cell table:style-name="ce86" office:value-type="float" office:value="315">
            <text:p>315</text:p>
          </table:table-cell>
          <table:table-cell table:style-name="ce91" table:number-matrix-columns-spanned="1" table:number-matrix-rows-spanned="2" table:formula="of:=TRANSPOSE(WNDHDGGS(DEGTORAD([.F45]);[.G45];DEGTORAD([.H45]);[.H46]))" office:value-type="float" office:value="4.26028404187765">
            <text:p>4.26</text:p>
          </table:table-cell>
          <table:table-cell table:style-name="ce96" table:formula="of:=IF([.I45]=&quot;not&quot;;&quot;not&quot;;RADTODEG([.I45]))" office:value-type="float" office:value="244.096295126525" table:number-columns-spanned="1" table:number-rows-spanned="2">
            <text:p>244</text:p>
          </table:table-cell>
          <table:table-cell table:style-name="ce107" table:formula="of:=[.L45]*([.Q45]*24)" office:value-type="float" office:value="6.91468312903339">
            <text:p>6.9</text:p>
          </table:table-cell>
          <table:table-cell table:style-name="ce72" table:formula="of:=[.I46]" office:value-type="float" office:value="138.293662580668">
            <text:p>138.3</text:p>
          </table:table-cell>
          <table:table-cell table:style-name="ce125" table:formula="of:=[.$G$5]" office:value-type="float" office:value="14.1" table:number-columns-spanned="1" table:number-rows-spanned="2">
            <text:p>14.10</text:p>
          </table:table-cell>
          <table:table-cell table:style-name="ce112" table:formula="of:=[.M45]*[.Q45]*24" office:value-type="float" office:value="0.704999999999999">
            <text:p>0.70</text:p>
          </table:table-cell>
          <table:table-cell table:style-name="ce112" table:formula="of:=[.M45]*[.Q46]*24" office:value-type="float" office:value="0">
            <text:p>0.00</text:p>
          </table:table-cell>
          <table:table-cell table:style-name="ce150"/>
          <table:table-cell table:style-name="ce158" office:value-type="float" office:value="0.00208333333333333">
            <text:p>0:03:00</text:p>
          </table:table-cell>
          <table:table-cell table:style-name="ce158" table:formula="of:=[.R43]+[.Q45]" office:value-type="float" office:value="0.0721974016679931">
            <text:p>1:43:58</text:p>
          </table:table-cell>
          <table:table-cell table:style-name="ce150" table:formula="of:=[.S43]-[.Q45]" office:value-type="time" office:time-value="PT00H36M40.036056S">
            <text:p>00:36:40</text:p>
          </table:table-cell>
          <table:table-cell table:style-name="ce183" office:value-type="string">
            <text:p>RDD ATIS 124.1</text:p>
          </table:table-cell>
          <table:table-cell table:style-name="ce183"/>
          <table:table-cell office:value-type="string">
            <text:p>WPT</text:p>
          </table:table-cell>
          <table:table-cell table:number-columns-repeated="234"/>
        </table:table-row>
        <table:table-row table:style-name="ro2">
          <table:table-cell table:style-name="ce11" table:number-columns-repeated="2"/>
          <table:table-cell table:style-name="ce43"/>
          <table:table-cell table:style-name="ce43" office:value-type="string">
            <text:p>2400</text:p>
          </table:table-cell>
          <table:table-cell table:style-name="ce43" office:value-type="string">
            <text:p>2000</text:p>
          </table:table-cell>
          <table:covered-table-cell table:style-name="ce63"/>
          <table:covered-table-cell table:style-name="ce73"/>
          <table:table-cell table:style-name="ce87" office:value-type="float" office:value="13">
            <text:p>13</text:p>
          </table:table-cell>
          <table:table-cell table:style-name="ce92" office:value-type="float" office:value="138.293662580668">
            <text:p>138.29</text:p>
          </table:table-cell>
          <table:covered-table-cell table:style-name="ce97"/>
          <table:table-cell table:style-name="ce108" table:formula="of:=[.K47]+[.K48]" office:value-type="float" office:value="81.0227016423704">
            <text:p>81.0</text:p>
          </table:table-cell>
          <table:table-cell table:style-name="ce73" table:formula="of:=IF([.Q46]&gt;0;[.K45]/([.Q46]*24);&quot;&quot;)">
            <text:p/>
          </table:table-cell>
          <table:covered-table-cell table:style-name="ce126"/>
          <table:table-cell table:style-name="ce138" table:formula="of:=[.N44]+[.N45]" office:value-type="float" office:value="25.6661840577822">
            <text:p>25.67</text:p>
          </table:table-cell>
          <table:table-cell table:style-name="ce138" table:formula="of:=[.O44]+[.O45]" office:value-type="float" office:value="0">
            <text:p>0.00</text:p>
          </table:table-cell>
          <table:table-cell table:style-name="ce151"/>
          <table:table-cell table:style-name="ce159" table:formula="of:=IF([.P46]&gt;0;[.P46]-[.P45];0)" office:value-type="float" office:value="0">
            <text:p>0:00:00</text:p>
          </table:table-cell>
          <table:table-cell table:style-name="ce171" table:formula="of:=IF([.R44]+[.Q46]&gt;0;[.R44]+[.Q46];&quot;&quot;)">
            <text:p/>
          </table:table-cell>
          <table:table-cell table:style-name="ce176" table:formula="of:=[.S44]-[.Q46]" office:value-type="time" office:time-value="PT02H20M37.89156S">
            <text:p>02:20:38</text:p>
          </table:table-cell>
          <table:table-cell table:style-name="ce186" table:number-columns-repeated="2"/>
          <table:table-cell table:number-columns-repeated="235"/>
        </table:table-row>
        <table:table-row table:style-name="ro2">
          <table:table-cell table:style-name="ce19" office:value-type="string">
            <text:p>Haigh</text:p>
          </table:table-cell>
          <table:table-cell office:value-type="string">
            <text:p>CIC 109.8</text:p>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239</text:p>
          </table:table-cell>
          <table:table-cell table:style-name="ce70" table:formula="of:=[.$G$4]" office:value-type="float" office:value="142" table:number-columns-spanned="1" table:number-rows-spanned="2">
            <text:p>142.0</text:p>
          </table:table-cell>
          <table:table-cell office:value-type="float" office:value="315">
            <text:p>315</text:p>
          </table:table-cell>
          <table:table-cell table:number-matrix-columns-spanned="1" table:number-matrix-rows-spanned="2" table:formula="of:=TRANSPOSE(WNDHDGGS(DEGTORAD([.F47]);[.G47];DEGTORAD([.H47]);[.H48]))" office:value-type="float" office:value="4.26028404187765">
            <text:p>4.26</text:p>
          </table:table-cell>
          <table:table-cell table:style-name="ce94" table:formula="of:=IF([.I47]=&quot;not&quot;;&quot;not&quot;;RADTODEG([.I47]))" office:value-type="float" office:value="244.096295126525" table:number-columns-spanned="1" table:number-rows-spanned="2">
            <text:p>244</text:p>
          </table:table-cell>
          <table:table-cell table:style-name="ce105" table:formula="of:=14-[.K45]" office:value-type="float" office:value="7.08531687096661">
            <text:p>7.1</text:p>
          </table:table-cell>
          <table:table-cell table:style-name="ce70" table:formula="of:=[.I48]" office:value-type="float" office:value="138.293662580668">
            <text:p>138.3</text:p>
          </table:table-cell>
          <table:table-cell table:style-name="ce123" table:formula="of:=[.$G$5]" office:value-type="float" office:value="14.1" table:number-columns-spanned="1" table:number-rows-spanned="2">
            <text:p>14.10</text:p>
          </table:table-cell>
          <table:table-cell table:formula="of:=[.M47]*[.Q47]*24" office:value-type="float" office:value="0.722397295843942">
            <text:p>0.72</text:p>
          </table:table-cell>
          <table:table-cell table:formula="of:=[.M47]*[.Q48]*24" office:value-type="float" office:value="0">
            <text:p>0.00</text:p>
          </table:table-cell>
          <table:table-cell/>
          <table:table-cell table:formula="of:=([.K47]/[.L47])/24" office:value-type="float" office:value="0.00213474378204475">
            <text:p>0:03:04</text:p>
          </table:table-cell>
          <table:table-cell table:formula="of:=[.R45]+[.Q47]" office:value-type="float" office:value="0.0743321454500379">
            <text:p>1:47:02</text:p>
          </table:table-cell>
          <table:table-cell table:style-name="ce148" table:formula="of:=[.S45]-[.Q47]" office:value-type="time" office:time-value="PT00H33M35.594193S">
            <text:p>00:33:36</text:p>
          </table:table-cell>
          <table:table-cell table:style-name="ce182" office:value-type="string">
            <text:p>Flap Position 2 ½</text:p>
          </table:table-cell>
          <table:table-cell table:style-name="ce182"/>
          <table:table-cell office:value-type="string">
            <text:p>WPT</text:p>
          </table:table-cell>
          <table:table-cell table:number-columns-repeated="234"/>
        </table:table-row>
        <table:table-row table:style-name="ro2">
          <table:table-cell table:style-name="ce8" office:value-type="string">
            <text:p>O37</text:p>
          </table:table-cell>
          <table:table-cell table:style-name="ce8" office:value-type="float" office:value="288">
            <text:p>288</text:p>
          </table:table-cell>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38.293662580668">
            <text:p>138.29</text:p>
          </table:table-cell>
          <table:covered-table-cell/>
          <table:table-cell table:formula="of:=[.K49]+[.K50]" office:value-type="float" office:value="73.9373847714038">
            <text:p>73.9</text:p>
          </table:table-cell>
          <table:table-cell table:formula="of:=IF([.Q48]&gt;0;[.K47]/([.Q48]*24);&quot;&quot;)">
            <text:p/>
          </table:table-cell>
          <table:covered-table-cell/>
          <table:table-cell table:style-name="ce137" table:formula="of:=[.N46]+[.N47]" office:value-type="float" office:value="26.3885813536262">
            <text:p>26.39</text:p>
          </table:table-cell>
          <table:table-cell table:style-name="ce137" table:formula="of:=[.O46]+[.O47]" office:value-type="float" office:value="0">
            <text:p>0.00</text:p>
          </table:table-cell>
          <table:table-cell table:style-name="ce149"/>
          <table:table-cell table:style-name="ce157" table:formula="of:=IF([.P48]&gt;0;[.P48]-[.P47];0)" office:value-type="float" office:value="0">
            <text:p>0:00:00</text:p>
          </table:table-cell>
          <table:table-cell table:style-name="ce172" table:formula="of:=IF([.R46]+[.Q48]&gt;0;[.R46]+[.Q48];&quot;&quot;)">
            <text:p/>
          </table:table-cell>
          <table:table-cell table:formula="of:=[.S46]-[.Q48]" office:value-type="time" office:time-value="PT02H20M37.89156S">
            <text:p>02:20:38</text:p>
          </table:table-cell>
          <table:table-cell table:style-name="ce185" table:number-columns-repeated="2"/>
          <table:table-cell table:number-columns-repeated="235"/>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50]&gt;[.$C50];[.$B50]-[.$C50];([.$B50]+360)-[.$C50])" office:value-type="float" office:value="318.315571330948">
            <text:p>318</text:p>
          </table:table-cell>
          <table:table-cell table:style-name="ce74" table:formula="of:=[.$G$4]" office:value-type="float" office:value="142" table:number-columns-spanned="1" table:number-rows-spanned="2">
            <text:p>142.0</text:p>
          </table:table-cell>
          <table:table-cell table:style-name="ce88" office:value-type="float" office:value="1">
            <text:p>1</text:p>
          </table:table-cell>
          <table:table-cell table:style-name="ce65"/>
          <table:table-cell table:style-name="ce65" table:formula="of:=[.F49]+([.H49]*360)" office:value-type="float" office:value="678.315571330948">
            <text:p>678</text:p>
          </table:table-cell>
          <table:table-cell table:style-name="ce109" table:formula="of:=[.G49]/3600*[.J50]" office:value-type="float" office:value="8.91444444444444">
            <text:p>8.9</text:p>
          </table:table-cell>
          <table:table-cell table:style-name="ce74" table:formula="of:=[.G49]"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49]*[.Q49]*24" office:value-type="float" office:value="0.885166666666667">
            <text:p>0.89</text:p>
          </table:table-cell>
          <table:table-cell table:style-name="ce139" table:formula="of:=[.M49]*[.Q50]*24" office:value-type="float" office:value="0">
            <text:p>0.00</text:p>
          </table:table-cell>
          <table:table-cell table:style-name="ce152"/>
          <table:table-cell table:style-name="ce160" table:formula="of:=[.J50]/(24*3600)" office:value-type="float" office:value="0.00261574074074074">
            <text:p>0:03:46</text:p>
          </table:table-cell>
          <table:table-cell table:style-name="ce160" table:formula="of:=[.R47]+[.Q49]" office:value-type="float" office:value="0.0769478861907786">
            <text:p>1:50:48</text:p>
          </table:table-cell>
          <table:table-cell table:style-name="ce152" table:formula="of:=[.S47]-[.Q49]" office:value-type="time" office:time-value="PT00H29M49.594193S">
            <text:p>00:29:50</text:p>
          </table:table-cell>
          <table:table-cell table:style-name="ce190"/>
          <table:table-cell table:style-name="ce188"/>
          <table:table-cell office:value-type="string">
            <text:p>TURN</text:p>
          </table:table-cell>
          <table:table-cell table:formula="of:=[.W43]" office:value-type="float" office:value="74">
            <text:p>74</text:p>
          </table:table-cell>
          <table:table-cell table:style-name="ce59" table:formula="of:=[.X43]" office:value-type="float" office:value="0">
            <text:p>0.00</text:p>
          </table:table-cell>
          <table:table-cell table:style-name="ce59" table:formula="of:=[.Z43]-IF([.X49]&gt;0;[.X49]-[.X43];0)" office:value-type="float" office:value="80">
            <text:p>80.00</text:p>
          </table:table-cell>
          <table:table-cell table:style-name="ce59" table:formula="of:=([.Y49])+([.Y49])*([.W49]-[.W43])*0.00056" office:value-type="float" office:value="80">
            <text:p>80.00</text:p>
          </table:table-cell>
          <table:table-cell table:style-name="ce59" table:formula="of:=[.$Y$10]-[.Z49]-[.X49]" office:value-type="float" office:value="0">
            <text:p>0.00</text:p>
          </table:table-cell>
          <table:table-cell table:number-columns-repeated="229"/>
        </table:table-row>
        <table:table-row table:style-name="ro2">
          <table:table-cell table:style-name="ce24"/>
          <table:table-cell table:style-name="ce45" table:formula="of:=[.J47]" office:value-type="float" office:value="244.096295126525">
            <text:p>244</text:p>
          </table:table-cell>
          <table:table-cell table:style-name="ce45" table:formula="of:=[.J51]" office:value-type="float" office:value="285.780723795577">
            <text:p>286</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49]/3)" office:value-type="float" office:value="226">
            <text:p>226</text:p>
          </table:table-cell>
          <table:table-cell table:style-name="ce110" table:formula="of:=[.K51]+[.K52]" office:value-type="float" office:value="65.0229403269593">
            <text:p>65.0</text:p>
          </table:table-cell>
          <table:table-cell table:style-name="ce75" table:formula="of:=IF([.Q50]&gt;0;[.K49]/([.Q50]*24);&quot;&quot;)">
            <text:p/>
          </table:table-cell>
          <table:covered-table-cell table:style-name="ce128"/>
          <table:table-cell table:style-name="ce140" table:formula="of:=[.N48]+[.N49]" office:value-type="float" office:value="27.2737480202928">
            <text:p>27.27</text:p>
          </table:table-cell>
          <table:table-cell table:style-name="ce140" table:formula="of:=[.O48]+[.O49]" office:value-type="float" office:value="0">
            <text:p>0.00</text:p>
          </table:table-cell>
          <table:table-cell table:style-name="ce153"/>
          <table:table-cell table:style-name="ce161" table:formula="of:=IF([.P50]&gt;0;[.P50]-[.P49];0)" office:value-type="float" office:value="0">
            <text:p>0:00:00</text:p>
          </table:table-cell>
          <table:table-cell table:style-name="ce173" table:formula="of:=IF([.R48]+[.Q50]&gt;0;[.R48]+[.Q50];&quot;&quot;)">
            <text:p/>
          </table:table-cell>
          <table:table-cell table:style-name="ce177" table:formula="of:=[.S48]-[.Q50]" office:value-type="time" office:time-value="PT02H20M37.89156S">
            <text:p>02:20:38</text:p>
          </table:table-cell>
          <table:table-cell table:style-name="ce187" table:number-columns-repeated="2"/>
          <table:table-cell table:number-columns-repeated="235"/>
        </table:table-row>
        <table:table-row table:style-name="ro2">
          <table:table-cell table:style-name="ce25" office:value-type="string">
            <text:p>I5 &amp; South St.</text:p>
          </table:table-cell>
          <table:table-cell/>
          <table:table-cell table:style-name="ce52"/>
          <table:table-cell table:style-name="ce54" office:value-type="string">
            <text:p>20</text:p>
          </table:table-cell>
          <table:table-cell office:value-type="string">
            <text:p>Level</text:p>
          </table:table-cell>
          <table:table-cell office:value-type="string" table:number-columns-spanned="1" table:number-rows-spanned="2">
            <text:p>283</text:p>
          </table:table-cell>
          <table:table-cell table:style-name="ce70" table:formula="of:=[.$G$4]" office:value-type="float" office:value="142" table:number-columns-spanned="1" table:number-rows-spanned="2">
            <text:p>142.0</text:p>
          </table:table-cell>
          <table:table-cell office:value-type="float" office:value="315">
            <text:p>315</text:p>
          </table:table-cell>
          <table:table-cell table:number-matrix-columns-spanned="1" table:number-matrix-rows-spanned="2" table:formula="of:=TRANSPOSE(WNDHDGGS(DEGTORAD([.F51]);[.G51];DEGTORAD([.H51]);[.H52]))" office:value-type="float" office:value="4.98781456896532">
            <text:p>4.99</text:p>
          </table:table-cell>
          <table:table-cell table:style-name="ce94" table:formula="of:=IF([.I51]=&quot;not&quot;;&quot;not&quot;;RADTODEG([.I51]))" office:value-type="float" office:value="285.780723795577" table:number-columns-spanned="1" table:number-rows-spanned="2">
            <text:p>286</text:p>
          </table:table-cell>
          <table:table-cell table:style-name="ce105" office:value-type="float" office:value="3">
            <text:p>3.0</text:p>
          </table:table-cell>
          <table:table-cell table:style-name="ce70" table:formula="of:=[.I52]" office:value-type="float" office:value="130.80817195112">
            <text:p>130.8</text:p>
          </table:table-cell>
          <table:table-cell table:style-name="ce123" table:formula="of:=[.$H$5]" office:value-type="float" office:value="14.1" table:number-columns-spanned="1" table:number-rows-spanned="2">
            <text:p>14.10</text:p>
          </table:table-cell>
          <table:table-cell table:formula="of:=[.M51]*[.Q51]*24" office:value-type="float" office:value="0.323374292057276">
            <text:p>0.32</text:p>
          </table:table-cell>
          <table:table-cell table:formula="of:=[.M51]*[.Q52]*24" office:value-type="float" office:value="0">
            <text:p>0.00</text:p>
          </table:table-cell>
          <table:table-cell/>
          <table:table-cell table:formula="of:=([.K51]/[.L51])/24" office:value-type="float" office:value="0.000955597789767364">
            <text:p>0:01:23</text:p>
          </table:table-cell>
          <table:table-cell table:formula="of:=[.R49]+[.Q51]" office:value-type="float" office:value="0.077903483980546">
            <text:p>1:52:11</text:p>
          </table:table-cell>
          <table:table-cell table:style-name="ce148" table:formula="of:=[.S49]-[.Q51]" office:value-type="time" office:time-value="PT00H28M27.030544S">
            <text:p>00:28:27</text:p>
          </table:table-cell>
          <table:table-cell table:style-name="ce182" table:number-columns-repeated="2"/>
          <table:table-cell office:value-type="string">
            <text:p>WPT</text:p>
          </table:table-cell>
          <table:table-cell table:number-columns-repeated="234"/>
        </table:table-row>
        <table:table-row table:style-name="ro2">
          <table:table-cell table:style-name="ce26" office:value-type="string">
            <text:p>Orland</text:p>
          </table:table-cell>
          <table:table-cell table:style-name="ce44"/>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30.80817195112">
            <text:p>130.81</text:p>
          </table:table-cell>
          <table:covered-table-cell/>
          <table:table-cell table:formula="of:=[.K53]+[.K54]" office:value-type="float" office:value="62.0229403269594">
            <text:p>62.0</text:p>
          </table:table-cell>
          <table:table-cell table:formula="of:=IF([.Q52]&gt;0;[.K51]/([.Q52]*24);&quot;&quot;)">
            <text:p/>
          </table:table-cell>
          <table:covered-table-cell/>
          <table:table-cell table:style-name="ce137" table:formula="of:=[.N50]+[.N51]" office:value-type="float" office:value="27.5971223123501">
            <text:p>27.60</text:p>
          </table:table-cell>
          <table:table-cell table:style-name="ce137" table:formula="of:=[.O50]+[.O51]" office:value-type="float" office:value="0">
            <text:p>0.00</text:p>
          </table:table-cell>
          <table:table-cell table:style-name="ce149"/>
          <table:table-cell table:style-name="ce157" table:formula="of:=IF([.P52]&gt;0;[.P52]-[.P51];0)" office:value-type="float" office:value="0">
            <text:p>0:00:00</text:p>
          </table:table-cell>
          <table:table-cell table:style-name="ce172" table:formula="of:=IF([.R50]+[.Q52]&gt;0;[.R50]+[.Q52];&quot;&quot;)">
            <text:p/>
          </table:table-cell>
          <table:table-cell table:formula="of:=[.S50]-[.Q52]" office:value-type="time" office:time-value="PT02H20M37.89156S">
            <text:p>02:20:38</text:p>
          </table:table-cell>
          <table:table-cell table:style-name="ce185" table:number-columns-repeated="2"/>
          <table:table-cell table:number-columns-repeated="235"/>
        </table:table-row>
        <table:table-row table:style-name="ro3">
          <table:table-cell table:style-name="ce27" office:value-type="string">
            <text:p>Right</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54]&gt;[.$C54];[.$B54]-[.$C54];([.$B54]+360)-[.$C54])" office:value-type="float" office:value="360">
            <text:p>360</text:p>
          </table:table-cell>
          <table:table-cell table:style-name="ce74" office:value-type="float" office:value="124" table:number-columns-spanned="1" table:number-rows-spanned="2">
            <text:p>124.0</text:p>
          </table:table-cell>
          <table:table-cell table:style-name="ce88" office:value-type="float" office:value="0">
            <text:p>0</text:p>
          </table:table-cell>
          <table:table-cell table:style-name="ce65"/>
          <table:table-cell table:style-name="ce65" table:formula="of:=[.H53]*360" office:value-type="float" office:value="0">
            <text:p>0</text:p>
          </table:table-cell>
          <table:table-cell table:style-name="ce109" table:formula="of:=[.G53]/3600*[.J54]" office:value-type="float" office:value="0">
            <text:p>0.0</text:p>
          </table:table-cell>
          <table:table-cell table:style-name="ce74" table:formula="of:=[.G53]" office:value-type="float" office:value="124">
            <text:p>124.0</text:p>
          </table:table-cell>
          <table:table-cell table:style-name="ce127" table:formula="of:=[.$G$5]" office:value-type="float" office:value="14.1" table:number-columns-spanned="1" table:number-rows-spanned="2">
            <text:p>14.10</text:p>
          </table:table-cell>
          <table:table-cell table:style-name="ce139" table:formula="of:=[.M53]*[.Q53]*24" office:value-type="float" office:value="0.235">
            <text:p>0.24</text:p>
          </table:table-cell>
          <table:table-cell table:style-name="ce139" table:formula="of:=[.M53]*[.Q54]*24" office:value-type="float" office:value="0">
            <text:p>0.00</text:p>
          </table:table-cell>
          <table:table-cell table:style-name="ce152"/>
          <table:table-cell table:style-name="ce160" office:value-type="float" office:value="0.000694444444444444">
            <text:p>0:01:00</text:p>
          </table:table-cell>
          <table:table-cell table:style-name="ce160" table:formula="of:=[.R51]+[.Q53]" office:value-type="float" office:value="0.0785979284249904">
            <text:p>1:53:11</text:p>
          </table:table-cell>
          <table:table-cell table:style-name="ce152" table:formula="of:=[.S51]-[.Q53]" office:value-type="time" office:time-value="PT00H27M27.030544S">
            <text:p>00:27:27</text:p>
          </table:table-cell>
          <table:table-cell table:style-name="ce190"/>
          <table:table-cell table:style-name="ce188"/>
          <table:table-cell office:value-type="string">
            <text:p>TURN2</text:p>
          </table:table-cell>
          <table:table-cell table:number-columns-repeated="234"/>
        </table:table-row>
        <table:table-row table:style-name="ro2">
          <table:table-cell table:style-name="ce28"/>
          <table:table-cell table:style-name="ce45" table:formula="of:=[.J55]" office:value-type="float" office:value="66.640073819723">
            <text:p>67</text:p>
          </table:table-cell>
          <table:table-cell table:style-name="ce45" table:formula="of:=[.J55]" office:value-type="float" office:value="66.640073819723">
            <text:p>67</text:p>
          </table:table-cell>
          <table:table-cell table:style-name="ce41" office:value-type="string">
            <text:p>2400</text:p>
          </table:table-cell>
          <table:table-cell table:style-name="ce41" office:value-type="string">
            <text:p>2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53]/3)" office:value-type="float" office:value="0">
            <text:p>0</text:p>
          </table:table-cell>
          <table:table-cell table:style-name="ce110" table:formula="of:=[.K55]+[.K56]" office:value-type="float" office:value="62.0229403269594">
            <text:p>62.0</text:p>
          </table:table-cell>
          <table:table-cell table:style-name="ce75" table:formula="of:=IF([.Q54]&gt;0;[.K53]/([.Q54]*24);&quot;&quot;)">
            <text:p/>
          </table:table-cell>
          <table:covered-table-cell table:style-name="ce128"/>
          <table:table-cell table:style-name="ce140" table:formula="of:=[.N52]+[.N53]" office:value-type="float" office:value="27.8321223123501">
            <text:p>27.83</text:p>
          </table:table-cell>
          <table:table-cell table:style-name="ce140" table:formula="of:=[.O52]+[.O53]" office:value-type="float" office:value="0">
            <text:p>0.00</text:p>
          </table:table-cell>
          <table:table-cell table:style-name="ce153"/>
          <table:table-cell table:style-name="ce161" table:formula="of:=IF([.P54]&gt;0;[.P54]-[.P53];0)" office:value-type="float" office:value="0">
            <text:p>0:00:00</text:p>
          </table:table-cell>
          <table:table-cell table:style-name="ce173" table:formula="of:=IF([.R52]+[.Q54]&gt;0;[.R52]+[.Q54];&quot;&quot;)">
            <text:p/>
          </table:table-cell>
          <table:table-cell table:style-name="ce177" table:formula="of:=[.S52]-[.Q54]" office:value-type="time" office:time-value="PT02H20M37.89156S">
            <text:p>02:20:38</text:p>
          </table:table-cell>
          <table:table-cell table:style-name="ce187" office:value-type="string">
            <text:p><text:s/></text:p>
          </table:table-cell>
          <table:table-cell table:style-name="ce187"/>
          <table:table-cell table:number-columns-repeated="235"/>
        </table:table-row>
        <table:table-row table:style-name="ro2">
          <table:table-cell table:style-name="ce29" office:value-type="string">
            <text:p>Outbound</text:p>
          </table:table-cell>
          <table:table-cell office:value-type="string">
            <text:p><text:s/></text:p>
          </table:table-cell>
          <table:table-cell table:style-name="ce51" office:value-type="string">
            <text:p><text:s/></text:p>
          </table:table-cell>
          <table:table-cell table:style-name="ce54" office:value-type="string">
            <text:p>20</text:p>
          </table:table-cell>
          <table:table-cell office:value-type="string">
            <text:p>Level</text:p>
          </table:table-cell>
          <table:table-cell office:value-type="string" table:number-columns-spanned="1" table:number-rows-spanned="2">
            <text:p>072</text:p>
          </table:table-cell>
          <table:table-cell table:style-name="ce70" office:value-type="float" office:value="124" table:number-columns-spanned="1" table:number-rows-spanned="2">
            <text:p>124.0</text:p>
          </table:table-cell>
          <table:table-cell office:value-type="float" office:value="315">
            <text:p>315</text:p>
          </table:table-cell>
          <table:table-cell table:number-matrix-columns-spanned="1" table:number-matrix-rows-spanned="2" table:formula="of:=TRANSPOSE(WNDHDGGS(DEGTORAD([.F55]);[.G55];DEGTORAD([.H55]);[.H56]))" office:value-type="float" office:value="1.16308870192624">
            <text:p>1.16</text:p>
          </table:table-cell>
          <table:table-cell table:style-name="ce94" table:formula="of:=IF([.I55]=&quot;not&quot;;&quot;not&quot;;RADTODEG([.I55]))" office:value-type="float" office:value="66.640073819723" table:number-columns-spanned="1" table:number-rows-spanned="2">
            <text:p>67</text:p>
          </table:table-cell>
          <table:table-cell table:style-name="ce105" table:formula="of:=[.L55]*([.Q55]*24)" office:value-type="float" office:value="3.59332477072558">
            <text:p>3.6</text:p>
          </table:table-cell>
          <table:table-cell table:style-name="ce70" table:formula="of:=[.I56]" office:value-type="float" office:value="129.359691746121">
            <text:p>129.4</text:p>
          </table:table-cell>
          <table:table-cell table:style-name="ce123" table:formula="of:=[.$G$5]" office:value-type="float" office:value="14.1" table:number-columns-spanned="1" table:number-rows-spanned="2">
            <text:p>14.10</text:p>
          </table:table-cell>
          <table:table-cell table:formula="of:=[.M55]*[.Q55]*24" office:value-type="float" office:value="0.391666666666668">
            <text:p>0.39</text:p>
          </table:table-cell>
          <table:table-cell table:formula="of:=[.M55]*[.Q56]*24" office:value-type="float" office:value="0">
            <text:p>0.00</text:p>
          </table:table-cell>
          <table:table-cell/>
          <table:table-cell office:value-type="float" office:value="0.00115740740740741">
            <text:p>0:01:40</text:p>
          </table:table-cell>
          <table:table-cell table:formula="of:=[.R53]+[.Q55]" office:value-type="float" office:value="0.0797553358323978">
            <text:p>1:54:51</text:p>
          </table:table-cell>
          <table:table-cell table:style-name="ce148" table:formula="of:=[.S53]-[.Q55]" office:value-type="time" office:time-value="PT00H25M47.030544S">
            <text:p>00:25:47</text:p>
          </table:table-cell>
          <table:table-cell table:style-name="ce182"/>
          <table:table-cell table:style-name="ce185"/>
          <table:table-cell office:value-type="string">
            <text:p>WPT</text:p>
          </table:table-cell>
          <table:table-cell table:number-columns-repeated="234"/>
        </table:table-row>
        <table:table-row table:style-name="ro2">
          <table:table-cell table:style-name="ce29"/>
          <table:table-cell table:style-name="ce44" office:value-type="string">
            <text:p><text:s/></text:p>
          </table:table-cell>
          <table:table-cell office:value-type="string">
            <text:p><text:s/></text:p>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29.359691746121">
            <text:p>129.36</text:p>
          </table:table-cell>
          <table:covered-table-cell/>
          <table:table-cell table:formula="of:=[.K57]+[.K58]" office:value-type="float" office:value="58.4296155562338">
            <text:p>58.4</text:p>
          </table:table-cell>
          <table:table-cell table:formula="of:=IF([.Q56]&gt;0;[.K55]/([.Q56]*24);&quot;&quot;)">
            <text:p/>
          </table:table-cell>
          <table:covered-table-cell/>
          <table:table-cell table:style-name="ce137" table:formula="of:=[.N54]+[.N55]" office:value-type="float" office:value="28.2237889790168">
            <text:p>28.22</text:p>
          </table:table-cell>
          <table:table-cell table:style-name="ce137" table:formula="of:=[.O54]+[.O55]" office:value-type="float" office:value="0">
            <text:p>0.00</text:p>
          </table:table-cell>
          <table:table-cell table:style-name="ce149"/>
          <table:table-cell table:style-name="ce157" table:formula="of:=IF([.P56]&gt;0;[.P56]-[.P55];0)" office:value-type="float" office:value="0">
            <text:p>0:00:00</text:p>
          </table:table-cell>
          <table:table-cell table:style-name="ce172" table:formula="of:=IF([.R54]+[.Q56]&gt;0;[.R54]+[.Q56];&quot;&quot;)">
            <text:p/>
          </table:table-cell>
          <table:table-cell table:formula="of:=[.S54]-[.Q56]" office:value-type="time" office:time-value="PT02H20M37.89156S">
            <text:p>02:20:38</text:p>
          </table:table-cell>
          <table:table-cell table:style-name="ce185" table:number-columns-repeated="2"/>
          <table:table-cell table:number-columns-repeated="235"/>
        </table:table-row>
        <table:table-row table:style-name="ro2">
          <table:table-cell table:style-name="ce30" office:value-type="string">
            <text:p>Procedure</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office:value-type="float" office:value="360">
            <text:p>360</text:p>
          </table:table-cell>
          <table:table-cell table:style-name="ce74" office:value-type="float" office:value="124" table:number-columns-spanned="1" table:number-rows-spanned="2">
            <text:p>124.0</text:p>
          </table:table-cell>
          <table:table-cell table:style-name="ce88" office:value-type="float" office:value="0">
            <text:p>0</text:p>
          </table:table-cell>
          <table:table-cell table:style-name="ce65"/>
          <table:table-cell table:style-name="ce65" table:formula="of:=[.F57]+([.H57]*360)" office:value-type="float" office:value="360">
            <text:p>360</text:p>
          </table:table-cell>
          <table:table-cell table:style-name="ce109" table:formula="of:=[.G57]/3600*[.J58]" office:value-type="float" office:value="4.13333333333333">
            <text:p>4.1</text:p>
          </table:table-cell>
          <table:table-cell table:style-name="ce74" table:formula="of:=[.G57]" office:value-type="float" office:value="124">
            <text:p>124.0</text:p>
          </table:table-cell>
          <table:table-cell table:style-name="ce127" table:formula="of:=[.$G$5]" office:value-type="float" office:value="14.1" table:number-columns-spanned="1" table:number-rows-spanned="2">
            <text:p>14.10</text:p>
          </table:table-cell>
          <table:table-cell table:style-name="ce139" table:formula="of:=[.M57]*[.Q57]*24" office:value-type="float" office:value="0.47">
            <text:p>0.47</text:p>
          </table:table-cell>
          <table:table-cell table:style-name="ce139" table:formula="of:=[.M57]*[.Q58]*24" office:value-type="float" office:value="0">
            <text:p>0.00</text:p>
          </table:table-cell>
          <table:table-cell table:style-name="ce152"/>
          <table:table-cell table:style-name="ce160" table:formula="of:=[.J58]/(24*3600)" office:value-type="float" office:value="0.00138888888888889">
            <text:p>0:02:00</text:p>
          </table:table-cell>
          <table:table-cell table:style-name="ce160" table:formula="of:=[.R55]+[.Q57]" office:value-type="float" office:value="0.0811442247212867">
            <text:p>1:56:51</text:p>
          </table:table-cell>
          <table:table-cell table:style-name="ce152" table:formula="of:=[.S55]-[.Q57]" office:value-type="time" office:time-value="PT00H23M47.030544S">
            <text:p>00:23:47</text:p>
          </table:table-cell>
          <table:table-cell table:style-name="ce188"/>
          <table:table-cell table:style-name="ce187"/>
          <table:table-cell office:value-type="string">
            <text:p>TURN</text:p>
          </table:table-cell>
          <table:table-cell table:formula="of:=[.W49]" office:value-type="float" office:value="74">
            <text:p>74</text:p>
          </table:table-cell>
          <table:table-cell table:style-name="ce59" table:formula="of:=[.X49]" office:value-type="float" office:value="0">
            <text:p>0.00</text:p>
          </table:table-cell>
          <table:table-cell table:style-name="ce59" table:formula="of:=[.Z49]-IF([.X57]&gt;0;[.X57]-[.X49];0)" office:value-type="float" office:value="80">
            <text:p>80.00</text:p>
          </table:table-cell>
          <table:table-cell table:style-name="ce59" table:formula="of:=([.Y57])+([.Y57])*([.W57]-[.W49])*0.00056" office:value-type="float" office:value="80">
            <text:p>80.00</text:p>
          </table:table-cell>
          <table:table-cell table:style-name="ce59" table:formula="of:=[.$Y$10]-[.Z57]-[.X57]" office:value-type="float" office:value="0">
            <text:p>0.00</text:p>
          </table:table-cell>
          <table:table-cell table:number-columns-repeated="229"/>
        </table:table-row>
        <table:table-row table:style-name="ro2">
          <table:table-cell table:style-name="ce30" office:value-type="string">
            <text:p>Turn</text:p>
          </table:table-cell>
          <table:table-cell table:style-name="ce45" table:formula="of:=[.J55]" office:value-type="float" office:value="66.640073819723">
            <text:p>67</text:p>
          </table:table-cell>
          <table:table-cell table:style-name="ce45" table:formula="of:=[.J59]" office:value-type="float" office:value="257.359926180277">
            <text:p>257</text:p>
          </table:table-cell>
          <table:table-cell table:style-name="ce41" office:value-type="string">
            <text:p>2400</text:p>
          </table:table-cell>
          <table:table-cell table:style-name="ce41" office:value-type="string">
            <text:p>2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57]/3)" office:value-type="float" office:value="120">
            <text:p>120</text:p>
          </table:table-cell>
          <table:table-cell table:style-name="ce110" table:formula="of:=[.K59]+[.K60]" office:value-type="float" office:value="54.2962822229004">
            <text:p>54.3</text:p>
          </table:table-cell>
          <table:table-cell table:style-name="ce75" table:formula="of:=IF([.Q58]&gt;0;[.K57]/([.Q58]*24);&quot;&quot;)">
            <text:p/>
          </table:table-cell>
          <table:covered-table-cell table:style-name="ce128"/>
          <table:table-cell table:style-name="ce140" table:formula="of:=[.N56]+[.N57]" office:value-type="float" office:value="28.6937889790168">
            <text:p>28.69</text:p>
          </table:table-cell>
          <table:table-cell table:style-name="ce140" table:formula="of:=[.O56]+[.O57]" office:value-type="float" office:value="0">
            <text:p>0.00</text:p>
          </table:table-cell>
          <table:table-cell table:style-name="ce153"/>
          <table:table-cell table:style-name="ce161" table:formula="of:=IF([.P58]&gt;0;[.P58]-[.P57];0)" office:value-type="float" office:value="0">
            <text:p>0:00:00</text:p>
          </table:table-cell>
          <table:table-cell table:style-name="ce173" table:formula="of:=IF([.R56]+[.Q58]&gt;0;[.R56]+[.Q58];&quot;&quot;)">
            <text:p/>
          </table:table-cell>
          <table:table-cell table:style-name="ce177" table:formula="of:=[.S56]-[.Q58]" office:value-type="time" office:time-value="PT02H20M37.89156S">
            <text:p>02:20:38</text:p>
          </table:table-cell>
          <table:table-cell table:style-name="ce187" office:value-type="string">
            <text:p><text:s/></text:p>
          </table:table-cell>
          <table:table-cell table:style-name="ce187"/>
          <table:table-cell table:number-columns-repeated="235"/>
        </table:table-row>
        <table:table-row table:style-name="ro2">
          <table:table-cell table:style-name="ce29" office:value-type="string">
            <text:p>Inbound</text:p>
          </table:table-cell>
          <table:table-cell office:value-type="string">
            <text:p><text:s/></text:p>
          </table:table-cell>
          <table:table-cell table:style-name="ce51" office:value-type="string">
            <text:p><text:s/></text:p>
          </table:table-cell>
          <table:table-cell table:style-name="ce54" office:value-type="string">
            <text:p>20</text:p>
          </table:table-cell>
          <table:table-cell office:value-type="string">
            <text:p>Level</text:p>
          </table:table-cell>
          <table:table-cell office:value-type="string" table:number-columns-spanned="1" table:number-rows-spanned="2">
            <text:p>252</text:p>
          </table:table-cell>
          <table:table-cell table:style-name="ce70" office:value-type="float" office:value="124" table:number-columns-spanned="1" table:number-rows-spanned="2">
            <text:p>124.0</text:p>
          </table:table-cell>
          <table:table-cell office:value-type="float" office:value="315">
            <text:p>315</text:p>
          </table:table-cell>
          <table:table-cell table:number-matrix-columns-spanned="1" table:number-matrix-rows-spanned="2" table:formula="of:=TRANSPOSE(WNDHDGGS(DEGTORAD([.F59]);[.G59];DEGTORAD([.H59]);[.H60]))" office:value-type="float" office:value="4.49177807453538">
            <text:p>4.49</text:p>
          </table:table-cell>
          <table:table-cell table:style-name="ce94" table:formula="of:=IF([.I59]=&quot;not&quot;;&quot;not&quot;;RADTODEG([.I59]))" office:value-type="float" office:value="257.359926180277" table:number-columns-spanned="1" table:number-rows-spanned="2">
            <text:p>257</text:p>
          </table:table-cell>
          <table:table-cell table:style-name="ce105" table:formula="of:=[.L59]*([.Q59]*24)" office:value-type="float" office:value="2.61235419450875">
            <text:p>2.6</text:p>
          </table:table-cell>
          <table:table-cell table:style-name="ce70" table:formula="of:=[.I60]" office:value-type="float" office:value="117.555938752892">
            <text:p>117.6</text:p>
          </table:table-cell>
          <table:table-cell table:style-name="ce123" table:formula="of:=[.$G$5]" office:value-type="float" office:value="14.1" table:number-columns-spanned="1" table:number-rows-spanned="2">
            <text:p>14.10</text:p>
          </table:table-cell>
          <table:table-cell table:formula="of:=[.M59]*[.Q59]*24" office:value-type="float" office:value="0.313333333333337">
            <text:p>0.31</text:p>
          </table:table-cell>
          <table:table-cell table:formula="of:=[.M59]*[.Q60]*24" office:value-type="float" office:value="0">
            <text:p>0.00</text:p>
          </table:table-cell>
          <table:table-cell/>
          <table:table-cell office:value-type="float" office:value="0.000925925925925936">
            <text:p>0:01:20</text:p>
          </table:table-cell>
          <table:table-cell table:formula="of:=[.R57]+[.Q59]" office:value-type="float" office:value="0.0820701506472127">
            <text:p>1:58:11</text:p>
          </table:table-cell>
          <table:table-cell table:style-name="ce148" table:formula="of:=[.S57]-[.Q59]" office:value-type="time" office:time-value="PT00H22M27.030544S">
            <text:p>00:22:27</text:p>
          </table:table-cell>
          <table:table-cell table:style-name="ce182"/>
          <table:table-cell table:style-name="ce185"/>
          <table:table-cell office:value-type="string">
            <text:p>WPT</text:p>
          </table:table-cell>
          <table:table-cell table:number-columns-repeated="234"/>
        </table:table-row>
        <table:table-row table:style-name="ro2">
          <table:table-cell table:style-name="ce29"/>
          <table:table-cell table:style-name="ce44" office:value-type="string">
            <text:p><text:s/></text:p>
          </table:table-cell>
          <table:table-cell office:value-type="string">
            <text:p><text:s/></text:p>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17.555938752892">
            <text:p>117.56</text:p>
          </table:table-cell>
          <table:covered-table-cell/>
          <table:table-cell table:formula="of:=[.K61]+[.K62]" office:value-type="float" office:value="51.6839280283917">
            <text:p>51.7</text:p>
          </table:table-cell>
          <table:table-cell table:formula="of:=IF([.Q60]&gt;0;[.K59]/([.Q60]*24);&quot;&quot;)">
            <text:p/>
          </table:table-cell>
          <table:covered-table-cell/>
          <table:table-cell table:style-name="ce137" table:formula="of:=[.N58]+[.N59]" office:value-type="float" office:value="29.0071223123501">
            <text:p>29.01</text:p>
          </table:table-cell>
          <table:table-cell table:style-name="ce137" table:formula="of:=[.O58]+[.O59]" office:value-type="float" office:value="0">
            <text:p>0.00</text:p>
          </table:table-cell>
          <table:table-cell table:style-name="ce149"/>
          <table:table-cell table:style-name="ce157" table:formula="of:=IF([.P60]&gt;0;[.P60]-[.P59];0)" office:value-type="float" office:value="0">
            <text:p>0:00:00</text:p>
          </table:table-cell>
          <table:table-cell table:style-name="ce172" table:formula="of:=IF([.R58]+[.Q60]&gt;0;[.R58]+[.Q60];&quot;&quot;)">
            <text:p/>
          </table:table-cell>
          <table:table-cell table:formula="of:=[.S58]-[.Q60]" office:value-type="time" office:time-value="PT02H20M37.89156S">
            <text:p>02:20:38</text:p>
          </table:table-cell>
          <table:table-cell table:style-name="ce185" table:number-columns-repeated="2"/>
          <table:table-cell table:number-columns-repeated="235"/>
        </table:table-row>
        <table:table-row table:style-name="ro2">
          <table:table-cell table:style-name="ce31" office:value-type="string">
            <text:p>Departure</text:p>
          </table:table-cell>
          <table:table-cell table:style-name="ce46"/>
          <table:table-cell table:style-name="ce11"/>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342</text:p>
          </table:table-cell>
          <table:table-cell table:style-name="ce72" office:value-type="float" office:value="124" table:number-columns-spanned="1" table:number-rows-spanned="2">
            <text:p>124.0</text:p>
          </table:table-cell>
          <table:table-cell table:style-name="ce86" office:value-type="float" office:value="315">
            <text:p>315</text:p>
          </table:table-cell>
          <table:table-cell table:style-name="ce91" table:number-matrix-columns-spanned="1" table:number-matrix-rows-spanned="2" table:formula="of:=TRANSPOSE(WNDHDGGS(DEGTORAD([.F61]);[.G61];DEGTORAD([.H61]);[.H62]))" office:value-type="float" office:value="5.92141227503133">
            <text:p>5.92</text:p>
          </table:table-cell>
          <table:table-cell table:style-name="ce96" table:formula="of:=IF([.I61]=&quot;not&quot;;&quot;not&quot;;RADTODEG([.I61]))" office:value-type="float" office:value="339.271932116254" table:number-columns-spanned="1" table:number-rows-spanned="2">
            <text:p>339</text:p>
          </table:table-cell>
          <table:table-cell table:style-name="ce107" table:formula="of:=[.L61]*([.Q61]*24)" office:value-type="float" office:value="4.30392802839169">
            <text:p>4.3</text:p>
          </table:table-cell>
          <table:table-cell table:style-name="ce72" table:formula="of:=[.I62]" office:value-type="float" office:value="112.276383349349">
            <text:p>112.3</text:p>
          </table:table-cell>
          <table:table-cell table:style-name="ce125" table:formula="of:=[.$G$5]" office:value-type="float" office:value="14.1" table:number-columns-spanned="1" table:number-rows-spanned="2">
            <text:p>14.10</text:p>
          </table:table-cell>
          <table:table-cell table:style-name="ce112" table:formula="of:=[.M61]*[.Q61]*24" office:value-type="float" office:value="0.540499999999999">
            <text:p>0.54</text:p>
          </table:table-cell>
          <table:table-cell table:style-name="ce112" table:formula="of:=[.M61]*[.Q62]*24" office:value-type="float" office:value="0">
            <text:p>0.00</text:p>
          </table:table-cell>
          <table:table-cell table:style-name="ce150"/>
          <table:table-cell table:style-name="ce158" office:value-type="float" office:value="0.00159722222222222">
            <text:p>0:02:18</text:p>
          </table:table-cell>
          <table:table-cell table:style-name="ce158" table:formula="of:=[.R59]+[.Q61]" office:value-type="float" office:value="0.0836673728694349">
            <text:p>2:00:29</text:p>
          </table:table-cell>
          <table:table-cell table:style-name="ce150" table:formula="of:=[.S59]-[.Q61]" office:value-type="time" office:time-value="PT00H20M09.030544S">
            <text:p>00:20:09</text:p>
          </table:table-cell>
          <table:table-cell table:style-name="ce191" office:value-type="string">
            <text:p>Tgt GS</text:p>
          </table:table-cell>
          <table:table-cell table:style-name="ce201" table:formula="of:=([.K60]-[.$K$70])/([.S60]*24)" office:value-type="float" office:value="17.9976407410776">
            <text:p>18.0</text:p>
          </table:table-cell>
          <table:table-cell office:value-type="string">
            <text:p>WPT</text:p>
          </table:table-cell>
          <table:table-cell table:number-columns-repeated="234"/>
        </table:table-row>
        <table:table-row table:style-name="ro2">
          <table:table-cell table:style-name="ce31" office:value-type="string">
            <text:p>Turn</text:p>
          </table:table-cell>
          <table:table-cell table:style-name="ce46"/>
          <table:table-cell table:style-name="ce11"/>
          <table:table-cell table:style-name="ce43" office:value-type="string">
            <text:p>2400</text:p>
          </table:table-cell>
          <table:table-cell table:style-name="ce43" office:value-type="string">
            <text:p>2000</text:p>
          </table:table-cell>
          <table:covered-table-cell table:style-name="ce63"/>
          <table:covered-table-cell table:style-name="ce73"/>
          <table:table-cell table:style-name="ce87" office:value-type="float" office:value="13">
            <text:p>13</text:p>
          </table:table-cell>
          <table:table-cell table:style-name="ce92" office:value-type="float" office:value="112.276383349349">
            <text:p>112.28</text:p>
          </table:table-cell>
          <table:covered-table-cell table:style-name="ce97"/>
          <table:table-cell table:style-name="ce108" table:formula="of:=[.K63]+[.K64]" office:value-type="float" office:value="47.38">
            <text:p>47.4</text:p>
          </table:table-cell>
          <table:table-cell table:style-name="ce73" table:formula="of:=IF([.Q62]&gt;0;[.K61]/([.Q62]*24);&quot;&quot;)">
            <text:p/>
          </table:table-cell>
          <table:covered-table-cell table:style-name="ce126"/>
          <table:table-cell table:style-name="ce138" table:formula="of:=[.N60]+[.N61]" office:value-type="float" office:value="29.5476223123501">
            <text:p>29.55</text:p>
          </table:table-cell>
          <table:table-cell table:style-name="ce138" table:formula="of:=[.O60]+[.O61]" office:value-type="float" office:value="0">
            <text:p>0.00</text:p>
          </table:table-cell>
          <table:table-cell table:style-name="ce151"/>
          <table:table-cell table:style-name="ce159" table:formula="of:=IF([.P62]&gt;0;[.P62]-[.P61];0)" office:value-type="float" office:value="0">
            <text:p>0:00:00</text:p>
          </table:table-cell>
          <table:table-cell table:style-name="ce171" table:formula="of:=IF([.R60]+[.Q62]&gt;0;[.R60]+[.Q62];&quot;&quot;)">
            <text:p/>
          </table:table-cell>
          <table:table-cell table:style-name="ce176" table:formula="of:=[.S60]-[.Q62]" office:value-type="time" office:time-value="PT02H20M37.89156S">
            <text:p>02:20:38</text:p>
          </table:table-cell>
          <table:table-cell table:style-name="ce192" office:value-type="string">
            <text:p>AS Adj</text:p>
          </table:table-cell>
          <table:table-cell table:style-name="ce202" table:formula="of:=[.U61]-[.L60]" office:value-type="float" office:value="17.9976407410776">
            <text:p>18.0</text:p>
          </table:table-cell>
          <table:table-cell table:number-columns-repeated="235"/>
        </table:table-row>
        <table:table-row table:style-name="ro2">
          <table:table-cell table:style-name="ce19" office:value-type="string">
            <text:p>I5 &amp; Gyle</text:p>
          </table:table-cell>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342</text:p>
          </table:table-cell>
          <table:table-cell table:style-name="ce70" office:value-type="float" office:value="124" table:number-columns-spanned="1" table:number-rows-spanned="2">
            <text:p>124.0</text:p>
          </table:table-cell>
          <table:table-cell office:value-type="float" office:value="315">
            <text:p>315</text:p>
          </table:table-cell>
          <table:table-cell table:number-matrix-columns-spanned="1" table:number-matrix-rows-spanned="2" table:formula="of:=TRANSPOSE(WNDHDGGS(DEGTORAD([.F63]);[.G63];DEGTORAD([.H63]);[.H64]))" office:value-type="float" office:value="5.92141227503133">
            <text:p>5.92</text:p>
          </table:table-cell>
          <table:table-cell table:style-name="ce94" table:formula="of:=IF([.I63]=&quot;not&quot;;&quot;not&quot;;RADTODEG([.I63]))" office:value-type="float" office:value="339.271932116254" table:number-columns-spanned="1" table:number-rows-spanned="2">
            <text:p>339</text:p>
          </table:table-cell>
          <table:table-cell table:style-name="ce111" office:value-type="float" office:value="15.61">
            <text:p>15.61</text:p>
          </table:table-cell>
          <table:table-cell table:style-name="ce70" table:formula="of:=[.I64]" office:value-type="float" office:value="112.276383349349">
            <text:p>112.3</text:p>
          </table:table-cell>
          <table:table-cell table:style-name="ce123" table:formula="of:=[.$J$5]" office:value-type="float" office:value="14.1" table:number-columns-spanned="1" table:number-rows-spanned="2">
            <text:p>14.10</text:p>
          </table:table-cell>
          <table:table-cell table:formula="of:=[.M63]*[.Q63]*24" office:value-type="float" office:value="1.96034992786644">
            <text:p>1.96</text:p>
          </table:table-cell>
          <table:table-cell table:formula="of:=[.M63]*[.Q64]*24" office:value-type="float" office:value="0">
            <text:p>0.00</text:p>
          </table:table-cell>
          <table:table-cell/>
          <table:table-cell table:formula="of:=([.K63]/[.L63])/24" office:value-type="float" office:value="0.00579299624074007">
            <text:p>0:08:21</text:p>
          </table:table-cell>
          <table:table-cell table:formula="of:=[.R61]+[.Q63]" office:value-type="float" office:value="0.0894603691101749">
            <text:p>2:08:49</text:p>
          </table:table-cell>
          <table:table-cell table:style-name="ce148" table:formula="of:=[.S61]-[.Q63]" office:value-type="time" office:time-value="PT00H11M48.515669S">
            <text:p>00:11:49</text:p>
          </table:table-cell>
          <table:table-cell table:style-name="ce193" office:value-type="string">
            <text:p>Tgt GS</text:p>
          </table:table-cell>
          <table:table-cell table:style-name="ce203" table:formula="of:=([.K62]-[.$K$70])/([.S62]*24)" office:value-type="float" office:value="16.1613833309494">
            <text:p>16.2</text:p>
          </table:table-cell>
          <table:table-cell office:value-type="string">
            <text:p>WPT</text:p>
          </table:table-cell>
          <table:table-cell table:formula="of:=[.W57]" office:value-type="float" office:value="74">
            <text:p>74</text:p>
          </table:table-cell>
          <table:table-cell table:style-name="ce59" table:formula="of:=[.X57]" office:value-type="float" office:value="0">
            <text:p>0.00</text:p>
          </table:table-cell>
          <table:table-cell table:style-name="ce59" table:formula="of:=[.Z57]-IF([.X63]&gt;0;[.X63]-[.X57];0)" office:value-type="float" office:value="80">
            <text:p>80.00</text:p>
          </table:table-cell>
          <table:table-cell table:style-name="ce59" table:formula="of:=([.Y63])+([.Y63])*([.W63]-[.W57])*0.00056" office:value-type="float" office:value="80">
            <text:p>80.00</text:p>
          </table:table-cell>
          <table:table-cell table:style-name="ce59" table:formula="of:=[.$Y$10]-[.Z63]-[.X63]" office:value-type="float" office:value="0">
            <text:p>0.00</text:p>
          </table:table-cell>
          <table:table-cell table:number-columns-repeated="229"/>
        </table:table-row>
        <table:table-row table:style-name="ro2">
          <table:table-cell table:style-name="ce8" office:value-type="string">
            <text:p><text:s/></text:p>
          </table:table-cell>
          <table:table-cell table:style-name="ce8"/>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12.276383349349">
            <text:p>112.28</text:p>
          </table:table-cell>
          <table:covered-table-cell/>
          <table:table-cell table:formula="of:=[.K65]+[.K66]" office:value-type="float" office:value="31.77">
            <text:p>31.8</text:p>
          </table:table-cell>
          <table:table-cell table:formula="of:=IF([.Q64]&gt;0;[.K63]/([.Q64]*24);&quot;&quot;)">
            <text:p/>
          </table:table-cell>
          <table:covered-table-cell/>
          <table:table-cell table:style-name="ce137" table:formula="of:=[.N62]+[.N63]" office:value-type="float" office:value="31.5079722402165">
            <text:p>31.51</text:p>
          </table:table-cell>
          <table:table-cell table:style-name="ce137" table:formula="of:=[.O62]+[.O63]" office:value-type="float" office:value="0">
            <text:p>0.00</text:p>
          </table:table-cell>
          <table:table-cell table:style-name="ce149"/>
          <table:table-cell table:style-name="ce157" table:formula="of:=IF([.P64]&gt;0;[.P64]-[.P63];0)" office:value-type="float" office:value="0">
            <text:p>0:00:00</text:p>
          </table:table-cell>
          <table:table-cell table:style-name="ce172" table:formula="of:=IF([.R62]+[.Q64]&gt;0;[.R62]+[.Q64];&quot;&quot;)">
            <text:p/>
          </table:table-cell>
          <table:table-cell table:formula="of:=[.S62]-[.Q64]" office:value-type="time" office:time-value="PT02H20M37.89156S">
            <text:p>02:20:38</text:p>
          </table:table-cell>
          <table:table-cell table:style-name="ce194" office:value-type="string">
            <text:p>AS Adj</text:p>
          </table:table-cell>
          <table:table-cell table:style-name="ce204" table:formula="of:=[.U63]-[.L62]" office:value-type="float" office:value="16.1613833309494">
            <text:p>16.2</text:p>
          </table:table-cell>
          <table:table-cell table:style-name="ce207" table:formula="of:=([.K63]/[.U63])/24" office:value-type="float" office:value="0.0402451110370672">
            <text:p>0:57:57</text:p>
          </table:table-cell>
          <table:table-cell table:number-columns-repeated="234"/>
        </table:table-row>
        <table:table-row table:style-name="ro2">
          <table:table-cell table:style-name="ce13" office:value-type="string">
            <text:p>I5 &amp; 36</text:p>
          </table:table-cell>
          <table:table-cell table:style-name="ce9"/>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337</text:p>
          </table:table-cell>
          <table:table-cell table:style-name="ce72" office:value-type="float" office:value="124" table:number-columns-spanned="1" table:number-rows-spanned="2">
            <text:p>124.0</text:p>
          </table:table-cell>
          <table:table-cell table:style-name="ce86" office:value-type="float" office:value="315">
            <text:p>315</text:p>
          </table:table-cell>
          <table:table-cell table:style-name="ce91" table:number-matrix-columns-spanned="1" table:number-matrix-rows-spanned="2" table:formula="of:=TRANSPOSE(WNDHDGGS(DEGTORAD([.F65]);[.G65];DEGTORAD([.H65]);[.H66]))" office:value-type="float" office:value="5.84247620453395">
            <text:p>5.84</text:p>
          </table:table-cell>
          <table:table-cell table:style-name="ce96" table:formula="of:=IF([.I65]=&quot;not&quot;;&quot;not&quot;;RADTODEG([.I65]))" office:value-type="float" office:value="334.749228425407" table:number-columns-spanned="1" table:number-rows-spanned="2">
            <text:p>335</text:p>
          </table:table-cell>
          <table:table-cell table:style-name="ce112" office:value-type="float" office:value="10.85">
            <text:p>10.85</text:p>
          </table:table-cell>
          <table:table-cell table:style-name="ce72" table:formula="of:=[.I66]" office:value-type="float" office:value="111.850944815317">
            <text:p>111.9</text:p>
          </table:table-cell>
          <table:table-cell table:style-name="ce125" table:formula="of:=[.$J$5]" office:value-type="float" office:value="14.1" table:number-columns-spanned="1" table:number-rows-spanned="2">
            <text:p>14.10</text:p>
          </table:table-cell>
          <table:table-cell table:style-name="ce112" table:formula="of:=[.M65]*[.Q65]*24" office:value-type="float" office:value="1.3677577802548">
            <text:p>1.37</text:p>
          </table:table-cell>
          <table:table-cell table:style-name="ce112" table:formula="of:=[.M65]*[.Q66]*24" office:value-type="float" office:value="0">
            <text:p>0.00</text:p>
          </table:table-cell>
          <table:table-cell table:style-name="ce150"/>
          <table:table-cell table:style-name="ce158" table:formula="of:=([.K65]/[.L65])/24" office:value-type="float" office:value="0.00404183741210046">
            <text:p>0:05:49</text:p>
          </table:table-cell>
          <table:table-cell table:style-name="ce158" table:formula="of:=[.R63]+[.Q65]" office:value-type="float" office:value="0.0935022065222754">
            <text:p>2:14:39</text:p>
          </table:table-cell>
          <table:table-cell table:style-name="ce150" table:formula="of:=[.S63]-[.Q65]" office:value-type="time" office:time-value="PT00H05M59.300916S">
            <text:p>00:05:59</text:p>
          </table:table-cell>
          <table:table-cell table:style-name="ce183" office:value-type="string">
            <text:p>Call Timers 122.9 <text:s text:c="3"/>Ttg GS</text:p>
          </table:table-cell>
          <table:table-cell table:style-name="ce201" table:formula="of:=([.K64]-[.$K$70])/([.S64]*24)" office:value-type="float" office:value="9.50142573337497">
            <text:p>9.5</text:p>
          </table:table-cell>
          <table:table-cell table:style-name="ce208" office:value-type="string">
            <text:p>WPT</text:p>
          </table:table-cell>
          <table:table-cell table:number-columns-repeated="234"/>
        </table:table-row>
        <table:table-row table:style-name="ro2">
          <table:table-cell table:style-name="ce11" office:value-type="string">
            <text:p><text:s/></text:p>
          </table:table-cell>
          <table:table-cell table:style-name="ce11"/>
          <table:table-cell table:style-name="ce43"/>
          <table:table-cell table:style-name="ce43" office:value-type="string">
            <text:p>2400</text:p>
          </table:table-cell>
          <table:table-cell table:style-name="ce43" office:value-type="string">
            <text:p>2000</text:p>
          </table:table-cell>
          <table:covered-table-cell table:style-name="ce63"/>
          <table:covered-table-cell table:style-name="ce73"/>
          <table:table-cell table:style-name="ce87" office:value-type="float" office:value="13">
            <text:p>13</text:p>
          </table:table-cell>
          <table:table-cell table:style-name="ce92" office:value-type="float" office:value="111.850944815317">
            <text:p>111.85</text:p>
          </table:table-cell>
          <table:covered-table-cell table:style-name="ce97"/>
          <table:table-cell table:style-name="ce108" table:formula="of:=[.K67]+[.K68]" office:value-type="float" office:value="20.92">
            <text:p>20.9</text:p>
          </table:table-cell>
          <table:table-cell table:style-name="ce73" table:formula="of:=IF([.Q66]&gt;0;[.K65]/([.Q66]*24);&quot;&quot;)">
            <text:p/>
          </table:table-cell>
          <table:covered-table-cell table:style-name="ce126"/>
          <table:table-cell table:style-name="ce138" table:formula="of:=[.N64]+[.N65]" office:value-type="float" office:value="32.8757300204713">
            <text:p>32.88</text:p>
          </table:table-cell>
          <table:table-cell table:style-name="ce138" table:formula="of:=[.O64]+[.O65]" office:value-type="float" office:value="0">
            <text:p>0.00</text:p>
          </table:table-cell>
          <table:table-cell table:style-name="ce151"/>
          <table:table-cell table:style-name="ce159" table:formula="of:=IF([.P66]&gt;0;[.P66]-[.P65];0)" office:value-type="float" office:value="0">
            <text:p>0:00:00</text:p>
          </table:table-cell>
          <table:table-cell table:style-name="ce171" table:formula="of:=IF([.R64]+[.Q66]&gt;0;[.R64]+[.Q66];&quot;&quot;)">
            <text:p/>
          </table:table-cell>
          <table:table-cell table:style-name="ce176" table:formula="of:=[.S64]-[.Q66]" office:value-type="time" office:time-value="PT02H20M37.89156S">
            <text:p>02:20:38</text:p>
          </table:table-cell>
          <table:table-cell table:style-name="ce195" office:value-type="string">
            <text:p>@ RBL &amp; Descend <text:s/>AS Adj</text:p>
          </table:table-cell>
          <table:table-cell table:style-name="ce202" table:formula="of:=[.U65]-[.L64]" office:value-type="float" office:value="9.50142573337497">
            <text:p>9.5</text:p>
          </table:table-cell>
          <table:table-cell table:style-name="ce207" table:formula="of:=([.K65]/[.U65])/24" office:value-type="float" office:value="0.0475805785383696">
            <text:p>1:08:31</text:p>
          </table:table-cell>
          <table:table-cell table:number-columns-repeated="234"/>
        </table:table-row>
        <table:table-row table:style-name="ro3">
          <table:table-cell table:style-name="ce19" office:value-type="string">
            <text:p>Jellys Ferry </text:p>
          </table:table-cell>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352</text:p>
          </table:table-cell>
          <table:table-cell table:style-name="ce70" office:value-type="float" office:value="128" table:number-columns-spanned="1" table:number-rows-spanned="2">
            <text:p>128.0</text:p>
          </table:table-cell>
          <table:table-cell office:value-type="float" office:value="335">
            <text:p>335</text:p>
          </table:table-cell>
          <table:table-cell table:number-matrix-columns-spanned="1" table:number-matrix-rows-spanned="2" table:formula="of:=TRANSPOSE(WNDHDGGS(DEGTORAD([.F67]);[.G67];DEGTORAD([.H67]);[.H68]))" office:value-type="float" office:value="6.11386060032647">
            <text:p>6.11</text:p>
          </table:table-cell>
          <table:table-cell table:style-name="ce94" table:formula="of:=IF([.I67]=&quot;not&quot;;&quot;not&quot;;RADTODEG([.I67]))" office:value-type="float" office:value="350.298408930027" table:number-columns-spanned="1" table:number-rows-spanned="2">
            <text:p>350</text:p>
          </table:table-cell>
          <table:table-cell table:style-name="ce111" office:value-type="float" office:value="8.23">
            <text:p>8.23</text:p>
          </table:table-cell>
          <table:table-cell table:style-name="ce70" table:formula="of:=[.I68]" office:value-type="float" office:value="115.511594770228">
            <text:p>115.5</text:p>
          </table:table-cell>
          <table:table-cell table:style-name="ce123" table:formula="of:=[.$J$5]" office:value-type="float" office:value="14.1" table:number-columns-spanned="1" table:number-rows-spanned="2">
            <text:p>14.10</text:p>
          </table:table-cell>
          <table:table-cell table:formula="of:=[.M67]*[.Q67]*24" office:value-type="float" office:value="1.00460044925212">
            <text:p>1.00</text:p>
          </table:table-cell>
          <table:table-cell table:formula="of:=[.M67]*[.Q68]*24" office:value-type="float" office:value="0">
            <text:p>0.00</text:p>
          </table:table-cell>
          <table:table-cell/>
          <table:table-cell table:formula="of:=([.K67]/[.L67])/24" office:value-type="float" office:value="0.00296867745050864">
            <text:p>0:04:16</text:p>
          </table:table-cell>
          <table:table-cell table:formula="of:=[.R65]+[.Q67]" office:value-type="float" office:value="0.096470883972784">
            <text:p>2:18:55</text:p>
          </table:table-cell>
          <table:table-cell table:style-name="ce148" table:formula="of:=[.S65]-[.Q67]" office:value-type="time" office:time-value="PT00H01M42.807184S">
            <text:p>00:01:43</text:p>
          </table:table-cell>
          <table:table-cell table:style-name="ce196" office:value-type="string">
            <text:p><text:span text:style-name="T1">Call Timers 122.9 <text:s text:c="2"/></text:span><text:span text:style-name="T2">Tgt GS</text:span></text:p>
          </table:table-cell>
          <table:table-cell table:style-name="ce203" table:formula="of:=([.K66]-[.$K$70])/([.S66]*24)" office:value-type="float" office:value="4.87230722385012">
            <text:p>4.9</text:p>
          </table:table-cell>
          <table:table-cell table:style-name="ce208" office:value-type="string">
            <text:p>WPT</text:p>
          </table:table-cell>
          <table:table-cell table:formula="of:=[.W63]" office:value-type="float" office:value="74">
            <text:p>74</text:p>
          </table:table-cell>
          <table:table-cell table:style-name="ce59" table:formula="of:=[.X63]" office:value-type="float" office:value="0">
            <text:p>0.00</text:p>
          </table:table-cell>
          <table:table-cell table:style-name="ce59" table:formula="of:=[.Z63]-IF([.X67]&gt;0;[.X67]-[.X63];0)" office:value-type="float" office:value="80">
            <text:p>80.00</text:p>
          </table:table-cell>
          <table:table-cell table:style-name="ce59" table:formula="of:=([.Y67])+([.Y67])*([.W67]-[.W63])*0.00056" office:value-type="float" office:value="80">
            <text:p>80.00</text:p>
          </table:table-cell>
          <table:table-cell table:style-name="ce59" table:formula="of:=[.$Y$10]-[.Z67]-[.X67]" office:value-type="float" office:value="0">
            <text:p>0.00</text:p>
          </table:table-cell>
          <table:table-cell table:number-columns-repeated="229"/>
        </table:table-row>
        <table:table-row table:style-name="ro2">
          <table:table-cell table:style-name="ce8" office:value-type="string">
            <text:p>Nr Bridge</text:p>
          </table:table-cell>
          <table:table-cell table:style-name="ce8"/>
          <table:table-cell/>
          <table:table-cell office:value-type="string">
            <text:p>2400</text:p>
          </table:table-cell>
          <table:table-cell table:style-name="ce44" office:value-type="string">
            <text:p>1000</text:p>
          </table:table-cell>
          <table:covered-table-cell table:style-name="ce64"/>
          <table:covered-table-cell/>
          <table:table-cell table:style-name="ce85" office:value-type="float" office:value="13">
            <text:p>13</text:p>
          </table:table-cell>
          <table:table-cell table:style-name="ce90" office:value-type="float" office:value="115.511594770228">
            <text:p>115.51</text:p>
          </table:table-cell>
          <table:covered-table-cell/>
          <table:table-cell table:formula="of:=[.K69]+[.K70]" office:value-type="float" office:value="12.69">
            <text:p>12.7</text:p>
          </table:table-cell>
          <table:table-cell table:formula="of:=IF([.Q68]&gt;0;[.K67]/([.Q68]*24);&quot;&quot;)">
            <text:p/>
          </table:table-cell>
          <table:covered-table-cell/>
          <table:table-cell table:style-name="ce137" table:formula="of:=[.N66]+[.N67]" office:value-type="float" office:value="33.8803304697235">
            <text:p>33.88</text:p>
          </table:table-cell>
          <table:table-cell table:style-name="ce137" table:formula="of:=[.O66]+[.O67]" office:value-type="float" office:value="0">
            <text:p>0.00</text:p>
          </table:table-cell>
          <table:table-cell table:style-name="ce149"/>
          <table:table-cell table:style-name="ce157" table:formula="of:=IF([.P68]&gt;0;[.P68]-[.P67];0)" office:value-type="float" office:value="0">
            <text:p>0:00:00</text:p>
          </table:table-cell>
          <table:table-cell table:style-name="ce172" table:formula="of:=IF([.R66]+[.Q68]&gt;0;[.R66]+[.Q68];&quot;&quot;)">
            <text:p/>
          </table:table-cell>
          <table:table-cell table:formula="of:=[.S66]-[.Q68]" office:value-type="time" office:time-value="PT02H20M37.89156S">
            <text:p>02:20:38</text:p>
          </table:table-cell>
          <table:table-cell table:style-name="ce194" office:value-type="string">
            <text:p>5 miles out <text:s text:c="7"/>AS Adj</text:p>
          </table:table-cell>
          <table:table-cell table:style-name="ce204" table:formula="of:=[.U67]-[.L66]" office:value-type="float" office:value="4.87230722385012">
            <text:p>4.9</text:p>
          </table:table-cell>
          <table:table-cell table:style-name="ce207" table:formula="of:=([.K67]/[.U67])/24" office:value-type="float" office:value="0.0703807561616963">
            <text:p>1:41:21</text:p>
          </table:table-cell>
          <table:table-cell table:number-columns-repeated="234"/>
        </table:table-row>
        <table:table-row table:style-name="ro2">
          <table:table-cell table:style-name="ce32" office:value-type="string">
            <text:p>Check Point</text:p>
          </table:table-cell>
          <table:table-cell table:style-name="ce9"/>
          <table:table-cell table:style-name="ce50"/>
          <table:table-cell table:style-name="ce55" office:value-type="string">
            <text:p>18</text:p>
          </table:table-cell>
          <table:table-cell table:style-name="ce50" office:value-type="string">
            <text:p>Level</text:p>
          </table:table-cell>
          <table:table-cell table:style-name="ce57" office:value-type="string" table:number-columns-spanned="1" table:number-rows-spanned="2">
            <text:p>315</text:p>
          </table:table-cell>
          <table:table-cell table:style-name="ce76" office:value-type="float" office:value="124" table:number-columns-spanned="1" table:number-rows-spanned="2">
            <text:p>124.0</text:p>
          </table:table-cell>
          <table:table-cell table:style-name="ce86" office:value-type="float" office:value="335">
            <text:p>335</text:p>
          </table:table-cell>
          <table:table-cell table:style-name="ce91" table:number-matrix-columns-spanned="1" table:number-matrix-rows-spanned="2" table:formula="of:=TRANSPOSE(WNDHDGGS(DEGTORAD([.F69]);[.G69];DEGTORAD([.H69]);[.H70]))" office:value-type="float" office:value="5.53365178241284">
            <text:p>5.53</text:p>
          </table:table-cell>
          <table:table-cell table:style-name="ce98" table:formula="of:=IF([.I69]=&quot;not&quot;;&quot;not&quot;;RADTODEG([.I69]))" office:value-type="float" office:value="317.054892427301" table:number-columns-spanned="1" table:number-rows-spanned="2">
            <text:p>317</text:p>
          </table:table-cell>
          <table:table-cell table:style-name="ce112" office:value-type="float" office:value="3.19">
            <text:p>3.19</text:p>
          </table:table-cell>
          <table:table-cell table:style-name="ce72" table:formula="of:=[.I70]" office:value-type="float" office:value="111.704255594793">
            <text:p>111.7</text:p>
          </table:table-cell>
          <table:table-cell table:style-name="ce129" table:formula="of:=[.$J$5]" office:value-type="float" office:value="14.1" table:number-columns-spanned="1" table:number-rows-spanned="2">
            <text:p>14.10</text:p>
          </table:table-cell>
          <table:table-cell table:style-name="ce112" table:formula="of:=[.M69]*[.Q69]*24" office:value-type="float" office:value="0.402661472121179">
            <text:p>0.40</text:p>
          </table:table-cell>
          <table:table-cell table:style-name="ce112" table:formula="of:=[.M69]*[.Q70]*24" office:value-type="float" office:value="0">
            <text:p>0.00</text:p>
          </table:table-cell>
          <table:table-cell table:style-name="ce150"/>
          <table:table-cell table:style-name="ce158" table:formula="of:=([.K69]/[.L69])/24" office:value-type="float" office:value="0.00118989796726117">
            <text:p>0:01:43</text:p>
          </table:table-cell>
          <table:table-cell table:style-name="ce158" table:formula="of:=[.R67]+[.Q69]" office:value-type="float" office:value="0.0976607819400452">
            <text:p>2:20:38</text:p>
          </table:table-cell>
          <table:table-cell table:style-name="ce150" table:formula="of:=[.S67]-[.Q69]" office:value-type="time" office:time-value="-PT00H00M00S">
            <text:p>00:00:00</text:p>
          </table:table-cell>
          <table:table-cell table:style-name="ce197" office:value-type="string">
            <text:p>Flaps Up, TWR 119.8 <text:s/>Tgt GS</text:p>
          </table:table-cell>
          <table:table-cell table:style-name="ce201" table:formula="of:=([.K68]-[.$K$70])/([.S68]*24)" office:value-type="float" office:value="1.36100350648703">
            <text:p>1.4</text:p>
          </table:table-cell>
          <table:table-cell table:style-name="ce208" office:value-type="string">
            <text:p>TIME</text:p>
          </table:table-cell>
          <table:table-cell table:number-columns-repeated="234"/>
        </table:table-row>
        <table:table-row table:style-name="ro2">
          <table:table-cell table:style-name="ce33" office:value-type="string">
            <text:p>Marie</text:p>
          </table:table-cell>
          <table:table-cell table:style-name="ce11"/>
          <table:table-cell table:style-name="ce43"/>
          <table:table-cell table:style-name="ce43" office:value-type="string">
            <text:p>2500</text:p>
          </table:table-cell>
          <table:table-cell table:style-name="ce43" office:value-type="string">
            <text:p>1000</text:p>
          </table:table-cell>
          <table:covered-table-cell table:style-name="ce63"/>
          <table:covered-table-cell table:style-name="ce73"/>
          <table:table-cell table:style-name="ce87" office:value-type="float" office:value="13">
            <text:p>13</text:p>
          </table:table-cell>
          <table:table-cell table:style-name="ce92" office:value-type="float" office:value="111.704255594793">
            <text:p>111.70</text:p>
          </table:table-cell>
          <table:covered-table-cell table:style-name="ce97"/>
          <table:table-cell table:style-name="ce108" table:formula="of:=[.K71]+[.K72]" office:value-type="float" office:value="9.5">
            <text:p>9.5</text:p>
          </table:table-cell>
          <table:table-cell table:style-name="ce73" table:formula="of:=IF([.Q70]&gt;0;[.K69]/([.Q70]*24);&quot;&quot;)">
            <text:p/>
          </table:table-cell>
          <table:covered-table-cell table:style-name="ce126"/>
          <table:table-cell table:style-name="ce138" table:formula="of:=[.N68]+[.N69]" office:value-type="float" office:value="34.2829919418446">
            <text:p>34.28</text:p>
          </table:table-cell>
          <table:table-cell table:style-name="ce138" table:formula="of:=[.O68]+[.O69]" office:value-type="float" office:value="0">
            <text:p>0.00</text:p>
          </table:table-cell>
          <table:table-cell table:style-name="ce151"/>
          <table:table-cell table:style-name="ce159" table:formula="of:=IF([.P70]&gt;0;[.P70]-[.P69];0)" office:value-type="float" office:value="0">
            <text:p>0:00:00</text:p>
          </table:table-cell>
          <table:table-cell table:style-name="ce171" table:formula="of:=IF([.R68]+[.Q70]&gt;0;[.R68]+[.Q70];&quot;&quot;)">
            <text:p/>
          </table:table-cell>
          <table:table-cell table:style-name="ce178" table:formula="of:=[.S68]-[.Q70]" office:value-type="time" office:time-value="PT02H20M37.89156S">
            <text:p>02:20:38</text:p>
          </table:table-cell>
          <table:table-cell table:style-name="ce192" office:value-type="string">
            <text:p>Drift up to 1500 <text:s text:c="4"/>TAS</text:p>
          </table:table-cell>
          <table:table-cell table:style-name="ce202" table:formula="of:=[.U69]-[.L68]" office:value-type="float" office:value="1.36100350648703">
            <text:p>1.4</text:p>
          </table:table-cell>
          <table:table-cell table:style-name="ce207" table:formula="of:=([.K69]/[.U69])/24" office:value-type="float" office:value="0.0976607819400452">
            <text:p>2:20:38</text:p>
          </table:table-cell>
          <table:table-cell table:number-columns-repeated="234"/>
        </table:table-row>
        <table:table-row table:style-name="ro2">
          <table:table-cell table:style-name="ce34" office:value-type="string">
            <text:p>Short Final</text:p>
          </table:table-cell>
          <table:table-cell/>
          <table:table-cell table:style-name="ce49"/>
          <table:table-cell table:style-name="ce54" office:value-type="string">
            <text:p>20</text:p>
          </table:table-cell>
          <table:table-cell office:value-type="string">
            <text:p>Climb</text:p>
          </table:table-cell>
          <table:table-cell table:style-name="ce58" office:value-type="string" table:number-columns-spanned="1" table:number-rows-spanned="2">
            <text:p>318</text:p>
          </table:table-cell>
          <table:table-cell table:style-name="ce77" office:value-type="float" office:value="125" table:number-columns-spanned="1" table:number-rows-spanned="2">
            <text:p>125.0</text:p>
          </table:table-cell>
          <table:table-cell office:value-type="float" office:value="329">
            <text:p>329</text:p>
          </table:table-cell>
          <table:table-cell table:number-matrix-columns-spanned="1" table:number-matrix-rows-spanned="2" table:formula="of:=TRANSPOSE(WNDHDGGS(DEGTORAD([.F71]);[.G71];DEGTORAD([.H71]);[.H72]))" office:value-type="float" office:value="5.55625294713446">
            <text:p>5.56</text:p>
          </table:table-cell>
          <table:table-cell table:style-name="ce99" table:formula="of:=IF([.I71]=&quot;not&quot;;&quot;not&quot;;RADTODEG([.I71]))" office:value-type="float" office:value="318.34984377793" table:number-columns-spanned="1" table:number-rows-spanned="2">
            <text:p>318</text:p>
          </table:table-cell>
          <table:table-cell table:style-name="ce105" office:value-type="float" office:value="8.5">
            <text:p>8.5</text:p>
          </table:table-cell>
          <table:table-cell table:style-name="ce70" table:formula="of:=[.I72]" office:value-type="float" office:value="121.071161127837">
            <text:p>121.1</text:p>
          </table:table-cell>
          <table:table-cell table:style-name="ce130" table:formula="of:=[.$J$5]" office:value-type="float" office:value="14.1" table:number-columns-spanned="1" table:number-rows-spanned="2">
            <text:p>14.10</text:p>
          </table:table-cell>
          <table:table-cell table:formula="of:=[.M71]*[.Q71]*24" office:value-type="float" office:value="0.989913691118004">
            <text:p>0.99</text:p>
          </table:table-cell>
          <table:table-cell table:formula="of:=[.M71]*[.Q72]*24" office:value-type="float" office:value="0">
            <text:p>0.00</text:p>
          </table:table-cell>
          <table:table-cell/>
          <table:table-cell table:formula="of:=([.K71]/[.L71])/24" office:value-type="float" office:value="0.00292527686500592">
            <text:p>0:04:13</text:p>
          </table:table-cell>
          <table:table-cell table:formula="of:=[.R69]+[.Q71]" office:value-type="float" office:value="0.100586058805051">
            <text:p>2:24:51</text:p>
          </table:table-cell>
          <table:table-cell table:style-name="ce148"/>
          <table:table-cell table:style-name="ce52"/>
          <table:table-cell table:style-name="ce182"/>
          <table:table-cell office:value-type="string">
            <text:p>PAT</text:p>
          </table:table-cell>
          <table:table-cell table:number-columns-repeated="234"/>
        </table:table-row>
        <table:table-row table:style-name="ro2">
          <table:table-cell table:style-name="ce8" table:number-columns-repeated="2"/>
          <table:table-cell/>
          <table:table-cell office:value-type="string">
            <text:p>2400</text:p>
          </table:table-cell>
          <table:table-cell table:style-name="ce44" office:value-type="string">
            <text:p>1500</text:p>
          </table:table-cell>
          <table:covered-table-cell table:style-name="ce64"/>
          <table:covered-table-cell/>
          <table:table-cell table:style-name="ce85" office:value-type="float" office:value="4">
            <text:p>4</text:p>
          </table:table-cell>
          <table:table-cell table:style-name="ce90" office:value-type="float" office:value="121.071161127837">
            <text:p>121.07</text:p>
          </table:table-cell>
          <table:covered-table-cell/>
          <table:table-cell table:formula="of:=[.K73]+[.K74]" office:value-type="float" office:value="1">
            <text:p>1.0</text:p>
          </table:table-cell>
          <table:table-cell table:formula="of:=IF([.Q72]&gt;0;[.K71]/([.Q72]*24);&quot;&quot;)">
            <text:p/>
          </table:table-cell>
          <table:covered-table-cell/>
          <table:table-cell table:style-name="ce137" table:formula="of:=[.N70]+[.N71]" office:value-type="float" office:value="35.2729056329626">
            <text:p>35.27</text:p>
          </table:table-cell>
          <table:table-cell table:style-name="ce137" table:formula="of:=[.O70]+[.O71]" office:value-type="float" office:value="0">
            <text:p>0.00</text:p>
          </table:table-cell>
          <table:table-cell table:style-name="ce149"/>
          <table:table-cell table:style-name="ce157" table:formula="of:=IF([.P72]&gt;0;[.P72]-[.P71];0)" office:value-type="float" office:value="0">
            <text:p>0:00:00</text:p>
          </table:table-cell>
          <table:table-cell table:style-name="ce172" table:formula="of:=IF([.R70]+[.Q72]&gt;0;[.R70]+[.Q72];&quot;&quot;)">
            <text:p/>
          </table:table-cell>
          <table:table-cell/>
          <table:table-cell table:style-name="ce52"/>
          <table:table-cell table:style-name="ce185"/>
          <table:table-cell/>
          <table:table-cell table:formula="of:=[.W67]" office:value-type="float" office:value="74">
            <text:p>74</text:p>
          </table:table-cell>
          <table:table-cell table:style-name="ce59" table:formula="of:=[.X67]" office:value-type="float" office:value="0">
            <text:p>0.00</text:p>
          </table:table-cell>
          <table:table-cell table:style-name="ce59" table:formula="of:=[.Z67]-IF([.X72]&gt;0;[.X72]-[.X67];0)" office:value-type="float" office:value="80">
            <text:p>80.00</text:p>
          </table:table-cell>
          <table:table-cell table:style-name="ce59" table:formula="of:=([.Y72])+([.Y72])*([.W72]-[.W67])*0.00056" office:value-type="float" office:value="80">
            <text:p>80.00</text:p>
          </table:table-cell>
          <table:table-cell table:style-name="ce59" table:formula="of:=[.$Y$10]-[.Z72]-[.X72]" office:value-type="float" office:value="0">
            <text:p>0.00</text:p>
          </table:table-cell>
          <table:table-cell table:number-columns-repeated="229"/>
        </table:table-row>
        <table:table-row table:style-name="ro2">
          <table:table-cell table:style-name="ce32" office:value-type="string">
            <text:p>Final &amp;</text:p>
          </table:table-cell>
          <table:table-cell table:style-name="ce9" office:value-type="string">
            <text:p>RDD 108.4</text:p>
          </table:table-cell>
          <table:table-cell table:style-name="ce50"/>
          <table:table-cell table:style-name="ce57" office:value-type="string">
            <text:p>15</text:p>
          </table:table-cell>
          <table:table-cell table:style-name="ce50" office:value-type="string">
            <text:p>Descend</text:p>
          </table:table-cell>
          <table:table-cell table:style-name="ce57" office:value-type="string" table:number-columns-spanned="1" table:number-rows-spanned="2">
            <text:p>318</text:p>
          </table:table-cell>
          <table:table-cell table:style-name="ce76" table:formula="of:=[.$K$4]" office:value-type="float" office:value="95" table:number-columns-spanned="1" table:number-rows-spanned="2">
            <text:p>95.0</text:p>
          </table:table-cell>
          <table:table-cell table:style-name="ce86" office:value-type="float" office:value="0">
            <text:p>0</text:p>
          </table:table-cell>
          <table:table-cell table:style-name="ce91" table:number-matrix-columns-spanned="1" table:number-matrix-rows-spanned="2" table:formula="of:=TRANSPOSE(WNDHDGGS(DEGTORAD([.F73]);[.G73];DEGTORAD([.H73]);[.H74]))" office:value-type="float" office:value="5.55014702134196">
            <text:p>5.55</text:p>
          </table:table-cell>
          <table:table-cell table:style-name="ce98" table:formula="of:=IF([.I73]=&quot;not&quot;;&quot;not&quot;;RADTODEG([.I73]))" office:value-type="float" office:value="318" table:number-columns-spanned="1" table:number-rows-spanned="2">
            <text:p>318</text:p>
          </table:table-cell>
          <table:table-cell table:style-name="ce107" office:value-type="float" office:value="1">
            <text:p>1.0</text:p>
          </table:table-cell>
          <table:table-cell table:style-name="ce72" table:formula="of:=[.G73]" office:value-type="float" office:value="95">
            <text:p>95.0</text:p>
          </table:table-cell>
          <table:table-cell table:style-name="ce129" table:formula="of:=[.$K$5]" office:value-type="float" office:value="7.8" table:number-columns-spanned="1" table:number-rows-spanned="2">
            <text:p>7.80</text:p>
          </table:table-cell>
          <table:table-cell table:style-name="ce112" table:formula="of:=[.M73]*[.Q73]*24" office:value-type="float" office:value="0.0821052631578947">
            <text:p>0.08</text:p>
          </table:table-cell>
          <table:table-cell table:style-name="ce112" table:formula="of:=[.M73]*[.Q74]*24" office:value-type="float" office:value="0">
            <text:p>0.00</text:p>
          </table:table-cell>
          <table:table-cell table:style-name="ce150"/>
          <table:table-cell table:style-name="ce158" table:formula="of:=([.K73]/[.L73])/24" office:value-type="float" office:value="0.00043859649122807">
            <text:p>0:00:38</text:p>
          </table:table-cell>
          <table:table-cell table:style-name="ce158" table:formula="of:=[.R71]+[.Q73]" office:value-type="float" office:value="0.101024655296279">
            <text:p>2:25:29</text:p>
          </table:table-cell>
          <table:table-cell table:style-name="ce150"/>
          <table:table-cell table:style-name="ce183" office:value-type="string">
            <text:p>Gear</text:p>
          </table:table-cell>
          <table:table-cell table:style-name="ce183"/>
          <table:table-cell office:value-type="string">
            <text:p>LDG</text:p>
          </table:table-cell>
          <table:table-cell table:formula="of:=[.W72]" office:value-type="float" office:value="74">
            <text:p>74</text:p>
          </table:table-cell>
          <table:table-cell table:style-name="ce59" table:formula="of:=[.X72]" office:value-type="float" office:value="0">
            <text:p>0.00</text:p>
          </table:table-cell>
          <table:table-cell table:style-name="ce59" table:formula="of:=[.Z72]-IF([.X73]&gt;0;[.X73]-[.X72];0)" office:value-type="float" office:value="80">
            <text:p>80.00</text:p>
          </table:table-cell>
          <table:table-cell table:style-name="ce59" table:formula="of:=([.Y73])+([.Y73])*([.W73]-[.W72])*0.00056" office:value-type="float" office:value="80">
            <text:p>80.00</text:p>
          </table:table-cell>
          <table:table-cell table:style-name="ce59" table:formula="of:=[.$Y$10]-[.Z73]-[.X73]" office:value-type="float" office:value="0">
            <text:p>0.00</text:p>
          </table:table-cell>
          <table:table-cell table:number-columns-repeated="229"/>
        </table:table-row>
        <table:table-row table:style-name="ro2">
          <table:table-cell table:style-name="ce11" office:value-type="string">
            <text:p>Landing</text:p>
          </table:table-cell>
          <table:table-cell table:style-name="ce11" office:value-type="float" office:value="318">
            <text:p>318</text:p>
          </table:table-cell>
          <table:table-cell table:style-name="ce43"/>
          <table:table-cell table:style-name="ce43" office:value-type="string">
            <text:p>2700</text:p>
          </table:table-cell>
          <table:table-cell table:style-name="ce43"/>
          <table:covered-table-cell table:style-name="ce63"/>
          <table:covered-table-cell table:style-name="ce73"/>
          <table:table-cell table:style-name="ce87" office:value-type="float" office:value="0">
            <text:p>0</text:p>
          </table:table-cell>
          <table:table-cell table:style-name="ce92" office:value-type="float" office:value="95">
            <text:p>95.00</text:p>
          </table:table-cell>
          <table:covered-table-cell table:style-name="ce97"/>
          <table:table-cell table:style-name="ce108" table:formula="of:=[.K75]+[.K76]" office:value-type="float" office:value="0">
            <text:p>0.0</text:p>
          </table:table-cell>
          <table:table-cell table:style-name="ce73" table:formula="of:=IF([.Q74]&gt;0;[.K73]/([.Q74]*24);&quot;&quot;)">
            <text:p/>
          </table:table-cell>
          <table:covered-table-cell table:style-name="ce126"/>
          <table:table-cell table:style-name="ce138" table:formula="of:=[.N72]+[.N73]" office:value-type="float" office:value="35.3550108961205">
            <text:p>35.36</text:p>
          </table:table-cell>
          <table:table-cell table:style-name="ce138" table:formula="of:=[.O72]+[.O73]" office:value-type="float" office:value="0">
            <text:p>0.00</text:p>
          </table:table-cell>
          <table:table-cell table:style-name="ce151"/>
          <table:table-cell table:style-name="ce159" table:formula="of:=IF([.P74]&gt;0;[.P74]-[.P73];0)" office:value-type="float" office:value="0">
            <text:p>0:00:00</text:p>
          </table:table-cell>
          <table:table-cell table:style-name="ce171" table:formula="of:=IF([.R72]+[.Q74]&gt;0;[.R72]+[.Q74];&quot;&quot;)">
            <text:p/>
          </table:table-cell>
          <table:table-cell table:style-name="ce176"/>
          <table:table-cell table:style-name="ce186" office:value-type="string">
            <text:p>Down</text:p>
          </table:table-cell>
          <table:table-cell table:style-name="ce205"/>
          <table:table-cell/>
          <table:table-cell table:formula="of:=[.W73]" office:value-type="float" office:value="74">
            <text:p>74</text:p>
          </table:table-cell>
          <table:table-cell table:style-name="ce59" table:formula="of:=[.X73]" office:value-type="float" office:value="0">
            <text:p>0.00</text:p>
          </table:table-cell>
          <table:table-cell table:style-name="ce59" table:formula="of:=[.Z73]-IF([.X74]&gt;0;[.X74]-[.X73];0)" office:value-type="float" office:value="80">
            <text:p>80.00</text:p>
          </table:table-cell>
          <table:table-cell table:style-name="ce59" table:formula="of:=([.Y74])+([.Y74])*([.W74]-[.W73])*0.00056" office:value-type="float" office:value="80">
            <text:p>80.00</text:p>
          </table:table-cell>
          <table:table-cell table:style-name="ce59" table:formula="of:=[.$Y$10]-[.Z74]-[.X74]" office:value-type="float" office:value="0">
            <text:p>0.00</text:p>
          </table:table-cell>
          <table:table-cell table:number-columns-repeated="229"/>
        </table:table-row>
        <table:table-row table:style-name="ro2">
          <table:table-cell table:style-name="ce12" office:value-type="string">
            <text:p>Taxi 3</text:p>
          </table:table-cell>
          <table:table-cell/>
          <table:table-cell table:style-name="ce49"/>
          <table:table-cell table:style-name="ce58" office:value-type="string">
            <text:p>Full</text:p>
          </table:table-cell>
          <table:table-cell office:value-type="string">
            <text:p>Taxi</text:p>
          </table:table-cell>
          <table:table-cell table:style-name="ce58" office:value-type="string" table:number-columns-spanned="1" table:number-rows-spanned="2">
            <text:p>0</text:p>
          </table:table-cell>
          <table:table-cell table:style-name="ce77" office:value-type="float" office:value="0" table:number-columns-spanned="1" table:number-rows-spanned="2">
            <text:p>0.0</text:p>
          </table:table-cell>
          <table:table-cell office:value-type="float" office:value="0">
            <text:p>0</text:p>
          </table:table-cell>
          <table:table-cell/>
          <table:table-cell table:style-name="ce99" office:value-type="float" office:value="0" table:number-columns-spanned="1" table:number-rows-spanned="2">
            <text:p>0</text:p>
          </table:table-cell>
          <table:table-cell table:style-name="ce105" office:value-type="float" office:value="0">
            <text:p>0.0</text:p>
          </table:table-cell>
          <table:table-cell table:style-name="ce77" office:value-type="float" office:value="0">
            <text:p>0.0</text:p>
          </table:table-cell>
          <table:table-cell table:style-name="ce130" table:formula="of:=[.$C$5]" office:value-type="float" office:value="1.85" table:number-columns-spanned="1" table:number-rows-spanned="2">
            <text:p>1.85</text:p>
          </table:table-cell>
          <table:table-cell table:formula="of:=[.M75]*[.Q75]*24" office:value-type="float" office:value="0.154166666666667">
            <text:p>0.15</text:p>
          </table:table-cell>
          <table:table-cell table:formula="of:=[.M75]*[.Q76]*24" office:value-type="float" office:value="0">
            <text:p>0.00</text:p>
          </table:table-cell>
          <table:table-cell/>
          <table:table-cell table:formula="of:=IF([.Q16]=0;[.E6]-([.Q11]+[.Q15]);[.E6]-([.Q12]+[.Q16]))" office:value-type="float" office:value="0.00347222222222222">
            <text:p>0:05:00</text:p>
          </table:table-cell>
          <table:table-cell table:formula="of:=[.R73]+[.Q75]" office:value-type="float" office:value="0.104496877518501">
            <text:p>2:30:29</text:p>
          </table:table-cell>
          <table:table-cell table:style-name="ce148"/>
          <table:table-cell table:style-name="ce182" office:value-type="string">
            <text:p><text:s/></text:p>
          </table:table-cell>
          <table:table-cell table:style-name="ce182"/>
          <table:table-cell office:value-type="string">
            <text:p>TAXI3</text:p>
          </table:table-cell>
          <table:table-cell table:formula="of:=[.W74]" office:value-type="float" office:value="74">
            <text:p>74</text:p>
          </table:table-cell>
          <table:table-cell table:style-name="ce59" table:formula="of:=[.X74]" office:value-type="float" office:value="0">
            <text:p>0.00</text:p>
          </table:table-cell>
          <table:table-cell table:style-name="ce59" table:formula="of:=[.Z74]-IF([.X75]&gt;0;[.X75]-[.X74];0)" office:value-type="float" office:value="80">
            <text:p>80.00</text:p>
          </table:table-cell>
          <table:table-cell table:style-name="ce59" table:formula="of:=([.Y75])+([.Y75])*([.W75]-[.W74])*0.00056" office:value-type="float" office:value="80">
            <text:p>80.00</text:p>
          </table:table-cell>
          <table:table-cell table:style-name="ce59" table:formula="of:=[.$Y$10]-[.Z75]-[.X75]" office:value-type="float" office:value="0">
            <text:p>0.00</text:p>
          </table:table-cell>
          <table:table-cell table:number-columns-repeated="229"/>
        </table:table-row>
        <table:table-row table:style-name="ro2">
          <table:table-cell table:style-name="ce8" office:value-type="string">
            <text:p><text:s/></text:p>
          </table:table-cell>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formula="of:=[.K77]+[.K78]" office:value-type="float" office:value="0">
            <text:p>0.0</text:p>
          </table:table-cell>
          <table:table-cell table:formula="of:=IF([.Q76]&gt;0;[.K75]/([.Q76]*24);&quot;&quot;)">
            <text:p/>
          </table:table-cell>
          <table:covered-table-cell/>
          <table:table-cell table:style-name="ce141" table:formula="of:=[.N74]+[.N75]" office:value-type="float" office:value="35.5091775627872">
            <text:p>35.509</text:p>
          </table:table-cell>
          <table:table-cell table:style-name="ce141" table:formula="of:=[.O74]+[.O75]" office:value-type="float" office:value="0">
            <text:p>0.000</text:p>
          </table:table-cell>
          <table:table-cell table:style-name="ce149"/>
          <table:table-cell table:style-name="ce157" table:formula="of:=IF([.P76]&gt;0;[.P76]-[.P75];0)" office:value-type="float" office:value="0">
            <text:p>0:00:00</text:p>
          </table:table-cell>
          <table:table-cell table:style-name="ce172" table:formula="of:=IF([.R74]+[.Q76]&gt;0;[.R74]+[.Q76];&quot;&quot;)">
            <text:p/>
          </table:table-cell>
          <table:table-cell table:style-name="ce149"/>
          <table:table-cell table:style-name="ce185" office:value-type="string">
            <text:p>Turn off Data Logger</text:p>
          </table:table-cell>
          <table:table-cell table:style-name="ce185"/>
          <table:table-cell/>
          <table:table-cell table:style-name="ce209"/>
          <table:table-cell table:number-columns-repeated="233"/>
        </table:table-row>
        <table:table-row table:style-name="ro2">
          <table:table-cell table:style-name="ce35" table:number-columns-repeated="6"/>
          <table:table-cell table:style-name="ce78"/>
          <table:table-cell table:style-name="ce35" table:number-columns-repeated="3"/>
          <table:table-cell table:style-name="ce113" office:value-type="float" office:value="0">
            <text:p>0.0</text:p>
          </table:table-cell>
          <table:table-cell table:style-name="ce78"/>
          <table:table-cell table:style-name="ce131" office:value-type="string">
            <text:p><text:s/></text:p>
          </table:table-cell>
          <table:table-cell table:number-columns-repeated="2" table:style-name="ce142" office:value-type="string">
            <text:p><text:s/></text:p>
          </table:table-cell>
          <table:table-cell table:style-name="ce142"/>
          <table:table-cell table:style-name="ce162" table:formula="of:=[.R75]" office:value-type="float" office:value="0.104496877518501">
            <text:p>2:30:29</text:p>
          </table:table-cell>
          <table:table-cell table:style-name="ce35" office:value-type="string">
            <text:p>Est.</text:p>
          </table:table-cell>
          <table:table-cell table:style-name="ce35" table:number-columns-repeated="3"/>
          <table:table-cell table:number-columns-repeated="235"/>
        </table:table-row>
        <table:table-row table:style-name="ro2">
          <table:table-cell/>
          <table:table-cell table:style-name="ce35" table:number-columns-repeated="3"/>
          <table:table-cell table:style-name="ce35" office:value-type="string">
            <text:p>Pump</text:p>
          </table:table-cell>
          <table:table-cell table:style-name="Default" office:value-type="string">
            <text:p>Factor</text:p>
          </table:table-cell>
          <table:table-cell table:style-name="ce35" office:value-type="string">
            <text:p>Actual</text:p>
          </table:table-cell>
          <table:table-cell table:style-name="ce35" table:number-columns-repeated="3"/>
          <table:table-cell table:style-name="ce35"/>
          <table:table-cell table:style-name="ce35"/>
          <table:table-cell table:style-name="ce131" office:value-type="string">
            <text:p>Total</text:p>
          </table:table-cell>
          <table:table-cell table:style-name="ce143" table:formula="of:=[.N76]+[.N77]" office:value-type="float" office:value="35.5091775627872">
            <text:p>35.51</text:p>
          </table:table-cell>
          <table:table-cell table:style-name="ce143" table:formula="of:=[.O76]+[.O77]" office:value-type="float" office:value="0">
            <text:p>0.00</text:p>
          </table:table-cell>
          <table:table-cell table:style-name="ce143"/>
          <table:table-cell table:style-name="ce163" office:value-type="string">
            <text:p><text:s/></text:p>
          </table:table-cell>
          <table:table-cell table:style-name="ce35" office:value-type="string">
            <text:p>Act.</text:p>
          </table:table-cell>
          <table:table-cell table:style-name="ce35"/>
          <table:table-cell table:style-name="ce35" office:value-type="string">
            <text:p>RDD ATIS 124.1</text:p>
          </table:table-cell>
          <table:table-cell table:style-name="ce35"/>
          <table:table-cell table:number-columns-repeated="235"/>
        </table:table-row>
        <table:table-row table:style-name="ro2">
          <table:table-cell/>
          <table:table-cell table:style-name="Default" table:number-columns-repeated="2"/>
          <table:table-cell table:style-name="Default" office:value-type="string">
            <text:p>Left</text:p>
          </table:table-cell>
          <table:table-cell table:style-name="ce61" office:value-type="float" office:value="0">
            <text:p>0.0</text:p>
          </table:table-cell>
          <table:table-cell table:style-name="ce67" table:formula="of:=[.F81]" office:value-type="float" office:value="0.9991">
            <text:p>0.9991</text:p>
          </table:table-cell>
          <table:table-cell table:style-name="ce59" table:formula="of:=[.E79]*[.F79]" office:value-type="float" office:value="0">
            <text:p>0.00</text:p>
          </table:table-cell>
          <table:table-cell table:style-name="Default" table:number-columns-repeated="3"/>
          <table:table-cell table:style-name="Default" office:value-type="string">
            <text:p><text:s/></text:p>
          </table:table-cell>
          <table:table-cell table:style-name="Default"/>
          <table:table-cell table:style-name="ce67" office:value-type="string">
            <text:p><text:s/></text:p>
          </table:table-cell>
          <table:table-cell table:style-name="ce61" table:formula="of:=ROUND([.N78];1)" office:value-type="float" office:value="35.5">
            <text:p>35.5</text:p>
          </table:table-cell>
          <table:table-cell table:style-name="ce61" table:formula="of:=ROUND([.O78];1)" office:value-type="float" office:value="0">
            <text:p>0.0</text:p>
          </table:table-cell>
          <table:table-cell table:style-name="ce61"/>
          <table:table-cell table:style-name="Default" table:number-columns-repeated="3"/>
          <table:table-cell office:value-type="string">
            <text:p>RDD Tower 119.8</text:p>
          </table:table-cell>
          <table:table-cell table:number-columns-repeated="236"/>
        </table:table-row>
        <table:table-row table:style-name="ro2">
          <table:table-cell/>
          <table:table-cell table:style-name="Default" table:number-columns-repeated="2"/>
          <table:table-cell table:style-name="Default" office:value-type="string">
            <text:p>Right</text:p>
          </table:table-cell>
          <table:table-cell table:style-name="ce61" office:value-type="float" office:value="0">
            <text:p>0.0</text:p>
          </table:table-cell>
          <table:table-cell table:style-name="ce67" table:formula="of:=[.F81]" office:value-type="float" office:value="0.9991">
            <text:p>0.9991</text:p>
          </table:table-cell>
          <table:table-cell table:style-name="ce59" table:formula="of:=[.E80]*[.F80]" office:value-type="float" office:value="0">
            <text:p>0.00</text:p>
          </table:table-cell>
          <table:table-cell table:style-name="Default" office:value-type="string">
            <text:p>Vector</text:p>
          </table:table-cell>
          <table:table-cell table:style-name="Default"/>
          <table:table-cell table:style-name="Default" office:value-type="string">
            <text:p>Adj Fuel</text:p>
          </table:table-cell>
          <table:table-cell table:style-name="Default" office:value-type="string">
            <text:p>Actual Fuel</text:p>
          </table:table-cell>
          <table:table-cell table:style-name="Default" table:number-columns-repeated="2"/>
          <table:table-cell table:style-name="Default" table:formula="of:=ROUND([.$J$81];1)" office:value-type="float" office:value="0">
            <text:p>0</text:p>
          </table:table-cell>
          <table:table-cell table:style-name="Default" table:formula="of:=ROUND([.$J$81];1)" office:value-type="float" office:value="0">
            <text:p>0</text:p>
          </table:table-cell>
          <table:table-cell table:style-name="Default" table:number-columns-repeated="4"/>
          <table:table-cell office:value-type="string">
            <text:p>RDD Ground 121.7</text:p>
          </table:table-cell>
          <table:table-cell table:number-columns-repeated="236"/>
        </table:table-row>
        <table:table-row table:style-name="ro2">
          <table:table-cell/>
          <table:table-cell table:style-name="Default" table:number-columns-repeated="2"/>
          <table:table-cell table:style-name="Default" office:value-type="string">
            <text:p>Total</text:p>
          </table:table-cell>
          <table:table-cell table:style-name="ce61"/>
          <table:table-cell table:style-name="ce67" office:value-type="float" office:value="0.9991">
            <text:p>0.9991</text:p>
          </table:table-cell>
          <table:table-cell table:style-name="ce59" table:formula="of:=[.E81]*[.F81]" office:value-type="float" office:value="0">
            <text:p>0.00</text:p>
          </table:table-cell>
          <table:table-cell table:style-name="Default" office:value-type="float" office:value="0">
            <text:p>0</text:p>
          </table:table-cell>
          <table:table-cell table:style-name="Default"/>
          <table:table-cell table:style-name="Default" table:formula="of:=ROUND([.G81]-[.H81];1)" office:value-type="float" office:value="0">
            <text:p>0</text:p>
          </table:table-cell>
          <table:table-cell table:style-name="Default" office:value-type="string">
            <text:p>Fuel Error</text:p>
          </table:table-cell>
          <table:table-cell table:style-name="Default" table:number-columns-repeated="2"/>
          <table:table-cell table:style-name="Default" table:formula="of:=ROUND(ABS([.K86]-[.J81])/[.K86]*3000)" office:value-type="float" office:value="3000">
            <text:p>3000</text:p>
          </table:table-cell>
          <table:table-cell table:style-name="Default" table:formula="of:=ROUND(ABS([.O79]-[.O80])/[.O78]*3000)" office:value-type="float" office:value="0">
            <text:p>#DIV/0!</text:p>
          </table:table-cell>
          <table:table-cell table:style-name="Default"/>
          <table:table-cell table:style-name="ce100" table:formula="of:=ABS([.K86]-[.N80])/[.K86]" office:value-type="percentage" office:value="1">
            <text:p>100.00%</text:p>
          </table:table-cell>
          <table:table-cell table:style-name="Default" table:number-columns-repeated="2"/>
          <table:table-cell table:number-columns-repeated="237"/>
        </table:table-row>
        <table:table-row table:style-name="ro2">
          <table:table-cell/>
          <table:table-cell table:style-name="Default" table:number-columns-repeated="5"/>
          <table:table-cell table:style-name="ce79" office:value-type="string">
            <text:p>Want</text:p>
          </table:table-cell>
          <table:table-cell table:style-name="Default" table:number-columns-repeated="2"/>
          <table:table-cell table:style-name="ce67"/>
          <table:table-cell table:style-name="Default" office:value-type="string">
            <text:p>Timing Error</text:p>
          </table:table-cell>
          <table:table-cell table:style-name="Default" table:number-columns-repeated="2"/>
          <table:table-cell table:style-name="Default" table:formula="of:=INT(ABS([.S70]*24*3600))" office:value-type="float" office:value="8437">
            <text:p>8437</text:p>
          </table:table-cell>
          <table:table-cell table:style-name="Default" table:formula="of:=INT(ABS([.S70]*24*3600))" office:value-type="float" office:value="8437">
            <text:p>8437</text:p>
          </table:table-cell>
          <table:table-cell table:style-name="Default" table:number-columns-repeated="4"/>
          <table:table-cell table:number-columns-repeated="237"/>
        </table:table-row>
        <table:table-row table:style-name="ro3">
          <table:table-cell/>
          <table:table-cell table:style-name="Default"/>
          <table:table-cell table:style-name="ce53" office:value-type="string">
            <text:p>RDD</text:p>
          </table:table-cell>
          <table:table-cell table:style-name="ce53" office:value-type="string" table:number-columns-spanned="2" table:number-rows-spanned="1">
            <text:p>Redding Jet Center 1</text:p>
          </table:table-cell>
          <table:covered-table-cell table:style-name="Default"/>
          <table:table-cell table:style-name="ce68" office:value-type="float" office:value="0.9976">
            <text:p>0.9976</text:p>
          </table:table-cell>
          <table:table-cell table:style-name="ce80" table:formula="of:=[.$K$86]/[.F83]" office:value-type="float" office:value="34.1820368885325">
            <text:p>34.18</text:p>
          </table:table-cell>
          <table:table-cell table:style-name="Default" table:number-columns-repeated="3"/>
          <table:table-cell table:style-name="Default" office:value-type="string">
            <text:p>Total points</text:p>
          </table:table-cell>
          <table:table-cell table:style-name="Default" table:number-columns-repeated="2"/>
          <table:table-cell table:style-name="Default" table:formula="of:=[.N81]+[.N82]" office:value-type="float" office:value="11437">
            <text:p>11437</text:p>
          </table:table-cell>
          <table:table-cell table:style-name="Default" table:formula="of:=[.O81]+[.O82]" office:value-type="float" office:value="0">
            <text:p>#DIV/0!</text:p>
          </table:table-cell>
          <table:table-cell table:style-name="Default" table:number-columns-repeated="4"/>
          <table:table-cell table:number-columns-repeated="237"/>
        </table:table-row>
        <table:table-row table:style-name="ro3">
          <table:table-cell/>
          <table:table-cell table:style-name="Default"/>
          <table:table-cell table:style-name="ce53" office:value-type="string">
            <text:p> </text:p>
          </table:table-cell>
          <table:table-cell table:style-name="ce53" office:value-type="string" table:number-columns-spanned="2" table:number-rows-spanned="1">
            <text:p>Redding Jet Center 6</text:p>
          </table:table-cell>
          <table:covered-table-cell table:style-name="Default"/>
          <table:table-cell table:style-name="ce68" office:value-type="float" office:value="1.0113">
            <text:p>1.0113</text:p>
          </table:table-cell>
          <table:table-cell table:style-name="ce80" table:formula="of:=[.$K$86]/[.F84]" office:value-type="float" office:value="33.7189755759913">
            <text:p>33.72</text:p>
          </table:table-cell>
          <table:table-cell table:style-name="Default" table:number-columns-repeated="3"/>
          <table:table-cell table:style-name="ce114" office:value-type="string" table:number-columns-spanned="2" table:number-rows-spanned="1">
            <text:p>Submitted Estimate</text:p>
          </table:table-cell>
          <table:covered-table-cell table:style-name="ce114"/>
          <table:table-cell table:style-name="Default" table:number-columns-repeated="7"/>
          <table:table-cell table:number-columns-repeated="237"/>
        </table:table-row>
        <table:table-row table:style-name="ro4">
          <table:table-cell/>
          <table:table-cell table:style-name="Default"/>
          <table:table-cell table:style-name="Default" office:value-type="string">
            <text:p>BND</text:p>
          </table:table-cell>
          <table:table-cell table:style-name="Default" office:value-type="string" table:number-columns-spanned="2" table:number-rows-spanned="1">
            <text:p>Bend #505VK</text:p>
          </table:table-cell>
          <table:covered-table-cell table:style-name="Default"/>
          <table:table-cell table:style-name="ce67" office:value-type="float" office:value="1.003">
            <text:p>1.0030</text:p>
          </table:table-cell>
          <table:table-cell table:style-name="ce80" table:formula="of:=[.$K$86]/[.F85]" office:value-type="float" office:value="33.9980059820538">
            <text:p>34.00</text:p>
          </table:table-cell>
          <table:table-cell table:style-name="Default" table:number-columns-repeated="3"/>
          <table:table-cell table:style-name="ce115" office:value-type="time" office:time-value="PT02H20M38S">
            <text:p>02:20:38</text:p>
          </table:table-cell>
          <table:table-cell table:style-name="ce114" office:value-type="string">
            <text:p>Time</text:p>
          </table:table-cell>
          <table:table-cell table:style-name="Default" table:number-columns-repeated="4"/>
          <table:table-cell table:style-name="ce164" table:number-columns-repeated="2"/>
          <table:table-cell table:style-name="ce179"/>
          <table:table-cell table:style-name="ce198"/>
          <table:table-cell table:number-columns-repeated="236"/>
        </table:table-row>
        <table:table-row table:style-name="ro4">
          <table:table-cell/>
          <table:table-cell table:style-name="Default" table:number-columns-repeated="2"/>
          <table:table-cell table:style-name="Default" office:value-type="string">
            <text:p>Silver Truck</text:p>
          </table:table-cell>
          <table:table-cell table:style-name="Default"/>
          <table:table-cell table:style-name="ce67" office:value-type="float" office:value="1.0043">
            <text:p>1.0043</text:p>
          </table:table-cell>
          <table:table-cell table:style-name="ce80" table:formula="of:=[.$K$86]/[.F86]" office:value-type="float" office:value="33.9539978094195">
            <text:p>33.95</text:p>
          </table:table-cell>
          <table:table-cell table:style-name="Default" table:number-columns-repeated="3"/>
          <table:table-cell table:style-name="ce114" office:value-type="float" office:value="34.1">
            <text:p>34.1</text:p>
          </table:table-cell>
          <table:table-cell table:style-name="ce114" office:value-type="string">
            <text:p>Fuel</text:p>
          </table:table-cell>
          <table:table-cell table:style-name="Default" table:number-columns-repeated="4"/>
          <table:table-cell table:style-name="ce164" table:number-columns-repeated="2"/>
          <table:table-cell table:style-name="ce179"/>
          <table:table-cell table:style-name="ce198"/>
          <table:table-cell table:number-columns-repeated="236"/>
        </table:table-row>
        <table:table-row table:style-name="ro4">
          <table:table-cell/>
          <table:table-cell table:style-name="Default" table:number-columns-repeated="6"/>
          <table:table-cell table:style-name="Default"/>
          <table:table-cell table:style-name="Default"/>
          <table:table-cell table:style-name="Default"/>
          <table:table-cell table:style-name="ce116" table:formula="of:=(([.H87]-[.G2])*([.J87]/70)*[.G86])" office:value-type="percentage" office:value="-0">
            <text:p>0.00%</text:p>
          </table:table-cell>
          <table:table-cell table:style-name="ce114"/>
          <table:table-cell table:style-name="Default" table:number-columns-repeated="7"/>
          <table:table-cell table:number-columns-repeated="237"/>
        </table:table-row>
        <table:table-row table:style-name="ro4">
          <table:table-cell/>
          <table:table-cell table:style-name="Default" table:number-columns-repeated="5"/>
          <table:table-cell table:style-name="ce81"/>
          <table:table-cell table:style-name="Default" table:number-columns-repeated="2"/>
          <table:table-cell table:style-name="ce4" office:value-type="string">
            <text:p>Temp Comp Fuel</text:p>
          </table:table-cell>
          <table:table-cell table:style-name="Default" table:formula="of:=[.Y10]-[.Z75]" office:value-type="float" office:value="0">
            <text:p>0</text:p>
          </table:table-cell>
          <table:table-cell table:style-name="ce59" table:formula="of:=[.K88]-[.K86]" office:value-type="float" office:value="-34.1">
            <text:p>-34.10</text:p>
          </table:table-cell>
          <table:table-cell table:style-name="Default" office:value-type="string">
            <text:p>Calc Vector</text:p>
          </table:table-cell>
          <table:table-cell table:style-name="Default" table:number-columns-repeated="6"/>
          <table:table-cell table:number-columns-repeated="237"/>
        </table:table-row>
        <table:table-row table:style-name="ro4">
          <table:table-cell/>
          <table:table-cell table:style-name="Default" table:number-columns-repeated="5"/>
          <table:table-cell table:style-name="ce81"/>
          <table:table-cell table:style-name="Default" table:number-columns-repeated="2"/>
          <table:table-cell table:style-name="ce100"/>
          <table:table-cell table:style-name="Default" table:number-columns-repeated="9"/>
          <table:table-cell table:number-columns-repeated="237"/>
        </table:table-row>
        <table:named-expressions/>
      </table:table>
      <table:table table:name="Template" table:style-name="ta1" table:print="false">
        <office:forms form:automatic-focus="true" form:apply-design-mode="true">
          <form:form form:name="Standard" form:apply-filter="true" form:command-type="table" form:control-implementation="ooo:com.sun.star.form.component.Form" office:target-frame="" xlink:href="" xlink:type="simple">
            <form:button form:name="PushButton" form:control-implementation="ooo:com.sun.star.form.component.CommandButton" xml:id="control11" form:id="control11" form:label="Start"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Start Timing"/>
              </form:properties>
              <office:event-listeners>
                <script:event-listener script:language="ooo:script" script:event-name="dom:mouseup" xlink:href="vnd.sun.star.script:Standard.Module1.StartButton?language=Basic&amp;location=document" xlink:type="simple"/>
              </office:event-listeners>
            </form:button>
            <form:button form:name="PushButton1" form:control-implementation="ooo:com.sun.star.form.component.CommandButton" xml:id="control12" form:id="control12" form:label="Mark"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MarkButton?language=Basic&amp;location=document" xlink:type="simple"/>
              </office:event-listeners>
            </form:button>
            <form:button form:name="PushButton2" form:control-implementation="ooo:com.sun.star.form.component.CommandButton" xml:id="control13" form:id="control13" form:label="Prev"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PrevButton?language=Basic&amp;location=document" xlink:type="simple"/>
              </office:event-listeners>
            </form:button>
            <form:button form:name="PushButton2" form:control-implementation="ooo:com.sun.star.form.component.CommandButton" xml:id="control14" form:id="control14" form:label="N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NextButton?language=Basic&amp;location=document" xlink:type="simple"/>
              </office:event-listeners>
            </form:button>
            <form:button form:name="PushButton2" form:control-implementation="ooo:com.sun.star.form.component.CommandButton" xml:id="control15" form:id="control15" form:label="Do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DoneButton?language=Basic&amp;location=document" xlink:type="simple"/>
              </office:event-listeners>
            </form:button>
          </form:form>
        </office:forms>
        <table:shapes>
          <draw:control draw:z-index="0" draw:style-name="gr1" draw:text-style-name="P1" svg:width="0.7535in" svg:height="0.4378in" svg:x="8.2378in" svg:y="0.2177in" draw:control="control11"/>
        </table:shapes>
        <table:table-column table:style-name="co25" table:default-cell-style-name="Default"/>
        <table:table-column table:style-name="co2" table:default-cell-style-name="ce7"/>
        <table:table-column table:style-name="co2" table:default-cell-style-name="ce44"/>
        <table:table-column table:style-name="co4" table:default-cell-style-name="ce44"/>
        <table:table-column table:style-name="co4" table:default-cell-style-name="ce49"/>
        <table:table-column table:style-name="co26" table:default-cell-style-name="ce54"/>
        <table:table-column table:style-name="co6" table:default-cell-style-name="ce71"/>
        <table:table-column table:style-name="co7" table:default-cell-style-name="ce84"/>
        <table:table-column table:style-name="co27" table:visibility="collapse" table:default-cell-style-name="ce89"/>
        <table:table-column table:style-name="co9" table:default-cell-style-name="ce95"/>
        <table:table-column table:style-name="co2" table:default-cell-style-name="ce105"/>
        <table:table-column table:style-name="co11" table:default-cell-style-name="ce71"/>
        <table:table-column table:style-name="co12" table:default-cell-style-name="ce124"/>
        <table:table-column table:style-name="co17" table:default-cell-style-name="ce111"/>
        <table:table-column table:style-name="co16" table:default-cell-style-name="ce111"/>
        <table:table-column table:style-name="co28" table:visibility="collapse" table:default-cell-style-name="ce148"/>
        <table:table-column table:style-name="co16" table:default-cell-style-name="ce156"/>
        <table:table-column table:style-name="co17" table:default-cell-style-name="ce156"/>
        <table:table-column table:style-name="co18" table:default-cell-style-name="ce148"/>
        <table:table-column table:style-name="co29" table:default-cell-style-name="Default"/>
        <table:table-column table:style-name="co21" table:number-columns-repeated="2" table:default-cell-style-name="Default"/>
        <table:table-column table:style-name="co30" table:default-cell-style-name="Default"/>
        <table:table-column table:style-name="co23" table:number-columns-repeated="233" table:default-cell-style-name="Default"/>
        <table:table-row table:style-name="ro1">
          <table:table-cell table:style-name="ce1" office:value-type="string">
            <text:p>TCY -&gt; E45 -&gt; O15 -&gt; MCE -&gt; LSN</text:p>
          </table:table-cell>
          <table:table-cell table:style-name="ce1" table:number-columns-repeated="5"/>
          <table:table-cell table:style-name="Default" table:number-columns-repeated="2"/>
          <table:table-cell table:style-name="ce1"/>
          <table:table-cell table:style-name="ce1" office:value-type="string">
            <text:p>Wind</text:p>
          </table:table-cell>
          <table:table-cell table:style-name="ce1" table:number-columns-repeated="2"/>
          <table:table-cell table:style-name="ce120" office:value-type="string" table:number-columns-spanned="2" table:number-rows-spanned="1">
            <text:p>Printed:</text:p>
          </table:table-cell>
          <table:covered-table-cell table:style-name="ce132">
            <draw:control table:end-cell-address="Template.Q4" table:end-x="0.3366in" table:end-y="0.0043in" draw:z-index="1" draw:style-name="gr2" draw:text-style-name="P2" svg:width="1.3453in" svg:height="0.3941in" svg:x="0.3571in" svg:y="0.1933in" draw:control="control12"/>
          </table:covered-table-cell>
          <table:table-cell table:style-name="ce132" table:number-columns-repeated="2"/>
          <table:table-cell table:style-name="ce154" table:formula="of:=NOW()" office:value-type="date" office:date-value="2016-06-04T10:14:19" table:number-columns-spanned="2" table:number-rows-spanned="1">
            <text:p>6/4/2016 10:14</text:p>
            <draw:control table:end-cell-address="Template.R3" table:end-x="0.4453in" table:end-y="0.1866in" draw:z-index="3" draw:style-name="gr3" draw:text-style-name="P2" svg:width="0.6945in" svg:height="0.3913in" svg:x="0.4642in" svg:y="0.1839in" draw:control="control14"/>
          </table:table-cell>
          <table:covered-table-cell table:style-name="ce165">
            <draw:control table:end-cell-address="Template.S4" table:end-x="0.598in" table:end-y="0.0047in" draw:z-index="4" draw:style-name="gr4" draw:text-style-name="P2" svg:width="0.7346in" svg:height="0.3945in" svg:x="0.5157in" svg:y="0.1933in" draw:control="control15"/>
          </table:covered-table-cell>
          <table:table-cell table:style-name="ce165"/>
          <table:table-cell office:value-type="string">
            <text:p>ATIS </text:p>
          </table:table-cell>
          <table:table-cell table:number-columns-repeated="236"/>
        </table:table-row>
        <table:table-row table:style-name="ro1">
          <table:table-cell/>
          <table:table-cell table:style-name="ce4" office:value-type="string">
            <text:p>Base Temp</text:p>
          </table:table-cell>
          <table:table-cell table:style-name="ce47" office:value-type="float" office:value="68">
            <text:p>68</text:p>
          </table:table-cell>
          <table:table-cell table:style-name="ce4" office:value-type="string">
            <text:p>Base FF</text:p>
          </table:table-cell>
          <table:table-cell table:style-name="ce59" office:value-type="float" office:value="14.15">
            <text:p>14.15</text:p>
          </table:table-cell>
          <table:table-cell table:style-name="ce4" office:value-type="string">
            <text:p>Fuel Temp</text:p>
          </table:table-cell>
          <table:table-cell table:style-name="ce69" office:value-type="float" office:value="78">
            <text:p>78</text:p>
          </table:table-cell>
          <table:table-cell table:style-name="ce82" table:formula="of:=[.$E$2]*(SQRT(1/(1-([.G2]-[.$C$2])*0.00171)))" office:value-type="float" office:value="14.2725565468685">
            <text:p>14.27</text:p>
          </table:table-cell>
          <table:table-cell table:style-name="Default"/>
          <table:table-cell table:style-name="Default" office:value-type="string">
            <text:p>FF</text:p>
          </table:table-cell>
          <table:table-cell table:style-name="Default"/>
          <table:table-cell table:style-name="ce1"/>
          <table:table-cell table:style-name="ce120">
            <draw:control table:end-cell-address="Template.N4" table:end-x="0.2846in" table:end-y="0.0055in" draw:z-index="2" draw:style-name="gr3" draw:text-style-name="P2" svg:width="0.7425in" svg:height="0.3945in" svg:x="0.1185in" svg:y="0in" draw:control="control13"/>
          </table:table-cell>
          <table:table-cell table:style-name="ce132" table:number-columns-repeated="3"/>
          <table:table-cell table:style-name="ce154"/>
          <table:table-cell table:style-name="ce165" table:number-columns-repeated="2"/>
          <table:table-cell office:value-type="string">
            <text:p>Ground 121.</text:p>
          </table:table-cell>
          <table:table-cell table:number-columns-repeated="236"/>
        </table:table-row>
        <table:table-row table:style-name="ro1">
          <table:table-cell table:style-name="ce1"/>
          <table:table-cell table:style-name="ce36" office:value-type="string">
            <text:p>Cold Taxi</text:p>
          </table:table-cell>
          <table:table-cell table:style-name="ce36" office:value-type="string">
            <text:p>Warm Taxi</text:p>
          </table:table-cell>
          <table:table-cell table:style-name="ce36" office:value-type="string">
            <text:p>Runup</text:p>
          </table:table-cell>
          <table:table-cell table:style-name="ce51" office:value-type="string">
            <text:p>TO</text:p>
          </table:table-cell>
          <table:table-cell table:style-name="ce62" office:value-type="string">
            <text:p>Climb</text:p>
          </table:table-cell>
          <table:table-cell table:style-name="ce62" office:value-type="string">
            <text:p>Hi Cruise</text:p>
          </table:table-cell>
          <table:table-cell table:style-name="ce62" office:value-type="string">
            <text:p>Descent</text:p>
          </table:table-cell>
          <table:table-cell table:style-name="ce62" office:value-type="string">
            <text:p>Low Cruise</text:p>
          </table:table-cell>
          <table:table-cell table:style-name="ce62" office:value-type="string">
            <text:p>Lo Cruise</text:p>
          </table:table-cell>
          <table:table-cell table:style-name="ce101" office:value-type="string">
            <text:p>Pattern</text:p>
          </table:table-cell>
          <table:table-cell table:style-name="ce1"/>
          <table:table-cell table:style-name="ce120"/>
          <table:table-cell table:style-name="ce132" table:number-columns-repeated="3"/>
          <table:table-cell table:style-name="ce154"/>
          <table:table-cell table:style-name="ce165" table:number-columns-repeated="2"/>
          <table:table-cell office:value-type="string">
            <text:p>Tower </text:p>
          </table:table-cell>
          <table:table-cell table:number-columns-repeated="236"/>
        </table:table-row>
        <table:table-row table:style-name="ro1">
          <table:table-cell table:style-name="ce2" office:value-type="string">
            <text:p>TAS</text:p>
          </table:table-cell>
          <table:table-cell table:number-columns-repeated="4" table:style-name="ce37" office:value-type="float" office:value="0">
            <text:p>0</text:p>
          </table:table-cell>
          <table:table-cell table:style-name="ce37" office:value-type="float" office:value="126">
            <text:p>126</text:p>
          </table:table-cell>
          <table:table-cell table:style-name="ce37" office:value-type="float" office:value="147">
            <text:p>147</text:p>
          </table:table-cell>
          <table:table-cell table:style-name="ce83" office:value-type="float" office:value="140">
            <text:p>140</text:p>
          </table:table-cell>
          <table:table-cell table:style-name="ce37" office:value-type="float" office:value="132">
            <text:p>132</text:p>
          </table:table-cell>
          <table:table-cell table:style-name="ce37" office:value-type="float" office:value="135">
            <text:p>135</text:p>
          </table:table-cell>
          <table:table-cell table:style-name="ce102" office:value-type="float" office:value="95">
            <text:p>95</text:p>
          </table:table-cell>
          <table:table-cell table:style-name="ce117" office:value-type="string" table:number-columns-spanned="2" table:number-rows-spanned="1">
            <text:p>Time to WPT</text:p>
          </table:table-cell>
          <table:covered-table-cell table:style-name="ce121"/>
          <table:table-cell table:style-name="ce133"/>
          <table:table-cell table:style-name="ce132" office:value-type="float" office:value="23">
            <text:p>23</text:p>
          </table:table-cell>
          <table:table-cell table:style-name="ce132"/>
          <table:table-cell table:style-name="ce154"/>
          <table:table-cell table:style-name="ce165" table:number-columns-repeated="2"/>
          <table:table-cell office:value-type="string">
            <text:p>Transponder 1200</text:p>
          </table:table-cell>
          <table:table-cell table:number-columns-repeated="236"/>
        </table:table-row>
        <table:table-row table:style-name="ro1">
          <table:table-cell table:style-name="ce3" office:value-type="string">
            <text:p>FF</text:p>
          </table:table-cell>
          <table:table-cell table:number-columns-repeated="2" table:style-name="ce38" office:value-type="float" office:value="1.85">
            <text:p>1.85</text:p>
          </table:table-cell>
          <table:table-cell table:style-name="ce38" office:value-type="float" office:value="5.79">
            <text:p>5.79</text:p>
          </table:table-cell>
          <table:table-cell table:style-name="ce38" office:value-type="float" office:value="26.09">
            <text:p>26.09</text:p>
          </table:table-cell>
          <table:table-cell table:style-name="ce38" office:value-type="float" office:value="19.15">
            <text:p>19.15</text:p>
          </table:table-cell>
          <table:table-cell table:style-name="ce38" table:formula="of:=[.$H$2]" office:value-type="float" office:value="14.2725565468685">
            <text:p>14.27</text:p>
          </table:table-cell>
          <table:table-cell table:style-name="ce38" table:formula="of:=[.$H$2]" office:value-type="float" office:value="14.2725565468685">
            <text:p>14.27</text:p>
          </table:table-cell>
          <table:table-cell table:style-name="ce38" office:value-type="float" office:value="14.23">
            <text:p>14.23</text:p>
          </table:table-cell>
          <table:table-cell table:style-name="ce38" table:formula="of:=[.$H$2]" office:value-type="float" office:value="14.2725565468685">
            <text:p>14.27</text:p>
          </table:table-cell>
          <table:table-cell table:style-name="ce103" office:value-type="float" office:value="7.8">
            <text:p>7.80</text:p>
          </table:table-cell>
          <table:table-cell table:style-name="ce118" office:value-type="string" table:number-columns-spanned="2" table:number-rows-spanned="1">
            <text:p>Time to Gate</text:p>
          </table:table-cell>
          <table:covered-table-cell table:style-name="ce122"/>
          <table:table-cell table:style-name="ce134" table:formula="of:=[.S48]" office:value-type="time" office:time-value="PT00H00M00S">
            <text:p>#VALUE!</text:p>
          </table:table-cell>
          <table:table-cell table:style-name="ce215" table:number-columns-repeated="2"/>
          <table:table-cell table:style-name="ce216"/>
          <table:table-cell table:style-name="Default" table:number-columns-repeated="2"/>
          <table:table-cell office:value-type="string">
            <text:p>Air to Air <text:s/>122.75</text:p>
          </table:table-cell>
          <table:table-cell table:number-columns-repeated="236"/>
        </table:table-row>
        <table:table-row table:style-name="ro2">
          <table:table-cell table:style-name="ce4"/>
          <table:table-cell table:style-name="ce39" office:value-type="string">
            <text:p>Pre TO Taxi</text:p>
          </table:table-cell>
          <table:table-cell table:style-name="ce48" office:value-type="time" office:time-value="PT00H04M00S">
            <text:p>00:04:00</text:p>
          </table:table-cell>
          <table:table-cell table:style-name="ce39" office:value-type="string">
            <text:p>Total Taxi</text:p>
          </table:table-cell>
          <table:table-cell table:style-name="ce48" office:value-type="time" office:time-value="PT00H09M34S">
            <text:p>00:09:34</text:p>
          </table:table-cell>
          <table:table-cell table:style-name="Default"/>
          <table:table-cell table:style-name="ce5"/>
          <table:table-cell table:style-name="ce5" office:value-type="string">
            <text:p>Wind</text:p>
          </table:table-cell>
          <table:table-cell table:style-name="Default"/>
          <table:table-cell table:style-name="ce5" office:value-type="string">
            <text:p>Heading</text:p>
          </table:table-cell>
          <table:table-cell table:style-name="ce5" office:value-type="string">
            <text:p>Distance</text:p>
          </table:table-cell>
          <table:table-cell table:style-name="ce119" office:value-type="string">
            <text:p>GS</text:p>
          </table:table-cell>
          <table:table-cell table:style-name="Default"/>
          <table:table-cell table:style-name="ce5" office:value-type="string">
            <text:p>Est Fuel</text:p>
          </table:table-cell>
          <table:table-cell table:style-name="ce5" office:value-type="string">
            <text:p>Calc Fuel</text:p>
          </table:table-cell>
          <table:table-cell table:style-name="ce5" office:value-type="string">
            <text:p>Real Time</text:p>
          </table:table-cell>
          <table:table-cell table:style-name="ce5"/>
          <table:table-cell table:style-name="ce166" table:number-columns-repeated="2"/>
          <table:table-cell table:number-columns-repeated="237"/>
        </table:table-row>
        <table:table-row table:style-name="ro2">
          <table:table-cell table:style-name="ce5" office:value-type="string">
            <text:p>Waypoint</text:p>
          </table:table-cell>
          <table:table-cell table:style-name="ce5" office:value-type="string">
            <text:p>Ident</text:p>
          </table:table-cell>
          <table:table-cell table:style-name="ce5" office:value-type="string">
            <text:p>Cross</text:p>
          </table:table-cell>
          <table:table-cell table:style-name="ce5" office:value-type="string">
            <text:p>MP</text:p>
          </table:table-cell>
          <table:table-cell table:style-name="ce5" office:value-type="string">
            <text:p>Altitude</text:p>
          </table:table-cell>
          <table:table-cell table:style-name="ce5" office:value-type="string">
            <text:p>Mag</text:p>
          </table:table-cell>
          <table:table-cell table:style-name="ce5" office:value-type="string">
            <text:p>TAS</text:p>
          </table:table-cell>
          <table:table-cell table:style-name="ce5" office:value-type="string">
            <text:p>Dir</text:p>
          </table:table-cell>
          <table:table-cell table:style-name="ce5" office:value-type="string">
            <text:p>Wind</text:p>
          </table:table-cell>
          <table:table-cell table:style-name="ce93" office:value-type="string">
            <text:p>Deg Left</text:p>
          </table:table-cell>
          <table:table-cell table:style-name="ce5" office:value-type="string">
            <text:p>Leg</text:p>
          </table:table-cell>
          <table:table-cell table:style-name="ce5" office:value-type="string">
            <text:p>Est</text:p>
          </table:table-cell>
          <table:table-cell table:style-name="ce5" office:value-type="string">
            <text:p>Fuel</text:p>
          </table:table-cell>
          <table:table-cell table:number-columns-repeated="2" table:style-name="ce5" office:value-type="string">
            <text:p>Leg</text:p>
          </table:table-cell>
          <table:table-cell table:style-name="ce5" office:value-type="string">
            <text:p>Start</text:p>
          </table:table-cell>
          <table:table-cell table:style-name="ce5" office:value-type="string">
            <text:p>ETE</text:p>
          </table:table-cell>
          <table:table-cell table:style-name="ce5" office:value-type="string">
            <text:p>ECT</text:p>
          </table:table-cell>
          <table:table-cell table:style-name="ce5" office:value-type="string">
            <text:p>ETR</text:p>
          </table:table-cell>
          <table:table-cell table:number-columns-repeated="237"/>
        </table:table-row>
        <table:table-row table:style-name="ro2">
          <table:table-cell table:style-name="ce5"/>
          <table:table-cell table:style-name="ce5" office:value-type="string">
            <text:p>Freq</text:p>
          </table:table-cell>
          <table:table-cell table:style-name="ce5" office:value-type="string">
            <text:p>Fix</text:p>
          </table:table-cell>
          <table:table-cell table:style-name="ce5" office:value-type="string">
            <text:p>RPM</text:p>
          </table:table-cell>
          <table:table-cell table:style-name="ce5"/>
          <table:table-cell table:style-name="ce5" office:value-type="string">
            <text:p>Course</text:p>
          </table:table-cell>
          <table:table-cell table:style-name="ce5"/>
          <table:table-cell table:style-name="ce5" office:value-type="string">
            <text:p>Speed</text:p>
          </table:table-cell>
          <table:table-cell table:style-name="ce5" office:value-type="string">
            <text:p>Correction</text:p>
          </table:table-cell>
          <table:table-cell table:style-name="ce93" office:value-type="string">
            <text:p>Sec Turning</text:p>
          </table:table-cell>
          <table:table-cell table:style-name="ce5" office:value-type="string">
            <text:p>Remaining</text:p>
          </table:table-cell>
          <table:table-cell table:style-name="ce5" office:value-type="string">
            <text:p>Act</text:p>
          </table:table-cell>
          <table:table-cell table:style-name="ce5" office:value-type="string">
            <text:p>Flow</text:p>
          </table:table-cell>
          <table:table-cell table:number-columns-repeated="2" table:style-name="ce5" office:value-type="string">
            <text:p>Cum</text:p>
          </table:table-cell>
          <table:table-cell table:style-name="ce5" office:value-type="string">
            <text:p>End</text:p>
          </table:table-cell>
          <table:table-cell table:style-name="ce5" office:value-type="string">
            <text:p>ATE</text:p>
          </table:table-cell>
          <table:table-cell table:style-name="ce5" office:value-type="string">
            <text:p>ACT</text:p>
          </table:table-cell>
          <table:table-cell table:style-name="ce5" office:value-type="string">
            <text:p>ATR</text:p>
          </table:table-cell>
          <table:table-cell table:style-name="ce5" office:value-type="string">
            <text:p>Notes</text:p>
          </table:table-cell>
          <table:table-cell table:style-name="ce5"/>
          <table:table-cell table:style-name="ce114" office:value-type="string">
            <text:p>Row Type</text:p>
          </table:table-cell>
          <table:table-cell table:style-name="ce209"/>
          <table:table-cell table:number-columns-repeated="233"/>
        </table:table-row>
        <table:table-row table:style-name="ro2">
          <table:table-cell table:style-name="ce6" office:value-type="string" table:number-columns-spanned="1" table:number-rows-spanned="2">
            <text:p>KLSN</text:p>
          </table:table-cell>
          <table:table-cell table:style-name="ce40" table:number-columns-repeated="12"/>
          <table:table-cell table:style-name="ce135" table:number-columns-repeated="2"/>
          <table:table-cell table:style-name="ce146"/>
          <table:table-cell table:style-name="ce40"/>
          <table:table-cell table:style-name="ce167"/>
          <table:table-cell table:style-name="ce40"/>
          <table:table-cell table:style-name="ce180" table:number-columns-repeated="2"/>
          <table:table-cell/>
          <table:table-cell table:style-name="ce209"/>
          <table:table-cell/>
          <table:table-cell table:style-name="ce67" office:value-type="float" office:value="1.875">
            <text:p>1.8750</text:p>
          </table:table-cell>
          <table:table-cell table:number-columns-repeated="231"/>
        </table:table-row>
        <table:table-row table:style-name="ro2">
          <table:covered-table-cell/>
          <table:table-cell table:style-name="ce40" table:number-columns-repeated="9"/>
          <table:table-cell table:style-name="ce104" table:formula="of:=[.K11]+[.K12]" office:value-type="float" office:value="173.385">
            <text:p>173.4</text:p>
          </table:table-cell>
          <table:table-cell table:style-name="ce40" table:number-columns-repeated="2"/>
          <table:table-cell table:number-columns-repeated="2" table:style-name="ce136" office:value-type="float" office:value="0">
            <text:p>0.00</text:p>
          </table:table-cell>
          <table:table-cell table:style-name="ce147"/>
          <table:table-cell table:style-name="ce40" table:number-columns-repeated="3"/>
          <table:table-cell table:style-name="ce199" table:number-columns-repeated="2"/>
          <table:table-cell/>
          <table:table-cell table:style-name="ce209"/>
          <table:table-cell office:value-type="float" office:value="2.1">
            <text:p>2.1</text:p>
          </table:table-cell>
          <table:table-cell table:formula="of:=[.X10]*(1+[.$Y$9]/100)" office:value-type="float" office:value="2.139375">
            <text:p>2.14</text:p>
          </table:table-cell>
          <table:table-cell table:number-columns-repeated="231"/>
        </table:table-row>
        <table:table-row table:style-name="ro2">
          <table:table-cell table:style-name="ce7" office:value-type="string" table:number-columns-spanned="1" table:number-rows-spanned="2">
            <text:p>Taxi 1</text:p>
          </table:table-cell>
          <table:table-cell/>
          <table:table-cell table:style-name="ce49"/>
          <table:table-cell table:style-name="ce54" office:value-type="string">
            <text:p>Full</text:p>
          </table:table-cell>
          <table:table-cell office:value-type="string">
            <text:p>Taxi</text:p>
          </table:table-cell>
          <table:table-cell office:value-type="string" table:number-columns-spanned="1" table:number-rows-spanned="2">
            <text:p>---</text:p>
          </table:table-cell>
          <table:table-cell table:style-name="ce70" office:value-type="float" office:value="0" table:number-columns-spanned="1" table:number-rows-spanned="2">
            <text:p>0.0</text:p>
          </table:table-cell>
          <table:table-cell office:value-type="float" office:value="0">
            <text:p>0</text:p>
          </table:table-cell>
          <table:table-cell/>
          <table:table-cell table:style-name="ce94" office:value-type="string" table:number-columns-spanned="1" table:number-rows-spanned="2">
            <text:p>-</text:p>
          </table:table-cell>
          <table:table-cell office:value-type="float" office:value="0">
            <text:p>0.0</text:p>
          </table:table-cell>
          <table:table-cell table:style-name="ce70" office:value-type="float" office:value="0">
            <text:p>0.0</text:p>
          </table:table-cell>
          <table:table-cell table:style-name="ce123" table:formula="of:=[.$B$5]" office:value-type="float" office:value="1.85" table:number-columns-spanned="1" table:number-rows-spanned="2">
            <text:p>1.85</text:p>
          </table:table-cell>
          <table:table-cell table:formula="of:=[.M11]*[.Q11]*24" office:value-type="float" office:value="0.0616666666666667">
            <text:p>0.06</text:p>
          </table:table-cell>
          <table:table-cell table:formula="of:=[.M11]*[.Q12]*24" office:value-type="float" office:value="0">
            <text:p>0.00</text:p>
          </table:table-cell>
          <table:table-cell/>
          <table:table-cell table:formula="of:=IF([.P12]&gt;0;[.P12]-[.P11];[.C6]/2)" office:value-type="float" office:value="0.00138888888888889">
            <text:p>0:02:00</text:p>
          </table:table-cell>
          <table:table-cell table:style-name="ce168" office:value-type="string">
            <text:p>-</text:p>
          </table:table-cell>
          <table:table-cell table:style-name="ce174"/>
          <table:table-cell table:style-name="ce182" office:value-type="string">
            <text:p><text:s/></text:p>
          </table:table-cell>
          <table:table-cell table:style-name="ce182"/>
          <table:table-cell office:value-type="string">
            <text:p>TAXI1</text:p>
          </table:table-cell>
          <table:table-cell table:style-name="ce209"/>
          <table:table-cell office:value-type="float" office:value="1.8">
            <text:p>1.8</text:p>
          </table:table-cell>
          <table:table-cell table:formula="of:=[.X11]*(1+[.$Y$9]/100)" office:value-type="float" office:value="1.83375">
            <text:p>1.83</text:p>
          </table:table-cell>
          <table:table-cell table:number-columns-repeated="231"/>
        </table:table-row>
        <table:table-row table:style-name="ro2">
          <table:covered-table-cell table:style-name="ce8"/>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style-name="ce106" table:formula="of:=[.K13]+[.K14]" office:value-type="float" office:value="173.385">
            <text:p>173.4</text:p>
          </table:table-cell>
          <table:table-cell table:formula="of:=IF([.Q12]&gt;0;[.K11]/([.Q12]*24);&quot;&quot;)">
            <text:p/>
          </table:table-cell>
          <table:covered-table-cell/>
          <table:table-cell table:style-name="ce137" table:formula="of:=[.N10]+[.N11]" office:value-type="float" office:value="0.0616666666666667">
            <text:p>0.06</text:p>
          </table:table-cell>
          <table:table-cell table:style-name="ce137" table:formula="of:=[.O10]+[.O11]" office:value-type="float" office:value="0">
            <text:p>0.00</text:p>
          </table:table-cell>
          <table:table-cell table:style-name="ce149"/>
          <table:table-cell table:style-name="ce157" table:formula="of:=IF([.P12]&gt;0;[.P12]-[.P11];0)" office:value-type="float" office:value="0">
            <text:p>0:00:00</text:p>
          </table:table-cell>
          <table:table-cell table:style-name="ce157" office:value-type="string">
            <text:p><text:s/></text:p>
          </table:table-cell>
          <table:table-cell table:style-name="ce175"/>
          <table:table-cell table:style-name="ce185" table:number-columns-repeated="2"/>
          <table:table-cell table:style-name="ce35"/>
          <table:table-cell table:style-name="ce209"/>
          <table:table-cell office:value-type="float" office:value="5.7">
            <text:p>5.7</text:p>
          </table:table-cell>
          <table:table-cell table:formula="of:=[.X12]*(1+[.$Y$9]/100)" office:value-type="float" office:value="5.806875">
            <text:p>5.81</text:p>
          </table:table-cell>
          <table:table-cell table:number-columns-repeated="231"/>
        </table:table-row>
        <table:table-row table:style-name="ro2">
          <table:table-cell table:style-name="ce9" office:value-type="string">
            <text:p>Runup</text:p>
          </table:table-cell>
          <table:table-cell table:style-name="ce9"/>
          <table:table-cell table:style-name="ce50"/>
          <table:table-cell table:style-name="ce55" office:value-type="string">
            <text:p>Full</text:p>
          </table:table-cell>
          <table:table-cell table:style-name="ce50" office:value-type="string">
            <text:p><text:s/></text:p>
          </table:table-cell>
          <table:table-cell table:style-name="ce55" office:value-type="string" table:number-columns-spanned="1" table:number-rows-spanned="2">
            <text:p>---</text:p>
          </table:table-cell>
          <table:table-cell table:style-name="ce72" office:value-type="float" office:value="0" table:number-columns-spanned="1" table:number-rows-spanned="2">
            <text:p>0.0</text:p>
          </table:table-cell>
          <table:table-cell table:style-name="ce86" office:value-type="float" office:value="0">
            <text:p>0</text:p>
          </table:table-cell>
          <table:table-cell table:style-name="ce91" table:number-matrix-columns-spanned="1" table:number-matrix-rows-spanned="2" table:formula="of:=TRANSPOSE(WNDHDGGS(DEGTORAD([.F13]);[.G13];DEGTORAD([.H13]);[.H14]))" office:value-type="float" office:value="-0">
            <text:p>0.00</text:p>
          </table:table-cell>
          <table:table-cell table:style-name="ce96" office:value-type="string" table:number-columns-spanned="1" table:number-rows-spanned="2">
            <text:p>-</text:p>
          </table:table-cell>
          <table:table-cell table:style-name="ce107" office:value-type="float" office:value="0">
            <text:p>0.0</text:p>
          </table:table-cell>
          <table:table-cell table:style-name="ce72" table:formula="of:=[.I14]" office:value-type="float" office:value="0">
            <text:p>0.0</text:p>
          </table:table-cell>
          <table:table-cell table:style-name="ce125" table:formula="of:=[.$D$5]" office:value-type="float" office:value="5.79" table:number-columns-spanned="1" table:number-rows-spanned="2">
            <text:p>5.79</text:p>
          </table:table-cell>
          <table:table-cell table:style-name="ce112" table:formula="of:=[.M13]*[.Q13]*24" office:value-type="float" office:value="0.0482500000000009">
            <text:p>0.05</text:p>
          </table:table-cell>
          <table:table-cell table:style-name="ce112" table:formula="of:=[.M13]*[.Q14]*24" office:value-type="float" office:value="0">
            <text:p>0.00</text:p>
          </table:table-cell>
          <table:table-cell table:style-name="ce150"/>
          <table:table-cell table:style-name="ce158" office:value-type="float" office:value="0.000347222222222229">
            <text:p>0:00:30</text:p>
          </table:table-cell>
          <table:table-cell table:style-name="ce169" office:value-type="string">
            <text:p>-</text:p>
          </table:table-cell>
          <table:table-cell table:style-name="ce150"/>
          <table:table-cell table:style-name="ce183" office:value-type="string">
            <text:p><text:s/></text:p>
          </table:table-cell>
          <table:table-cell table:style-name="ce183"/>
          <table:table-cell table:style-name="ce35" office:value-type="string">
            <text:p>RUNUP</text:p>
          </table:table-cell>
          <table:table-cell/>
          <table:table-cell office:value-type="float" office:value="25.6">
            <text:p>25.6</text:p>
          </table:table-cell>
          <table:table-cell table:formula="of:=[.X13]*(1+[.$Y$9]/100)" office:value-type="float" office:value="26.08">
            <text:p>26.08</text:p>
          </table:table-cell>
          <table:table-cell table:number-columns-repeated="231"/>
        </table:table-row>
        <table:table-row table:style-name="ro2">
          <table:table-cell table:style-name="ce10"/>
          <table:table-cell table:style-name="ce11"/>
          <table:table-cell table:style-name="ce43"/>
          <table:table-cell table:style-name="ce43" office:value-type="string">
            <text:p>1800</text:p>
          </table:table-cell>
          <table:table-cell table:style-name="ce43" office:value-type="string">
            <text:p><text:s/></text:p>
          </table:table-cell>
          <table:covered-table-cell table:style-name="ce43"/>
          <table:covered-table-cell table:style-name="ce73"/>
          <table:table-cell table:style-name="ce87" office:value-type="float" office:value="0">
            <text:p>0</text:p>
          </table:table-cell>
          <table:table-cell table:style-name="ce92" office:value-type="float" office:value="0">
            <text:p>0.00</text:p>
          </table:table-cell>
          <table:covered-table-cell table:style-name="ce97"/>
          <table:table-cell table:style-name="ce108" table:formula="of:=[.K15]+[.K16]" office:value-type="float" office:value="173.385">
            <text:p>173.4</text:p>
          </table:table-cell>
          <table:table-cell table:style-name="ce73" table:formula="of:=IF([.Q14]&gt;0;[.K13]/([.Q14]*24);&quot;&quot;)">
            <text:p/>
          </table:table-cell>
          <table:covered-table-cell table:style-name="ce126"/>
          <table:table-cell table:style-name="ce138" table:formula="of:=[.N12]+[.N13]" office:value-type="float" office:value="0.109916666666668">
            <text:p>0.11</text:p>
          </table:table-cell>
          <table:table-cell table:style-name="ce138" table:formula="of:=[.O12]+[.O13]" office:value-type="float" office:value="0">
            <text:p>0.00</text:p>
          </table:table-cell>
          <table:table-cell table:style-name="ce151"/>
          <table:table-cell table:style-name="ce159" table:formula="of:=IF([.P14]&gt;0;[.P14]-[.P13];0)" office:value-type="float" office:value="0">
            <text:p>0:00:00</text:p>
          </table:table-cell>
          <table:table-cell table:style-name="ce159"/>
          <table:table-cell table:style-name="ce176"/>
          <table:table-cell table:style-name="ce184"/>
          <table:table-cell table:style-name="ce200"/>
          <table:table-cell table:style-name="ce35"/>
          <table:table-cell table:style-name="ce209"/>
          <table:table-cell office:value-type="float" office:value="18.88">
            <text:p>18.88</text:p>
          </table:table-cell>
          <table:table-cell table:formula="of:=[.X14]*(1+[.$Y$9]/100)" office:value-type="float" office:value="19.234">
            <text:p>19.23</text:p>
          </table:table-cell>
          <table:table-cell table:number-columns-repeated="231"/>
        </table:table-row>
        <table:table-row table:style-name="ro2">
          <table:table-cell table:style-name="ce7" office:value-type="string" table:number-columns-spanned="1" table:number-rows-spanned="2">
            <text:p>Taxi 2</text:p>
          </table:table-cell>
          <table:table-cell/>
          <table:table-cell table:style-name="ce49"/>
          <table:table-cell table:style-name="ce54" office:value-type="string">
            <text:p>Full</text:p>
          </table:table-cell>
          <table:table-cell office:value-type="string">
            <text:p>Taxi</text:p>
          </table:table-cell>
          <table:table-cell office:value-type="string" table:number-columns-spanned="1" table:number-rows-spanned="2">
            <text:p>---</text:p>
          </table:table-cell>
          <table:table-cell table:style-name="ce70" office:value-type="float" office:value="0" table:number-columns-spanned="1" table:number-rows-spanned="2">
            <text:p>0.0</text:p>
          </table:table-cell>
          <table:table-cell office:value-type="float" office:value="0">
            <text:p>0</text:p>
          </table:table-cell>
          <table:table-cell/>
          <table:table-cell table:style-name="ce94" office:value-type="string" table:number-columns-spanned="1" table:number-rows-spanned="2">
            <text:p>-</text:p>
          </table:table-cell>
          <table:table-cell office:value-type="float" office:value="0">
            <text:p>0.0</text:p>
          </table:table-cell>
          <table:table-cell table:style-name="ce70" office:value-type="float" office:value="0">
            <text:p>0.0</text:p>
          </table:table-cell>
          <table:table-cell table:style-name="ce123" table:formula="of:=[.$C$5]" office:value-type="float" office:value="1.85" table:number-columns-spanned="1" table:number-rows-spanned="2">
            <text:p>1.85</text:p>
          </table:table-cell>
          <table:table-cell table:formula="of:=[.M15]*IF([.Q16]&gt;0;[.Q16];[.Q15])*24" office:value-type="float" office:value="0.0616666666666667">
            <text:p>0.06</text:p>
          </table:table-cell>
          <table:table-cell table:formula="of:=[.M15]*[.Q16]*24" office:value-type="float" office:value="0">
            <text:p>0.00</text:p>
          </table:table-cell>
          <table:table-cell/>
          <table:table-cell table:formula="of:=[.C6]-[.Q11]" office:value-type="float" office:value="0.00138888888888889">
            <text:p>0:02:00</text:p>
          </table:table-cell>
          <table:table-cell table:style-name="ce168" office:value-type="string">
            <text:p>-</text:p>
          </table:table-cell>
          <table:table-cell/>
          <table:table-cell table:style-name="ce182" table:number-columns-repeated="2"/>
          <table:table-cell table:style-name="ce35" office:value-type="string">
            <text:p>TAXI2</text:p>
          </table:table-cell>
          <table:table-cell table:style-name="ce209"/>
          <table:table-cell office:value-type="float" office:value="13.98">
            <text:p>13.98</text:p>
          </table:table-cell>
          <table:table-cell table:formula="of:=[.X15]*(1+[.$Y$9]/100)" office:value-type="float" office:value="14.242125">
            <text:p>14.24</text:p>
          </table:table-cell>
          <table:table-cell table:number-columns-repeated="231"/>
        </table:table-row>
        <table:table-row table:style-name="ro2">
          <table:covered-table-cell table:style-name="ce8"/>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style-name="ce106" table:formula="of:=[.K17]+[.K18]" office:value-type="float" office:value="173.385">
            <text:p>173.4</text:p>
          </table:table-cell>
          <table:table-cell table:formula="of:=IF([.Q16]&gt;0;[.K15]/([.Q16]*24);&quot;&quot;)">
            <text:p/>
          </table:table-cell>
          <table:covered-table-cell/>
          <table:table-cell table:style-name="ce137" table:formula="of:=[.N14]+[.N15]" office:value-type="float" office:value="0.171583333333334">
            <text:p>0.17</text:p>
          </table:table-cell>
          <table:table-cell table:style-name="ce137" table:formula="of:=[.O14]+[.O15]" office:value-type="float" office:value="0">
            <text:p>0.00</text:p>
          </table:table-cell>
          <table:table-cell table:style-name="ce149"/>
          <table:table-cell table:style-name="ce157" table:formula="of:=IF([.P16]&gt;0;[.P16]-[.P15];0)" office:value-type="float" office:value="0">
            <text:p>0:00:00</text:p>
          </table:table-cell>
          <table:table-cell table:style-name="ce157" office:value-type="string">
            <text:p><text:s/></text:p>
          </table:table-cell>
          <table:table-cell table:style-name="ce175" table:formula="of:=[.R47]" office:value-type="time" office:time-value="PT00H00M00S">
            <text:p>#VALUE!</text:p>
          </table:table-cell>
          <table:table-cell table:style-name="ce185" office:value-type="string">
            <text:p><text:s/></text:p>
          </table:table-cell>
          <table:table-cell table:style-name="ce185"/>
          <table:table-cell table:style-name="ce35"/>
          <table:table-cell table:style-name="ce209"/>
          <table:table-cell office:value-type="float" office:value="8.94">
            <text:p>8.94</text:p>
          </table:table-cell>
          <table:table-cell table:formula="of:=[.X16]*(1+[.$Y$9]/100)" office:value-type="float" office:value="9.107625">
            <text:p>9.11</text:p>
          </table:table-cell>
          <table:table-cell table:number-columns-repeated="231"/>
        </table:table-row>
        <table:table-row table:style-name="ro2">
          <table:table-cell table:style-name="ce9" office:value-type="string">
            <text:p>Takeoff</text:p>
          </table:table-cell>
          <table:table-cell table:style-name="ce9"/>
          <table:table-cell table:style-name="ce50"/>
          <table:table-cell table:style-name="ce55" office:value-type="string">
            <text:p>Full</text:p>
          </table:table-cell>
          <table:table-cell table:style-name="ce50" office:value-type="string">
            <text:p>Takeoff</text:p>
          </table:table-cell>
          <table:table-cell table:style-name="ce55" office:value-type="string" table:number-columns-spanned="1" table:number-rows-spanned="2">
            <text:p>---</text:p>
          </table:table-cell>
          <table:table-cell table:style-name="ce72" office:value-type="float" office:value="0" table:number-columns-spanned="1" table:number-rows-spanned="2">
            <text:p>0.0</text:p>
          </table:table-cell>
          <table:table-cell table:style-name="ce86" office:value-type="float" office:value="0">
            <text:p>0</text:p>
          </table:table-cell>
          <table:table-cell table:style-name="ce91" table:number-matrix-columns-spanned="1" table:number-matrix-rows-spanned="2" table:formula="of:=TRANSPOSE(WNDHDGGS(DEGTORAD([.F17]);[.G17];DEGTORAD([.H17]);[.H18]))" office:value-type="float" office:value="-0">
            <text:p>0.00</text:p>
          </table:table-cell>
          <table:table-cell table:style-name="ce96" table:formula="of:=IF([.I21]=&quot;not&quot;;&quot;not&quot;;RADTODEG([.I21]))" office:value-type="float" office:value="64" table:number-columns-spanned="1" table:number-rows-spanned="2">
            <text:p>64</text:p>
          </table:table-cell>
          <table:table-cell table:style-name="ce107" office:value-type="float" office:value="0">
            <text:p>0.0</text:p>
          </table:table-cell>
          <table:table-cell table:style-name="ce72" table:formula="of:=[.I18]" office:value-type="float" office:value="0">
            <text:p>0.0</text:p>
          </table:table-cell>
          <table:table-cell table:style-name="ce125" table:formula="of:=[.$E$5]" office:value-type="float" office:value="26.09" table:number-columns-spanned="1" table:number-rows-spanned="2">
            <text:p>26.09</text:p>
          </table:table-cell>
          <table:table-cell table:style-name="ce112" table:formula="of:=[.M17]*[.Q17]*24" office:value-type="float" office:value="0.144944444444444">
            <text:p>0.14</text:p>
          </table:table-cell>
          <table:table-cell table:style-name="ce112" table:formula="of:=[.M17]*[.Q18]*24" office:value-type="float" office:value="0">
            <text:p>0.00</text:p>
          </table:table-cell>
          <table:table-cell table:style-name="ce150"/>
          <table:table-cell table:style-name="ce158" office:value-type="float" office:value="0.000231481481481481">
            <text:p>0:00:20</text:p>
          </table:table-cell>
          <table:table-cell table:style-name="ce158" table:formula="of:=[.R15]+[.Q17]" office:value-type="float" office:value="0">
            <text:p>#VALUE!</text:p>
          </table:table-cell>
          <table:table-cell table:style-name="ce150" table:formula="of:=[.S16]-[.Q17]" office:value-type="time" office:time-value="PT00H00M00S">
            <text:p>#VALUE!</text:p>
          </table:table-cell>
          <table:table-cell table:style-name="ce183" office:value-type="string">
            <text:p><text:s/></text:p>
          </table:table-cell>
          <table:table-cell table:style-name="ce183"/>
          <table:table-cell office:value-type="string">
            <text:p>TO</text:p>
          </table:table-cell>
          <table:table-cell/>
          <table:table-cell office:value-type="float" office:value="14.22">
            <text:p>14.22</text:p>
          </table:table-cell>
          <table:table-cell table:formula="of:=[.X17]*(1+[.$Y$9]/100)" office:value-type="float" office:value="14.486625">
            <text:p>14.49</text:p>
          </table:table-cell>
          <table:table-cell table:number-columns-repeated="231"/>
        </table:table-row>
        <table:table-row table:style-name="ro2">
          <table:table-cell table:style-name="ce11" office:value-type="string">
            <text:p><text:s/></text:p>
          </table:table-cell>
          <table:table-cell table:style-name="ce11"/>
          <table:table-cell table:style-name="ce43"/>
          <table:table-cell table:style-name="ce43" office:value-type="string">
            <text:p>2700</text:p>
          </table:table-cell>
          <table:table-cell table:style-name="ce43" office:value-type="string">
            <text:p><text:s/></text:p>
          </table:table-cell>
          <table:covered-table-cell table:style-name="ce43"/>
          <table:covered-table-cell table:style-name="ce73"/>
          <table:table-cell table:style-name="ce87" office:value-type="float" office:value="0">
            <text:p>0</text:p>
          </table:table-cell>
          <table:table-cell table:style-name="ce92" office:value-type="float" office:value="0">
            <text:p>0.00</text:p>
          </table:table-cell>
          <table:covered-table-cell table:style-name="ce97"/>
          <table:table-cell table:style-name="ce108" table:formula="of:=[.K19]+[.K20]" office:value-type="float" office:value="173.385">
            <text:p>173.4</text:p>
          </table:table-cell>
          <table:table-cell table:style-name="ce73" table:formula="of:=IF([.Q18]&gt;0;[.K17]/([.Q18]*24);&quot;&quot;)">
            <text:p/>
          </table:table-cell>
          <table:covered-table-cell table:style-name="ce126"/>
          <table:table-cell table:style-name="ce138" table:formula="of:=[.N16]+[.N17]" office:value-type="float" office:value="0.316527777777778">
            <text:p>0.32</text:p>
          </table:table-cell>
          <table:table-cell table:style-name="ce138" table:formula="of:=[.O16]+[.O17]" office:value-type="float" office:value="0">
            <text:p>0.00</text:p>
          </table:table-cell>
          <table:table-cell table:style-name="ce151"/>
          <table:table-cell table:style-name="ce159" table:formula="of:=IF([.P18]&gt;0;[.P18]-[.P17];0)" office:value-type="float" office:value="0">
            <text:p>0:00:00</text:p>
          </table:table-cell>
          <table:table-cell table:style-name="ce171" table:formula="of:=IF([.R16]+[.Q18]&gt;0;[.R16]+[.Q18];&quot;&quot;)">
            <text:p/>
          </table:table-cell>
          <table:table-cell table:style-name="ce176" table:formula="of:=[.S16]-[.Q18]" office:value-type="time" office:time-value="PT00H00M00S">
            <text:p>#VALUE!</text:p>
          </table:table-cell>
          <table:table-cell table:style-name="ce186" office:value-type="string">
            <text:p><text:s/></text:p>
          </table:table-cell>
          <table:table-cell table:style-name="ce186"/>
          <table:table-cell/>
          <table:table-cell table:style-name="ce209"/>
          <table:table-cell office:value-type="float" office:value="1.5">
            <text:p>1.5</text:p>
          </table:table-cell>
          <table:table-cell table:formula="of:=[.X18]*(1+[.$Y$9]/100)" office:value-type="float" office:value="1.528125">
            <text:p>1.53</text:p>
          </table:table-cell>
          <table:table-cell table:number-columns-repeated="231"/>
        </table:table-row>
        <table:table-row table:style-name="ro2">
          <table:table-cell table:style-name="ce12" office:value-type="string">
            <text:p>Initial Climb</text:p>
          </table:table-cell>
          <table:table-cell/>
          <table:table-cell table:style-name="ce49"/>
          <table:table-cell table:style-name="ce54" office:value-type="string">
            <text:p>Full</text:p>
          </table:table-cell>
          <table:table-cell office:value-type="string">
            <text:p>Climb</text:p>
          </table:table-cell>
          <table:table-cell office:value-type="string" table:number-columns-spanned="1" table:number-rows-spanned="2">
            <text:p>---</text:p>
          </table:table-cell>
          <table:table-cell table:style-name="ce70" table:formula="of:=[.$F$4]" office:value-type="float" office:value="126" table:number-columns-spanned="1" table:number-rows-spanned="2">
            <text:p>126.0</text:p>
          </table:table-cell>
          <table:table-cell office:value-type="float" office:value="300">
            <text:p>300</text:p>
          </table:table-cell>
          <table:table-cell table:number-matrix-columns-spanned="1" table:number-matrix-rows-spanned="2" table:formula="of:=TRANSPOSE(WNDHDGGS(DEGTORAD([.F19]);[.G19];DEGTORAD([.H19]);[.H20]))" office:value-type="float" office:value="6.22817182188746">
            <text:p>6.23</text:p>
          </table:table-cell>
          <table:table-cell table:style-name="ce94" office:value-type="string" table:number-columns-spanned="1" table:number-rows-spanned="2">
            <text:p>-</text:p>
          </table:table-cell>
          <table:table-cell office:value-type="float" office:value="3.3">
            <text:p>3.3</text:p>
          </table:table-cell>
          <table:table-cell table:style-name="ce70" table:formula="of:=[.I20]" office:value-type="float" office:value="121.809379618532">
            <text:p>121.8</text:p>
          </table:table-cell>
          <table:table-cell table:style-name="ce123" table:formula="of:=[.$E$5]" office:value-type="float" office:value="26.09" table:number-columns-spanned="1" table:number-rows-spanned="2">
            <text:p>26.09</text:p>
          </table:table-cell>
          <table:table-cell table:formula="of:=[.M19]*[.Q19]*24" office:value-type="float" office:value="0.724722222222224">
            <text:p>0.72</text:p>
          </table:table-cell>
          <table:table-cell table:formula="of:=[.M19]*[.Q20]*24" office:value-type="float" office:value="0">
            <text:p>0.00</text:p>
          </table:table-cell>
          <table:table-cell/>
          <table:table-cell office:value-type="float" office:value="0.00115740740740741">
            <text:p>0:01:40</text:p>
          </table:table-cell>
          <table:table-cell table:formula="of:=[.R17]+[.Q19]" office:value-type="float" office:value="0">
            <text:p>#VALUE!</text:p>
          </table:table-cell>
          <table:table-cell table:formula="of:=[.S17]-[.Q19]" office:value-type="time" office:time-value="PT00H00M00S">
            <text:p>#VALUE!</text:p>
          </table:table-cell>
          <table:table-cell table:style-name="ce182" office:value-type="string">
            <text:p><text:s/></text:p>
          </table:table-cell>
          <table:table-cell table:style-name="ce182"/>
          <table:table-cell office:value-type="string">
            <text:p>CLIMB</text:p>
          </table:table-cell>
          <table:table-cell table:number-columns-repeated="234"/>
        </table:table-row>
        <table:table-row table:style-name="ro2">
          <table:table-cell table:style-name="ce12"/>
          <table:table-cell table:style-name="ce8"/>
          <table:table-cell/>
          <table:table-cell office:value-type="string">
            <text:p>2700</text:p>
          </table:table-cell>
          <table:table-cell table:style-name="ce44" office:value-type="string">
            <text:p>1000</text:p>
          </table:table-cell>
          <table:covered-table-cell table:style-name="ce44"/>
          <table:covered-table-cell/>
          <table:table-cell table:style-name="ce85" office:value-type="float" office:value="8">
            <text:p>8</text:p>
          </table:table-cell>
          <table:table-cell table:style-name="ce90" office:value-type="float" office:value="121.809379618532">
            <text:p>121.81</text:p>
          </table:table-cell>
          <table:covered-table-cell/>
          <table:table-cell table:style-name="ce106" table:formula="of:=[.K21]+[.K22]" office:value-type="float" office:value="170.085">
            <text:p>170.1</text:p>
          </table:table-cell>
          <table:table-cell table:formula="of:=IF([.Q20]&gt;0;[.K19]/([.Q20]*24);&quot;&quot;)">
            <text:p/>
          </table:table-cell>
          <table:covered-table-cell/>
          <table:table-cell table:style-name="ce137" table:formula="of:=[.N18]+[.N19]" office:value-type="float" office:value="1.04125">
            <text:p>1.04</text:p>
          </table:table-cell>
          <table:table-cell table:style-name="ce137" table:formula="of:=[.O18]+[.O19]" office:value-type="float" office:value="0">
            <text:p>0.00</text:p>
          </table:table-cell>
          <table:table-cell table:style-name="ce149"/>
          <table:table-cell table:style-name="ce157" table:formula="of:=IF([.P20]&gt;0;[.P20]-[.P19];0)" office:value-type="float" office:value="0">
            <text:p>0:00:00</text:p>
          </table:table-cell>
          <table:table-cell table:style-name="ce172" table:formula="of:=IF([.R18]+[.Q20]&gt;0;[.R18]+[.Q20];&quot;&quot;)">
            <text:p/>
          </table:table-cell>
          <table:table-cell table:style-name="ce175" table:formula="of:=[.S18]-[.Q20]" office:value-type="time" office:time-value="PT00H00M00S">
            <text:p>#VALUE!</text:p>
          </table:table-cell>
          <table:table-cell table:style-name="ce185" office:value-type="string">
            <text:p><text:s/></text:p>
          </table:table-cell>
          <table:table-cell table:style-name="ce185"/>
          <table:table-cell/>
          <table:table-cell table:style-name="ce226"/>
          <table:table-cell table:style-name="ce35" table:number-columns-repeated="7"/>
          <table:table-cell table:number-columns-repeated="226"/>
        </table:table-row>
        <table:table-row table:style-name="ro2">
          <table:table-cell table:style-name="ce13" office:value-type="string">
            <text:p>Level</text:p>
          </table:table-cell>
          <table:table-cell table:style-name="ce9"/>
          <table:table-cell table:style-name="ce50"/>
          <table:table-cell table:style-name="ce55" office:value-type="string">
            <text:p>25</text:p>
          </table:table-cell>
          <table:table-cell table:style-name="ce50" office:value-type="string">
            <text:p>Climb</text:p>
          </table:table-cell>
          <table:table-cell table:style-name="ce55" office:value-type="string" table:number-columns-spanned="1" table:number-rows-spanned="2">
            <text:p>064</text:p>
          </table:table-cell>
          <table:table-cell table:style-name="ce72" table:formula="of:=[.$F$4]" office:value-type="float" office:value="126" table:number-columns-spanned="1" table:number-rows-spanned="2">
            <text:p>126.0</text:p>
          </table:table-cell>
          <table:table-cell table:style-name="ce86" office:value-type="float" office:value="0">
            <text:p>0</text:p>
          </table:table-cell>
          <table:table-cell table:style-name="ce91" table:number-matrix-columns-spanned="1" table:number-matrix-rows-spanned="2" table:formula="of:=TRANSPOSE(WNDHDGGS(DEGTORAD([.F21]);[.G21];DEGTORAD([.H21]);[.H22]))" office:value-type="float" office:value="1.11701072127637">
            <text:p>1.12</text:p>
          </table:table-cell>
          <table:table-cell table:style-name="ce96" table:formula="of:=IF([.I21]=&quot;not&quot;;&quot;not&quot;;RADTODEG([.I21]))" office:value-type="float" office:value="64" table:number-columns-spanned="1" table:number-rows-spanned="2">
            <text:p>64</text:p>
          </table:table-cell>
          <table:table-cell table:style-name="ce107" office:value-type="float" office:value="18.8">
            <text:p>18.8</text:p>
          </table:table-cell>
          <table:table-cell table:style-name="ce72" table:formula="of:=[.I22]" office:value-type="float" office:value="126">
            <text:p>126.0</text:p>
          </table:table-cell>
          <table:table-cell table:style-name="ce125" table:formula="of:=[.$F$5]" office:value-type="float" office:value="19.15" table:number-columns-spanned="1" table:number-rows-spanned="2">
            <text:p>19.15</text:p>
          </table:table-cell>
          <table:table-cell table:style-name="ce112" table:formula="of:=[.M21]*[.Q21]*24" office:value-type="float" office:value="2.85730158730159">
            <text:p>2.86</text:p>
          </table:table-cell>
          <table:table-cell table:style-name="ce112" table:formula="of:=[.M21]*[.Q22]*24" office:value-type="float" office:value="0">
            <text:p>0.00</text:p>
          </table:table-cell>
          <table:table-cell table:style-name="ce150"/>
          <table:table-cell table:style-name="ce158" table:formula="of:=([.K21]/[.L21])/24" office:value-type="float" office:value="0.00621693121693122">
            <text:p>0:08:57</text:p>
          </table:table-cell>
          <table:table-cell table:style-name="ce158" table:formula="of:=[.R19]+[.Q21]" office:value-type="float" office:value="0">
            <text:p>#VALUE!</text:p>
          </table:table-cell>
          <table:table-cell table:style-name="ce150" table:formula="of:=[.S19]-[.Q21]" office:value-type="time" office:time-value="PT00H00M00S">
            <text:p>#VALUE!</text:p>
          </table:table-cell>
          <table:table-cell table:style-name="ce183" table:number-columns-repeated="2"/>
          <table:table-cell office:value-type="string">
            <text:p>WPT</text:p>
          </table:table-cell>
          <table:table-cell table:style-name="ce35"/>
          <table:table-cell table:style-name="ce228" office:value-type="string" table:number-columns-spanned="2" table:number-rows-spanned="1">
            <text:p>Base</text:p>
          </table:table-cell>
          <table:covered-table-cell table:style-name="ce228"/>
          <table:table-cell table:style-name="ce229" office:value-type="string">
            <text:p>Fuel Temp</text:p>
          </table:table-cell>
          <table:table-cell table:style-name="ce229" office:value-type="string">
            <text:p>FF</text:p>
          </table:table-cell>
          <table:table-cell table:style-name="ce35" table:number-columns-repeated="3"/>
          <table:table-cell table:number-columns-repeated="226"/>
        </table:table-row>
        <table:table-row table:style-name="ro2">
          <table:table-cell table:style-name="ce11" office:value-type="float" office:value="7500">
            <text:p>7500</text:p>
          </table:table-cell>
          <table:table-cell table:style-name="ce11"/>
          <table:table-cell table:style-name="ce43"/>
          <table:table-cell table:style-name="ce43" office:value-type="string">
            <text:p>2500</text:p>
          </table:table-cell>
          <table:table-cell table:style-name="ce43" office:value-type="string">
            <text:p>7500</text:p>
          </table:table-cell>
          <table:covered-table-cell table:style-name="ce63"/>
          <table:covered-table-cell table:style-name="ce73"/>
          <table:table-cell table:style-name="ce87" office:value-type="float" office:value="0">
            <text:p>0</text:p>
          </table:table-cell>
          <table:table-cell table:style-name="ce92" office:value-type="float" office:value="126">
            <text:p>126.00</text:p>
          </table:table-cell>
          <table:covered-table-cell table:style-name="ce97"/>
          <table:table-cell table:style-name="ce108" table:formula="of:=[.K23]+[.K24]" office:value-type="float" office:value="151.285">
            <text:p>151.3</text:p>
          </table:table-cell>
          <table:table-cell table:style-name="ce73" table:formula="of:=IF([.Q22]&gt;0;[.K21]/([.Q22]*24);&quot;&quot;)">
            <text:p/>
          </table:table-cell>
          <table:covered-table-cell table:style-name="ce126"/>
          <table:table-cell table:style-name="ce138" table:formula="of:=[.N20]+[.N21]" office:value-type="float" office:value="3.89855158730159">
            <text:p>3.90</text:p>
          </table:table-cell>
          <table:table-cell table:style-name="ce138" table:formula="of:=[.O20]+[.O21]" office:value-type="float" office:value="0">
            <text:p>0.00</text:p>
          </table:table-cell>
          <table:table-cell table:style-name="ce151"/>
          <table:table-cell table:style-name="ce159" table:formula="of:=IF([.P22]&gt;0;[.P22]-[.P21];0)" office:value-type="float" office:value="0">
            <text:p>0:00:00</text:p>
          </table:table-cell>
          <table:table-cell table:style-name="ce171" table:formula="of:=IF([.R20]+[.Q22]&gt;0;[.R20]+[.Q22];&quot;&quot;)">
            <text:p/>
          </table:table-cell>
          <table:table-cell table:style-name="ce176" table:formula="of:=[.S20]-[.Q22]" office:value-type="time" office:time-value="PT00H00M00S">
            <text:p>#VALUE!</text:p>
          </table:table-cell>
          <table:table-cell table:style-name="ce186" table:number-columns-repeated="2"/>
          <table:table-cell/>
          <table:table-cell table:style-name="ce226"/>
          <table:table-cell table:style-name="ce228" office:value-type="string">
            <text:p>Temp</text:p>
          </table:table-cell>
          <table:table-cell table:style-name="ce228" office:value-type="string">
            <text:p>FF</text:p>
          </table:table-cell>
          <table:table-cell office:value-type="float" office:value="50">
            <text:p>50</text:p>
          </table:table-cell>
          <table:table-cell table:style-name="ce59" table:formula="of:=[.$Y$23]*(SQRT(1/1-([.$X$23]-[.Z22])*0.00171))" office:value-type="float" office:value="13.930529474862">
            <text:p>13.93</text:p>
          </table:table-cell>
          <table:table-cell table:style-name="ce35" table:number-columns-repeated="3"/>
          <table:table-cell table:number-columns-repeated="226"/>
        </table:table-row>
        <table:table-row table:style-name="ro2">
          <table:table-cell table:style-name="ce212" office:value-type="string">
            <text:p>E45</text:p>
          </table:table-cell>
          <table:table-cell office:value-type="string">
            <text:p>ECA 116.0</text:p>
          </table:table-cell>
          <table:table-cell table:style-name="ce49" office:value-type="string">
            <text:p>HYP 114.2</text:p>
          </table:table-cell>
          <table:table-cell table:style-name="ce54" office:value-type="string">
            <text:p>20</text:p>
          </table:table-cell>
          <table:table-cell office:value-type="string">
            <text:p>Level</text:p>
          </table:table-cell>
          <table:table-cell office:value-type="string" table:number-columns-spanned="1" table:number-rows-spanned="2">
            <text:p>064</text:p>
          </table:table-cell>
          <table:table-cell table:style-name="ce70" table:formula="of:=[.$G$4]" office:value-type="float" office:value="147" table:number-columns-spanned="1" table:number-rows-spanned="2">
            <text:p>147.0</text:p>
          </table:table-cell>
          <table:table-cell office:value-type="float" office:value="0">
            <text:p>0</text:p>
          </table:table-cell>
          <table:table-cell table:number-matrix-columns-spanned="1" table:number-matrix-rows-spanned="2" table:formula="of:=TRANSPOSE(WNDHDGGS(DEGTORAD([.F23]);[.G23];DEGTORAD([.H23]);[.H24]))" office:value-type="float" office:value="1.11701072127637">
            <text:p>1.12</text:p>
          </table:table-cell>
          <table:table-cell table:style-name="ce94" table:formula="of:=IF([.I23]=&quot;not&quot;;&quot;not&quot;;RADTODEG([.I23]))" office:value-type="float" office:value="64" table:number-columns-spanned="1" table:number-rows-spanned="2">
            <text:p>64</text:p>
          </table:table-cell>
          <table:table-cell office:value-type="float" office:value="42.2">
            <text:p>42.2</text:p>
          </table:table-cell>
          <table:table-cell table:style-name="ce70" table:formula="of:=[.I24]" office:value-type="float" office:value="147">
            <text:p>147.0</text:p>
          </table:table-cell>
          <table:table-cell table:style-name="ce123" table:formula="of:=[.$G$5]" office:value-type="float" office:value="14.2725565468685" table:number-columns-spanned="1" table:number-rows-spanned="2">
            <text:p>14.27</text:p>
          </table:table-cell>
          <table:table-cell table:formula="of:=[.M23]*[.Q23]*24" office:value-type="float" office:value="4.09729174338674">
            <text:p>4.10</text:p>
          </table:table-cell>
          <table:table-cell table:formula="of:=[.M23]*[.Q24]*24" office:value-type="float" office:value="0">
            <text:p>0.00</text:p>
          </table:table-cell>
          <table:table-cell/>
          <table:table-cell table:formula="of:=([.K23]/[.L23])/24" office:value-type="float" office:value="0.0119614512471655">
            <text:p>0:17:13</text:p>
          </table:table-cell>
          <table:table-cell table:formula="of:=[.R21]+[.Q23]" office:value-type="float" office:value="0">
            <text:p>#VALUE!</text:p>
          </table:table-cell>
          <table:table-cell table:formula="of:=[.S21]-[.Q23]" office:value-type="time" office:time-value="PT00H00M00S">
            <text:p>#VALUE!</text:p>
          </table:table-cell>
          <table:table-cell table:style-name="ce182" office:value-type="string">
            <text:p><text:s/></text:p>
          </table:table-cell>
          <table:table-cell table:style-name="ce182"/>
          <table:table-cell office:value-type="string">
            <text:p>CKPT</text:p>
          </table:table-cell>
          <table:table-cell table:style-name="ce35"/>
          <table:table-cell table:style-name="ce35" office:value-type="float" office:value="68">
            <text:p>68</text:p>
          </table:table-cell>
          <table:table-cell table:style-name="ce82" office:value-type="float" office:value="14.15">
            <text:p>14.15</text:p>
          </table:table-cell>
          <table:table-cell office:value-type="float" office:value="55">
            <text:p>55</text:p>
          </table:table-cell>
          <table:table-cell table:style-name="ce59" table:formula="of:=[.$Y$23]*(SQRT(1/1-([.$X$23]-[.Z23])*0.00171))" office:value-type="float" office:value="13.9918388292962">
            <text:p>13.99</text:p>
          </table:table-cell>
          <table:table-cell table:style-name="ce82" table:number-columns-repeated="2"/>
          <table:table-cell table:style-name="ce35"/>
          <table:table-cell table:number-columns-repeated="226"/>
        </table:table-row>
        <table:table-row table:style-name="ro2">
          <table:table-cell table:style-name="ce8"/>
          <table:table-cell table:style-name="ce8" office:value-type="string">
            <text:p>069 From</text:p>
          </table:table-cell>
          <table:table-cell office:value-type="string">
            <text:p>180</text:p>
          </table:table-cell>
          <table:table-cell office:value-type="string">
            <text:p>2400</text:p>
          </table:table-cell>
          <table:table-cell table:style-name="ce44" office:value-type="string">
            <text:p>7500</text:p>
          </table:table-cell>
          <table:covered-table-cell table:style-name="ce64"/>
          <table:covered-table-cell/>
          <table:table-cell table:style-name="ce85" office:value-type="float" office:value="0">
            <text:p>0</text:p>
          </table:table-cell>
          <table:table-cell table:style-name="ce90" office:value-type="float" office:value="147">
            <text:p>147.00</text:p>
          </table:table-cell>
          <table:covered-table-cell/>
          <table:table-cell table:style-name="ce106" table:formula="of:=[.K25]+[.K26]" office:value-type="float" office:value="109.085">
            <text:p>109.1</text:p>
          </table:table-cell>
          <table:table-cell table:formula="of:=IF([.Q24]&gt;0;[.K23]/([.Q24]*24);&quot;&quot;)">
            <text:p/>
          </table:table-cell>
          <table:covered-table-cell/>
          <table:table-cell table:style-name="ce137" table:formula="of:=[.N22]+[.N23]" office:value-type="float" office:value="7.99584333068833">
            <text:p>8.00</text:p>
          </table:table-cell>
          <table:table-cell table:style-name="ce137" table:formula="of:=[.O22]+[.O23]" office:value-type="float" office:value="0">
            <text:p>0.00</text:p>
          </table:table-cell>
          <table:table-cell table:style-name="ce149"/>
          <table:table-cell table:style-name="ce157" table:formula="of:=IF([.P24]&gt;0;[.P24]-[.P23];0)" office:value-type="float" office:value="0">
            <text:p>0:00:00</text:p>
          </table:table-cell>
          <table:table-cell table:style-name="ce172" table:formula="of:=IF([.R22]+[.Q24]&gt;0;[.R22]+[.Q24];&quot;&quot;)">
            <text:p/>
          </table:table-cell>
          <table:table-cell table:style-name="ce175" table:formula="of:=[.S22]-[.Q24]" office:value-type="time" office:time-value="PT00H00M00S">
            <text:p>#VALUE!</text:p>
          </table:table-cell>
          <table:table-cell table:style-name="ce185" office:value-type="string">
            <text:p><text:s/></text:p>
          </table:table-cell>
          <table:table-cell table:style-name="ce185"/>
          <table:table-cell/>
          <table:table-cell table:style-name="ce226"/>
          <table:table-cell table:style-name="ce35"/>
          <table:table-cell/>
          <table:table-cell office:value-type="float" office:value="60">
            <text:p>60</text:p>
          </table:table-cell>
          <table:table-cell table:style-name="ce59" table:formula="of:=[.$Y$23]*(SQRT(1/1-([.$X$23]-[.Z24])*0.00171))" office:value-type="float" office:value="14.0528807082391">
            <text:p>14.05</text:p>
          </table:table-cell>
          <table:table-cell table:style-name="ce82" table:number-columns-repeated="2"/>
          <table:table-cell table:style-name="ce35"/>
          <table:table-cell table:number-columns-repeated="226"/>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26]&gt;[.$C26];[.$B26]-[.$C26];([.$B26]+360)-[.$C26])" office:value-type="float" office:value="212">
            <text:p>212</text:p>
          </table:table-cell>
          <table:table-cell table:style-name="ce74" table:formula="of:=[.$G$4]" office:value-type="float" office:value="147" table:number-columns-spanned="1" table:number-rows-spanned="2">
            <text:p>147.0</text:p>
          </table:table-cell>
          <table:table-cell table:style-name="ce88" office:value-type="float" office:value="0">
            <text:p>0</text:p>
          </table:table-cell>
          <table:table-cell table:style-name="ce65"/>
          <table:table-cell table:style-name="ce65" table:formula="of:=[.F25]+([.H25]*360)" office:value-type="float" office:value="212">
            <text:p>212</text:p>
          </table:table-cell>
          <table:table-cell table:style-name="ce109" table:formula="of:=[.G25]/3600*[.J26]" office:value-type="float" office:value="2.89916666666667">
            <text:p>2.9</text:p>
          </table:table-cell>
          <table:table-cell table:style-name="ce74" table:formula="of:=[.G25]" office:value-type="float" office:value="147">
            <text:p>147.0</text:p>
          </table:table-cell>
          <table:table-cell table:style-name="ce127" table:formula="of:=[.$G$5]" office:value-type="float" office:value="14.2725565468685" table:number-columns-spanned="1" table:number-rows-spanned="2">
            <text:p>14.27</text:p>
          </table:table-cell>
          <table:table-cell table:style-name="ce139" table:formula="of:=[.M25]*[.Q25]*24" office:value-type="float" office:value="0.281486531896573">
            <text:p>0.28</text:p>
          </table:table-cell>
          <table:table-cell table:style-name="ce139" table:formula="of:=[.M25]*[.Q26]*24" office:value-type="float" office:value="0">
            <text:p>0.00</text:p>
          </table:table-cell>
          <table:table-cell table:style-name="ce152"/>
          <table:table-cell table:style-name="ce160" table:formula="of:=[.J26]/(24*3600)" office:value-type="float" office:value="0.000821759259259259">
            <text:p>0:01:11</text:p>
          </table:table-cell>
          <table:table-cell table:style-name="ce160" table:formula="of:=[.R23]+[.Q25]" office:value-type="float" office:value="0">
            <text:p>#VALUE!</text:p>
          </table:table-cell>
          <table:table-cell table:style-name="ce152" table:formula="of:=[.S23]-[.Q25]" office:value-type="time" office:time-value="PT00H00M00S">
            <text:p>#VALUE!</text:p>
          </table:table-cell>
          <table:table-cell table:style-name="ce188" office:value-type="string">
            <text:p><text:s/></text:p>
          </table:table-cell>
          <table:table-cell table:style-name="ce188"/>
          <table:table-cell office:value-type="string">
            <text:p>TURN</text:p>
          </table:table-cell>
          <table:table-cell table:style-name="ce35" table:number-columns-repeated="2"/>
          <table:table-cell table:style-name="ce35" office:value-type="string">
            <text:p><text:s/></text:p>
          </table:table-cell>
          <table:table-cell office:value-type="float" office:value="65">
            <text:p>65</text:p>
          </table:table-cell>
          <table:table-cell table:style-name="ce59" table:formula="of:=[.$Y$23]*(SQRT(1/1-([.$X$23]-[.Z25])*0.00171))" office:value-type="float" office:value="14.1136585822033">
            <text:p>14.11</text:p>
          </table:table-cell>
          <table:table-cell table:style-name="ce82" table:number-columns-repeated="2"/>
          <table:table-cell table:style-name="ce35"/>
          <table:table-cell table:number-columns-repeated="226"/>
        </table:table-row>
        <table:table-row table:style-name="ro2">
          <table:table-cell table:style-name="ce18"/>
          <table:table-cell table:style-name="ce42" table:formula="of:=[.J23]" office:value-type="float" office:value="64">
            <text:p>64</text:p>
          </table:table-cell>
          <table:table-cell table:style-name="ce18" table:formula="of:=[.J27]" office:value-type="float" office:value="212">
            <text:p>212</text:p>
          </table:table-cell>
          <table:table-cell table:style-name="ce41" office:value-type="string">
            <text:p>2400</text:p>
          </table:table-cell>
          <table:table-cell table:style-name="ce41" office:value-type="string">
            <text:p>75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25]/3)" office:value-type="float" office:value="71">
            <text:p>71</text:p>
          </table:table-cell>
          <table:table-cell table:style-name="ce110" table:formula="of:=[.K27]+[.K28]" office:value-type="float" office:value="106.185833333333">
            <text:p>106.2</text:p>
          </table:table-cell>
          <table:table-cell table:style-name="ce75" table:formula="of:=IF([.Q26]&gt;0;[.K25]/([.Q26]*24);&quot;&quot;)">
            <text:p/>
          </table:table-cell>
          <table:covered-table-cell table:style-name="ce128"/>
          <table:table-cell table:style-name="ce140" table:formula="of:=[.N24]+[.N25]" office:value-type="float" office:value="8.2773298625849">
            <text:p>8.28</text:p>
          </table:table-cell>
          <table:table-cell table:style-name="ce140" table:formula="of:=[.O24]+[.O25]" office:value-type="float" office:value="0">
            <text:p>0.00</text:p>
          </table:table-cell>
          <table:table-cell table:style-name="ce153"/>
          <table:table-cell table:style-name="ce161" table:formula="of:=IF([.P26]&gt;0;[.P26]-[.P25];0)" office:value-type="float" office:value="0">
            <text:p>0:00:00</text:p>
          </table:table-cell>
          <table:table-cell table:style-name="ce173" table:formula="of:=IF([.R24]+[.Q26]&gt;0;[.R24]+[.Q26];&quot;&quot;)">
            <text:p/>
          </table:table-cell>
          <table:table-cell table:style-name="ce177" table:formula="of:=[.S24]-[.Q26]" office:value-type="time" office:time-value="PT00H00M00S">
            <text:p>#VALUE!</text:p>
          </table:table-cell>
          <table:table-cell table:style-name="ce187" table:number-columns-repeated="2"/>
          <table:table-cell/>
          <table:table-cell table:style-name="ce226"/>
          <table:table-cell table:style-name="ce35" table:number-columns-repeated="2"/>
          <table:table-cell office:value-type="float" office:value="70">
            <text:p>70</text:p>
          </table:table-cell>
          <table:table-cell table:style-name="ce59" table:formula="of:=[.$Y$23]*(SQRT(1/1-([.$X$23]-[.Z26])*0.00171))" office:value-type="float" office:value="14.1741758472936">
            <text:p>14.17</text:p>
          </table:table-cell>
          <table:table-cell table:style-name="ce82" table:number-columns-repeated="2"/>
          <table:table-cell table:style-name="ce35"/>
          <table:table-cell table:number-columns-repeated="226"/>
        </table:table-row>
        <table:table-row table:style-name="ro2">
          <table:table-cell table:style-name="ce212" office:value-type="string">
            <text:p>O15</text:p>
          </table:table-cell>
          <table:table-cell table:style-name="ce49" office:value-type="string">
            <text:p>HYP 114.2</text:p>
          </table:table-cell>
          <table:table-cell table:style-name="ce49" office:value-type="string">
            <text:p>MOD 114.6</text:p>
          </table:table-cell>
          <table:table-cell table:style-name="ce54" office:value-type="string">
            <text:p>20</text:p>
          </table:table-cell>
          <table:table-cell office:value-type="string">
            <text:p>Level</text:p>
          </table:table-cell>
          <table:table-cell office:value-type="string" table:number-columns-spanned="1" table:number-rows-spanned="2">
            <text:p>212</text:p>
          </table:table-cell>
          <table:table-cell table:style-name="ce70" table:formula="of:=[.$G$4]" office:value-type="float" office:value="147" table:number-columns-spanned="1" table:number-rows-spanned="2">
            <text:p>147.0</text:p>
          </table:table-cell>
          <table:table-cell office:value-type="float" office:value="0">
            <text:p>0</text:p>
          </table:table-cell>
          <table:table-cell table:number-matrix-columns-spanned="1" table:number-matrix-rows-spanned="2" table:formula="of:=TRANSPOSE(WNDHDGGS(DEGTORAD([.F27]);[.G27];DEGTORAD([.H27]);[.H28]))" office:value-type="float" office:value="3.70009801422797">
            <text:p>3.70</text:p>
          </table:table-cell>
          <table:table-cell table:style-name="ce94" table:formula="of:=IF([.I27]=&quot;not&quot;;&quot;not&quot;;RADTODEG([.I27]))" office:value-type="float" office:value="212" table:number-columns-spanned="1" table:number-rows-spanned="2">
            <text:p>212</text:p>
          </table:table-cell>
          <table:table-cell office:value-type="float" office:value="33">
            <text:p>33.0</text:p>
          </table:table-cell>
          <table:table-cell table:style-name="ce70" table:formula="of:=[.I28]" office:value-type="float" office:value="147">
            <text:p>147.0</text:p>
          </table:table-cell>
          <table:table-cell table:style-name="ce123" table:formula="of:=[.$G$5]" office:value-type="float" office:value="14.2725565468685" table:number-columns-spanned="1" table:number-rows-spanned="2">
            <text:p>14.27</text:p>
          </table:table-cell>
          <table:table-cell table:formula="of:=[.M27]*[.Q27]*24" office:value-type="float" office:value="3.20404330643987">
            <text:p>3.20</text:p>
          </table:table-cell>
          <table:table-cell table:formula="of:=[.M27]*[.Q28]*24" office:value-type="float" office:value="0">
            <text:p>0.00</text:p>
          </table:table-cell>
          <table:table-cell/>
          <table:table-cell table:formula="of:=([.K27]/[.L27])/24" office:value-type="float" office:value="0.00935374149659864">
            <text:p>0:13:28</text:p>
          </table:table-cell>
          <table:table-cell table:formula="of:=[.R25]+[.Q27]" office:value-type="float" office:value="0">
            <text:p>#VALUE!</text:p>
          </table:table-cell>
          <table:table-cell table:formula="of:=[.S25]-[.Q27]" office:value-type="time" office:time-value="PT00H00M00S">
            <text:p>#VALUE!</text:p>
          </table:table-cell>
          <table:table-cell table:style-name="ce182" office:value-type="string">
            <text:p><text:s/></text:p>
          </table:table-cell>
          <table:table-cell table:style-name="ce182"/>
          <table:table-cell office:value-type="string">
            <text:p>CKPT</text:p>
          </table:table-cell>
          <table:table-cell table:style-name="ce35" table:number-columns-repeated="3"/>
          <table:table-cell office:value-type="float" office:value="75">
            <text:p>75</text:p>
          </table:table-cell>
          <table:table-cell table:style-name="ce59" table:formula="of:=[.$Y$23]*(SQRT(1/1-([.$X$23]-[.Z27])*0.00171))" office:value-type="float" office:value="14.2344358274222">
            <text:p>14.23</text:p>
          </table:table-cell>
          <table:table-cell table:style-name="ce82" table:number-columns-repeated="2"/>
          <table:table-cell table:style-name="ce35"/>
          <table:table-cell table:number-columns-repeated="226"/>
        </table:table-row>
        <table:table-row table:style-name="ro2">
          <table:table-cell table:style-name="ce12"/>
          <table:table-cell table:style-name="ce44" office:value-type="string">
            <text:p>093</text:p>
          </table:table-cell>
          <table:table-cell office:value-type="string">
            <text:p>109</text:p>
          </table:table-cell>
          <table:table-cell office:value-type="string">
            <text:p>2400</text:p>
          </table:table-cell>
          <table:table-cell table:style-name="ce44" office:value-type="string">
            <text:p>7500</text:p>
          </table:table-cell>
          <table:covered-table-cell table:style-name="ce64"/>
          <table:covered-table-cell/>
          <table:table-cell table:style-name="ce85" office:value-type="float" office:value="0">
            <text:p>0</text:p>
          </table:table-cell>
          <table:table-cell table:style-name="ce90" office:value-type="float" office:value="147">
            <text:p>147.00</text:p>
          </table:table-cell>
          <table:covered-table-cell/>
          <table:table-cell table:style-name="ce106" table:formula="of:=[.K29]+[.K30]" office:value-type="float" office:value="73.1858333333333">
            <text:p>73.2</text:p>
          </table:table-cell>
          <table:table-cell table:formula="of:=IF([.Q28]&gt;0;[.K27]/([.Q28]*24);&quot;&quot;)">
            <text:p/>
          </table:table-cell>
          <table:covered-table-cell/>
          <table:table-cell table:style-name="ce137" table:formula="of:=[.N26]+[.N27]" office:value-type="float" office:value="11.4813731690248">
            <text:p>11.48</text:p>
          </table:table-cell>
          <table:table-cell table:style-name="ce137" table:formula="of:=[.O26]+[.O27]" office:value-type="float" office:value="0">
            <text:p>0.00</text:p>
          </table:table-cell>
          <table:table-cell table:style-name="ce149"/>
          <table:table-cell table:style-name="ce157" table:formula="of:=IF([.P28]&gt;0;[.P28]-[.P27];0)" office:value-type="float" office:value="0">
            <text:p>0:00:00</text:p>
          </table:table-cell>
          <table:table-cell table:style-name="ce172" table:formula="of:=IF([.R26]+[.Q28]&gt;0;[.R26]+[.Q28];&quot;&quot;)">
            <text:p/>
          </table:table-cell>
          <table:table-cell table:style-name="ce175" table:formula="of:=[.S26]-[.Q28]" office:value-type="time" office:time-value="PT00H00M00S">
            <text:p>#VALUE!</text:p>
          </table:table-cell>
          <table:table-cell table:style-name="ce185" office:value-type="string">
            <text:p><text:s/></text:p>
          </table:table-cell>
          <table:table-cell table:style-name="ce185"/>
          <table:table-cell/>
          <table:table-cell table:style-name="ce226"/>
          <table:table-cell table:style-name="ce35" table:number-columns-repeated="2"/>
          <table:table-cell office:value-type="float" office:value="80">
            <text:p>80</text:p>
          </table:table-cell>
          <table:table-cell table:style-name="ce59" table:formula="of:=[.$Y$23]*(SQRT(1/1-([.$X$23]-[.Z28])*0.00171))" office:value-type="float" office:value="14.2944417764388">
            <text:p>14.29</text:p>
          </table:table-cell>
          <table:table-cell table:style-name="ce131"/>
          <table:table-cell table:style-name="ce82"/>
          <table:table-cell table:style-name="ce35"/>
          <table:table-cell table:number-columns-repeated="226"/>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30]&gt;[.$C30];[.$B30]-[.$C30];([.$B30]+360)-[.$C30])" office:value-type="float" office:value="84">
            <text:p>84</text:p>
          </table:table-cell>
          <table:table-cell table:style-name="ce74" table:formula="of:=[.$G$4]" office:value-type="float" office:value="147" table:number-columns-spanned="1" table:number-rows-spanned="2">
            <text:p>147.0</text:p>
          </table:table-cell>
          <table:table-cell table:style-name="ce88" office:value-type="float" office:value="0">
            <text:p>0</text:p>
          </table:table-cell>
          <table:table-cell table:style-name="ce65"/>
          <table:table-cell table:style-name="ce65" table:formula="of:=[.F29]+([.H29]*360)" office:value-type="float" office:value="84">
            <text:p>84</text:p>
          </table:table-cell>
          <table:table-cell table:style-name="ce109" table:formula="of:=[.G29]/3600*[.J30]" office:value-type="float" office:value="1.14333333333333">
            <text:p>1.1</text:p>
          </table:table-cell>
          <table:table-cell table:style-name="ce74" table:formula="of:=[.G29]" office:value-type="float" office:value="147">
            <text:p>147.0</text:p>
          </table:table-cell>
          <table:table-cell table:style-name="ce127" table:formula="of:=[.$G$5]" office:value-type="float" office:value="14.2725565468685" table:number-columns-spanned="1" table:number-rows-spanned="2">
            <text:p>14.27</text:p>
          </table:table-cell>
          <table:table-cell table:style-name="ce139" table:formula="of:=[.M29]*[.Q29]*24" office:value-type="float" office:value="0.111008773142311">
            <text:p>0.11</text:p>
          </table:table-cell>
          <table:table-cell table:style-name="ce139" table:formula="of:=[.M29]*[.Q30]*24" office:value-type="float" office:value="0">
            <text:p>0.00</text:p>
          </table:table-cell>
          <table:table-cell table:style-name="ce152"/>
          <table:table-cell table:style-name="ce160" table:formula="of:=[.J30]/(24*3600)" office:value-type="float" office:value="0.000324074074074074">
            <text:p>0:00:28</text:p>
          </table:table-cell>
          <table:table-cell table:style-name="ce160" table:formula="of:=[.R27]+[.Q29]" office:value-type="float" office:value="0">
            <text:p>#VALUE!</text:p>
          </table:table-cell>
          <table:table-cell table:style-name="ce152" table:formula="of:=[.S27]-[.Q29]" office:value-type="time" office:time-value="PT00H00M00S">
            <text:p>#VALUE!</text:p>
          </table:table-cell>
          <table:table-cell table:style-name="ce188" table:number-columns-repeated="2"/>
          <table:table-cell office:value-type="string">
            <text:p>TURN</text:p>
          </table:table-cell>
          <table:table-cell table:style-name="ce35" table:number-columns-repeated="3"/>
          <table:table-cell office:value-type="float" office:value="85">
            <text:p>85</text:p>
          </table:table-cell>
          <table:table-cell table:style-name="ce59" table:formula="of:=[.$Y$23]*(SQRT(1/1-([.$X$23]-[.Z29])*0.00171))" office:value-type="float" office:value="14.3541968801811">
            <text:p>14.35</text:p>
          </table:table-cell>
          <table:table-cell table:style-name="ce131"/>
          <table:table-cell table:style-name="ce82"/>
          <table:table-cell table:style-name="ce35"/>
          <table:table-cell table:number-columns-repeated="226"/>
        </table:table-row>
        <table:table-row table:style-name="ro2">
          <table:table-cell table:style-name="ce22"/>
          <table:table-cell table:style-name="ce42" table:formula="of:=[.J27]" office:value-type="float" office:value="212">
            <text:p>212</text:p>
          </table:table-cell>
          <table:table-cell table:style-name="ce18" table:formula="of:=[.J31]" office:value-type="float" office:value="128">
            <text:p>128</text:p>
          </table:table-cell>
          <table:table-cell table:style-name="ce41" office:value-type="string">
            <text:p>2400</text:p>
          </table:table-cell>
          <table:table-cell table:style-name="ce41" office:value-type="string">
            <text:p>75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29]/3)" office:value-type="float" office:value="28">
            <text:p>28</text:p>
          </table:table-cell>
          <table:table-cell table:style-name="ce110" table:formula="of:=[.K31]+[.K32]" office:value-type="float" office:value="72.0425">
            <text:p>72.0</text:p>
          </table:table-cell>
          <table:table-cell table:style-name="ce75" table:formula="of:=IF([.Q30]&gt;0;[.K29]/([.Q30]*24);&quot;&quot;)">
            <text:p/>
          </table:table-cell>
          <table:covered-table-cell table:style-name="ce128"/>
          <table:table-cell table:style-name="ce140" table:formula="of:=[.N28]+[.N29]" office:value-type="float" office:value="11.5923819421671">
            <text:p>11.59</text:p>
          </table:table-cell>
          <table:table-cell table:style-name="ce140" table:formula="of:=[.O28]+[.O29]" office:value-type="float" office:value="0">
            <text:p>0.00</text:p>
          </table:table-cell>
          <table:table-cell table:style-name="ce153"/>
          <table:table-cell table:style-name="ce161" table:formula="of:=IF([.P30]&gt;0;[.P30]-[.P29];0)" office:value-type="float" office:value="0">
            <text:p>0:00:00</text:p>
          </table:table-cell>
          <table:table-cell table:style-name="ce173" table:formula="of:=IF([.R28]+[.Q30]&gt;0;[.R28]+[.Q30];&quot;&quot;)">
            <text:p/>
          </table:table-cell>
          <table:table-cell table:style-name="ce177" table:formula="of:=[.S28]-[.Q30]" office:value-type="time" office:time-value="PT00H00M00S">
            <text:p>#VALUE!</text:p>
          </table:table-cell>
          <table:table-cell table:style-name="ce187" office:value-type="string">
            <text:p><text:s/></text:p>
          </table:table-cell>
          <table:table-cell table:style-name="ce187"/>
          <table:table-cell/>
          <table:table-cell table:style-name="ce226"/>
          <table:table-cell table:style-name="ce35" table:number-columns-repeated="2"/>
          <table:table-cell office:value-type="float" office:value="90">
            <text:p>90</text:p>
          </table:table-cell>
          <table:table-cell table:style-name="ce59" table:formula="of:=[.$Y$23]*(SQRT(1/1-([.$X$23]-[.Z30])*0.00171))" office:value-type="float" office:value="14.4137042584479">
            <text:p>14.41</text:p>
          </table:table-cell>
          <table:table-cell table:style-name="ce35" table:number-columns-repeated="3"/>
          <table:table-cell table:number-columns-repeated="226"/>
        </table:table-row>
        <table:table-row table:style-name="ro2">
          <table:table-cell table:style-name="ce16" office:value-type="string">
            <text:p>MCE</text:p>
          </table:table-cell>
          <table:table-cell table:style-name="ce49" office:value-type="string">
            <text:p>HYP 114.2</text:p>
          </table:table-cell>
          <table:table-cell table:style-name="ce51" office:value-type="string">
            <text:p>PXN 112.6</text:p>
          </table:table-cell>
          <table:table-cell table:style-name="ce54" office:value-type="string">
            <text:p>20</text:p>
          </table:table-cell>
          <table:table-cell office:value-type="string">
            <text:p>Level</text:p>
          </table:table-cell>
          <table:table-cell office:value-type="string" table:number-columns-spanned="1" table:number-rows-spanned="2">
            <text:p>128</text:p>
          </table:table-cell>
          <table:table-cell table:style-name="ce70" table:formula="of:=[.$G$4]" office:value-type="float" office:value="147" table:number-columns-spanned="1" table:number-rows-spanned="2">
            <text:p>147.0</text:p>
          </table:table-cell>
          <table:table-cell office:value-type="float" office:value="0">
            <text:p>0</text:p>
          </table:table-cell>
          <table:table-cell table:number-matrix-columns-spanned="1" table:number-matrix-rows-spanned="2" table:formula="of:=TRANSPOSE(WNDHDGGS(DEGTORAD([.F31]);[.G31];DEGTORAD([.H31]);[.H32]))" office:value-type="float" office:value="2.23402144255274">
            <text:p>2.23</text:p>
          </table:table-cell>
          <table:table-cell table:style-name="ce94" table:formula="of:=IF([.I31]=&quot;not&quot;;&quot;not&quot;;RADTODEG([.I31]))" office:value-type="float" office:value="128" table:number-columns-spanned="1" table:number-rows-spanned="2">
            <text:p>128</text:p>
          </table:table-cell>
          <table:table-cell office:value-type="float" office:value="15">
            <text:p>15.0</text:p>
          </table:table-cell>
          <table:table-cell table:style-name="ce70" table:formula="of:=[.I32]" office:value-type="float" office:value="147">
            <text:p>147.0</text:p>
          </table:table-cell>
          <table:table-cell table:style-name="ce123" table:formula="of:=[.$G$5]" office:value-type="float" office:value="14.2725565468685" table:number-columns-spanned="1" table:number-rows-spanned="2">
            <text:p>14.27</text:p>
          </table:table-cell>
          <table:table-cell table:formula="of:=[.M31]*[.Q31]*24" office:value-type="float" office:value="1.45638332110903">
            <text:p>1.46</text:p>
          </table:table-cell>
          <table:table-cell table:formula="of:=[.M31]*[.Q32]*24" office:value-type="float" office:value="0">
            <text:p>0.00</text:p>
          </table:table-cell>
          <table:table-cell/>
          <table:table-cell table:formula="of:=([.K31]/[.L31])/24" office:value-type="float" office:value="0.00425170068027211">
            <text:p>0:06:07</text:p>
          </table:table-cell>
          <table:table-cell table:formula="of:=[.R29]+[.Q31]" office:value-type="float" office:value="0">
            <text:p>#VALUE!</text:p>
          </table:table-cell>
          <table:table-cell table:formula="of:=[.S29]-[.Q31]" office:value-type="time" office:time-value="PT00H00M00S">
            <text:p>#VALUE!</text:p>
          </table:table-cell>
          <table:table-cell table:style-name="ce182" office:value-type="string">
            <text:p><text:s/></text:p>
          </table:table-cell>
          <table:table-cell table:style-name="ce182"/>
          <table:table-cell office:value-type="string">
            <text:p>WPT</text:p>
          </table:table-cell>
          <table:table-cell table:style-name="ce35" table:number-columns-repeated="3"/>
          <table:table-cell office:value-type="float" office:value="95">
            <text:p>95</text:p>
          </table:table-cell>
          <table:table-cell table:style-name="ce59" table:formula="of:=[.$Y$23]*(SQRT(1/1-([.$X$23]-[.Z31])*0.00171))" office:value-type="float" office:value="14.4729669669007">
            <text:p>14.47</text:p>
          </table:table-cell>
          <table:table-cell table:style-name="ce35" table:number-columns-repeated="3"/>
          <table:table-cell table:number-columns-repeated="226"/>
        </table:table-row>
        <table:table-row table:style-name="ro2">
          <table:table-cell table:style-name="ce23"/>
          <table:table-cell table:style-name="ce44" office:value-type="string">
            <text:p>109</text:p>
          </table:table-cell>
          <table:table-cell office:value-type="string">
            <text:p>185</text:p>
          </table:table-cell>
          <table:table-cell office:value-type="string">
            <text:p>2400</text:p>
          </table:table-cell>
          <table:table-cell table:style-name="ce44" office:value-type="string">
            <text:p>7500</text:p>
          </table:table-cell>
          <table:covered-table-cell table:style-name="ce64"/>
          <table:covered-table-cell/>
          <table:table-cell table:style-name="ce85" office:value-type="float" office:value="0">
            <text:p>0</text:p>
          </table:table-cell>
          <table:table-cell table:style-name="ce90" office:value-type="float" office:value="147">
            <text:p>147.00</text:p>
          </table:table-cell>
          <table:covered-table-cell/>
          <table:table-cell table:style-name="ce106" table:formula="of:=[.K33]+[.K34]" office:value-type="float" office:value="57.0425">
            <text:p>57.0</text:p>
          </table:table-cell>
          <table:table-cell table:formula="of:=IF([.Q32]&gt;0;[.K31]/([.Q32]*24);&quot;&quot;)">
            <text:p/>
          </table:table-cell>
          <table:covered-table-cell/>
          <table:table-cell table:style-name="ce137" table:formula="of:=[.N30]+[.N31]" office:value-type="float" office:value="13.0487652632761">
            <text:p>13.05</text:p>
          </table:table-cell>
          <table:table-cell table:style-name="ce137" table:formula="of:=[.O30]+[.O31]" office:value-type="float" office:value="0">
            <text:p>0.00</text:p>
          </table:table-cell>
          <table:table-cell table:style-name="ce149"/>
          <table:table-cell table:style-name="ce157" table:formula="of:=IF([.P32]&gt;0;[.P32]-[.P31];0)" office:value-type="float" office:value="0">
            <text:p>0:00:00</text:p>
          </table:table-cell>
          <table:table-cell table:style-name="ce172" table:formula="of:=IF([.R30]+[.Q32]&gt;0;[.R30]+[.Q32];&quot;&quot;)">
            <text:p/>
          </table:table-cell>
          <table:table-cell table:style-name="ce175" table:formula="of:=[.S30]-[.Q32]" office:value-type="time" office:time-value="PT00H00M00S">
            <text:p>#VALUE!</text:p>
          </table:table-cell>
          <table:table-cell table:style-name="ce185" office:value-type="string">
            <text:p><text:s/></text:p>
          </table:table-cell>
          <table:table-cell table:style-name="ce185"/>
          <table:table-cell/>
          <table:table-cell table:style-name="ce209"/>
          <table:table-cell table:number-columns-repeated="2"/>
          <table:table-cell office:value-type="float" office:value="100">
            <text:p>100</text:p>
          </table:table-cell>
          <table:table-cell table:style-name="ce59" table:formula="of:=[.$Y$23]*(SQRT(1/1-([.$X$23]-[.Z32])*0.00171))" office:value-type="float" office:value="14.531987998894">
            <text:p>14.53</text:p>
          </table:table-cell>
          <table:table-cell table:number-columns-repeated="229"/>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34]&gt;[.$C34];[.$B34]-[.$C34];([.$B34]+360)-[.$C34])" office:value-type="float" office:value="225.163435666384">
            <text:p>225</text:p>
          </table:table-cell>
          <table:table-cell table:style-name="ce74" table:formula="of:=[.$G$4]" office:value-type="float" office:value="147" table:number-columns-spanned="1" table:number-rows-spanned="2">
            <text:p>147.0</text:p>
          </table:table-cell>
          <table:table-cell table:style-name="ce88" office:value-type="float" office:value="0">
            <text:p>0</text:p>
          </table:table-cell>
          <table:table-cell table:style-name="ce65"/>
          <table:table-cell table:style-name="ce65" table:formula="of:=[.F33]+([.H33]*360)" office:value-type="float" office:value="225.163435666384">
            <text:p>225</text:p>
          </table:table-cell>
          <table:table-cell table:style-name="ce109" table:formula="of:=[.G33]/3600*[.J34]" office:value-type="float" office:value="3.0625">
            <text:p>3.1</text:p>
          </table:table-cell>
          <table:table-cell table:style-name="ce74" table:formula="of:=[.G33]" office:value-type="float" office:value="147">
            <text:p>147.0</text:p>
          </table:table-cell>
          <table:table-cell table:style-name="ce127" table:formula="of:=[.$G$5]" office:value-type="float" office:value="14.2725565468685" table:number-columns-spanned="1" table:number-rows-spanned="2">
            <text:p>14.27</text:p>
          </table:table-cell>
          <table:table-cell table:style-name="ce139" table:formula="of:=[.M33]*[.Q33]*24" office:value-type="float" office:value="0.29734492805976">
            <text:p>0.30</text:p>
          </table:table-cell>
          <table:table-cell table:style-name="ce139" table:formula="of:=[.M33]*[.Q34]*24" office:value-type="float" office:value="0">
            <text:p>0.00</text:p>
          </table:table-cell>
          <table:table-cell table:style-name="ce152"/>
          <table:table-cell table:style-name="ce160" table:formula="of:=[.J34]/(24*3600)" office:value-type="float" office:value="0.000868055555555556">
            <text:p>0:01:15</text:p>
          </table:table-cell>
          <table:table-cell table:style-name="ce160" table:formula="of:=[.R31]+[.Q33]" office:value-type="float" office:value="0">
            <text:p>#VALUE!</text:p>
          </table:table-cell>
          <table:table-cell table:style-name="ce152" table:formula="of:=[.S31]-[.Q33]" office:value-type="time" office:time-value="PT00H00M00S">
            <text:p>#VALUE!</text:p>
          </table:table-cell>
          <table:table-cell table:style-name="ce188" office:value-type="string">
            <text:p>Descend</text:p>
          </table:table-cell>
          <table:table-cell table:style-name="ce188"/>
          <table:table-cell office:value-type="string">
            <text:p>TURN</text:p>
          </table:table-cell>
          <table:table-cell table:number-columns-repeated="3"/>
          <table:table-cell office:value-type="float" office:value="105">
            <text:p>105</text:p>
          </table:table-cell>
          <table:table-cell table:style-name="ce59" table:formula="of:=[.$Y$23]*(SQRT(1/1-([.$X$23]-[.Z33])*0.00171))" office:value-type="float" office:value="14.5907702872398">
            <text:p>14.59</text:p>
          </table:table-cell>
          <table:table-cell table:number-columns-repeated="229"/>
        </table:table-row>
        <table:table-row table:style-name="ro2">
          <table:table-cell table:style-name="ce24" office:value-type="string">
            <text:p>Descend</text:p>
          </table:table-cell>
          <table:table-cell table:style-name="ce42" table:formula="of:=[.J31]" office:value-type="float" office:value="128">
            <text:p>128</text:p>
          </table:table-cell>
          <table:table-cell table:style-name="ce18" table:formula="of:=[.J35]" office:value-type="float" office:value="262.836564333615">
            <text:p>262.84</text:p>
          </table:table-cell>
          <table:table-cell table:style-name="ce41" office:value-type="string">
            <text:p>2400</text:p>
          </table:table-cell>
          <table:table-cell table:style-name="ce41" office:value-type="string">
            <text:p>75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33]/3)" office:value-type="float" office:value="75">
            <text:p>75</text:p>
          </table:table-cell>
          <table:table-cell table:style-name="ce110" table:formula="of:=[.K35]+[.K36]" office:value-type="float" office:value="53.98">
            <text:p>54.0</text:p>
          </table:table-cell>
          <table:table-cell table:style-name="ce75" table:formula="of:=IF([.Q34]&gt;0;[.K33]/([.Q34]*24);&quot;&quot;)">
            <text:p/>
          </table:table-cell>
          <table:covered-table-cell table:style-name="ce128"/>
          <table:table-cell table:style-name="ce140" table:formula="of:=[.N32]+[.N33]" office:value-type="float" office:value="13.3461101913359">
            <text:p>13.35</text:p>
          </table:table-cell>
          <table:table-cell table:style-name="ce140" table:formula="of:=[.O32]+[.O33]" office:value-type="float" office:value="0">
            <text:p>0.00</text:p>
          </table:table-cell>
          <table:table-cell table:style-name="ce153"/>
          <table:table-cell table:style-name="ce161" table:formula="of:=IF([.P34]&gt;0;[.P34]-[.P33];0)" office:value-type="float" office:value="0">
            <text:p>0:00:00</text:p>
          </table:table-cell>
          <table:table-cell table:style-name="ce173" table:formula="of:=IF([.R32]+[.Q34]&gt;0;[.R32]+[.Q34];&quot;&quot;)">
            <text:p/>
          </table:table-cell>
          <table:table-cell table:style-name="ce177" table:formula="of:=[.S32]-[.Q34]" office:value-type="time" office:time-value="PT00H00M00S">
            <text:p>#VALUE!</text:p>
          </table:table-cell>
          <table:table-cell table:style-name="ce187" office:value-type="string">
            <text:p>Gear Down</text:p>
          </table:table-cell>
          <table:table-cell table:style-name="ce187"/>
          <table:table-cell/>
          <table:table-cell table:style-name="ce209"/>
          <table:table-cell table:number-columns-repeated="233"/>
        </table:table-row>
        <table:table-row table:style-name="ro2">
          <table:table-cell table:number-columns-repeated="2"/>
          <table:table-cell table:style-name="ce52"/>
          <table:table-cell table:style-name="ce54" office:value-type="string">
            <text:p>20</text:p>
          </table:table-cell>
          <table:table-cell office:value-type="string">
            <text:p>Descend</text:p>
          </table:table-cell>
          <table:table-cell office:value-type="string" table:number-columns-spanned="1" table:number-rows-spanned="2">
            <text:p>260</text:p>
          </table:table-cell>
          <table:table-cell table:style-name="ce70" table:formula="of:=[.$H$4]" office:value-type="float" office:value="140" table:number-columns-spanned="1" table:number-rows-spanned="2">
            <text:p>140.0</text:p>
          </table:table-cell>
          <table:table-cell office:value-type="float" office:value="320">
            <text:p>320</text:p>
          </table:table-cell>
          <table:table-cell table:number-matrix-columns-spanned="1" table:number-matrix-rows-spanned="2" table:formula="of:=TRANSPOSE(WNDHDGGS(DEGTORAD([.F35]);[.G35];DEGTORAD([.H35]);[.H36]))" office:value-type="float" office:value="4.58736344225148">
            <text:p>4.59</text:p>
          </table:table-cell>
          <table:table-cell table:style-name="ce94" table:formula="of:=IF([.I35]=&quot;not&quot;;&quot;not&quot;;RADTODEG([.I35]))" office:value-type="float" office:value="262.836564333615" table:number-columns-spanned="1" table:number-rows-spanned="2">
            <text:p>263</text:p>
          </table:table-cell>
          <table:table-cell office:value-type="float" office:value="13.6">
            <text:p>13.6</text:p>
          </table:table-cell>
          <table:table-cell table:style-name="ce70" table:formula="of:=[.I36]" office:value-type="float" office:value="135.828466343588">
            <text:p>135.8</text:p>
          </table:table-cell>
          <table:table-cell table:style-name="ce123" table:formula="of:=[.$H$5]" office:value-type="float" office:value="14.2725565468685" table:number-columns-spanned="1" table:number-rows-spanned="2">
            <text:p>14.27</text:p>
          </table:table-cell>
          <table:table-cell table:formula="of:=[.M35]*[.Q35]*24" office:value-type="float" office:value="1.42905809262695">
            <text:p>1.43</text:p>
          </table:table-cell>
          <table:table-cell table:formula="of:=[.M35]*[.Q36]*24" office:value-type="float" office:value="0">
            <text:p>0.00</text:p>
          </table:table-cell>
          <table:table-cell/>
          <table:table-cell table:formula="of:=([.K35]/[.L35])/24" office:value-type="float" office:value="0.00417192862380733">
            <text:p>0:06:00</text:p>
          </table:table-cell>
          <table:table-cell table:formula="of:=[.R33]+[.Q35]" office:value-type="float" office:value="0">
            <text:p>#VALUE!</text:p>
          </table:table-cell>
          <table:table-cell table:formula="of:=[.S33]-[.Q35]" office:value-type="time" office:time-value="PT00H00M00S">
            <text:p>#VALUE!</text:p>
          </table:table-cell>
          <table:table-cell table:style-name="ce182" office:value-type="string">
            <text:p>Level</text:p>
          </table:table-cell>
          <table:table-cell table:style-name="ce182"/>
          <table:table-cell office:value-type="string">
            <text:p>WPT</text:p>
          </table:table-cell>
          <table:table-cell table:number-columns-repeated="234"/>
        </table:table-row>
        <table:table-row table:style-name="ro2">
          <table:table-cell table:style-name="ce213" office:value-type="string">
            <text:p>Level Off</text:p>
          </table:table-cell>
          <table:table-cell table:style-name="ce44"/>
          <table:table-cell/>
          <table:table-cell office:value-type="string">
            <text:p>2400</text:p>
          </table:table-cell>
          <table:table-cell table:style-name="ce44" office:value-type="string">
            <text:p>1500</text:p>
          </table:table-cell>
          <table:covered-table-cell table:style-name="ce64"/>
          <table:covered-table-cell/>
          <table:table-cell table:style-name="ce85" office:value-type="float" office:value="8">
            <text:p>8</text:p>
          </table:table-cell>
          <table:table-cell table:style-name="ce90" office:value-type="float" office:value="135.828466343588">
            <text:p>135.83</text:p>
          </table:table-cell>
          <table:covered-table-cell/>
          <table:table-cell table:style-name="ce106" table:formula="of:=[.K37]+[.K38]" office:value-type="float" office:value="40.38">
            <text:p>40.4</text:p>
          </table:table-cell>
          <table:table-cell table:formula="of:=IF([.Q36]&gt;0;[.K35]/([.Q36]*24);&quot;&quot;)">
            <text:p/>
          </table:table-cell>
          <table:covered-table-cell/>
          <table:table-cell table:style-name="ce137" table:formula="of:=[.N34]+[.N35]" office:value-type="float" office:value="14.7751682839628">
            <text:p>14.78</text:p>
          </table:table-cell>
          <table:table-cell table:style-name="ce137" table:formula="of:=[.O34]+[.O35]" office:value-type="float" office:value="0">
            <text:p>0.00</text:p>
          </table:table-cell>
          <table:table-cell table:style-name="ce149"/>
          <table:table-cell table:style-name="ce157" table:formula="of:=IF([.P36]&gt;0;[.P36]-[.P35];0)" office:value-type="float" office:value="0">
            <text:p>0:00:00</text:p>
          </table:table-cell>
          <table:table-cell table:style-name="ce172" table:formula="of:=IF([.R34]+[.Q36]&gt;0;[.R34]+[.Q36];&quot;&quot;)">
            <text:p/>
          </table:table-cell>
          <table:table-cell table:style-name="ce175" table:formula="of:=[.S34]-[.Q36]" office:value-type="time" office:time-value="PT00H00M00S">
            <text:p>#VALUE!</text:p>
          </table:table-cell>
          <table:table-cell table:style-name="ce185" office:value-type="string">
            <text:p>Gear Up</text:p>
          </table:table-cell>
          <table:table-cell table:style-name="ce185"/>
          <table:table-cell/>
          <table:table-cell table:style-name="ce209"/>
          <table:table-cell table:number-columns-repeated="233"/>
        </table:table-row>
        <table:table-row table:style-name="ro2">
          <table:table-cell table:style-name="ce20" office:value-type="string">
            <text:p>3O1</text:p>
          </table:table-cell>
          <table:table-cell table:style-name="ce50" office:value-type="string">
            <text:p>HYP 114.2</text:p>
          </table:table-cell>
          <table:table-cell table:style-name="ce214" office:value-type="string">
            <text:p>PXN 112.6</text:p>
          </table:table-cell>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260</text:p>
          </table:table-cell>
          <table:table-cell table:style-name="ce72" table:formula="of:=[.$J$4]" office:value-type="float" office:value="135" table:number-columns-spanned="1" table:number-rows-spanned="2">
            <text:p>135.0</text:p>
          </table:table-cell>
          <table:table-cell table:style-name="ce86" office:value-type="float" office:value="320">
            <text:p>320</text:p>
          </table:table-cell>
          <table:table-cell table:style-name="ce91" table:number-matrix-columns-spanned="1" table:number-matrix-rows-spanned="2" table:formula="of:=TRANSPOSE(WNDHDGGS(DEGTORAD([.F37]);[.G37];DEGTORAD([.H37]);[.H38]))" office:value-type="float" office:value="4.58919863316235">
            <text:p>4.59</text:p>
          </table:table-cell>
          <table:table-cell table:style-name="ce96" table:formula="of:=IF([.I37]=&quot;not&quot;;&quot;not&quot;;RADTODEG([.I37]))" office:value-type="float" office:value="262.941713027409" table:number-columns-spanned="1" table:number-rows-spanned="2">
            <text:p>263</text:p>
          </table:table-cell>
          <table:table-cell table:style-name="ce107" office:value-type="float" office:value="7.9">
            <text:p>7.9</text:p>
          </table:table-cell>
          <table:table-cell table:style-name="ce72" table:formula="of:=[.I38]" office:value-type="float" office:value="130.822105012494">
            <text:p>130.8</text:p>
          </table:table-cell>
          <table:table-cell table:style-name="ce125" table:formula="of:=[.$J$5]" office:value-type="float" office:value="14.2725565468685" table:number-columns-spanned="1" table:number-rows-spanned="2">
            <text:p>14.27</text:p>
          </table:table-cell>
          <table:table-cell table:style-name="ce112" table:formula="of:=[.M37]*[.Q37]*24" office:value-type="float" office:value="0.861881841065718">
            <text:p>0.86</text:p>
          </table:table-cell>
          <table:table-cell table:style-name="ce112" table:formula="of:=[.M37]*[.Q38]*24" office:value-type="float" office:value="0">
            <text:p>0.00</text:p>
          </table:table-cell>
          <table:table-cell table:style-name="ce150"/>
          <table:table-cell table:style-name="ce158" table:formula="of:=([.K37]/[.L37])/24" office:value-type="float" office:value="0.00251613950589795">
            <text:p>0:03:37</text:p>
          </table:table-cell>
          <table:table-cell table:style-name="ce158" table:formula="of:=[.R35]+[.Q37]" office:value-type="float" office:value="0">
            <text:p>#VALUE!</text:p>
          </table:table-cell>
          <table:table-cell table:style-name="ce150" table:formula="of:=[.S35]-[.Q37]" office:value-type="time" office:time-value="PT00H00M00S">
            <text:p>#VALUE!</text:p>
          </table:table-cell>
          <table:table-cell table:style-name="ce183" office:value-type="string">
            <text:p><text:s/></text:p>
          </table:table-cell>
          <table:table-cell table:style-name="ce183"/>
          <table:table-cell office:value-type="string">
            <text:p>CKPT</text:p>
          </table:table-cell>
          <table:table-cell table:number-columns-repeated="234"/>
        </table:table-row>
        <table:table-row table:style-name="ro2">
          <table:table-cell table:style-name="ce10"/>
          <table:table-cell table:style-name="ce43" office:value-type="string">
            <text:p>260 From</text:p>
          </table:table-cell>
          <table:table-cell table:style-name="ce43" office:value-type="string">
            <text:p>149</text:p>
          </table:table-cell>
          <table:table-cell table:style-name="ce43" office:value-type="string">
            <text:p>2400</text:p>
          </table:table-cell>
          <table:table-cell table:style-name="ce43" office:value-type="string">
            <text:p>1500</text:p>
          </table:table-cell>
          <table:covered-table-cell table:style-name="ce63"/>
          <table:covered-table-cell table:style-name="ce73"/>
          <table:table-cell table:style-name="ce87" office:value-type="float" office:value="8">
            <text:p>8</text:p>
          </table:table-cell>
          <table:table-cell table:style-name="ce92" office:value-type="float" office:value="130.822105012494">
            <text:p>130.82</text:p>
          </table:table-cell>
          <table:covered-table-cell table:style-name="ce97"/>
          <table:table-cell table:style-name="ce108" table:formula="of:=[.K39]+[.K40]" office:value-type="float" office:value="32.48">
            <text:p>32.5</text:p>
          </table:table-cell>
          <table:table-cell table:style-name="ce73" table:formula="of:=IF([.Q38]&gt;0;[.K37]/([.Q38]*24);&quot;&quot;)">
            <text:p/>
          </table:table-cell>
          <table:covered-table-cell table:style-name="ce126"/>
          <table:table-cell table:style-name="ce138" table:formula="of:=[.N36]+[.N37]" office:value-type="float" office:value="15.6370501250285">
            <text:p>15.64</text:p>
          </table:table-cell>
          <table:table-cell table:style-name="ce138" table:formula="of:=[.O36]+[.O37]" office:value-type="float" office:value="0">
            <text:p>0.00</text:p>
          </table:table-cell>
          <table:table-cell table:style-name="ce151"/>
          <table:table-cell table:style-name="ce159" table:formula="of:=IF([.P38]&gt;0;[.P38]-[.P37];0)" office:value-type="float" office:value="0">
            <text:p>0:00:00</text:p>
          </table:table-cell>
          <table:table-cell table:style-name="ce171" table:formula="of:=IF([.R36]+[.Q38]&gt;0;[.R36]+[.Q38];&quot;&quot;)">
            <text:p/>
          </table:table-cell>
          <table:table-cell table:style-name="ce176" table:formula="of:=[.S36]-[.Q38]" office:value-type="time" office:time-value="PT00H00M00S">
            <text:p>#VALUE!</text:p>
          </table:table-cell>
          <table:table-cell table:style-name="ce186" office:value-type="string">
            <text:p><text:s/></text:p>
          </table:table-cell>
          <table:table-cell table:style-name="ce186"/>
          <table:table-cell/>
          <table:table-cell table:style-name="ce209"/>
          <table:table-cell table:number-columns-repeated="233"/>
        </table:table-row>
        <table:table-row table:style-name="ro2">
          <table:table-cell table:style-name="ce19" office:value-type="string">
            <text:p>I5 &amp; </text:p>
          </table:table-cell>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240</text:p>
          </table:table-cell>
          <table:table-cell table:style-name="ce70" office:value-type="float" office:value="128" table:number-columns-spanned="1" table:number-rows-spanned="2">
            <text:p>128.0</text:p>
          </table:table-cell>
          <table:table-cell office:value-type="float" office:value="320">
            <text:p>320</text:p>
          </table:table-cell>
          <table:table-cell table:number-matrix-columns-spanned="1" table:number-matrix-rows-spanned="2" table:formula="of:=TRANSPOSE(WNDHDGGS(DEGTORAD([.F39]);[.G39];DEGTORAD([.H39]);[.H40]))" office:value-type="float" office:value="4.25037961936795">
            <text:p>4.25</text:p>
          </table:table-cell>
          <table:table-cell table:style-name="ce94" table:formula="of:=IF([.I39]=&quot;not&quot;;&quot;not&quot;;RADTODEG([.I39]))" office:value-type="float" office:value="243.528813518205" table:number-columns-spanned="1" table:number-rows-spanned="2">
            <text:p>244</text:p>
          </table:table-cell>
          <table:table-cell office:value-type="float" office:value="6.02">
            <text:p>6.0</text:p>
          </table:table-cell>
          <table:table-cell table:style-name="ce70" table:formula="of:=[.I40]" office:value-type="float" office:value="126.368122925917">
            <text:p>126.4</text:p>
          </table:table-cell>
          <table:table-cell table:style-name="ce123" table:formula="of:=[.$J$5]" office:value-type="float" office:value="14.2725565468685" table:number-columns-spanned="1" table:number-rows-spanned="2">
            <text:p>14.27</text:p>
          </table:table-cell>
          <table:table-cell table:formula="of:=[.M39]*[.Q39]*24" office:value-type="float" office:value="0.679924560266828">
            <text:p>0.68</text:p>
          </table:table-cell>
          <table:table-cell table:formula="of:=[.M39]*[.Q40]*24" office:value-type="float" office:value="0">
            <text:p>0.00</text:p>
          </table:table-cell>
          <table:table-cell/>
          <table:table-cell table:formula="of:=([.K39]/[.L39])/24" office:value-type="float" office:value="0.00198494151472349">
            <text:p>0:02:51</text:p>
          </table:table-cell>
          <table:table-cell table:formula="of:=[.R37]+[.Q39]" office:value-type="float" office:value="0">
            <text:p>#VALUE!</text:p>
          </table:table-cell>
          <table:table-cell table:formula="of:=[.S37]-[.Q39]" office:value-type="time" office:time-value="PT00H00M00S">
            <text:p>#VALUE!</text:p>
          </table:table-cell>
          <table:table-cell table:style-name="ce182"/>
          <table:table-cell table:style-name="ce220"/>
          <table:table-cell office:value-type="string">
            <text:p>WPT</text:p>
          </table:table-cell>
          <table:table-cell table:number-columns-repeated="234"/>
        </table:table-row>
        <table:table-row table:style-name="ro2">
          <table:table-cell table:style-name="ce8" office:value-type="float" office:value="140">
            <text:p>140</text:p>
          </table:table-cell>
          <table:table-cell table:style-name="ce8"/>
          <table:table-cell/>
          <table:table-cell office:value-type="string">
            <text:p>2400</text:p>
          </table:table-cell>
          <table:table-cell table:style-name="ce44" office:value-type="string">
            <text:p>1500</text:p>
          </table:table-cell>
          <table:covered-table-cell table:style-name="ce64"/>
          <table:covered-table-cell/>
          <table:table-cell table:style-name="ce85" office:value-type="float" office:value="8">
            <text:p>8</text:p>
          </table:table-cell>
          <table:table-cell table:style-name="ce90" office:value-type="float" office:value="126.368122925917">
            <text:p>126.37</text:p>
          </table:table-cell>
          <table:covered-table-cell/>
          <table:table-cell table:style-name="ce106" table:formula="of:=[.K41]+[.K42]" office:value-type="float" office:value="26.46">
            <text:p>26.5</text:p>
          </table:table-cell>
          <table:table-cell table:formula="of:=IF([.Q40]&gt;0;[.K39]/([.Q40]*24);&quot;&quot;)">
            <text:p/>
          </table:table-cell>
          <table:covered-table-cell/>
          <table:table-cell table:style-name="ce137" table:formula="of:=[.N38]+[.N39]" office:value-type="float" office:value="16.3169746852954">
            <text:p>16.32</text:p>
          </table:table-cell>
          <table:table-cell table:style-name="ce137" table:formula="of:=[.O38]+[.O39]" office:value-type="float" office:value="0">
            <text:p>0.00</text:p>
          </table:table-cell>
          <table:table-cell table:style-name="ce149"/>
          <table:table-cell table:style-name="ce157" table:formula="of:=IF([.P40]&gt;0;[.P40]-[.P39];0)" office:value-type="float" office:value="0">
            <text:p>0:00:00</text:p>
          </table:table-cell>
          <table:table-cell table:style-name="ce172" table:formula="of:=IF([.R38]+[.Q40]&gt;0;[.R38]+[.Q40];&quot;&quot;)">
            <text:p/>
          </table:table-cell>
          <table:table-cell table:style-name="ce175" table:formula="of:=[.S38]-[.Q40]" office:value-type="time" office:time-value="PT00H00M00S">
            <text:p>#VALUE!</text:p>
          </table:table-cell>
          <table:table-cell table:style-name="ce185"/>
          <table:table-cell table:style-name="ce221"/>
          <table:table-cell/>
          <table:table-cell table:style-name="ce227"/>
          <table:table-cell table:number-columns-repeated="233"/>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42]&gt;[.$C42];[.$B42]-[.$C42];([.$B42]+360)-[.$C42])" office:value-type="float" office:value="99.2790157556518">
            <text:p>99</text:p>
          </table:table-cell>
          <table:table-cell table:style-name="ce74" office:value-type="float" office:value="128" table:number-columns-spanned="1" table:number-rows-spanned="2">
            <text:p>128.0</text:p>
          </table:table-cell>
          <table:table-cell table:style-name="ce88" office:value-type="float" office:value="2">
            <text:p>2</text:p>
          </table:table-cell>
          <table:table-cell table:style-name="ce65"/>
          <table:table-cell table:style-name="ce65" table:formula="of:=[.F41]+([.H41]*360)" office:value-type="float" office:value="819.279015755652">
            <text:p>819</text:p>
          </table:table-cell>
          <table:table-cell table:style-name="ce109" office:value-type="float" office:value="6">
            <text:p>6.0</text:p>
          </table:table-cell>
          <table:table-cell table:style-name="ce74" table:formula="of:=[.G41]" office:value-type="float" office:value="128">
            <text:p>128.0</text:p>
          </table:table-cell>
          <table:table-cell table:style-name="ce127" table:formula="of:=[.$J$5]" office:value-type="float" office:value="14.2725565468685" table:number-columns-spanned="1" table:number-rows-spanned="2">
            <text:p>14.27</text:p>
          </table:table-cell>
          <table:table-cell table:style-name="ce139" table:formula="of:=[.M41]*[.Q41]*24" office:value-type="float" office:value="1.08233553813753">
            <text:p>1.08</text:p>
          </table:table-cell>
          <table:table-cell table:style-name="ce139" table:formula="of:=[.M41]*[.Q42]*24" office:value-type="float" office:value="0">
            <text:p>0.00</text:p>
          </table:table-cell>
          <table:table-cell table:style-name="ce152"/>
          <table:table-cell table:style-name="ce160" table:formula="of:=[.J42]/(24*3600)" office:value-type="float" office:value="0.00315972222222222">
            <text:p>0:04:33</text:p>
          </table:table-cell>
          <table:table-cell table:style-name="ce160" table:formula="of:=[.R39]+[.Q41]" office:value-type="float" office:value="0">
            <text:p>#VALUE!</text:p>
          </table:table-cell>
          <table:table-cell table:style-name="ce152" table:formula="of:=[.S39]-[.Q41]" office:value-type="time" office:time-value="PT00H00M00S">
            <text:p>#VALUE!</text:p>
          </table:table-cell>
          <table:table-cell table:style-name="ce188" table:number-columns-repeated="2"/>
          <table:table-cell office:value-type="string">
            <text:p>TURN</text:p>
          </table:table-cell>
          <table:table-cell table:number-columns-repeated="234"/>
        </table:table-row>
        <table:table-row table:style-name="ro2">
          <table:table-cell table:style-name="ce22"/>
          <table:table-cell table:style-name="ce42" table:formula="of:=[.J39]" office:value-type="float" office:value="243.528813518205">
            <text:p>243.53</text:p>
          </table:table-cell>
          <table:table-cell table:style-name="ce18" table:formula="of:=[.J43]" office:value-type="float" office:value="144.249797762554">
            <text:p>144.25</text:p>
          </table:table-cell>
          <table:table-cell table:style-name="ce41" office:value-type="string">
            <text:p>2400</text:p>
          </table:table-cell>
          <table:table-cell table:style-name="ce41" office:value-type="string">
            <text:p>15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41]/3)" office:value-type="float" office:value="273">
            <text:p>273</text:p>
          </table:table-cell>
          <table:table-cell table:style-name="ce110" table:formula="of:=[.K43]+[.K44]" office:value-type="float" office:value="20.46">
            <text:p>20.5</text:p>
          </table:table-cell>
          <table:table-cell table:style-name="ce75" table:formula="of:=IF([.Q42]&gt;0;[.K41]/([.Q42]*24);&quot;&quot;)">
            <text:p/>
          </table:table-cell>
          <table:covered-table-cell table:style-name="ce128"/>
          <table:table-cell table:style-name="ce140" table:formula="of:=[.N40]+[.N41]" office:value-type="float" office:value="17.3993102234329">
            <text:p>17.40</text:p>
          </table:table-cell>
          <table:table-cell table:style-name="ce140" table:formula="of:=[.O40]+[.O41]" office:value-type="float" office:value="0">
            <text:p>0.00</text:p>
          </table:table-cell>
          <table:table-cell table:style-name="ce153"/>
          <table:table-cell table:style-name="ce161" table:formula="of:=IF([.P42]&gt;0;[.P42]-[.P41];0)" office:value-type="float" office:value="0">
            <text:p>0:00:00</text:p>
          </table:table-cell>
          <table:table-cell table:style-name="ce173" table:formula="of:=IF([.R40]+[.Q42]&gt;0;[.R40]+[.Q42];&quot;&quot;)">
            <text:p/>
          </table:table-cell>
          <table:table-cell table:style-name="ce177" table:formula="of:=[.S40]-[.Q42]" office:value-type="time" office:time-value="PT00H00M00S">
            <text:p>#VALUE!</text:p>
          </table:table-cell>
          <table:table-cell table:style-name="ce187"/>
          <table:table-cell table:style-name="ce222" table:formula="of:=[.S42]-[.S41]" office:value-type="time" office:time-value="PT00H00M00S">
            <text:p>#VALUE!</text:p>
          </table:table-cell>
          <table:table-cell/>
          <table:table-cell table:style-name="ce209"/>
          <table:table-cell table:number-columns-repeated="233"/>
        </table:table-row>
        <table:table-row table:style-name="ro2">
          <table:table-cell table:style-name="ce19" office:value-type="string">
            <text:p>I5 &amp; </text:p>
          </table:table-cell>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144</text:p>
          </table:table-cell>
          <table:table-cell table:style-name="ce70" office:value-type="float" office:value="128" table:number-columns-spanned="1" table:number-rows-spanned="2">
            <text:p>128.0</text:p>
          </table:table-cell>
          <table:table-cell office:value-type="float" office:value="320">
            <text:p>320</text:p>
          </table:table-cell>
          <table:table-cell table:number-matrix-columns-spanned="1" table:number-matrix-rows-spanned="2" table:formula="of:=TRANSPOSE(WNDHDGGS(DEGTORAD([.F43]);[.G43];DEGTORAD([.H43]);[.H44]))" office:value-type="float" office:value="2.51763391629251">
            <text:p>2.52</text:p>
          </table:table-cell>
          <table:table-cell table:style-name="ce94" table:formula="of:=IF([.I43]=&quot;not&quot;;&quot;not&quot;;RADTODEG([.I43]))" office:value-type="float" office:value="144.249797762554" table:number-columns-spanned="1" table:number-rows-spanned="2">
            <text:p>144</text:p>
          </table:table-cell>
          <table:table-cell office:value-type="float" office:value="5.58">
            <text:p>5.6</text:p>
          </table:table-cell>
          <table:table-cell table:style-name="ce70" table:formula="of:=[.I44]" office:value-type="float" office:value="135.979295904891">
            <text:p>136.0</text:p>
          </table:table-cell>
          <table:table-cell table:style-name="ce123" table:formula="of:=[.$J$5]" office:value-type="float" office:value="14.2725565468685" table:number-columns-spanned="1" table:number-rows-spanned="2">
            <text:p>14.27</text:p>
          </table:table-cell>
          <table:table-cell table:formula="of:=[.M43]*[.Q43]*24" office:value-type="float" office:value="0.585683761645819">
            <text:p>0.59</text:p>
          </table:table-cell>
          <table:table-cell table:formula="of:=[.M43]*[.Q44]*24" office:value-type="float" office:value="0">
            <text:p>0.00</text:p>
          </table:table-cell>
          <table:table-cell/>
          <table:table-cell table:formula="of:=([.K43]/[.L43])/24" office:value-type="float" office:value="0.0017098191195417">
            <text:p>0:02:28</text:p>
          </table:table-cell>
          <table:table-cell table:formula="of:=[.R41]+[.Q43]" office:value-type="float" office:value="0">
            <text:p>#VALUE!</text:p>
          </table:table-cell>
          <table:table-cell table:formula="of:=[.S41]-[.Q43]" office:value-type="time" office:time-value="PT00H00M00S">
            <text:p>#VALUE!</text:p>
          </table:table-cell>
          <table:table-cell table:style-name="ce182"/>
          <table:table-cell table:style-name="ce220" table:formula="of:=([.K40]-[.$K$48])/([.S40]*24)" office:value-type="float" office:value="0">
            <text:p>#VALUE!</text:p>
          </table:table-cell>
          <table:table-cell office:value-type="string">
            <text:p>WPT</text:p>
          </table:table-cell>
          <table:table-cell table:formula="of:=[.S40]*24*[.U43]" office:value-type="float" office:value="0">
            <text:p>#VALUE!</text:p>
          </table:table-cell>
          <table:table-cell table:number-columns-repeated="233"/>
        </table:table-row>
        <table:table-row table:style-name="ro2">
          <table:table-cell table:style-name="ce8" office:value-type="string">
            <text:p>Butte</text:p>
          </table:table-cell>
          <table:table-cell table:style-name="ce8"/>
          <table:table-cell/>
          <table:table-cell office:value-type="string">
            <text:p>2400</text:p>
          </table:table-cell>
          <table:table-cell table:style-name="ce44" office:value-type="string">
            <text:p>1500</text:p>
          </table:table-cell>
          <table:covered-table-cell table:style-name="ce64"/>
          <table:covered-table-cell/>
          <table:table-cell table:style-name="ce85" office:value-type="float" office:value="8">
            <text:p>8</text:p>
          </table:table-cell>
          <table:table-cell table:style-name="ce90" office:value-type="float" office:value="135.979295904891">
            <text:p>135.98</text:p>
          </table:table-cell>
          <table:covered-table-cell/>
          <table:table-cell table:style-name="ce106" table:formula="of:=[.K45]+[.K46]" office:value-type="float" office:value="14.88">
            <text:p>14.9</text:p>
          </table:table-cell>
          <table:table-cell table:formula="of:=IF([.Q44]&gt;0;[.K43]/([.Q44]*24);&quot;&quot;)">
            <text:p/>
          </table:table-cell>
          <table:covered-table-cell/>
          <table:table-cell table:style-name="ce137" table:formula="of:=[.N42]+[.N43]" office:value-type="float" office:value="17.9849939850787">
            <text:p>17.98</text:p>
          </table:table-cell>
          <table:table-cell table:style-name="ce137" table:formula="of:=[.O42]+[.O43]" office:value-type="float" office:value="0">
            <text:p>0.00</text:p>
          </table:table-cell>
          <table:table-cell table:style-name="ce149"/>
          <table:table-cell table:style-name="ce157" table:formula="of:=IF([.P44]&gt;0;[.P44]-[.P43];0)" office:value-type="float" office:value="0">
            <text:p>0:00:00</text:p>
          </table:table-cell>
          <table:table-cell table:style-name="ce172" table:formula="of:=IF([.R42]+[.Q44]&gt;0;[.R42]+[.Q44];&quot;&quot;)">
            <text:p/>
          </table:table-cell>
          <table:table-cell table:style-name="ce175" table:formula="of:=[.S42]-[.Q44]" office:value-type="time" office:time-value="PT00H00M00S">
            <text:p>#VALUE!</text:p>
          </table:table-cell>
          <table:table-cell table:style-name="ce194" office:value-type="string">
            <text:p>TAS</text:p>
          </table:table-cell>
          <table:table-cell table:style-name="ce223" table:formula="of:=[.U43]+([.G43]-[.L43])" office:value-type="float" office:value="0">
            <text:p>#VALUE!</text:p>
          </table:table-cell>
          <table:table-cell/>
          <table:table-cell table:style-name="ce227" table:formula="of:=[.K40]-[.$K$48]" office:value-type="float" office:value="18.86">
            <text:p>18.86</text:p>
          </table:table-cell>
          <table:table-cell table:number-columns-repeated="233"/>
        </table:table-row>
        <table:table-row table:style-name="ro2">
          <table:table-cell table:style-name="ce13" office:value-type="string">
            <text:p>I5 &amp; </text:p>
          </table:table-cell>
          <table:table-cell table:style-name="ce9"/>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144</text:p>
          </table:table-cell>
          <table:table-cell table:style-name="ce72" office:value-type="float" office:value="128" table:number-columns-spanned="1" table:number-rows-spanned="2">
            <text:p>128.0</text:p>
          </table:table-cell>
          <table:table-cell table:style-name="ce86" office:value-type="float" office:value="320">
            <text:p>320</text:p>
          </table:table-cell>
          <table:table-cell table:style-name="ce91" table:number-matrix-columns-spanned="1" table:number-matrix-rows-spanned="2" table:formula="of:=TRANSPOSE(WNDHDGGS(DEGTORAD([.F45]);[.G45];DEGTORAD([.H45]);[.H46]))" office:value-type="float" office:value="2.51763391629251">
            <text:p>2.52</text:p>
          </table:table-cell>
          <table:table-cell table:style-name="ce96" table:formula="of:=IF([.I45]=&quot;not&quot;;&quot;not&quot;;RADTODEG([.I45]))" office:value-type="float" office:value="144.249797762554" table:number-columns-spanned="1" table:number-rows-spanned="2">
            <text:p>144</text:p>
          </table:table-cell>
          <table:table-cell table:style-name="ce107" office:value-type="float" office:value="3.99">
            <text:p>4.0</text:p>
          </table:table-cell>
          <table:table-cell table:style-name="ce72" table:formula="of:=[.I46]" office:value-type="float" office:value="135.979295904891">
            <text:p>136.0</text:p>
          </table:table-cell>
          <table:table-cell table:style-name="ce125" table:formula="of:=[.$J$5]" office:value-type="float" office:value="14.2725565468685" table:number-columns-spanned="1" table:number-rows-spanned="2">
            <text:p>14.27</text:p>
          </table:table-cell>
          <table:table-cell table:style-name="ce112" table:formula="of:=[.M45]*[.Q45]*24" office:value-type="float" office:value="0.418795377951043">
            <text:p>0.42</text:p>
          </table:table-cell>
          <table:table-cell table:style-name="ce112" table:formula="of:=[.M45]*[.Q46]*24" office:value-type="float" office:value="0">
            <text:p>0.00</text:p>
          </table:table-cell>
          <table:table-cell table:style-name="ce150"/>
          <table:table-cell table:style-name="ce158" table:formula="of:=([.K45]/[.L45])/24" office:value-type="float" office:value="0.00122261259623143">
            <text:p>0:01:46</text:p>
          </table:table-cell>
          <table:table-cell table:style-name="ce158" table:formula="of:=[.R43]+[.Q45]" office:value-type="float" office:value="0">
            <text:p>#VALUE!</text:p>
          </table:table-cell>
          <table:table-cell table:style-name="ce150" table:formula="of:=[.S43]-[.Q45]" office:value-type="time" office:time-value="PT00H00M00S">
            <text:p>#VALUE!</text:p>
          </table:table-cell>
          <table:table-cell table:style-name="ce183"/>
          <table:table-cell table:style-name="ce224" table:formula="of:=([.K44]-[.$K$48])/([.S44]*24)" office:value-type="float" office:value="0">
            <text:p>#VALUE!</text:p>
          </table:table-cell>
          <table:table-cell office:value-type="string">
            <text:p>WPT</text:p>
          </table:table-cell>
          <table:table-cell table:formula="of:=[.S44]*24*[.U45]" office:value-type="float" office:value="0">
            <text:p>#VALUE!</text:p>
          </table:table-cell>
          <table:table-cell table:number-columns-repeated="233"/>
        </table:table-row>
        <table:table-row table:style-name="ro2">
          <table:table-cell table:style-name="ce11" office:value-type="string">
            <text:p>Henry Miller</text:p>
          </table:table-cell>
          <table:table-cell table:style-name="ce11"/>
          <table:table-cell table:style-name="ce43"/>
          <table:table-cell table:style-name="ce43" office:value-type="string">
            <text:p>2400</text:p>
          </table:table-cell>
          <table:table-cell table:style-name="ce43" office:value-type="string">
            <text:p>1500</text:p>
          </table:table-cell>
          <table:covered-table-cell table:style-name="ce63"/>
          <table:covered-table-cell table:style-name="ce73"/>
          <table:table-cell table:style-name="ce87" office:value-type="float" office:value="8">
            <text:p>8</text:p>
          </table:table-cell>
          <table:table-cell table:style-name="ce92" office:value-type="float" office:value="135.979295904891">
            <text:p>135.98</text:p>
          </table:table-cell>
          <table:covered-table-cell table:style-name="ce97"/>
          <table:table-cell table:style-name="ce108" table:formula="of:=[.K47]+[.K48]" office:value-type="float" office:value="10.89">
            <text:p>10.9</text:p>
          </table:table-cell>
          <table:table-cell table:style-name="ce73" table:formula="of:=IF([.Q46]&gt;0;[.K45]/([.Q46]*24);&quot;&quot;)">
            <text:p/>
          </table:table-cell>
          <table:covered-table-cell table:style-name="ce126"/>
          <table:table-cell table:style-name="ce138" table:formula="of:=[.N44]+[.N45]" office:value-type="float" office:value="18.4037893630298">
            <text:p>18.40</text:p>
          </table:table-cell>
          <table:table-cell table:style-name="ce138" table:formula="of:=[.O44]+[.O45]" office:value-type="float" office:value="0">
            <text:p>0.00</text:p>
          </table:table-cell>
          <table:table-cell table:style-name="ce151"/>
          <table:table-cell table:style-name="ce159" table:formula="of:=IF([.P46]&gt;0;[.P46]-[.P45];0)" office:value-type="float" office:value="0">
            <text:p>0:00:00</text:p>
          </table:table-cell>
          <table:table-cell table:style-name="ce171" table:formula="of:=IF([.R44]+[.Q46]&gt;0;[.R44]+[.Q46];&quot;&quot;)">
            <text:p/>
          </table:table-cell>
          <table:table-cell table:style-name="ce176" table:formula="of:=[.S44]-[.Q46]" office:value-type="time" office:time-value="PT00H00M00S">
            <text:p>#VALUE!</text:p>
          </table:table-cell>
          <table:table-cell table:style-name="ce186"/>
          <table:table-cell table:style-name="ce225" table:formula="of:=IF([.L44]&lt;&gt;&quot;&quot;;[.U45]-[.L44];&quot;&quot;)">
            <text:p/>
          </table:table-cell>
          <table:table-cell/>
          <table:table-cell table:style-name="ce227" table:formula="of:=[.K44]-[.$K$48]" office:value-type="float" office:value="7.28">
            <text:p>7.28</text:p>
          </table:table-cell>
          <table:table-cell table:number-columns-repeated="233"/>
        </table:table-row>
        <table:table-row table:style-name="ro2">
          <table:table-cell table:style-name="ce34" office:value-type="string">
            <text:p>Point Alpha</text:p>
          </table:table-cell>
          <table:table-cell/>
          <table:table-cell table:style-name="ce49"/>
          <table:table-cell table:style-name="ce54" office:value-type="string">
            <text:p>18</text:p>
          </table:table-cell>
          <table:table-cell office:value-type="string">
            <text:p>Level</text:p>
          </table:table-cell>
          <table:table-cell table:style-name="ce58" office:value-type="string" table:number-columns-spanned="1" table:number-rows-spanned="2">
            <text:p>144</text:p>
          </table:table-cell>
          <table:table-cell table:style-name="ce77" office:value-type="float" office:value="128" table:number-columns-spanned="1" table:number-rows-spanned="2">
            <text:p>128.0</text:p>
          </table:table-cell>
          <table:table-cell office:value-type="float" office:value="320">
            <text:p>320</text:p>
          </table:table-cell>
          <table:table-cell table:number-matrix-columns-spanned="1" table:number-matrix-rows-spanned="2" table:formula="of:=TRANSPOSE(WNDHDGGS(DEGTORAD([.F47]);[.G47];DEGTORAD([.H47]);[.H48]))" office:value-type="float" office:value="2.51763391629251">
            <text:p>2.52</text:p>
          </table:table-cell>
          <table:table-cell table:style-name="ce99" table:formula="of:=IF([.I47]=&quot;not&quot;;&quot;not&quot;;RADTODEG([.I47]))" office:value-type="float" office:value="144.249797762554" table:number-columns-spanned="1" table:number-rows-spanned="2">
            <text:p>144</text:p>
          </table:table-cell>
          <table:table-cell office:value-type="float" office:value="3.29">
            <text:p>3.3</text:p>
          </table:table-cell>
          <table:table-cell table:style-name="ce70" table:formula="of:=[.I48]" office:value-type="float" office:value="135.979295904891">
            <text:p>136.0</text:p>
          </table:table-cell>
          <table:table-cell table:style-name="ce130" table:formula="of:=[.$J$5]" office:value-type="float" office:value="14.2725565468685" table:number-columns-spanned="1" table:number-rows-spanned="2">
            <text:p>14.27</text:p>
          </table:table-cell>
          <table:table-cell table:formula="of:=[.M47]*[.Q47]*24" office:value-type="float" office:value="0.345322504626298">
            <text:p>0.35</text:p>
          </table:table-cell>
          <table:table-cell table:formula="of:=[.M47]*[.Q48]*24" office:value-type="float" office:value="0">
            <text:p>0.00</text:p>
          </table:table-cell>
          <table:table-cell/>
          <table:table-cell table:formula="of:=([.K47]/[.L47])/24" office:value-type="float" office:value="0.00100811915829609">
            <text:p>0:01:27</text:p>
          </table:table-cell>
          <table:table-cell table:formula="of:=[.R45]+[.Q47]" office:value-type="float" office:value="0">
            <text:p>#VALUE!</text:p>
          </table:table-cell>
          <table:table-cell table:formula="of:=[.S45]-[.Q47]" office:value-type="time" office:time-value="PT00H00M00S">
            <text:p>#VALUE!</text:p>
          </table:table-cell>
          <table:table-cell table:style-name="ce218"/>
          <table:table-cell table:style-name="ce220" table:formula="of:=([.K46]-[.$K$48])/([.S46]*24)" office:value-type="float" office:value="0">
            <text:p>#VALUE!</text:p>
          </table:table-cell>
          <table:table-cell office:value-type="string">
            <text:p>TIME</text:p>
          </table:table-cell>
          <table:table-cell table:formula="of:=[.S46]*24*[.U47]" office:value-type="float" office:value="0">
            <text:p>#VALUE!</text:p>
          </table:table-cell>
          <table:table-cell table:number-columns-repeated="233"/>
        </table:table-row>
        <table:table-row table:style-name="ro2">
          <table:table-cell table:style-name="ce213" office:value-type="string">
            <text:p><text:s/></text:p>
          </table:table-cell>
          <table:table-cell table:style-name="ce8"/>
          <table:table-cell/>
          <table:table-cell office:value-type="string">
            <text:p>2500</text:p>
          </table:table-cell>
          <table:table-cell table:style-name="ce44" office:value-type="string">
            <text:p>1500</text:p>
          </table:table-cell>
          <table:covered-table-cell table:style-name="ce64"/>
          <table:covered-table-cell/>
          <table:table-cell table:style-name="ce85" office:value-type="float" office:value="8">
            <text:p>8</text:p>
          </table:table-cell>
          <table:table-cell table:style-name="ce90" office:value-type="float" office:value="135.979295904891">
            <text:p>135.98</text:p>
          </table:table-cell>
          <table:covered-table-cell/>
          <table:table-cell table:style-name="ce106" table:formula="of:=[.K49]+[.K50]" office:value-type="float" office:value="7.6">
            <text:p>7.6</text:p>
          </table:table-cell>
          <table:table-cell table:formula="of:=IF([.Q48]&gt;0;[.K47]/([.Q48]*24);&quot;&quot;)">
            <text:p/>
          </table:table-cell>
          <table:covered-table-cell/>
          <table:table-cell table:style-name="ce137" table:formula="of:=[.N46]+[.N47]" office:value-type="float" office:value="18.7491118676561">
            <text:p>18.75</text:p>
          </table:table-cell>
          <table:table-cell table:style-name="ce137" table:formula="of:=[.O46]+[.O47]" office:value-type="float" office:value="0">
            <text:p>0.00</text:p>
          </table:table-cell>
          <table:table-cell table:style-name="ce149"/>
          <table:table-cell table:style-name="ce157" table:formula="of:=IF([.P48]&gt;0;[.P48]-[.P47];0)" office:value-type="float" office:value="0">
            <text:p>0:00:00</text:p>
          </table:table-cell>
          <table:table-cell table:style-name="ce172" table:formula="of:=IF([.R46]+[.Q48]&gt;0;[.R46]+[.Q48];&quot;&quot;)">
            <text:p/>
          </table:table-cell>
          <table:table-cell table:style-name="ce217" table:formula="of:=[.S46]-[.Q48]" office:value-type="time" office:time-value="PT00H00M00S">
            <text:p>#VALUE!</text:p>
          </table:table-cell>
          <table:table-cell table:style-name="ce185" office:value-type="string">
            <text:p><text:s/></text:p>
          </table:table-cell>
          <table:table-cell table:style-name="ce221" table:formula="of:=IF([.L46]&lt;&gt;&quot;&quot;;[.U47]-[.L46];&quot;&quot;)">
            <text:p/>
          </table:table-cell>
          <table:table-cell/>
          <table:table-cell table:style-name="ce227" table:formula="of:=[.K46]-[.$K$48]" office:value-type="float" office:value="3.29">
            <text:p>3.29</text:p>
          </table:table-cell>
          <table:table-cell table:number-columns-repeated="233"/>
        </table:table-row>
        <table:table-row table:style-name="ro2">
          <table:table-cell table:style-name="ce32" office:value-type="string">
            <text:p>LSN</text:p>
          </table:table-cell>
          <table:table-cell table:style-name="ce9"/>
          <table:table-cell table:style-name="ce50"/>
          <table:table-cell table:style-name="ce55" office:value-type="string">
            <text:p>20</text:p>
          </table:table-cell>
          <table:table-cell table:style-name="ce50" office:value-type="string">
            <text:p>Level</text:p>
          </table:table-cell>
          <table:table-cell table:style-name="ce57" office:value-type="string" table:number-columns-spanned="1" table:number-rows-spanned="2">
            <text:p>040</text:p>
          </table:table-cell>
          <table:table-cell table:style-name="ce76" office:value-type="float" office:value="128" table:number-columns-spanned="1" table:number-rows-spanned="2">
            <text:p>128.0</text:p>
          </table:table-cell>
          <table:table-cell table:style-name="ce86" office:value-type="float" office:value="320">
            <text:p>320</text:p>
          </table:table-cell>
          <table:table-cell table:style-name="ce91" table:number-matrix-columns-spanned="1" table:number-matrix-rows-spanned="2" table:formula="of:=TRANSPOSE(WNDHDGGS(DEGTORAD([.F49]);[.G49];DEGTORAD([.H49]);[.H50]))" office:value-type="float" office:value="0.636542286216163">
            <text:p>0.64</text:p>
          </table:table-cell>
          <table:table-cell table:style-name="ce98" table:formula="of:=IF([.I49]=&quot;not&quot;;&quot;not&quot;;RADTODEG([.I49]))" office:value-type="float" office:value="36.4711864817947" table:number-columns-spanned="1" table:number-rows-spanned="2">
            <text:p>36</text:p>
          </table:table-cell>
          <table:table-cell table:style-name="ce107" office:value-type="float" office:value="5">
            <text:p>5.0</text:p>
          </table:table-cell>
          <table:table-cell table:style-name="ce72" table:formula="of:=[.I50]" office:value-type="float" office:value="126.368122925917">
            <text:p>126.4</text:p>
          </table:table-cell>
          <table:table-cell table:style-name="ce129" table:formula="of:=[.$J$5]" office:value-type="float" office:value="14.2725565468685" table:number-columns-spanned="1" table:number-rows-spanned="2">
            <text:p>14.27</text:p>
          </table:table-cell>
          <table:table-cell table:style-name="ce112" table:formula="of:=[.M49]*[.Q49]*24" office:value-type="float" office:value="0.564721395570455">
            <text:p>0.56</text:p>
          </table:table-cell>
          <table:table-cell table:style-name="ce112" table:formula="of:=[.M49]*[.Q50]*24" office:value-type="float" office:value="0">
            <text:p>0.00</text:p>
          </table:table-cell>
          <table:table-cell table:style-name="ce150"/>
          <table:table-cell table:style-name="ce158" table:formula="of:=([.K49]/[.L49])/24" office:value-type="float" office:value="0.00164862252053446">
            <text:p>0:02:22</text:p>
          </table:table-cell>
          <table:table-cell table:style-name="ce158" table:formula="of:=[.R47]+[.Q49]" office:value-type="float" office:value="0">
            <text:p>#VALUE!</text:p>
          </table:table-cell>
          <table:table-cell table:style-name="ce150"/>
          <table:table-cell table:style-name="ce219"/>
          <table:table-cell table:style-name="ce197"/>
          <table:table-cell office:value-type="string">
            <text:p>WPT</text:p>
          </table:table-cell>
          <table:table-cell table:number-columns-repeated="234"/>
        </table:table-row>
        <table:table-row table:style-name="ro2">
          <table:table-cell table:style-name="ce11" office:value-type="string">
            <text:p>Abeam Depart</text:p>
          </table:table-cell>
          <table:table-cell table:style-name="ce11"/>
          <table:table-cell table:style-name="ce43"/>
          <table:table-cell table:style-name="ce43" office:value-type="string">
            <text:p>2400</text:p>
          </table:table-cell>
          <table:table-cell table:style-name="ce43" office:value-type="string">
            <text:p>1500</text:p>
          </table:table-cell>
          <table:covered-table-cell table:style-name="ce63"/>
          <table:covered-table-cell table:style-name="ce73"/>
          <table:table-cell table:style-name="ce87" office:value-type="float" office:value="8">
            <text:p>8</text:p>
          </table:table-cell>
          <table:table-cell table:style-name="ce92" office:value-type="float" office:value="126.368122925917">
            <text:p>126.37</text:p>
          </table:table-cell>
          <table:covered-table-cell table:style-name="ce97"/>
          <table:table-cell table:style-name="ce108" table:formula="of:=[.K51]+[.K52]" office:value-type="float" office:value="2.6">
            <text:p>2.6</text:p>
          </table:table-cell>
          <table:table-cell table:style-name="ce73" table:formula="of:=IF([.Q50]&gt;0;[.K49]/([.Q50]*24);&quot;&quot;)">
            <text:p/>
          </table:table-cell>
          <table:covered-table-cell table:style-name="ce126"/>
          <table:table-cell table:style-name="ce138" table:formula="of:=[.N48]+[.N49]" office:value-type="float" office:value="19.3138332632265">
            <text:p>19.31</text:p>
          </table:table-cell>
          <table:table-cell table:style-name="ce138" table:formula="of:=[.O48]+[.O49]" office:value-type="float" office:value="0">
            <text:p>0.00</text:p>
          </table:table-cell>
          <table:table-cell table:style-name="ce151"/>
          <table:table-cell table:style-name="ce159" table:formula="of:=IF([.P50]&gt;0;[.P50]-[.P49];0)" office:value-type="float" office:value="0">
            <text:p>0:00:00</text:p>
          </table:table-cell>
          <table:table-cell table:style-name="ce171" table:formula="of:=IF([.R48]+[.Q50]&gt;0;[.R48]+[.Q50];&quot;&quot;)">
            <text:p/>
          </table:table-cell>
          <table:table-cell table:style-name="ce176"/>
          <table:table-cell table:style-name="ce219"/>
          <table:table-cell table:style-name="ce214"/>
          <table:table-cell/>
          <table:table-cell table:style-name="ce209"/>
          <table:table-cell table:number-columns-repeated="233"/>
        </table:table-row>
        <table:table-row table:style-name="ro2">
          <table:table-cell table:style-name="ce34" office:value-type="string">
            <text:p>Downwind</text:p>
          </table:table-cell>
          <table:table-cell/>
          <table:table-cell table:style-name="ce49"/>
          <table:table-cell table:style-name="ce54" office:value-type="string">
            <text:p>20</text:p>
          </table:table-cell>
          <table:table-cell office:value-type="string">
            <text:p>Level</text:p>
          </table:table-cell>
          <table:table-cell table:style-name="ce58" office:value-type="string" table:number-columns-spanned="1" table:number-rows-spanned="2">
            <text:p>130</text:p>
          </table:table-cell>
          <table:table-cell table:style-name="ce77" office:value-type="float" office:value="128" table:number-columns-spanned="1" table:number-rows-spanned="2">
            <text:p>128.0</text:p>
          </table:table-cell>
          <table:table-cell office:value-type="float" office:value="320">
            <text:p>320</text:p>
          </table:table-cell>
          <table:table-cell table:number-matrix-columns-spanned="1" table:number-matrix-rows-spanned="2" table:formula="of:=TRANSPOSE(WNDHDGGS(DEGTORAD([.F51]);[.G51];DEGTORAD([.H51]);[.H52]))" office:value-type="float" office:value="2.25807480341834">
            <text:p>2.26</text:p>
          </table:table-cell>
          <table:table-cell table:style-name="ce99" table:formula="of:=IF([.I51]=&quot;not&quot;;&quot;not&quot;;RADTODEG([.I51]))" office:value-type="float" office:value="129.378156060704" table:number-columns-spanned="1" table:number-rows-spanned="2">
            <text:p>129</text:p>
          </table:table-cell>
          <table:table-cell office:value-type="float" office:value="1">
            <text:p>1.0</text:p>
          </table:table-cell>
          <table:table-cell table:style-name="ce70" table:formula="of:=[.I52]" office:value-type="float" office:value="135.870923379699">
            <text:p>135.9</text:p>
          </table:table-cell>
          <table:table-cell table:style-name="ce130" table:formula="of:=[.$J$5]" office:value-type="float" office:value="14.2725565468685" table:number-columns-spanned="1" table:number-rows-spanned="2">
            <text:p>14.27</text:p>
          </table:table-cell>
          <table:table-cell table:formula="of:=[.M51]*[.Q51]*24" office:value-type="float" office:value="0.105044966147636">
            <text:p>0.11</text:p>
          </table:table-cell>
          <table:table-cell table:formula="of:=[.M51]*[.Q52]*24" office:value-type="float" office:value="0">
            <text:p>0.00</text:p>
          </table:table-cell>
          <table:table-cell/>
          <table:table-cell table:formula="of:=([.K51]/[.L51])/24" office:value-type="float" office:value="0.000306663601234436">
            <text:p>0:00:26</text:p>
          </table:table-cell>
          <table:table-cell table:formula="of:=[.R49]+[.Q51]" office:value-type="float" office:value="0">
            <text:p>#VALUE!</text:p>
          </table:table-cell>
          <table:table-cell/>
          <table:table-cell table:style-name="ce182" office:value-type="string">
            <text:p>Gear</text:p>
          </table:table-cell>
          <table:table-cell table:style-name="ce182"/>
          <table:table-cell office:value-type="string">
            <text:p>PAT</text:p>
          </table:table-cell>
          <table:table-cell table:number-columns-repeated="234"/>
        </table:table-row>
        <table:table-row table:style-name="ro2">
          <table:table-cell table:style-name="ce8" office:value-type="string">
            <text:p>To Base</text:p>
          </table:table-cell>
          <table:table-cell table:style-name="ce8"/>
          <table:table-cell/>
          <table:table-cell office:value-type="string">
            <text:p>2400</text:p>
          </table:table-cell>
          <table:table-cell table:style-name="ce44"/>
          <table:covered-table-cell table:style-name="ce64"/>
          <table:covered-table-cell/>
          <table:table-cell table:style-name="ce85" office:value-type="float" office:value="8">
            <text:p>8</text:p>
          </table:table-cell>
          <table:table-cell table:style-name="ce90" office:value-type="float" office:value="135.870923379699">
            <text:p>135.87</text:p>
          </table:table-cell>
          <table:covered-table-cell/>
          <table:table-cell table:style-name="ce106" table:formula="of:=[.K53]+[.K54]" office:value-type="float" office:value="1.6">
            <text:p>1.6</text:p>
          </table:table-cell>
          <table:table-cell table:formula="of:=IF([.Q52]&gt;0;[.K51]/([.Q52]*24);&quot;&quot;)">
            <text:p/>
          </table:table-cell>
          <table:covered-table-cell/>
          <table:table-cell table:style-name="ce137" table:formula="of:=[.N50]+[.N51]" office:value-type="float" office:value="19.4188782293741">
            <text:p>19.42</text:p>
          </table:table-cell>
          <table:table-cell table:style-name="ce137" table:formula="of:=[.O50]+[.O51]" office:value-type="float" office:value="0">
            <text:p>0.00</text:p>
          </table:table-cell>
          <table:table-cell table:style-name="ce149"/>
          <table:table-cell table:style-name="ce157" table:formula="of:=IF([.P52]&gt;0;[.P52]-[.P51];0)" office:value-type="float" office:value="0">
            <text:p>0:00:00</text:p>
          </table:table-cell>
          <table:table-cell table:style-name="ce172" table:formula="of:=IF([.R50]+[.Q52]&gt;0;[.R50]+[.Q52];&quot;&quot;)">
            <text:p/>
          </table:table-cell>
          <table:table-cell table:style-name="ce175"/>
          <table:table-cell table:style-name="ce185" office:value-type="string">
            <text:p>Down</text:p>
          </table:table-cell>
          <table:table-cell table:style-name="ce185"/>
          <table:table-cell/>
          <table:table-cell table:style-name="ce209"/>
          <table:table-cell table:number-columns-repeated="233"/>
        </table:table-row>
        <table:table-row table:style-name="ro2">
          <table:table-cell table:style-name="ce32" office:value-type="string">
            <text:p>Base, Final &amp;</text:p>
          </table:table-cell>
          <table:table-cell table:style-name="ce9"/>
          <table:table-cell table:style-name="ce50"/>
          <table:table-cell table:style-name="ce57" office:value-type="string">
            <text:p>15</text:p>
          </table:table-cell>
          <table:table-cell table:style-name="ce50" office:value-type="string">
            <text:p>Descend</text:p>
          </table:table-cell>
          <table:table-cell table:style-name="ce57" office:value-type="string" table:number-columns-spanned="1" table:number-rows-spanned="2">
            <text:p>130</text:p>
          </table:table-cell>
          <table:table-cell table:style-name="ce76" table:formula="of:=[.$K$4]" office:value-type="float" office:value="95" table:number-columns-spanned="1" table:number-rows-spanned="2">
            <text:p>95.0</text:p>
          </table:table-cell>
          <table:table-cell table:style-name="ce86" office:value-type="float" office:value="0">
            <text:p>0</text:p>
          </table:table-cell>
          <table:table-cell table:style-name="ce91" table:number-matrix-columns-spanned="1" table:number-matrix-rows-spanned="2" table:formula="of:=TRANSPOSE(WNDHDGGS(DEGTORAD([.F53]);[.G53];DEGTORAD([.H53]);[.H54]))" office:value-type="float" office:value="2.26892802759263">
            <text:p>2.27</text:p>
          </table:table-cell>
          <table:table-cell table:style-name="ce98" table:formula="of:=IF([.I53]=&quot;not&quot;;&quot;not&quot;;RADTODEG([.I53]))" office:value-type="float" office:value="130" table:number-columns-spanned="1" table:number-rows-spanned="2">
            <text:p>130</text:p>
          </table:table-cell>
          <table:table-cell table:style-name="ce107" office:value-type="float" office:value="1.6">
            <text:p>1.6</text:p>
          </table:table-cell>
          <table:table-cell table:style-name="ce72" table:formula="of:=[.G53]" office:value-type="float" office:value="95">
            <text:p>95.0</text:p>
          </table:table-cell>
          <table:table-cell table:style-name="ce129" table:formula="of:=[.$K$5]" office:value-type="float" office:value="7.8" table:number-columns-spanned="1" table:number-rows-spanned="2">
            <text:p>7.80</text:p>
          </table:table-cell>
          <table:table-cell table:style-name="ce112" table:formula="of:=[.M53]*[.Q53]*24" office:value-type="float" office:value="0.131368421052632">
            <text:p>0.13</text:p>
          </table:table-cell>
          <table:table-cell table:style-name="ce112" table:formula="of:=[.M53]*[.Q54]*24" office:value-type="float" office:value="0">
            <text:p>0.00</text:p>
          </table:table-cell>
          <table:table-cell table:style-name="ce150"/>
          <table:table-cell table:style-name="ce158" table:formula="of:=([.K53]/[.L53])/24" office:value-type="float" office:value="0.000701754385964912">
            <text:p>0:01:01</text:p>
          </table:table-cell>
          <table:table-cell table:style-name="ce158" table:formula="of:=[.R51]+[.Q53]" office:value-type="float" office:value="0">
            <text:p>#VALUE!</text:p>
          </table:table-cell>
          <table:table-cell table:style-name="ce150"/>
          <table:table-cell table:style-name="ce183" table:number-columns-repeated="2"/>
          <table:table-cell office:value-type="string">
            <text:p>LDG</text:p>
          </table:table-cell>
          <table:table-cell table:number-columns-repeated="234"/>
        </table:table-row>
        <table:table-row table:style-name="ro2">
          <table:table-cell table:style-name="ce11" office:value-type="string">
            <text:p>Landing</text:p>
          </table:table-cell>
          <table:table-cell table:style-name="ce11"/>
          <table:table-cell table:style-name="ce43"/>
          <table:table-cell table:style-name="ce43" office:value-type="string">
            <text:p>2700</text:p>
          </table:table-cell>
          <table:table-cell table:style-name="ce43"/>
          <table:covered-table-cell table:style-name="ce63"/>
          <table:covered-table-cell table:style-name="ce73"/>
          <table:table-cell table:style-name="ce87" office:value-type="float" office:value="0">
            <text:p>0</text:p>
          </table:table-cell>
          <table:table-cell table:style-name="ce92" office:value-type="float" office:value="95">
            <text:p>95.00</text:p>
          </table:table-cell>
          <table:covered-table-cell table:style-name="ce97"/>
          <table:table-cell table:style-name="ce108" table:formula="of:=[.K55]+[.K56]" office:value-type="float" office:value="0">
            <text:p>0.0</text:p>
          </table:table-cell>
          <table:table-cell table:style-name="ce73" table:formula="of:=IF([.Q54]&gt;0;[.K53]/([.Q54]*24);&quot;&quot;)">
            <text:p/>
          </table:table-cell>
          <table:covered-table-cell table:style-name="ce126"/>
          <table:table-cell table:style-name="ce138" table:formula="of:=[.N52]+[.N53]" office:value-type="float" office:value="19.5502466504268">
            <text:p>19.55</text:p>
          </table:table-cell>
          <table:table-cell table:style-name="ce138" table:formula="of:=[.O52]+[.O53]" office:value-type="float" office:value="0">
            <text:p>0.00</text:p>
          </table:table-cell>
          <table:table-cell table:style-name="ce151"/>
          <table:table-cell table:style-name="ce159" table:formula="of:=IF([.P54]&gt;0;[.P54]-[.P53];0)" office:value-type="float" office:value="0">
            <text:p>0:00:00</text:p>
          </table:table-cell>
          <table:table-cell table:style-name="ce171" table:formula="of:=IF([.R52]+[.Q54]&gt;0;[.R52]+[.Q54];&quot;&quot;)">
            <text:p/>
          </table:table-cell>
          <table:table-cell table:style-name="ce176"/>
          <table:table-cell table:style-name="ce205" table:number-columns-repeated="2"/>
          <table:table-cell/>
          <table:table-cell table:style-name="ce209"/>
          <table:table-cell table:number-columns-repeated="233"/>
        </table:table-row>
        <table:table-row table:style-name="ro2">
          <table:table-cell table:style-name="ce12" office:value-type="string">
            <text:p>Taxi 3</text:p>
          </table:table-cell>
          <table:table-cell/>
          <table:table-cell table:style-name="ce49"/>
          <table:table-cell table:style-name="ce58" office:value-type="string">
            <text:p>Full</text:p>
          </table:table-cell>
          <table:table-cell office:value-type="string">
            <text:p>Taxi</text:p>
          </table:table-cell>
          <table:table-cell table:style-name="ce58" office:value-type="string" table:number-columns-spanned="1" table:number-rows-spanned="2">
            <text:p>0</text:p>
          </table:table-cell>
          <table:table-cell table:style-name="ce77" office:value-type="float" office:value="0" table:number-columns-spanned="1" table:number-rows-spanned="2">
            <text:p>0.0</text:p>
          </table:table-cell>
          <table:table-cell office:value-type="float" office:value="0">
            <text:p>0</text:p>
          </table:table-cell>
          <table:table-cell/>
          <table:table-cell table:style-name="ce99" office:value-type="float" office:value="0" table:number-columns-spanned="1" table:number-rows-spanned="2">
            <text:p>0</text:p>
          </table:table-cell>
          <table:table-cell office:value-type="float" office:value="0">
            <text:p>0.0</text:p>
          </table:table-cell>
          <table:table-cell table:style-name="ce77" office:value-type="float" office:value="0">
            <text:p>0.0</text:p>
          </table:table-cell>
          <table:table-cell table:style-name="ce130" table:formula="of:=[.$C$5]" office:value-type="float" office:value="1.85" table:number-columns-spanned="1" table:number-rows-spanned="2">
            <text:p>1.85</text:p>
          </table:table-cell>
          <table:table-cell table:formula="of:=[.M55]*[.Q55]*24" office:value-type="float" office:value="0.171638888888889">
            <text:p>0.17</text:p>
          </table:table-cell>
          <table:table-cell table:formula="of:=[.M55]*[.Q56]*24" office:value-type="float" office:value="0">
            <text:p>0.00</text:p>
          </table:table-cell>
          <table:table-cell/>
          <table:table-cell table:formula="of:=IF([.Q16]=0;[.E6]-([.Q11]+[.Q15]);[.E6]-([.Q12]+[.Q16]))" office:value-type="float" office:value="0.00386574074074074">
            <text:p>0:05:34</text:p>
          </table:table-cell>
          <table:table-cell table:formula="of:=[.R53]+[.Q55]" office:value-type="float" office:value="0">
            <text:p>#VALUE!</text:p>
          </table:table-cell>
          <table:table-cell/>
          <table:table-cell table:style-name="ce182" office:value-type="string">
            <text:p><text:s/></text:p>
          </table:table-cell>
          <table:table-cell table:style-name="ce182"/>
          <table:table-cell office:value-type="string">
            <text:p>TAXI3</text:p>
          </table:table-cell>
          <table:table-cell table:number-columns-repeated="234"/>
        </table:table-row>
        <table:table-row table:style-name="ro2">
          <table:table-cell table:style-name="ce8" office:value-type="string">
            <text:p><text:s/></text:p>
          </table:table-cell>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style-name="ce106" table:formula="of:=[.K57]+[.K58]" office:value-type="float" office:value="0">
            <text:p>0.0</text:p>
          </table:table-cell>
          <table:table-cell table:formula="of:=IF([.Q56]&gt;0;[.K55]/([.Q56]*24);&quot;&quot;)">
            <text:p/>
          </table:table-cell>
          <table:covered-table-cell/>
          <table:table-cell table:style-name="ce141" table:formula="of:=[.N54]+[.N55]" office:value-type="float" office:value="19.7218855393157">
            <text:p>19.722</text:p>
          </table:table-cell>
          <table:table-cell table:style-name="ce141" table:formula="of:=[.O54]+[.O55]" office:value-type="float" office:value="0">
            <text:p>0.000</text:p>
          </table:table-cell>
          <table:table-cell table:style-name="ce149"/>
          <table:table-cell table:style-name="ce157" table:formula="of:=IF([.P56]&gt;0;[.P56]-[.P55];0)" office:value-type="float" office:value="0">
            <text:p>0:00:00</text:p>
          </table:table-cell>
          <table:table-cell table:style-name="ce172" table:formula="of:=IF([.R54]+[.Q56]&gt;0;[.R54]+[.Q56];&quot;&quot;)">
            <text:p/>
          </table:table-cell>
          <table:table-cell table:style-name="ce149"/>
          <table:table-cell table:style-name="ce185" office:value-type="string">
            <text:p><text:s/></text:p>
          </table:table-cell>
          <table:table-cell table:style-name="ce185"/>
          <table:table-cell/>
          <table:table-cell table:style-name="ce209"/>
          <table:table-cell table:number-columns-repeated="233"/>
        </table:table-row>
        <table:table-row table:style-name="ro2">
          <table:table-cell table:style-name="ce35" table:number-columns-repeated="6"/>
          <table:table-cell table:style-name="ce78"/>
          <table:table-cell table:style-name="ce35" table:number-columns-repeated="3"/>
          <table:table-cell table:style-name="ce113" office:value-type="float" office:value="0">
            <text:p>0.0</text:p>
          </table:table-cell>
          <table:table-cell table:style-name="ce78"/>
          <table:table-cell table:style-name="ce131" office:value-type="string">
            <text:p><text:s/></text:p>
          </table:table-cell>
          <table:table-cell table:number-columns-repeated="2" table:style-name="ce142" office:value-type="string">
            <text:p><text:s/></text:p>
          </table:table-cell>
          <table:table-cell table:style-name="ce142"/>
          <table:table-cell table:style-name="ce162" table:formula="of:=[.R55]" office:value-type="float" office:value="0">
            <text:p>#VALUE!</text:p>
          </table:table-cell>
          <table:table-cell table:style-name="ce35" office:value-type="string">
            <text:p>Est.</text:p>
          </table:table-cell>
          <table:table-cell table:style-name="ce35" table:number-columns-repeated="3"/>
          <table:table-cell table:number-columns-repeated="235"/>
        </table:table-row>
        <table:table-row table:style-name="ro2">
          <table:table-cell/>
          <table:table-cell table:style-name="ce35" table:number-columns-repeated="3"/>
          <table:table-cell table:style-name="ce35" office:value-type="string">
            <text:p>Pump</text:p>
          </table:table-cell>
          <table:table-cell table:style-name="Default" office:value-type="string">
            <text:p>Factor</text:p>
          </table:table-cell>
          <table:table-cell table:style-name="ce35" office:value-type="string">
            <text:p>Actual</text:p>
          </table:table-cell>
          <table:table-cell table:style-name="ce35" table:number-columns-repeated="3"/>
          <table:table-cell table:style-name="ce35"/>
          <table:table-cell table:style-name="ce35"/>
          <table:table-cell table:style-name="ce131" office:value-type="string">
            <text:p>Total</text:p>
          </table:table-cell>
          <table:table-cell table:style-name="ce143" table:formula="of:=[.N56]+[.N57]" office:value-type="float" office:value="19.7218855393157">
            <text:p>19.72</text:p>
          </table:table-cell>
          <table:table-cell table:style-name="ce143" table:formula="of:=[.O56]+[.O57]" office:value-type="float" office:value="0">
            <text:p>0.00</text:p>
          </table:table-cell>
          <table:table-cell table:style-name="ce143"/>
          <table:table-cell table:style-name="ce163" office:value-type="string">
            <text:p><text:s/></text:p>
          </table:table-cell>
          <table:table-cell table:style-name="ce35" office:value-type="string">
            <text:p>Act.</text:p>
          </table:table-cell>
          <table:table-cell table:style-name="ce35" table:number-columns-repeated="3"/>
          <table:table-cell table:number-columns-repeated="235"/>
        </table:table-row>
        <table:table-row table:style-name="ro2">
          <table:table-cell/>
          <table:table-cell table:style-name="Default" table:number-columns-repeated="2"/>
          <table:table-cell table:style-name="Default" office:value-type="string">
            <text:p>Left</text:p>
          </table:table-cell>
          <table:table-cell table:style-name="Default" office:value-type="float" office:value="0">
            <text:p>0</text:p>
          </table:table-cell>
          <table:table-cell table:style-name="ce81" office:value-type="float" office:value="1.00173">
            <text:p>1.00173</text:p>
          </table:table-cell>
          <table:table-cell table:style-name="ce59" table:formula="of:=[.E59]*[.F59]" office:value-type="float" office:value="0">
            <text:p>0.00</text:p>
          </table:table-cell>
          <table:table-cell table:style-name="Default" table:number-columns-repeated="3"/>
          <table:table-cell table:style-name="Default" office:value-type="string">
            <text:p><text:s/></text:p>
          </table:table-cell>
          <table:table-cell table:style-name="Default"/>
          <table:table-cell table:style-name="ce67" office:value-type="string">
            <text:p><text:s/></text:p>
          </table:table-cell>
          <table:table-cell table:style-name="ce61" table:formula="of:=ROUND([.N58];1)" office:value-type="float" office:value="19.7">
            <text:p>19.7</text:p>
          </table:table-cell>
          <table:table-cell table:style-name="ce61" table:formula="of:=ROUND([.O58];1)" office:value-type="float" office:value="0">
            <text:p>0.0</text:p>
          </table:table-cell>
          <table:table-cell table:style-name="ce61"/>
          <table:table-cell table:style-name="Default" table:number-columns-repeated="3"/>
          <table:table-cell table:number-columns-repeated="237"/>
        </table:table-row>
        <table:table-row table:style-name="ro2">
          <table:table-cell/>
          <table:table-cell table:style-name="Default" table:number-columns-repeated="2"/>
          <table:table-cell table:style-name="Default" office:value-type="string">
            <text:p>Right</text:p>
          </table:table-cell>
          <table:table-cell table:style-name="Default" office:value-type="float" office:value="0">
            <text:p>0</text:p>
          </table:table-cell>
          <table:table-cell table:style-name="ce81" office:value-type="float" office:value="1.00173">
            <text:p>1.00173</text:p>
          </table:table-cell>
          <table:table-cell table:style-name="ce59" table:formula="of:=[.E60]*[.F60]" office:value-type="float" office:value="0">
            <text:p>0.00</text:p>
          </table:table-cell>
          <table:table-cell table:style-name="Default" table:number-columns-repeated="3"/>
          <table:table-cell table:style-name="Default" office:value-type="string">
            <text:p>Actual Fuel</text:p>
          </table:table-cell>
          <table:table-cell table:style-name="Default" table:number-columns-repeated="2"/>
          <table:table-cell table:style-name="Default" table:formula="of:=ROUND([.$G$61];1)" office:value-type="float" office:value="0">
            <text:p>0</text:p>
          </table:table-cell>
          <table:table-cell table:style-name="Default" table:formula="of:=ROUND([.$G$61];1)" office:value-type="float" office:value="0">
            <text:p>0</text:p>
          </table:table-cell>
          <table:table-cell table:style-name="Default" table:number-columns-repeated="4"/>
          <table:table-cell table:number-columns-repeated="237"/>
        </table:table-row>
        <table:table-row table:style-name="ro2">
          <table:table-cell/>
          <table:table-cell table:style-name="Default" table:number-columns-repeated="2"/>
          <table:table-cell table:style-name="Default" office:value-type="string">
            <text:p>Total</text:p>
          </table:table-cell>
          <table:table-cell table:style-name="ce59" table:formula="of:=SUM([.E59:.E60])" office:value-type="float" office:value="0">
            <text:p>0.00</text:p>
          </table:table-cell>
          <table:table-cell table:style-name="ce81" office:value-type="float" office:value="1.00173">
            <text:p>1.00173</text:p>
          </table:table-cell>
          <table:table-cell table:style-name="ce59" table:formula="of:=[.E61]*[.F61]" office:value-type="float" office:value="0">
            <text:p>0.00</text:p>
          </table:table-cell>
          <table:table-cell table:style-name="Default" table:number-columns-repeated="3"/>
          <table:table-cell table:style-name="Default" office:value-type="string">
            <text:p>Fuel Error</text:p>
          </table:table-cell>
          <table:table-cell table:style-name="Default" table:number-columns-repeated="2"/>
          <table:table-cell table:style-name="Default" table:formula="of:=ROUND(ABS([.N59]-[.N60])/[.N58]*3000)" office:value-type="float" office:value="2997">
            <text:p>2997</text:p>
          </table:table-cell>
          <table:table-cell table:style-name="Default" table:formula="of:=ROUND(ABS([.O59]-[.O60])/[.O58]*3000)" office:value-type="float" office:value="0">
            <text:p>#DIV/0!</text:p>
          </table:table-cell>
          <table:table-cell table:style-name="Default"/>
          <table:table-cell table:style-name="ce100" table:formula="of:=ABS([.O58]-[.O60])/[.O58]" office:value-type="percentage" office:value="0">
            <text:p>#DIV/0!</text:p>
          </table:table-cell>
          <table:table-cell table:style-name="Default" table:number-columns-repeated="2"/>
          <table:table-cell table:number-columns-repeated="237"/>
        </table:table-row>
        <table:table-row table:style-name="ro2">
          <table:table-cell/>
          <table:table-cell table:style-name="Default" table:number-columns-repeated="8"/>
          <table:table-cell table:style-name="ce67"/>
          <table:table-cell table:style-name="Default" office:value-type="string">
            <text:p>Timing Error</text:p>
          </table:table-cell>
          <table:table-cell table:style-name="Default" table:number-columns-repeated="2"/>
          <table:table-cell table:style-name="Default" table:formula="of:=INT(ABS([.S48]*24*3600))" office:value-type="float" office:value="0">
            <text:p>#VALUE!</text:p>
          </table:table-cell>
          <table:table-cell table:style-name="Default" table:formula="of:=INT(ABS([.S48]*24*3600))" office:value-type="float" office:value="0">
            <text:p>#VALUE!</text:p>
          </table:table-cell>
          <table:table-cell table:style-name="Default" table:number-columns-repeated="4"/>
          <table:table-cell table:number-columns-repeated="237"/>
        </table:table-row>
        <table:table-row table:style-name="ro2">
          <table:table-cell/>
          <table:table-cell table:style-name="Default" table:number-columns-repeated="9"/>
          <table:table-cell table:style-name="Default" office:value-type="string">
            <text:p>Total points</text:p>
          </table:table-cell>
          <table:table-cell table:style-name="Default" table:number-columns-repeated="2"/>
          <table:table-cell table:style-name="Default" table:formula="of:=[.N61]+[.N62]" office:value-type="float" office:value="0">
            <text:p>#VALUE!</text:p>
          </table:table-cell>
          <table:table-cell table:style-name="Default" table:formula="of:=[.O61]+[.O62]" office:value-type="float" office:value="0">
            <text:p>#DIV/0!</text:p>
          </table:table-cell>
          <table:table-cell table:style-name="Default" table:number-columns-repeated="4"/>
          <table:table-cell table:number-columns-repeated="237"/>
        </table:table-row>
        <table:table-row table:style-name="ro2">
          <table:table-cell/>
          <table:table-cell table:style-name="Default" table:number-columns-repeated="18"/>
          <table:table-cell table:number-columns-repeated="237"/>
        </table:table-row>
        <table:table-row table:style-name="ro2">
          <table:table-cell/>
          <table:table-cell table:style-name="Default" table:number-columns-repeated="15"/>
          <table:table-cell table:style-name="ce111" table:formula="of:=[.M39]*[.T65]*24" office:value-type="float" office:value="0.679924560266828">
            <text:p>0.68</text:p>
          </table:table-cell>
          <table:table-cell table:style-name="ce111" table:formula="of:=[.M39]*[.T66]*24" office:value-type="float" office:value="0">
            <text:p>0.00</text:p>
          </table:table-cell>
          <table:table-cell/>
          <table:table-cell table:style-name="ce156" table:formula="of:=([.K39]/[.L39])/24" office:value-type="float" office:value="0.00198494151472349">
            <text:p>0:02:51</text:p>
          </table:table-cell>
          <table:table-cell table:number-columns-repeated="236"/>
        </table:table-row>
        <table:table-row table:style-name="ro2">
          <table:table-cell/>
          <table:table-cell table:style-name="Default" table:number-columns-repeated="15"/>
          <table:table-cell table:style-name="ce137" table:formula="of:=n#ref!+[.Q65]" office:value-type="string" office:string-value="Err:509">
            <text:p>Err:509</text:p>
          </table:table-cell>
          <table:table-cell table:style-name="ce137" table:formula="of:=o#ref!+[.R65]" office:value-type="string" office:string-value="Err:509">
            <text:p>Err:509</text:p>
          </table:table-cell>
          <table:table-cell table:style-name="ce149"/>
          <table:table-cell table:style-name="ce157" table:formula="of:=IF([.S66]&gt;0;[.S66]-[.S65];0)" office:value-type="float" office:value="0">
            <text:p>0:00:00</text:p>
          </table:table-cell>
          <table:table-cell table:number-columns-repeated="236"/>
        </table:table-row>
        <table:named-expressions/>
      </table:table>
      <table:named-expressions>
        <table:named-expression table:name="Excel_BuiltIn_Print_Area_1" table:base-cell-address="$'HWD Mystery 6CA6 Challenge RDD'.$A$1" table:expression="$#REF!.$A$1:$Q$49"/>
        <table:named-expression table:name="Excel_BuiltIn_Print_Area_2" table:base-cell-address="$'HWD Mystery 6CA6 Challenge RDD'.$A$1" table:expression="$#REF!.$A$1:$P$49"/>
        <table:named-expression table:name="TimingTotal" table:base-cell-address="$'HWD Mystery 6CA6 Challenge RDD'.$R$37" table:expression="$#REF!.$R$37"/>
        <table:named-expression table:name="TASCruise" table:base-cell-address="$'HWD Mystery 6CA6 Challenge RDD'.$F$4" table:expression="$#REF!.$F$3"/>
        <table:named-expression table:name="TASTaxi" table:base-cell-address="$'HWD Mystery 6CA6 Challenge RDD'.$B$3" table:expression="$#REF!.$B$3"/>
        <table:named-expression table:name="TASRunup" table:base-cell-address="$'HWD Mystery 6CA6 Challenge RDD'.$C$3" table:expression="$#REF!.$C$3"/>
        <table:named-expression table:name="TASTakeoff" table:base-cell-address="$'HWD Mystery 6CA6 Challenge RDD'.$D$3" table:expression="$#REF!.$D$3"/>
        <table:named-expression table:name="TASClimb" table:base-cell-address="$'HWD Mystery 6CA6 Challenge RDD'.$E$3" table:expression="$#REF!.$E$3"/>
        <table:named-expression table:name="TASDescent" table:base-cell-address="$'HWD Mystery 6CA6 Challenge RDD'.$G$3" table:expression="$#REF!.$G$3"/>
        <table:named-expression table:name="TASLoCruise" table:base-cell-address="$'HWD Mystery 6CA6 Challenge RDD'.$H$3" table:expression="$#REF!.$H$3"/>
        <table:named-expression table:name="TASPattern" table:base-cell-address="$'HWD Mystery 6CA6 Challenge RDD'.$J$3" table:expression="$#REF!.$J$3"/>
        <table:named-expression table:name="FFTaxi" table:base-cell-address="$'HWD Mystery 6CA6 Challenge RDD'.$B$4" table:expression="$#REF!.$B$4"/>
        <table:named-expression table:name="FFRunup" table:base-cell-address="$'HWD Mystery 6CA6 Challenge RDD'.$C$4" table:expression="$#REF!.$C$4"/>
        <table:named-expression table:name="FFTakeoff" table:base-cell-address="$'HWD Mystery 6CA6 Challenge RDD'.$D$4" table:expression="$#REF!.$D$4"/>
        <table:named-expression table:name="FFClimb" table:base-cell-address="$'HWD Mystery 6CA6 Challenge RDD'.$E$4" table:expression="$#REF!.$E$4"/>
        <table:named-expression table:name="FFDescent" table:base-cell-address="$'HWD Mystery 6CA6 Challenge RDD'.$G$4" table:expression="$#REF!.$G$4"/>
        <table:named-expression table:name="FFLoCruise" table:base-cell-address="$'HWD Mystery 6CA6 Challenge RDD'.$H$4" table:expression="$#REF!.$H$4"/>
        <table:named-expression table:name="FFPattern" table:base-cell-address="$'HWD Mystery 6CA6 Challenge RDD'.$J$4" table:expression="$#REF!.$J$4"/>
        <table:named-expression table:name="FFCruise" table:base-cell-address="$'HWD Mystery 6CA6 Challenge RDD'.$F$4" table:expression="$#REF!.$F$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0" number:min-integer-digits="5"/>
    </number:number-style>
    <number:number-style style:name="N144">
      <number:number number:decimal-places="1" number:min-integer-digits="1"/>
    </number:number-style>
    <number:time-style style:name="N145">
      <number:hours/>
      <number:text>:</number:text>
      <number:minutes number:style="long"/>
      <number:text>:</number:text>
      <number:seconds number:style="long"/>
      <number:text> </number:text>
      <number:am-pm/>
    </number:time-style>
    <number:time-style style:name="N146P0" style:volatile="true" number:truncate-on-overflow="false">
      <number:hours/>
      <number:text>:</number:text>
      <number:minutes number:style="long"/>
      <number:text>:</number:text>
      <number:seconds number:style="long"/>
    </number:time-style>
    <number:text-style style:name="N146">
      <number:text-content/>
      <style:map style:condition="value()&gt;=0" style:apply-style-name="N146P0"/>
    </number:text-style>
    <number:number-style style:name="N147">
      <number:number number:decimal-places="3" number:min-integer-digits="1"/>
    </number:number-style>
    <number:number-style style:name="N148">
      <number:number number:decimal-places="4" number:min-integer-digits="1"/>
    </number:number-style>
    <number:number-style style:name="N149">
      <number:number number:decimal-places="5" number:min-integer-digits="1"/>
    </number:number-style>
    <number:number-style style:name="N150P0" style:volatile="true">
      <number:number number:decimal-places="0" number:min-integer-digits="1"/>
    </number:number-style>
    <number:number-style style:name="N150">
      <style:text-properties fo:color="#ff0000"/>
      <number:text>-</number:text>
      <number:number number:decimal-places="0" number:min-integer-digits="1"/>
      <style:map style:condition="value()&gt;=0" style:apply-style-name="N150P0"/>
    </number:number-style>
    <number:number-style style:name="N151P0" style:volatile="true">
      <number:number number:decimal-places="2" number:min-integer-digits="1"/>
    </number:number-style>
    <number:number-style style:name="N151">
      <style:text-properties fo:color="#ff0000"/>
      <number:text>-</number:text>
      <number:number number:decimal-places="2" number:min-integer-digits="1"/>
      <style:map style:condition="value()&gt;=0" style:apply-style-name="N151P0"/>
    </number:number-style>
    <number:number-style style:name="N152P0" style:volatile="true">
      <number:number number:decimal-places="1" number:min-integer-digits="1"/>
    </number:number-style>
    <number:number-style style:name="N152">
      <style:text-properties fo:color="#ff0000"/>
      <number:text>-</number:text>
      <number:number number:decimal-places="1" number:min-integer-digits="1"/>
      <style:map style:condition="value()&gt;=0" style:apply-style-name="N152P0"/>
    </number:number-style>
    <number:number-style style:name="N153">
      <number:number number:decimal-places="11" number:min-integer-digits="1"/>
    </number:number-style>
    <number:number-style style:name="N154">
      <number:number number:decimal-places="10" number:min-integer-digits="1"/>
    </number:number-style>
    <number:number-style style:name="N155">
      <number:number number:decimal-places="9" number:min-integer-digits="1"/>
    </number:number-style>
    <number:number-style style:name="N156">
      <number:number number:decimal-places="8" number:min-integer-digits="1"/>
    </number:number-style>
    <number:number-style style:name="N157">
      <number:number number:decimal-places="7" number:min-integer-digits="1"/>
    </number:number-style>
    <number:number-style style:name="N158">
      <number:number number:decimal-places="6" number:min-integer-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0 200" svg:d="M200 100c0-55-45-100-100-100s-100 45-100 100 45 100 100 100 100-45 100-100z"/>
    <draw:marker draw:name="Arrowheads_20_2" draw:display-name="Arrowheads 2" svg:viewBox="0 0 20 30" svg:d="M10 0l-10 30h20z"/>
    <draw:marker draw:name="Arrowheads_20_3" draw:display-name="Arrowheads 3" svg:viewBox="0 0 200 200" svg:d="M200 100c0-55-45-100-100-100s-100 45-100 100 45 100 100 100 100-45 100-100z"/>
    <draw:marker draw:name="Arrowheads_20_4" draw:display-name="Arrowheads 4" svg:viewBox="0 0 200 200" svg:d="M200 100c0-55-45-100-100-100s-100 45-100 100 45 100 100 100 100-45 100-100z"/>
  </office:styles>
  <office:automatic-styles>
    <style:page-layout style:name="Mpm1">
      <style:page-layout-properties fo:page-width="11in" fo:page-height="8.5in" style:num-format="1" style:print-orientation="landscape" style:shadow="none" fo:background-color="transparent" style:first-page-number="continue" style:scale-to="78%" style:writing-mode="lr-tb" style:print="charts drawings objects zero-values">
        <style:background-image/>
      </style:page-layout-properties>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5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style:page-layout style:name="Mpm4">
      <style:page-layout-properties fo:page-width="11in" fo:page-height="8.5in" style:num-format="1" style:print-orientation="landscape" fo:margin-top="0.9839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1">06/21/2016</text:date>, <text:time>09:43:05</text:time></text:p>
        </style:region-right>
      </style:header>
      <style:header-left style:display="false"/>
      <style:footer>
        <text:p>Page <text:page-number>1</text:page-number> / <text:page-count>99</text:page-count></text:p>
      </style:footer>
      <style:footer-left style:display="false"/>
    </style:master-page>
    <style:master-page style:name="PageStyle_5f_To_20_BFL" style:display-name="PageStyle_To BFL" style:page-layout-name="Mpm3">
      <style:header style:display="false"/>
      <style:header-left style:display="false"/>
      <style:footer style:display="false"/>
      <style:footer-left style:display="false"/>
    </style:master-page>
    <style:master-page style:name="PageStyle_5f_To_20_IFP" style:display-name="PageStyle_To IFP" style:page-layout-name="Mpm4">
      <style:header style:display="false"/>
      <style:header-left style:display="false"/>
      <style:footer style:display="false"/>
      <style:footer-left style:display="false"/>
    </style:master-page>
    <style:master-page style:name="PageStyle_5f_Sheet2" style:display-name="PageStyle_Sheet2" style:page-layout-name="Mpm5">
      <style:header style:display="false"/>
      <style:header-left style:display="false"/>
      <style:footer style:display="false"/>
      <style:footer-left style:display="false"/>
    </style:master-page>
    <style:master-page style:name="PageStyle_5f_Sheet3" style:display-name="PageStyle_Sheet3"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Unix OpenOffice.org_project/411m6$Build-9775</meta:generator>
    <meta:initial-creator>Michael Saboff</meta:initial-creator>
    <meta:creation-date>2005-05-12T20:59:37</meta:creation-date>
    <dc:date>2016-06-21T09:43:05</dc:date>
    <meta:printed-by>Michael Saboff</meta:printed-by>
    <meta:print-date>2007-05-18T06:06:08</meta:print-date>
    <meta:editing-cycles>348</meta:editing-cycles>
    <meta:editing-duration>P55DT12H12M38S</meta:editing-duration>
    <dc:creator>Michael Saboff</dc:creator>
    <meta:document-statistic meta:table-count="3" meta:cell-count="3700" meta:object-count="15"/>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REM Sub Module1
Const Pi As Double = 3.14159265358979
Const PaleYellow As Long = &amp;Hffffcc
Const PaleGreen As Long = &amp;Hccffff
Const Yellow As Long = &amp;Hffff00
Const Turquoise As Long = &amp;H00dcff
Const White As Long = &amp;Hffffff
Const Gray As Long = &amp;Hc0c0c0
Const FirstFlightPlanRow As Integer = 10


Dim Running As Boolean
Dim StopNow As Boolean
Dim ButtonProcessing As Boolean
Dim CurrentRow As Integer
Dim LastMarkedRow As Integer
Dim FlightPlanSheet As Object
Dim NumFlightPlanRows As Integer
Dim FlightStartTime As Double
Dim CurrentLegStartTime As Double
Dim CurrentLegEndTime As Double


Function wndhdg(crs As Double, tas As Double, wd As Double, ws As Double)
'return hdg and gs [hdg,gs]
'degree arguments and result
'return ["not","possible"] if course cannot be flown
Dim swc As Double
Dim hdg As Double
Dim gs As Double

crs = degtorad(crs)
wd = degtorad(crs)

swc = (ws / tas) * Sin(wd - crs)
If (Abs(swc) &gt; 1) Then
REM  wndhdggs = Array("not", "possible")
  wndhdggs = -1.0
Else
  hdg = Modcrs(crs + Asn(swc))
  gs = tas * Sqr(1 - swc ^ 2) - ws * Cos(wd - crs)
  wndhdggs = Array(hdg, gs)
REM  wndhdggs = hdg
End If
End Function

Function wndhdggs(crs As Double, tas As Double, wd As Double, ws As Double)
'return hdg and gs [hdg,gs]
'degree arguments and result
'return ["not","possible"] if course cannot be flown
Dim swc As Double
if (tas = 0) Then
  wndhdggs = Array(crs, tas)
Else
  swc = (ws / tas) * Sin(wd - crs)
  If (Abs(swc) &gt; 1) Then
REM  wndhdggs = Array("not", "possible") 
    wndhdggs = -1.0
  Else
    hdg = Modcrs(crs + Asn(swc))
    gs = tas * Sqr(1 - swc ^ 2) - ws * Cos(wd - crs)
REM  wndhdggs = hdg
    wndhdggs = Array(hdg, gs)
   End if
End If
End Function

Function Asn(X As Double) As Double
    ' Equivalent of spreadsheet Asin(x)
    Asn = 2 * Atn(X / (1 + Sqr(1 - X * X)))
End Function
 
Function Modcrs(crs As Double) As Double
    ' Return crs in range 0&lt;crs&lt;=2*pi
    Dim twopi As Double
    twopi = 2 * Pi
    Modcrs = twopi - Md(twopi - crs, (twopi))
End Function

Function Md(Y As Double, X As Double) As Double
    ' Equivalent of spreadsheet Mod(y,x)
    ' Returns the remainder on dividing y by x in the range
    ' 0&lt;=Md &lt;x
    Md = Y - X * Int(Y / X)
End Function

Function radtodeg(rad As Double) As Double
    'Convert radians to degrees
    radtodeg = (rad / Pi) * 180
End Function

Function degtorad(deg As Double) As Double
    degtorad = (deg / 180) * Pi
End Function


Sub StartButton
    if Running &lt;&gt; TRUE Then
        Running = TRUE
        ButtonProcessing = TRUE
        StopNow = FALSE
        FlightStartTime = Now
        CurrentLegStartTime = FlightStartTime
        CurrentRow = 0
        LastMarkedRow = -1
        oDoc = ThisComponent
        FlightPlanSheet = oDoc.Sheets.getByIndex(0)
        NumFlightPlanRows = FlightPlanSheet.getCellByposition(14, 3).GetValue()
        ClearLegTimes()
        SetLegStartTime(CurrentLegStartTime)
        HighLightFlightPlanRow(CurrentRow)
        UpdateTimeBank(CurrentRow)
        ButtonProcessing = FALSE
        DisplayTime
    End If
End Sub


Sub MarkButton
    if Running = TRUE AND ButtonProcessing = FALSE Then
        CurrentLegEndTime = Now
        ButtonProcessing =TRUE
        SetLegEndTime(CurrentLegEndTime)
        CurrentLegStartTime = CurrentLegEndTime
	    HighLightFlightPlanRow(CurrentRow)
	    LastMarkedRow = CurrentRow
	    CurrentRow = CurrentRow + 1
	    
	    if CurrentRow &lt; NumFlightPlanRows Then
	        SetLegStartTime(CurrentLegStartTime)
	        HighLightFlightPlanRow(CurrentRow)
	        UpdateTimeBank(CurrentRow)
	    Else
	        StopNow = TRUE
	    End If
	    ButtonProcessing = FALSE
    End If
End Sub


Sub PrevButton
    if Running = TRUE AND ButtonProcessing = FALSE AND CurrentRow &gt; (LastMarkedRow + 1) Then
        ButtonProcessing = TRUE
        ClearLegTimes()
	    HighLightFlightPlanRow(CurrentRow)
	    CurrentRow = CurrentRow - 1
	    
	    if CurrentRow &gt;= 0 Then
	        If CurrentRow &gt; 0 Then
	            SetLegStartTime(CurrentLegStartTime)
	        End If
	        HighLightFlightPlanRow(CurrentRow)
	        UpdateTimeBank(CurrentRow)
	    End If
	    ButtonProcessing = FALSE
    End If
End Sub


Sub NextButton
    if Running = TRUE AND ButtonProcessing = FALSE AND CurrentRow &lt; (NumFlightPlanRows - 1) Then
        ButtonProcessing = TRUE
        ClearLegTimes()
	    HighLightFlightPlanRow(CurrentRow)
	    CurrentRow = CurrentRow + 1
	    
	    if CurrentRow &lt; NumFlightPlanRows Then
	        SetLegStartTime(CurrentLegStartTime)
	        HighLightFlightPlanRow(CurrentRow)
	        UpdateTimeBank(CurrentRow)
	    Else
	        StopNow = TRUE
	    End If
	    ButtonProcessing = FALSE
    End If
End Sub


Sub DoneButton
    if Running = TRUE Then
        StopNow = TRUE
        CurrentLegEndTime = Now
        SetLegEndTime(CurrentLegEndTime)        
        HighLightFlightPlanRow(CurrentRow)
    End If
End Sub


Sub InitPlan
    Dim InitDone As Boolean
    Dim PastTORow As Boolean
    Dim PastTimeRow As Boolean
    Dim TakeoffStartRow As Integer
    Dim LegStartRow As Integer
    Dim RowMarker As String
    Dim RowColor As Long
    Dim Color As Long
    Dim NewFormula As String
    Dim PartialFormula As String
    Dim Morf As String
    
    If Running &lt;&gt; TRUE Then
        CurrentRow = 0
        oDoc = ThisComponent
        FlightPlanSheet = oDoc.Sheets.getByIndex(0)
		InitDone = FALSE
		PastTORow = FALSE
		PastTimeRow = FALSE
        RowColor = White
        
        Do While InitDone = FALSE
            LegStartRow =  FirstFlightPlanRow + (CurrentRow * 2)
            RowMarker = FlightPlanSheet.getCellByposition(21, LegStartRow).GetString()
            
            If RowMarker = "TAXI3" Then
                InitDone = TRUE
            End If
            
            If RowMarker = "TO" Then
                PastTORow = True
                TakeoffStartRow = LegStartRow
            End If
            
            If RowMarker = "TURN" OR RowMarker = "TURN2" Then
                Color = PaleYellow
            Else
                Color = RowColor
            EndIf
            
            FlightPlanSheet.getCellByposition(15, LegStartRow).SetString("")
            FlightPlanSheet.getCellByposition(15, LegStartRow + 1).SetString("")
            
            ' Update Distance Remaining Column (=K&lt;n+2&gt;+K&lt;n+3&gt;)
            NewFormula = "=K" + (LegStartRow + 3) + "+K" + (LegStartRow + 4)
            FlightPlanSheet.getCellByPosition(10, LegStartRow + 1).SetFormula(NewFormula)
            
            ' Update Cumulative Fuel Column (=N&lt;n-1&gt;+N&lt;n&gt;)
            NewFormula = "=N" + (LegStartRow) + "+N" + (LegStartRow + 1)
            FlightPlanSheet.getCellByPosition(13, LegStartRow + 1).SetFormula(NewFormula)
            
            ' Update Cumulative Fuel Column (=O&lt;n-1&gt;+O&lt;n&gt;)
            NewFormula = "=O" + (LegStartRow) + "+O" + (LegStartRow + 1)
            FlightPlanSheet.getCellByPosition(14, LegStartRow + 1).SetFormula(NewFormula)

			If PastTORow Then
                ' Update ECT Column (=R&lt;n-2&gt;+Q&lt;n&gt;)
                NewFormula = "=R" + (LegStartRow - 1) + "+Q" + (LegStartRow + 1)
                FlightPlanSheet.getCellByPosition(17, LegStartRow).SetFormula(NewFormula)

                ' Update ACT Column =IF(R&lt;n-1&gt;+Q&lt;n+1&gt;&gt;0;R&lt;n-1&gt;+Q&lt;n+1&gt;;"")
                PartialFormula = "R" + (LegStartRow) + "+Q" + (LegStartRow + 2)
                NewFormula = "=IF(" + PartialFormula + "&gt;0;" + PartialFormula + ";" + Chr(34) + Chr(34) + ")"
                FlightPlanSheet.getCellByPosition(17, LegStartRow + 1).SetFormula(NewFormula)

				if NOT PastTimeRow Then
                    ' Update ETR Column =S&lt;n-2&gt;-Q&lt;n&gt;
                    Morf = FlightPlanSheet.getCellByPosition(18, LegStartRow).GetFormula()
                    if LegStartRow = TakeoffStartRow Then
                        NewFormula = "=S" + (LegStartRow) + "-Q" + (LegStartRow + 1)
                    Else
                        NewFormula = "=S" + (LegStartRow-1) + "-Q" + (LegStartRow + 1)
                    End If
                    FlightPlanSheet.getCellByPosition(18, LegStartRow).SetFormula(NewFormula)

                    ' Update ATR Column =S&lt;n-1&gt;-Q&lt;n+1&gt;
                    NewFormula = "=S" + (LegStartRow) + "-Q" + (LegStartRow + 2)
                    FlightPlanSheet.getCellByPosition(18, LegStartRow + 1).SetFormula(NewFormula)
                End If
            End If

			If RowMarker = "TURN" Then
                ' Link in Inbound Heading to Turn Rows
                NewFormula = "=J" + (LegStartRow - 1)
                FlightPlanSheet.getCellByPosition(1, LegStartRow + 1).SetFormula(NewFormula)			    

                ' Link in Outbound Heading to Turn Rows
                ' Morf = FlightPlanSheet.getCellByPosition(2, LegStartRow + 1).GetFormula()
                NewFormula = "=J" + (LegStartRow + 3)
                FlightPlanSheet.getCellByPosition(2, LegStartRow + 1).SetFormula(NewFormula)			    
			End If
			
			If RowMarker = "TURN2" Then
               ' Link in Inbound and Outbound Heading to Turn2 Rows
                ' Morf = FlightPlanSheet.getCellByPosition(2, LegStartRow + 1).GetFormula()
                NewFormula = "=J" + (LegStartRow + 3)
                FlightPlanSheet.getCellByPosition(1, LegStartRow + 1).SetFormula(NewFormula)			    
                FlightPlanSheet.getCellByPosition(2, LegStartRow + 1).SetFormula(NewFormula)			    
			End If
			
            If RowMarker = "TIME" Then
                PastTimeRow = True
                
                ' Set top of ETR/ATR row to Timing ECT
                NewFormula = "=R" + (LegStartRow + 1)
                FlightPlanSheet.getCellByPosition(18, TakeoffStartRow - 1).SetFormula(NewFormula)
                
                ' Set Time To Gate Reference
                NewFormula = "=S" + (LegStartRow + 2)
                FlightPlanSheet.getCellByPosition(13, 4).SetFormula(NewFormula)
                              
            End If
            
            ' Color Col A - U
            ColorArea(FlightPlanSheet, Color, LegStartRow, 0, LegStartRow + 1, 20)
            
            If RowColor = White Then
                RowColor = PaleGreen
            Else
                RowColor = White
            Endif
            
            CurrentRow = CurrentRow + 1
        Loop
        
        ' Clear Leg Remaining time
        FlightPlanSheet.getCellByposition(13, 3).SetString("")
        ' Clear Ahead / Behind time
        FlightPlanSheet.getCellByPosition(14, 4).SetString("")
    End If 
    
    ' Save the number of flight plan rows to O4
    FlightPlanSheet.getCellByposition(14, 3).SetValue(CurrentRow)
End Sub


Sub ClearLegTimes()
    Dim LegStartRow As Integer
    Dim oCell As Object
    
    if Running = TRUE Then
        LegStartRow =  FirstFlightPlanRow + (CurrentRow * 2)
        FlightPlanSheet.getCellByposition(15, LegStartRow).SetString("")
        FlightPlanSheet.getCellByposition(15, LegStartRow + 1).SetString("")
    End If
End Sub


Sub SetLegStartTime(StartTime As Double)
    Dim LegStartRow As Integer
    Dim oCell As Object
    
    if Running = TRUE Then
        LegStartRow =  FirstFlightPlanRow + (CurrentRow * 2)
        oCell = FlightPlanSheet.getCellByposition(15, LegStartRow)
        oCell.SetValue(StartTime)
    End If
End Sub


Sub SetLegEndTime(EndTime As Double)
    Dim LegEndRow As Integer
    Dim oCell As Object
    
    if Running = TRUE Then
        LegEndRow = FirstFlightPlanRow + (CurrentRow * 2) + 1
        oCell = FlightPlanSheet.getCellByposition(15, LegEndRow)
        oCell.SetValue(EndTime)
    End If
End Sub


Sub HighLightFlightPlanRow(FlightPlanRow As Integer)
    Dim RealFirstRow As Integer
    
    if FlightPlanRow &gt;= 0 AND FlightPlanRow &lt; NumFlightPlanRows Then
        RealFirstRow = FirstFlightPlanRow + (FlightPlanRow * 2)
        
        ' Highlist Col A - U
        HighLightArea(FlightPlanSheet, RealFirstRow, 0, RealFirstRow + 1, 20)
    End If
End Sub

Sub UpdateTimeBank(FlightPlanRow As Integer)
	Dim RealRow As Integer
	Dim NewFormula As String
	
	if FlightPlanRow &gt;= 1 AND FlightPlanRow &lt; NumFlightPlanRows Then
        RealRow = FirstFlightPlanRow + ((FlightPlanRow - 1) * 2)
        
        ' Update O5 with formula
        NewFormula = "=R" + (RealRow + 1) + "-R" + (RealRow + 2)
        FlightPlanSheet.getCellByPosition(14, 4).SetFormula(NewFormula)
    End If
End Sub

Sub DisplayTime
    Dim oCell As Object
    Dim RealFirstRow As Integer
    Dim LegTimeRemain As Double
    
    Do While (Running)
        SetLegEndTime(Now)
        
        ' Calculate and display remaingin leg time
        RealFirstRow = FirstFlightPlanRow + (CurrentRow * 2)
        LegTimeRemain = FlightPlanSheet.getCellByposition(21, RealFirstRow + 1).GetValue()
        if LegTimeRemain = "" OR LegTimeRemain = 0 then
            LegTimeRemain = FlightPlanSheet.getCellByposition(16, RealFirstRow).GetValue()
        End If
        LegTimeRemain = LegTimeRemain - FlightPlanSheet.getCellByposition(16, RealFirstRow + 1).GetValue()
        FlightPlanSheet.getCellByposition(13, 3).SetValue(LegTimeRemain)
 
        Wait 220
        if StopNow then
            Running = FALSE
        End If
    Loop
End Sub


Sub HighlightArea(oSheet as Object, FirstRow as Integer, FirstCol as Integer, LastRow as Integer, LastCol as Integer)
    Dim oTempCell As Object
    Dim oCellBGColor As Long
    Dim row As Integer
    Dim col As Integer

    For row = FirstRow to LastRow
	    For col = FirstCol to LastCol
        	oTempCell = oSheet.getCellByPosition(col, row)
	        oCellBGColor = oTempCell.CellBackColor
        
            Select Case oCellBGColor
            
            Case -1:
                oCellBGColor = Gray

            Case White:
                oCellBGColor = Gray

            Case PaleGreen:
                oCellBGColor = Turquoise

            Case PaleYellow:
                oCellBGColor = Yellow

            Case Gray:
                oCellBGColor = White

            Case Turquoise:
                oCellBGColor = PaleGreen

            Case Yellow:
                oCellBGColor = PaleYellow

        	End Select
        
	        oTempCell.CellBackColor = oCellBGColor
    	Next col
	Next row
End Sub


Sub ColorArea(oSheet as Object, Color As Long, FirstRow as Integer, FirstCol as Integer, LastRow as Integer, LastCol as Integer)
    Dim row As Integer
    Dim col As Integer

    For row = FirstRow to LastRow
	    For col = FirstCol to LastCol
            oSheet.getCellByPosition(col, row).CellBackColor = Color
    	Next col
	Next row
End Sub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Sheet3.xml><?xml version="1.0" encoding="utf-8"?>
<!DOCTYPE module  PUBLIC '-//OpenOffice.org//DTD OfficeDocument 1.0//EN'  'module.dtd'>
<script:module xmlns:script="http://openoffice.org/2000/script" script:name="Sheet3" script:language="StarBasic">Rem Attribute VBA_ModuleType=VBADocumentModule
Sub Sheet3
Rem 
End Sub</script:module>
</file>

<file path=Basic/Standard/Sheet5.xml><?xml version="1.0" encoding="utf-8"?>
<!DOCTYPE module  PUBLIC '-//OpenOffice.org//DTD OfficeDocument 1.0//EN'  'module.dtd'>
<script:module xmlns:script="http://openoffice.org/2000/script" script:name="Sheet5" script:language="StarBasic">Rem Attribute VBA_ModuleType=VBADocumentModule
Sub Sheet5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Sheet3"/>
  <library:element library:name="Module1"/>
  <library:element library:name="Sheet5"/>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